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11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45">
            <text:p>3345</text:p>
          </table:table-cell>
          <table:table-cell table:formula="of:=[.B2]/[.$B$2]" office:value-type="float" office:value="1">
            <text:p>1</text:p>
          </table:table-cell>
          <table:table-cell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8"/>
          <table:table-cell table:style-name="ce1" table:formula="of:=5564-INDEX([.$B$2:.$B$101];MATCH(11;[.$A$2:.$A$101];0))" office:value-type="float" office:value="2219">
            <text:p>221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94">
            <text:p>2694</text:p>
          </table:table-cell>
          <table:table-cell table:formula="of:=[.B3]/[.$B$2]" office:value-type="float" office:value="0.805381165919282">
            <text:p>0.8053811659</text:p>
          </table:table-cell>
          <table:table-cell/>
          <table:table-cell office:value-type="float" office:value="12">
            <text:p>12</text:p>
          </table:table-cell>
          <table:table-cell office:value-type="float" office:value="1242">
            <text:p>1242</text:p>
          </table:table-cell>
          <table:table-cell table:formula="of:=[.C3]/[.F3]*[.$P$2]" office:value-type="float" office:value="1.43892174490732">
            <text:p>1.4389217449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74">
            <text:p>2974</text:p>
          </table:table-cell>
          <table:table-cell table:formula="of:=[.B4]/[.$B$2]" office:value-type="float" office:value="0.889088191330344">
            <text:p>0.8890881913</text:p>
          </table:table-cell>
          <table:table-cell/>
          <table:table-cell office:value-type="float" office:value="13">
            <text:p>13</text:p>
          </table:table-cell>
          <table:table-cell office:value-type="float" office:value="1560">
            <text:p>1560</text:p>
          </table:table-cell>
          <table:table-cell table:formula="of:=[.C4]/[.F4]*[.$P$2]" office:value-type="float" office:value="1.26467095933464">
            <text:p>1.264670959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38">
            <text:p>2438</text:p>
          </table:table-cell>
          <table:table-cell table:formula="of:=[.B5]/[.$B$2]" office:value-type="float" office:value="0.728849028400598">
            <text:p>0.7288490284</text:p>
          </table:table-cell>
          <table:table-cell/>
          <table:table-cell office:value-type="float" office:value="14">
            <text:p>14</text:p>
          </table:table-cell>
          <table:table-cell office:value-type="float" office:value="1015">
            <text:p>1015</text:p>
          </table:table-cell>
          <table:table-cell table:formula="of:=[.C5]/[.F5]*[.$P$2]" office:value-type="float" office:value="1.59341477243441">
            <text:p>1.5934147724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13">
            <text:p>2913</text:p>
          </table:table-cell>
          <table:table-cell table:formula="of:=[.B6]/[.$B$2]" office:value-type="float" office:value="0.87085201793722">
            <text:p>0.8708520179</text:p>
          </table:table-cell>
          <table:table-cell/>
          <table:table-cell office:value-type="float" office:value="22">
            <text:p>22</text:p>
          </table:table-cell>
          <table:table-cell office:value-type="float" office:value="1390">
            <text:p>1390</text:p>
          </table:table-cell>
          <table:table-cell table:formula="of:=[.C6]/[.F6]*[.$P$2]" office:value-type="float" office:value="1.39023066748395">
            <text:p>1.3902306675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94">
            <text:p>2694</text:p>
          </table:table-cell>
          <table:table-cell table:formula="of:=[.B7]/[.$B$2]" office:value-type="float" office:value="0.805381165919282">
            <text:p>0.8053811659</text:p>
          </table:table-cell>
          <table:table-cell/>
          <table:table-cell office:value-type="float" office:value="24">
            <text:p>24</text:p>
          </table:table-cell>
          <table:table-cell office:value-type="float" office:value="1081">
            <text:p>1081</text:p>
          </table:table-cell>
          <table:table-cell table:formula="of:=[.C7]/[.F7]*[.$P$2]" office:value-type="float" office:value="1.65322923882968">
            <text:p>1.6532292388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22">
            <text:p>1922</text:p>
          </table:table-cell>
          <table:table-cell table:formula="of:=[.B8]/[.$B$2]" office:value-type="float" office:value="0.574588938714499">
            <text:p>0.5745889387</text:p>
          </table:table-cell>
          <table:table-cell/>
          <table:table-cell office:value-type="float" office:value="38">
            <text:p>38</text:p>
          </table:table-cell>
          <table:table-cell office:value-type="float" office:value="660">
            <text:p>660</text:p>
          </table:table-cell>
          <table:table-cell table:formula="of:=[.C8]/[.F8]*[.$P$2]" office:value-type="float" office:value="1.93183765910223">
            <text:p>1.9318376591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47">
            <text:p>2047</text:p>
          </table:table-cell>
          <table:table-cell table:formula="of:=[.B9]/[.$B$2]" office:value-type="float" office:value="0.611958146487295">
            <text:p>0.6119581465</text:p>
          </table:table-cell>
          <table:table-cell/>
          <table:table-cell office:value-type="float" office:value="63">
            <text:p>63</text:p>
          </table:table-cell>
          <table:table-cell office:value-type="float" office:value="496">
            <text:p>496</text:p>
          </table:table-cell>
          <table:table-cell table:formula="of:=[.C9]/[.F9]*[.$P$2]" office:value-type="float" office:value="2.73777243357925">
            <text:p>2.737772433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95">
            <text:p>2195</text:p>
          </table:table-cell>
          <table:table-cell table:formula="of:=[.B10]/[.$B$2]" office:value-type="float" office:value="0.656203288490284">
            <text:p>0.6562032885</text:p>
          </table:table-cell>
          <table:table-cell/>
          <table:table-cell office:value-type="float" office:value="77">
            <text:p>77</text:p>
          </table:table-cell>
          <table:table-cell office:value-type="float" office:value="958">
            <text:p>958</text:p>
          </table:table-cell>
          <table:table-cell table:formula="of:=[.C10]/[.F10]*[.$P$2]" office:value-type="float" office:value="1.51995312855944">
            <text:p>1.5199531286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82">
            <text:p>2682</text:p>
          </table:table-cell>
          <table:table-cell table:formula="of:=[.B11]/[.$B$2]" office:value-type="float" office:value="0.801793721973094">
            <text:p>0.801793722</text:p>
          </table:table-cell>
          <table:table-cell/>
          <table:table-cell office:value-type="float" office:value="85">
            <text:p>85</text:p>
          </table:table-cell>
          <table:table-cell office:value-type="float" office:value="742">
            <text:p>742</text:p>
          </table:table-cell>
          <table:table-cell table:formula="of:=[.C11]/[.F11]*[.$P$2]" office:value-type="float" office:value="2.39781707420256">
            <text:p>2.3978170742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36">
            <text:p>2836</text:p>
          </table:table-cell>
          <table:table-cell table:formula="of:=[.B12]/[.$B$2]" office:value-type="float" office:value="0.847832585949178">
            <text:p>0.8478325859</text:p>
          </table:table-cell>
          <table:table-cell/>
          <table:table-cell office:value-type="float" office:value="98">
            <text:p>98</text:p>
          </table:table-cell>
          <table:table-cell office:value-type="float" office:value="1389">
            <text:p>1389</text:p>
          </table:table-cell>
          <table:table-cell table:formula="of:=[.C12]/[.F12]*[.$P$2]" office:value-type="float" office:value="1.35445680937453">
            <text:p>1.3544568094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868">
            <text:p>2868</text:p>
          </table:table-cell>
          <table:table-cell table:formula="of:=[.B13]/[.$B$2]" office:value-type="float" office:value="0.857399103139013">
            <text:p>0.8573991031</text:p>
          </table:table-cell>
          <table:table-cell/>
          <table:table-cell office:value-type="float" office:value="105">
            <text:p>105</text:p>
          </table:table-cell>
          <table:table-cell office:value-type="float" office:value="1045">
            <text:p>1045</text:p>
          </table:table-cell>
          <table:table-cell table:formula="of:=[.C13]/[.F13]*[.$P$2]" office:value-type="float" office:value="1.82063981805308">
            <text:p>1.8206398181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19">
            <text:p>1819</text:p>
          </table:table-cell>
          <table:table-cell table:formula="of:=[.B14]/[.$B$2]" office:value-type="float" office:value="0.543796711509716">
            <text:p>0.5437967115</text:p>
          </table:table-cell>
          <table:table-cell/>
          <table:table-cell office:value-type="float" office:value="107">
            <text:p>107</text:p>
          </table:table-cell>
          <table:table-cell office:value-type="float" office:value="524">
            <text:p>524</text:p>
          </table:table-cell>
          <table:table-cell table:formula="of:=[.C14]/[.F14]*[.$P$2]" office:value-type="float" office:value="2.30283378404592">
            <text:p>2.302833784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3:.$A$101];MATCH([.S14];[.$C$3:.$C$101];0))" office:value-type="float" office:value="603">
            <text:p>603</text:p>
          </table:table-cell>
          <table:table-cell table:formula="of:=ROUND([.S14];2)" office:value-type="float" office:value="0.96">
            <text:p>0.96</text:p>
          </table:table-cell>
          <table:table-cell table:formula="of:=LARGE([.$C$2:.$C$101];[.P14]+1)" office:value-type="float" office:value="0.960538116591928">
            <text:p>0.960538116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426">
            <text:p>2426</text:p>
          </table:table-cell>
          <table:table-cell table:formula="of:=[.B15]/[.$B$2]" office:value-type="float" office:value="0.72526158445441">
            <text:p>0.7252615845</text:p>
          </table:table-cell>
          <table:table-cell/>
          <table:table-cell office:value-type="float" office:value="114">
            <text:p>114</text:p>
          </table:table-cell>
          <table:table-cell office:value-type="float" office:value="1044">
            <text:p>1044</text:p>
          </table:table-cell>
          <table:table-cell table:formula="of:=[.C15]/[.F15]*[.$P$2]" office:value-type="float" office:value="1.54152821446775">
            <text:p>1.5415282145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3:.$A$101];MATCH([.S15];[.$C$3:.$C$101];0))" office:value-type="float" office:value="1892">
            <text:p>1892</text:p>
          </table:table-cell>
          <table:table-cell table:formula="of:=ROUND([.S15];2)" office:value-type="float" office:value="0.94">
            <text:p>0.94</text:p>
          </table:table-cell>
          <table:table-cell table:formula="of:=LARGE([.$C$2:.$C$101];[.P15]+1)" office:value-type="float" office:value="0.940209267563528">
            <text:p>0.94020926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09">
            <text:p>3109</text:p>
          </table:table-cell>
          <table:table-cell table:formula="of:=[.B16]/[.$B$2]" office:value-type="float" office:value="0.929446935724963">
            <text:p>0.9294469357</text:p>
          </table:table-cell>
          <table:table-cell/>
          <table:table-cell office:value-type="float" office:value="120">
            <text:p>120</text:p>
          </table:table-cell>
          <table:table-cell office:value-type="float" office:value="1372">
            <text:p>1372</text:p>
          </table:table-cell>
          <table:table-cell table:formula="of:=[.C16]/[.F16]*[.$P$2]" office:value-type="float" office:value="1.50323815624905">
            <text:p>1.5032381562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3:.$A$101];MATCH([.S16];[.$C$3:.$C$101];0))" office:value-type="float" office:value="1891">
            <text:p>1891</text:p>
          </table:table-cell>
          <table:table-cell table:formula="of:=ROUND([.S16];2)" office:value-type="float" office:value="0.94">
            <text:p>0.94</text:p>
          </table:table-cell>
          <table:table-cell table:formula="of:=LARGE([.$C$2:.$C$101];[.P16]+1)" office:value-type="float" office:value="0.938714499252616">
            <text:p>0.938714499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083">
            <text:p>3083</text:p>
          </table:table-cell>
          <table:table-cell table:formula="of:=[.B17]/[.$B$2]" office:value-type="float" office:value="0.921674140508221">
            <text:p>0.9216741405</text:p>
          </table:table-cell>
          <table:table-cell/>
          <table:table-cell office:value-type="float" office:value="121">
            <text:p>121</text:p>
          </table:table-cell>
          <table:table-cell office:value-type="float" office:value="1302">
            <text:p>1302</text:p>
          </table:table-cell>
          <table:table-cell table:formula="of:=[.C17]/[.F17]*[.$P$2]" office:value-type="float" office:value="1.57081022871562">
            <text:p>1.5708102287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3:.$A$101];MATCH([.S17];[.$C$3:.$C$101];0))" office:value-type="float" office:value="120">
            <text:p>120</text:p>
          </table:table-cell>
          <table:table-cell table:formula="of:=ROUND([.S17];2)" office:value-type="float" office:value="0.93">
            <text:p>0.93</text:p>
          </table:table-cell>
          <table:table-cell table:formula="of:=LARGE([.$C$2:.$C$101];[.P17]+1)" office:value-type="float" office:value="0.929446935724963">
            <text:p>0.929446935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081">
            <text:p>3081</text:p>
          </table:table-cell>
          <table:table-cell table:formula="of:=[.B18]/[.$B$2]" office:value-type="float" office:value="0.921076233183856">
            <text:p>0.9210762332</text:p>
          </table:table-cell>
          <table:table-cell/>
          <table:table-cell office:value-type="float" office:value="122">
            <text:p>122</text:p>
          </table:table-cell>
          <table:table-cell office:value-type="float" office:value="1312">
            <text:p>1312</text:p>
          </table:table-cell>
          <table:table-cell table:formula="of:=[.C18]/[.F18]*[.$P$2]" office:value-type="float" office:value="1.55782634255715">
            <text:p>1.5578263426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3:.$A$101];MATCH([.S18];[.$C$3:.$C$101];0))" office:value-type="float" office:value="1894">
            <text:p>1894</text:p>
          </table:table-cell>
          <table:table-cell table:formula="of:=ROUND([.S18];2)" office:value-type="float" office:value="0.93">
            <text:p>0.93</text:p>
          </table:table-cell>
          <table:table-cell table:formula="of:=LARGE([.$C$2:.$C$101];[.P18]+1)" office:value-type="float" office:value="0.926158445440957">
            <text:p>0.926158445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12">
            <text:p>1612</text:p>
          </table:table-cell>
          <table:table-cell table:formula="of:=[.B19]/[.$B$2]" office:value-type="float" office:value="0.481913303437967">
            <text:p>0.4819133034</text:p>
          </table:table-cell>
          <table:table-cell/>
          <table:table-cell office:value-type="float" office:value="134">
            <text:p>134</text:p>
          </table:table-cell>
          <table:table-cell office:value-type="float" office:value="327">
            <text:p>327</text:p>
          </table:table-cell>
          <table:table-cell table:formula="of:=[.C19]/[.F19]*[.$P$2]" office:value-type="float" office:value="3.27023125482828">
            <text:p>3.2702312548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39">
            <text:p>1639</text:p>
          </table:table-cell>
          <table:table-cell table:formula="of:=[.B20]/[.$B$2]" office:value-type="float" office:value="0.489985052316891">
            <text:p>0.4899850523</text:p>
          </table:table-cell>
          <table:table-cell/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table:formula="of:=[.C20]/[.F20]*[.$P$2]" office:value-type="float" office:value="3.10650523168909">
            <text:p>3.1065052317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332">
            <text:p>2332</text:p>
          </table:table-cell>
          <table:table-cell table:formula="of:=[.B21]/[.$B$2]" office:value-type="float" office:value="0.697159940209268">
            <text:p>0.6971599402</text:p>
          </table:table-cell>
          <table:table-cell/>
          <table:table-cell office:value-type="float" office:value="146">
            <text:p>146</text:p>
          </table:table-cell>
          <table:table-cell office:value-type="float" office:value="853">
            <text:p>853</text:p>
          </table:table-cell>
          <table:table-cell table:formula="of:=[.C21]/[.F21]*[.$P$2]" office:value-type="float" office:value="1.81359660882106">
            <text:p>1.8135966088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3:.$E$101];MATCH([.S21];[.$G$3:.$G$101];0))" office:value-type="float" office:value="1891">
            <text:p>1891</text:p>
          </table:table-cell>
          <table:table-cell table:formula="of:=ROUND([.S21];2)" office:value-type="float" office:value="5.69">
            <text:p>5.69</text:p>
          </table:table-cell>
          <table:table-cell table:style-name="ce2" table:formula="of:=LARGE([.$G$3:.$G$101];[.P21])" office:value-type="float" office:value="5.69127725093321">
            <text:p>5.69127725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20">
            <text:p>2020</text:p>
          </table:table-cell>
          <table:table-cell table:formula="of:=[.B22]/[.$B$2]" office:value-type="float" office:value="0.603886397608371">
            <text:p>0.6038863976</text:p>
          </table:table-cell>
          <table:table-cell/>
          <table:table-cell office:value-type="float" office:value="153">
            <text:p>153</text:p>
          </table:table-cell>
          <table:table-cell office:value-type="float" office:value="612">
            <text:p>612</text:p>
          </table:table-cell>
          <table:table-cell table:formula="of:=[.C22]/[.F22]*[.$P$2]" office:value-type="float" office:value="2.18958156257022">
            <text:p>2.1895815626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3:.$E$101];MATCH([.S22];[.$G$3:.$G$101];0))" office:value-type="float" office:value="1892">
            <text:p>1892</text:p>
          </table:table-cell>
          <table:table-cell table:formula="of:=ROUND([.S22];2)" office:value-type="float" office:value="5.65">
            <text:p>5.65</text:p>
          </table:table-cell>
          <table:table-cell table:style-name="ce2" table:formula="of:=LARGE([.$G$3:.$G$101];[.P22])" office:value-type="float" office:value="5.65399556835628">
            <text:p>5.65399556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798">
            <text:p>2798</text:p>
          </table:table-cell>
          <table:table-cell table:formula="of:=[.B23]/[.$B$2]" office:value-type="float" office:value="0.836472346786248">
            <text:p>0.8364723468</text:p>
          </table:table-cell>
          <table:table-cell/>
          <table:table-cell office:value-type="float" office:value="155">
            <text:p>155</text:p>
          </table:table-cell>
          <table:table-cell office:value-type="float" office:value="1299">
            <text:p>1299</text:p>
          </table:table-cell>
          <table:table-cell table:formula="of:=[.C23]/[.F23]*[.$P$2]" office:value-type="float" office:value="1.42889310047628">
            <text:p>1.4288931005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3:.$E$101];MATCH([.S23];[.$G$3:.$G$101];0))" office:value-type="float" office:value="243">
            <text:p>243</text:p>
          </table:table-cell>
          <table:table-cell table:formula="of:=ROUND([.S23];2)" office:value-type="float" office:value="5">
            <text:p>5</text:p>
          </table:table-cell>
          <table:table-cell table:style-name="ce2" table:formula="of:=LARGE([.$G$3:.$G$101];[.P23])" office:value-type="float" office:value="4.99821143240039">
            <text:p>4.998211432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726">
            <text:p>2726</text:p>
          </table:table-cell>
          <table:table-cell table:formula="of:=[.B24]/[.$B$2]" office:value-type="float" office:value="0.814947683109118">
            <text:p>0.8149476831</text:p>
          </table:table-cell>
          <table:table-cell/>
          <table:table-cell office:value-type="float" office:value="161">
            <text:p>161</text:p>
          </table:table-cell>
          <table:table-cell office:value-type="float" office:value="1277">
            <text:p>1277</text:p>
          </table:table-cell>
          <table:table-cell table:formula="of:=[.C24]/[.F24]*[.$P$2]" office:value-type="float" office:value="1.41610721129141">
            <text:p>1.4161072113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3:.$E$101];MATCH([.S24];[.$G$3:.$G$101];0))" office:value-type="float" office:value="1894">
            <text:p>1894</text:p>
          </table:table-cell>
          <table:table-cell table:formula="of:=ROUND([.S24];2)" office:value-type="float" office:value="4.72">
            <text:p>4.72</text:p>
          </table:table-cell>
          <table:table-cell table:style-name="ce2" table:formula="of:=LARGE([.$G$3:.$G$101];[.P24])" office:value-type="float" office:value="4.72447262168617">
            <text:p>4.724472621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47">
            <text:p>2647</text:p>
          </table:table-cell>
          <table:table-cell table:formula="of:=[.B25]/[.$B$2]" office:value-type="float" office:value="0.791330343796712">
            <text:p>0.7913303438</text:p>
          </table:table-cell>
          <table:table-cell/>
          <table:table-cell office:value-type="float" office:value="180">
            <text:p>180</text:p>
          </table:table-cell>
          <table:table-cell office:value-type="float" office:value="1042">
            <text:p>1042</text:p>
          </table:table-cell>
          <table:table-cell table:formula="of:=[.C25]/[.F25]*[.$P$2]" office:value-type="float" office:value="1.68518429259588">
            <text:p>1.6851842926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3:.$E$101];MATCH([.S25];[.$G$3:.$G$101];0))" office:value-type="float" office:value="2164">
            <text:p>2164</text:p>
          </table:table-cell>
          <table:table-cell table:formula="of:=ROUND([.S25];2)" office:value-type="float" office:value="4.11">
            <text:p>4.11</text:p>
          </table:table-cell>
          <table:table-cell table:style-name="ce2" table:formula="of:=LARGE([.$G$3:.$G$101];[.P25])" office:value-type="float" office:value="4.11001494768311">
            <text:p>4.110014947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40">
            <text:p>2240</text:p>
          </table:table-cell>
          <table:table-cell table:formula="of:=[.B26]/[.$B$2]" office:value-type="float" office:value="0.66965620328849">
            <text:p>0.6696562033</text:p>
          </table:table-cell>
          <table:table-cell/>
          <table:table-cell office:value-type="float" office:value="187">
            <text:p>187</text:p>
          </table:table-cell>
          <table:table-cell office:value-type="float" office:value="656">
            <text:p>656</text:p>
          </table:table-cell>
          <table:table-cell table:formula="of:=[.C26]/[.F26]*[.$P$2]" office:value-type="float" office:value="2.26519377301396">
            <text:p>2.265193773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88">
            <text:p>2088</text:p>
          </table:table-cell>
          <table:table-cell table:formula="of:=[.B27]/[.$B$2]" office:value-type="float" office:value="0.624215246636771">
            <text:p>0.6242152466</text:p>
          </table:table-cell>
          <table:table-cell/>
          <table:table-cell office:value-type="float" office:value="194">
            <text:p>194</text:p>
          </table:table-cell>
          <table:table-cell office:value-type="float" office:value="781">
            <text:p>781</text:p>
          </table:table-cell>
          <table:table-cell table:formula="of:=[.C27]/[.F27]*[.$P$2]" office:value-type="float" office:value="1.77353858167349">
            <text:p>1.7735385817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605">
            <text:p>2605</text:p>
          </table:table-cell>
          <table:table-cell table:formula="of:=[.B28]/[.$B$2]" office:value-type="float" office:value="0.778774289985052">
            <text:p>0.77877429</text:p>
          </table:table-cell>
          <table:table-cell/>
          <table:table-cell office:value-type="float" office:value="197">
            <text:p>197</text:p>
          </table:table-cell>
          <table:table-cell office:value-type="float" office:value="1151">
            <text:p>1151</text:p>
          </table:table-cell>
          <table:table-cell table:formula="of:=[.C28]/[.F28]*[.$P$2]" office:value-type="float" office:value="1.501390225436">
            <text:p>1.5013902254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43">
            <text:p>2543</text:p>
          </table:table-cell>
          <table:table-cell table:formula="of:=[.B29]/[.$B$2]" office:value-type="float" office:value="0.760239162929746">
            <text:p>0.7602391629</text:p>
          </table:table-cell>
          <table:table-cell/>
          <table:table-cell office:value-type="float" office:value="238">
            <text:p>238</text:p>
          </table:table-cell>
          <table:table-cell office:value-type="float" office:value="1156">
            <text:p>1156</text:p>
          </table:table-cell>
          <table:table-cell table:formula="of:=[.C29]/[.F29]*[.$P$2]" office:value-type="float" office:value="1.45931721673106">
            <text:p>1.4593172167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11">
            <text:p>1311</text:p>
          </table:table-cell>
          <table:table-cell table:formula="of:=[.B30]/[.$B$2]" office:value-type="float" office:value="0.391928251121076">
            <text:p>0.3919282511</text:p>
          </table:table-cell>
          <table:table-cell/>
          <table:table-cell office:value-type="float" office:value="243">
            <text:p>243</text:p>
          </table:table-cell>
          <table:table-cell office:value-type="float" office:value="174">
            <text:p>174</text:p>
          </table:table-cell>
          <table:table-cell table:formula="of:=[.C30]/[.F30]*[.$P$2]" office:value-type="float" office:value="4.99821143240039">
            <text:p>4.9982114324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381">
            <text:p>2381</text:p>
          </table:table-cell>
          <table:table-cell table:formula="of:=[.B31]/[.$B$2]" office:value-type="float" office:value="0.711808669656203">
            <text:p>0.7118086697</text:p>
          </table:table-cell>
          <table:table-cell/>
          <table:table-cell office:value-type="float" office:value="268">
            <text:p>268</text:p>
          </table:table-cell>
          <table:table-cell office:value-type="float" office:value="682">
            <text:p>682</text:p>
          </table:table-cell>
          <table:table-cell table:formula="of:=[.C31]/[.F31]*[.$P$2]" office:value-type="float" office:value="2.31598744569958">
            <text:p>2.3159874457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01">
            <text:p>2701</text:p>
          </table:table-cell>
          <table:table-cell table:formula="of:=[.B32]/[.$B$2]" office:value-type="float" office:value="0.807473841554559">
            <text:p>0.8074738416</text:p>
          </table:table-cell>
          <table:table-cell/>
          <table:table-cell office:value-type="float" office:value="272">
            <text:p>272</text:p>
          </table:table-cell>
          <table:table-cell office:value-type="float" office:value="1049">
            <text:p>1049</text:p>
          </table:table-cell>
          <table:table-cell table:formula="of:=[.C32]/[.F32]*[.$P$2]" office:value-type="float" office:value="1.70808813575745">
            <text:p>1.7080881358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66">
            <text:p>2566</text:p>
          </table:table-cell>
          <table:table-cell table:formula="of:=[.B33]/[.$B$2]" office:value-type="float" office:value="0.76711509715994">
            <text:p>0.7671150972</text:p>
          </table:table-cell>
          <table:table-cell/>
          <table:table-cell office:value-type="float" office:value="274">
            <text:p>274</text:p>
          </table:table-cell>
          <table:table-cell office:value-type="float" office:value="1132">
            <text:p>1132</text:p>
          </table:table-cell>
          <table:table-cell table:formula="of:=[.C33]/[.F33]*[.$P$2]" office:value-type="float" office:value="1.50373533621723">
            <text:p>1.5037353362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17">
            <text:p>1717</text:p>
          </table:table-cell>
          <table:table-cell table:formula="of:=[.B34]/[.$B$2]" office:value-type="float" office:value="0.513303437967115">
            <text:p>0.513303438</text:p>
          </table:table-cell>
          <table:table-cell/>
          <table:table-cell office:value-type="float" office:value="275">
            <text:p>275</text:p>
          </table:table-cell>
          <table:table-cell office:value-type="float" office:value="417">
            <text:p>417</text:p>
          </table:table-cell>
          <table:table-cell table:formula="of:=[.C34]/[.F34]*[.$P$2]" office:value-type="float" office:value="2.73146361834299">
            <text:p>2.7314636183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520">
            <text:p>2520</text:p>
          </table:table-cell>
          <table:table-cell table:formula="of:=[.B35]/[.$B$2]" office:value-type="float" office:value="0.753363228699552">
            <text:p>0.7533632287</text:p>
          </table:table-cell>
          <table:table-cell/>
          <table:table-cell office:value-type="float" office:value="278">
            <text:p>278</text:p>
          </table:table-cell>
          <table:table-cell office:value-type="float" office:value="1297">
            <text:p>1297</text:p>
          </table:table-cell>
          <table:table-cell table:formula="of:=[.C35]/[.F35]*[.$P$2]" office:value-type="float" office:value="1.28890748225467">
            <text:p>1.2889074823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92">
            <text:p>2892</text:p>
          </table:table-cell>
          <table:table-cell table:formula="of:=[.B36]/[.$B$2]" office:value-type="float" office:value="0.86457399103139">
            <text:p>0.864573991</text:p>
          </table:table-cell>
          <table:table-cell/>
          <table:table-cell office:value-type="float" office:value="280">
            <text:p>280</text:p>
          </table:table-cell>
          <table:table-cell office:value-type="float" office:value="1289">
            <text:p>1289</text:p>
          </table:table-cell>
          <table:table-cell table:formula="of:=[.C36]/[.F36]*[.$P$2]" office:value-type="float" office:value="1.4883550706739">
            <text:p>1.4883550707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91">
            <text:p>2991</text:p>
          </table:table-cell>
          <table:table-cell table:formula="of:=[.B37]/[.$B$2]" office:value-type="float" office:value="0.894170403587444">
            <text:p>0.8941704036</text:p>
          </table:table-cell>
          <table:table-cell/>
          <table:table-cell office:value-type="float" office:value="329">
            <text:p>329</text:p>
          </table:table-cell>
          <table:table-cell office:value-type="float" office:value="1433">
            <text:p>1433</text:p>
          </table:table-cell>
          <table:table-cell table:formula="of:=[.C37]/[.F37]*[.$P$2]" office:value-type="float" office:value="1.38462255796269">
            <text:p>1.384622558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538">
            <text:p>2538</text:p>
          </table:table-cell>
          <table:table-cell table:formula="of:=[.B38]/[.$B$2]" office:value-type="float" office:value="0.758744394618834">
            <text:p>0.7587443946</text:p>
          </table:table-cell>
          <table:table-cell/>
          <table:table-cell office:value-type="float" office:value="393">
            <text:p>393</text:p>
          </table:table-cell>
          <table:table-cell office:value-type="float" office:value="982">
            <text:p>982</text:p>
          </table:table-cell>
          <table:table-cell table:formula="of:=[.C38]/[.F38]*[.$P$2]" office:value-type="float" office:value="1.714515083156">
            <text:p>1.7145150832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49">
            <text:p>2249</text:p>
          </table:table-cell>
          <table:table-cell table:formula="of:=[.B39]/[.$B$2]" office:value-type="float" office:value="0.672346786248131">
            <text:p>0.6723467862</text:p>
          </table:table-cell>
          <table:table-cell/>
          <table:table-cell office:value-type="float" office:value="414">
            <text:p>414</text:p>
          </table:table-cell>
          <table:table-cell office:value-type="float" office:value="596">
            <text:p>596</text:p>
          </table:table-cell>
          <table:table-cell table:formula="of:=[.C39]/[.F39]*[.$P$2]" office:value-type="float" office:value="2.50325087027618">
            <text:p>2.5032508703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348">
            <text:p>2348</text:p>
          </table:table-cell>
          <table:table-cell table:formula="of:=[.B40]/[.$B$2]" office:value-type="float" office:value="0.701943198804185">
            <text:p>0.7019431988</text:p>
          </table:table-cell>
          <table:table-cell/>
          <table:table-cell office:value-type="float" office:value="424">
            <text:p>424</text:p>
          </table:table-cell>
          <table:table-cell office:value-type="float" office:value="1023">
            <text:p>1023</text:p>
          </table:table-cell>
          <table:table-cell table:formula="of:=[.C40]/[.F40]*[.$P$2]" office:value-type="float" office:value="1.52259233445404">
            <text:p>1.5225923345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759">
            <text:p>2759</text:p>
          </table:table-cell>
          <table:table-cell table:formula="of:=[.B41]/[.$B$2]" office:value-type="float" office:value="0.824813153961136">
            <text:p>0.824813154</text:p>
          </table:table-cell>
          <table:table-cell/>
          <table:table-cell office:value-type="float" office:value="453">
            <text:p>453</text:p>
          </table:table-cell>
          <table:table-cell office:value-type="float" office:value="1550">
            <text:p>1550</text:p>
          </table:table-cell>
          <table:table-cell table:formula="of:=[.C41]/[.F41]*[.$P$2]" office:value-type="float" office:value="1.18081315396114">
            <text:p>1.180813154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877">
            <text:p>1877</text:p>
          </table:table-cell>
          <table:table-cell table:formula="of:=[.B42]/[.$B$2]" office:value-type="float" office:value="0.561136023916293">
            <text:p>0.5611360239</text:p>
          </table:table-cell>
          <table:table-cell/>
          <table:table-cell office:value-type="float" office:value="462">
            <text:p>462</text:p>
          </table:table-cell>
          <table:table-cell office:value-type="float" office:value="669">
            <text:p>669</text:p>
          </table:table-cell>
          <table:table-cell table:formula="of:=[.C42]/[.F42]*[.$P$2]" office:value-type="float" office:value="1.86122696124104">
            <text:p>1.8612269612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624">
            <text:p>2624</text:p>
          </table:table-cell>
          <table:table-cell table:formula="of:=[.B43]/[.$B$2]" office:value-type="float" office:value="0.784454409566517">
            <text:p>0.7844544096</text:p>
          </table:table-cell>
          <table:table-cell/>
          <table:table-cell office:value-type="float" office:value="550">
            <text:p>550</text:p>
          </table:table-cell>
          <table:table-cell office:value-type="float" office:value="1144">
            <text:p>1144</text:p>
          </table:table-cell>
          <table:table-cell table:formula="of:=[.C43]/[.F43]*[.$P$2]" office:value-type="float" office:value="1.52159469827631">
            <text:p>1.5215946983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873">
            <text:p>2873</text:p>
          </table:table-cell>
          <table:table-cell table:formula="of:=[.B44]/[.$B$2]" office:value-type="float" office:value="0.858893871449925">
            <text:p>0.8588938714</text:p>
          </table:table-cell>
          <table:table-cell/>
          <table:table-cell office:value-type="float" office:value="557">
            <text:p>557</text:p>
          </table:table-cell>
          <table:table-cell office:value-type="float" office:value="1398">
            <text:p>1398</text:p>
          </table:table-cell>
          <table:table-cell table:formula="of:=[.C44]/[.F44]*[.$P$2]" office:value-type="float" office:value="1.36329434960471">
            <text:p>1.3632943496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684">
            <text:p>2684</text:p>
          </table:table-cell>
          <table:table-cell table:formula="of:=[.B45]/[.$B$2]" office:value-type="float" office:value="0.802391629297459">
            <text:p>0.8023916293</text:p>
          </table:table-cell>
          <table:table-cell/>
          <table:table-cell office:value-type="float" office:value="558">
            <text:p>558</text:p>
          </table:table-cell>
          <table:table-cell office:value-type="float" office:value="1311">
            <text:p>1311</text:p>
          </table:table-cell>
          <table:table-cell table:formula="of:=[.C45]/[.F45]*[.$P$2]" office:value-type="float" office:value="1.35812892861256">
            <text:p>1.3581289286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225">
            <text:p>2225</text:p>
          </table:table-cell>
          <table:table-cell table:formula="of:=[.B46]/[.$B$2]" office:value-type="float" office:value="0.665171898355755">
            <text:p>0.6651718984</text:p>
          </table:table-cell>
          <table:table-cell/>
          <table:table-cell office:value-type="float" office:value="568">
            <text:p>568</text:p>
          </table:table-cell>
          <table:table-cell office:value-type="float" office:value="625">
            <text:p>625</text:p>
          </table:table-cell>
          <table:table-cell table:formula="of:=[.C46]/[.F46]*[.$P$2]" office:value-type="float" office:value="2.36162630792227">
            <text:p>2.3616263079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927">
            <text:p>1927</text:p>
          </table:table-cell>
          <table:table-cell table:formula="of:=[.B47]/[.$B$2]" office:value-type="float" office:value="0.576083707025411">
            <text:p>0.576083707</text:p>
          </table:table-cell>
          <table:table-cell/>
          <table:table-cell office:value-type="float" office:value="581">
            <text:p>581</text:p>
          </table:table-cell>
          <table:table-cell office:value-type="float" office:value="488">
            <text:p>488</text:p>
          </table:table-cell>
          <table:table-cell table:formula="of:=[.C47]/[.F47]*[.$P$2]" office:value-type="float" office:value="2.61952816780612">
            <text:p>2.6195281678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490">
            <text:p>2490</text:p>
          </table:table-cell>
          <table:table-cell table:formula="of:=[.B48]/[.$B$2]" office:value-type="float" office:value="0.744394618834081">
            <text:p>0.7443946188</text:p>
          </table:table-cell>
          <table:table-cell/>
          <table:table-cell office:value-type="float" office:value="585">
            <text:p>585</text:p>
          </table:table-cell>
          <table:table-cell office:value-type="float" office:value="922">
            <text:p>922</text:p>
          </table:table-cell>
          <table:table-cell table:formula="of:=[.C48]/[.F48]*[.$P$2]" office:value-type="float" office:value="1.79155277569721">
            <text:p>1.7915527757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971">
            <text:p>2971</text:p>
          </table:table-cell>
          <table:table-cell table:formula="of:=[.B49]/[.$B$2]" office:value-type="float" office:value="0.888191330343797">
            <text:p>0.8881913303</text:p>
          </table:table-cell>
          <table:table-cell/>
          <table:table-cell office:value-type="float" office:value="597">
            <text:p>597</text:p>
          </table:table-cell>
          <table:table-cell office:value-type="float" office:value="1841">
            <text:p>1841</text:p>
          </table:table-cell>
          <table:table-cell table:formula="of:=[.C49]/[.F49]*[.$P$2]" office:value-type="float" office:value="1.0705576110988">
            <text:p>1.0705576111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566">
            <text:p>2566</text:p>
          </table:table-cell>
          <table:table-cell table:formula="of:=[.B50]/[.$B$2]" office:value-type="float" office:value="0.76711509715994">
            <text:p>0.7671150972</text:p>
          </table:table-cell>
          <table:table-cell/>
          <table:table-cell office:value-type="float" office:value="601">
            <text:p>601</text:p>
          </table:table-cell>
          <table:table-cell office:value-type="float" office:value="869">
            <text:p>869</text:p>
          </table:table-cell>
          <table:table-cell table:formula="of:=[.C50]/[.F50]*[.$P$2]" office:value-type="float" office:value="1.95883590402521">
            <text:p>1.958835904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891">
            <text:p>2891</text:p>
          </table:table-cell>
          <table:table-cell table:formula="of:=[.B51]/[.$B$2]" office:value-type="float" office:value="0.864275037369208">
            <text:p>0.8642750374</text:p>
          </table:table-cell>
          <table:table-cell/>
          <table:table-cell office:value-type="float" office:value="602">
            <text:p>602</text:p>
          </table:table-cell>
          <table:table-cell office:value-type="float" office:value="1287">
            <text:p>1287</text:p>
          </table:table-cell>
          <table:table-cell table:formula="of:=[.C51]/[.F51]*[.$P$2]" office:value-type="float" office:value="1.49015253140814">
            <text:p>1.4901525314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213">
            <text:p>3213</text:p>
          </table:table-cell>
          <table:table-cell table:formula="of:=[.B52]/[.$B$2]" office:value-type="float" office:value="0.960538116591928">
            <text:p>0.9605381166</text:p>
          </table:table-cell>
          <table:table-cell/>
          <table:table-cell office:value-type="float" office:value="603">
            <text:p>603</text:p>
          </table:table-cell>
          <table:table-cell office:value-type="float" office:value="1729">
            <text:p>1729</text:p>
          </table:table-cell>
          <table:table-cell table:formula="of:=[.C52]/[.F52]*[.$P$2]" office:value-type="float" office:value="1.23275539659774">
            <text:p>1.2327553966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033">
            <text:p>3033</text:p>
          </table:table-cell>
          <table:table-cell table:formula="of:=[.B53]/[.$B$2]" office:value-type="float" office:value="0.906726457399103">
            <text:p>0.9067264574</text:p>
          </table:table-cell>
          <table:table-cell/>
          <table:table-cell office:value-type="float" office:value="604">
            <text:p>604</text:p>
          </table:table-cell>
          <table:table-cell office:value-type="float" office:value="1421">
            <text:p>1421</text:p>
          </table:table-cell>
          <table:table-cell table:formula="of:=[.C53]/[.F53]*[.$P$2]" office:value-type="float" office:value="1.41592259603702">
            <text:p>1.415922596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056">
            <text:p>3056</text:p>
          </table:table-cell>
          <table:table-cell table:formula="of:=[.B54]/[.$B$2]" office:value-type="float" office:value="0.913602391629297">
            <text:p>0.9136023916</text:p>
          </table:table-cell>
          <table:table-cell/>
          <table:table-cell office:value-type="float" office:value="607">
            <text:p>607</text:p>
          </table:table-cell>
          <table:table-cell office:value-type="float" office:value="1464">
            <text:p>1464</text:p>
          </table:table-cell>
          <table:table-cell table:formula="of:=[.C54]/[.F54]*[.$P$2]" office:value-type="float" office:value="1.38475663048184">
            <text:p>1.3847566305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941">
            <text:p>1941</text:p>
          </table:table-cell>
          <table:table-cell table:formula="of:=[.B55]/[.$B$2]" office:value-type="float" office:value="0.580269058295964">
            <text:p>0.5802690583</text:p>
          </table:table-cell>
          <table:table-cell/>
          <table:table-cell office:value-type="float" office:value="629">
            <text:p>629</text:p>
          </table:table-cell>
          <table:table-cell office:value-type="float" office:value="614">
            <text:p>614</text:p>
          </table:table-cell>
          <table:table-cell table:formula="of:=[.C55]/[.F55]*[.$P$2]" office:value-type="float" office:value="2.09709615693607">
            <text:p>2.0970961569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387">
            <text:p>2387</text:p>
          </table:table-cell>
          <table:table-cell table:formula="of:=[.B56]/[.$B$2]" office:value-type="float" office:value="0.713602391629297">
            <text:p>0.7136023916</text:p>
          </table:table-cell>
          <table:table-cell/>
          <table:table-cell office:value-type="float" office:value="640">
            <text:p>640</text:p>
          </table:table-cell>
          <table:table-cell office:value-type="float" office:value="1119">
            <text:p>1119</text:p>
          </table:table-cell>
          <table:table-cell table:formula="of:=[.C56]/[.F56]*[.$P$2]" office:value-type="float" office:value="1.41508821003165">
            <text:p>1.41508821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641">
            <text:p>1641</text:p>
          </table:table-cell>
          <table:table-cell table:formula="of:=[.B57]/[.$B$2]" office:value-type="float" office:value="0.490582959641256">
            <text:p>0.4905829596</text:p>
          </table:table-cell>
          <table:table-cell/>
          <table:table-cell office:value-type="float" office:value="641">
            <text:p>641</text:p>
          </table:table-cell>
          <table:table-cell office:value-type="float" office:value="480">
            <text:p>480</text:p>
          </table:table-cell>
          <table:table-cell table:formula="of:=[.C57]/[.F57]*[.$P$2]" office:value-type="float" office:value="2.26792414050822">
            <text:p>2.2679241405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951">
            <text:p>1951</text:p>
          </table:table-cell>
          <table:table-cell table:formula="of:=[.B58]/[.$B$2]" office:value-type="float" office:value="0.583258594917788">
            <text:p>0.5832585949</text:p>
          </table:table-cell>
          <table:table-cell/>
          <table:table-cell office:value-type="float" office:value="664">
            <text:p>664</text:p>
          </table:table-cell>
          <table:table-cell office:value-type="float" office:value="572">
            <text:p>572</text:p>
          </table:table-cell>
          <table:table-cell table:formula="of:=[.C58]/[.F58]*[.$P$2]" office:value-type="float" office:value="2.26267626245205">
            <text:p>2.2626762625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733">
            <text:p>2733</text:p>
          </table:table-cell>
          <table:table-cell table:formula="of:=[.B59]/[.$B$2]" office:value-type="float" office:value="0.817040358744395">
            <text:p>0.8170403587</text:p>
          </table:table-cell>
          <table:table-cell/>
          <table:table-cell office:value-type="float" office:value="671">
            <text:p>671</text:p>
          </table:table-cell>
          <table:table-cell office:value-type="float" office:value="1221">
            <text:p>1221</text:p>
          </table:table-cell>
          <table:table-cell table:formula="of:=[.C59]/[.F59]*[.$P$2]" office:value-type="float" office:value="1.48485876826684">
            <text:p>1.4848587683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726">
            <text:p>2726</text:p>
          </table:table-cell>
          <table:table-cell table:formula="of:=[.B60]/[.$B$2]" office:value-type="float" office:value="0.814947683109118">
            <text:p>0.8149476831</text:p>
          </table:table-cell>
          <table:table-cell/>
          <table:table-cell office:value-type="float" office:value="672">
            <text:p>672</text:p>
          </table:table-cell>
          <table:table-cell office:value-type="float" office:value="1197">
            <text:p>1197</text:p>
          </table:table-cell>
          <table:table-cell table:formula="of:=[.C60]/[.F60]*[.$P$2]" office:value-type="float" office:value="1.51075096810287">
            <text:p>1.5107509681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693">
            <text:p>2693</text:p>
          </table:table-cell>
          <table:table-cell table:formula="of:=[.B61]/[.$B$2]" office:value-type="float" office:value="0.8050822122571">
            <text:p>0.8050822123</text:p>
          </table:table-cell>
          <table:table-cell/>
          <table:table-cell office:value-type="float" office:value="680">
            <text:p>680</text:p>
          </table:table-cell>
          <table:table-cell office:value-type="float" office:value="1063">
            <text:p>1063</text:p>
          </table:table-cell>
          <table:table-cell table:formula="of:=[.C61]/[.F61]*[.$P$2]" office:value-type="float" office:value="1.68059965098636">
            <text:p>1.680599651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652">
            <text:p>2652</text:p>
          </table:table-cell>
          <table:table-cell table:formula="of:=[.B62]/[.$B$2]" office:value-type="float" office:value="0.792825112107623">
            <text:p>0.7928251121</text:p>
          </table:table-cell>
          <table:table-cell/>
          <table:table-cell office:value-type="float" office:value="745">
            <text:p>745</text:p>
          </table:table-cell>
          <table:table-cell office:value-type="float" office:value="1196">
            <text:p>1196</text:p>
          </table:table-cell>
          <table:table-cell table:formula="of:=[.C62]/[.F62]*[.$P$2]" office:value-type="float" office:value="1.47096899980503">
            <text:p>1.4709689998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364">
            <text:p>2364</text:p>
          </table:table-cell>
          <table:table-cell table:formula="of:=[.B63]/[.$B$2]" office:value-type="float" office:value="0.706726457399103">
            <text:p>0.7067264574</text:p>
          </table:table-cell>
          <table:table-cell/>
          <table:table-cell office:value-type="float" office:value="752">
            <text:p>752</text:p>
          </table:table-cell>
          <table:table-cell office:value-type="float" office:value="889">
            <text:p>889</text:p>
          </table:table-cell>
          <table:table-cell table:formula="of:=[.C63]/[.F63]*[.$P$2]" office:value-type="float" office:value="1.7640337558702">
            <text:p>1.7640337559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395">
            <text:p>1395</text:p>
          </table:table-cell>
          <table:table-cell table:formula="of:=[.B64]/[.$B$2]" office:value-type="float" office:value="0.417040358744395">
            <text:p>0.4170403587</text:p>
          </table:table-cell>
          <table:table-cell/>
          <table:table-cell office:value-type="float" office:value="786">
            <text:p>786</text:p>
          </table:table-cell>
          <table:table-cell office:value-type="float" office:value="235">
            <text:p>235</text:p>
          </table:table-cell>
          <table:table-cell table:formula="of:=[.C64]/[.F64]*[.$P$2]" office:value-type="float" office:value="3.93792577044175">
            <text:p>3.9379257704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254">
            <text:p>2254</text:p>
          </table:table-cell>
          <table:table-cell table:formula="of:=[.B65]/[.$B$2]" office:value-type="float" office:value="0.673841554559043">
            <text:p>0.6738415546</text:p>
          </table:table-cell>
          <table:table-cell/>
          <table:table-cell office:value-type="float" office:value="788">
            <text:p>788</text:p>
          </table:table-cell>
          <table:table-cell office:value-type="float" office:value="822">
            <text:p>822</text:p>
          </table:table-cell>
          <table:table-cell table:formula="of:=[.C65]/[.F65]*[.$P$2]" office:value-type="float" office:value="1.81904429387654">
            <text:p>1.8190442939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216">
            <text:p>2216</text:p>
          </table:table-cell>
          <table:table-cell table:formula="of:=[.B66]/[.$B$2]" office:value-type="float" office:value="0.662481315396114">
            <text:p>0.6624813154</text:p>
          </table:table-cell>
          <table:table-cell/>
          <table:table-cell office:value-type="float" office:value="807">
            <text:p>807</text:p>
          </table:table-cell>
          <table:table-cell office:value-type="float" office:value="838">
            <text:p>838</text:p>
          </table:table-cell>
          <table:table-cell table:formula="of:=[.C66]/[.F66]*[.$P$2]" office:value-type="float" office:value="1.75423154995701">
            <text:p>1.75423155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918">
            <text:p>2918</text:p>
          </table:table-cell>
          <table:table-cell table:formula="of:=[.B67]/[.$B$2]" office:value-type="float" office:value="0.872346786248131">
            <text:p>0.8723467862</text:p>
          </table:table-cell>
          <table:table-cell/>
          <table:table-cell office:value-type="float" office:value="808">
            <text:p>808</text:p>
          </table:table-cell>
          <table:table-cell office:value-type="float" office:value="1350">
            <text:p>1350</text:p>
          </table:table-cell>
          <table:table-cell table:formula="of:=[.C67]/[.F67]*[.$P$2]" office:value-type="float" office:value="1.43387964347008">
            <text:p>1.4338796435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638">
            <text:p>2638</text:p>
          </table:table-cell>
          <table:table-cell table:formula="of:=[.B68]/[.$B$2]" office:value-type="float" office:value="0.78863976083707">
            <text:p>0.7886397608</text:p>
          </table:table-cell>
          <table:table-cell/>
          <table:table-cell office:value-type="float" office:value="809">
            <text:p>809</text:p>
          </table:table-cell>
          <table:table-cell office:value-type="float" office:value="1155">
            <text:p>1155</text:p>
          </table:table-cell>
          <table:table-cell table:formula="of:=[.C68]/[.F68]*[.$P$2]" office:value-type="float" office:value="1.51514426779001">
            <text:p>1.5151442678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288">
            <text:p>2288</text:p>
          </table:table-cell>
          <table:table-cell table:formula="of:=[.B69]/[.$B$2]" office:value-type="float" office:value="0.684005979073244">
            <text:p>0.6840059791</text:p>
          </table:table-cell>
          <table:table-cell/>
          <table:table-cell office:value-type="float" office:value="812">
            <text:p>812</text:p>
          </table:table-cell>
          <table:table-cell office:value-type="float" office:value="804">
            <text:p>804</text:p>
          </table:table-cell>
          <table:table-cell table:formula="of:=[.C69]/[.F69]*[.$P$2]" office:value-type="float" office:value="1.88782247209394">
            <text:p>1.8878224721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801">
            <text:p>2801</text:p>
          </table:table-cell>
          <table:table-cell table:formula="of:=[.B70]/[.$B$2]" office:value-type="float" office:value="0.837369207772795">
            <text:p>0.8373692078</text:p>
          </table:table-cell>
          <table:table-cell/>
          <table:table-cell office:value-type="float" office:value="854">
            <text:p>854</text:p>
          </table:table-cell>
          <table:table-cell office:value-type="float" office:value="1369">
            <text:p>1369</text:p>
          </table:table-cell>
          <table:table-cell table:formula="of:=[.C70]/[.F70]*[.$P$2]" office:value-type="float" office:value="1.35728434773399">
            <text:p>1.3572843477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583">
            <text:p>2583</text:p>
          </table:table-cell>
          <table:table-cell table:formula="of:=[.B71]/[.$B$2]" office:value-type="float" office:value="0.77219730941704">
            <text:p>0.7721973094</text:p>
          </table:table-cell>
          <table:table-cell/>
          <table:table-cell office:value-type="float" office:value="857">
            <text:p>857</text:p>
          </table:table-cell>
          <table:table-cell office:value-type="float" office:value="1149">
            <text:p>1149</text:p>
          </table:table-cell>
          <table:table-cell table:formula="of:=[.C71]/[.F71]*[.$P$2]" office:value-type="float" office:value="1.49130185343465">
            <text:p>1.4913018534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752">
            <text:p>2752</text:p>
          </table:table-cell>
          <table:table-cell table:formula="of:=[.B72]/[.$B$2]" office:value-type="float" office:value="0.822720478325859">
            <text:p>0.8227204783</text:p>
          </table:table-cell>
          <table:table-cell/>
          <table:table-cell office:value-type="float" office:value="862">
            <text:p>862</text:p>
          </table:table-cell>
          <table:table-cell office:value-type="float" office:value="1175">
            <text:p>1175</text:p>
          </table:table-cell>
          <table:table-cell table:formula="of:=[.C72]/[.F72]*[.$P$2]" office:value-type="float" office:value="1.5537163756639">
            <text:p>1.5537163757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757">
            <text:p>2757</text:p>
          </table:table-cell>
          <table:table-cell table:formula="of:=[.B73]/[.$B$2]" office:value-type="float" office:value="0.824215246636771">
            <text:p>0.8242152466</text:p>
          </table:table-cell>
          <table:table-cell/>
          <table:table-cell office:value-type="float" office:value="954">
            <text:p>954</text:p>
          </table:table-cell>
          <table:table-cell office:value-type="float" office:value="1328">
            <text:p>1328</text:p>
          </table:table-cell>
          <table:table-cell table:formula="of:=[.C73]/[.F73]*[.$P$2]" office:value-type="float" office:value="1.37720906045707">
            <text:p>1.3772090605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566">
            <text:p>2566</text:p>
          </table:table-cell>
          <table:table-cell table:formula="of:=[.B74]/[.$B$2]" office:value-type="float" office:value="0.76711509715994">
            <text:p>0.7671150972</text:p>
          </table:table-cell>
          <table:table-cell/>
          <table:table-cell office:value-type="float" office:value="955">
            <text:p>955</text:p>
          </table:table-cell>
          <table:table-cell office:value-type="float" office:value="1167">
            <text:p>1167</text:p>
          </table:table-cell>
          <table:table-cell table:formula="of:=[.C74]/[.F74]*[.$P$2]" office:value-type="float" office:value="1.45863616160918">
            <text:p>1.4586361616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055">
            <text:p>2055</text:p>
          </table:table-cell>
          <table:table-cell table:formula="of:=[.B75]/[.$B$2]" office:value-type="float" office:value="0.614349775784753">
            <text:p>0.6143497758</text:p>
          </table:table-cell>
          <table:table-cell/>
          <table:table-cell office:value-type="float" office:value="1422">
            <text:p>1422</text:p>
          </table:table-cell>
          <table:table-cell office:value-type="float" office:value="893">
            <text:p>893</text:p>
          </table:table-cell>
          <table:table-cell table:formula="of:=[.C75]/[.F75]*[.$P$2]" office:value-type="float" office:value="1.52658695684924">
            <text:p>1.5265869568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450">
            <text:p>2450</text:p>
          </table:table-cell>
          <table:table-cell table:formula="of:=[.B76]/[.$B$2]" office:value-type="float" office:value="0.732436472346786">
            <text:p>0.7324364723</text:p>
          </table:table-cell>
          <table:table-cell/>
          <table:table-cell office:value-type="float" office:value="1572">
            <text:p>1572</text:p>
          </table:table-cell>
          <table:table-cell office:value-type="float" office:value="962">
            <text:p>962</text:p>
          </table:table-cell>
          <table:table-cell table:formula="of:=[.C76]/[.F76]*[.$P$2]" office:value-type="float" office:value="1.6894766446336">
            <text:p>1.6894766446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230">
            <text:p>2230</text:p>
          </table:table-cell>
          <table:table-cell table:formula="of:=[.B77]/[.$B$2]" office:value-type="float" office:value="0.666666666666667">
            <text:p>0.6666666667</text:p>
          </table:table-cell>
          <table:table-cell/>
          <table:table-cell office:value-type="float" office:value="1597">
            <text:p>1597</text:p>
          </table:table-cell>
          <table:table-cell office:value-type="float" office:value="825">
            <text:p>825</text:p>
          </table:table-cell>
          <table:table-cell table:formula="of:=[.C77]/[.F77]*[.$P$2]" office:value-type="float" office:value="1.79313131313131">
            <text:p>1.7931313131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2442">
            <text:p>2442</text:p>
          </table:table-cell>
          <table:table-cell table:formula="of:=[.B78]/[.$B$2]" office:value-type="float" office:value="0.730044843049327">
            <text:p>0.730044843</text:p>
          </table:table-cell>
          <table:table-cell/>
          <table:table-cell office:value-type="float" office:value="1637">
            <text:p>1637</text:p>
          </table:table-cell>
          <table:table-cell office:value-type="float" office:value="1055">
            <text:p>1055</text:p>
          </table:table-cell>
          <table:table-cell table:formula="of:=[.C78]/[.F78]*[.$P$2]" office:value-type="float" office:value="1.53551612011986">
            <text:p>1.5355161201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3140">
            <text:p>3140</text:p>
          </table:table-cell>
          <table:table-cell table:formula="of:=[.B79]/[.$B$2]" office:value-type="float" office:value="0.938714499252616">
            <text:p>0.9387144993</text:p>
          </table:table-cell>
          <table:table-cell/>
          <table:table-cell office:value-type="float" office:value="1891">
            <text:p>1891</text:p>
          </table:table-cell>
          <table:table-cell office:value-type="float" office:value="366">
            <text:p>366</text:p>
          </table:table-cell>
          <table:table-cell table:formula="of:=[.C79]/[.F79]*[.$P$2]" office:value-type="float" office:value="5.69127725093321">
            <text:p>5.6912772509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145">
            <text:p>3145</text:p>
          </table:table-cell>
          <table:table-cell table:formula="of:=[.B80]/[.$B$2]" office:value-type="float" office:value="0.940209267563528">
            <text:p>0.9402092676</text:p>
          </table:table-cell>
          <table:table-cell/>
          <table:table-cell office:value-type="float" office:value="1892">
            <text:p>1892</text:p>
          </table:table-cell>
          <table:table-cell office:value-type="float" office:value="369">
            <text:p>369</text:p>
          </table:table-cell>
          <table:table-cell table:formula="of:=[.C80]/[.F80]*[.$P$2]" office:value-type="float" office:value="5.65399556835628">
            <text:p>5.6539955684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3098">
            <text:p>3098</text:p>
          </table:table-cell>
          <table:table-cell table:formula="of:=[.B81]/[.$B$2]" office:value-type="float" office:value="0.926158445440957">
            <text:p>0.9261584454</text:p>
          </table:table-cell>
          <table:table-cell/>
          <table:table-cell office:value-type="float" office:value="1894">
            <text:p>1894</text:p>
          </table:table-cell>
          <table:table-cell office:value-type="float" office:value="435">
            <text:p>435</text:p>
          </table:table-cell>
          <table:table-cell table:formula="of:=[.C81]/[.F81]*[.$P$2]" office:value-type="float" office:value="4.72447262168617">
            <text:p>4.7244726217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602">
            <text:p>1602</text:p>
          </table:table-cell>
          <table:table-cell table:formula="of:=[.B82]/[.$B$2]" office:value-type="float" office:value="0.478923766816143">
            <text:p>0.4789237668</text:p>
          </table:table-cell>
          <table:table-cell/>
          <table:table-cell office:value-type="float" office:value="1900">
            <text:p>1900</text:p>
          </table:table-cell>
          <table:table-cell office:value-type="float" office:value="366">
            <text:p>366</text:p>
          </table:table-cell>
          <table:table-cell table:formula="of:=[.C82]/[.F82]*[.$P$2]" office:value-type="float" office:value="2.90363890318312">
            <text:p>2.9036389032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929">
            <text:p>1929</text:p>
          </table:table-cell>
          <table:table-cell table:formula="of:=[.B83]/[.$B$2]" office:value-type="float" office:value="0.576681614349776">
            <text:p>0.5766816143</text:p>
          </table:table-cell>
          <table:table-cell/>
          <table:table-cell office:value-type="float" office:value="2024">
            <text:p>2024</text:p>
          </table:table-cell>
          <table:table-cell office:value-type="float" office:value="607">
            <text:p>607</text:p>
          </table:table-cell>
          <table:table-cell table:formula="of:=[.C83]/[.F83]*[.$P$2]" office:value-type="float" office:value="2.10816557206285">
            <text:p>2.1081655721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1964">
            <text:p>1964</text:p>
          </table:table-cell>
          <table:table-cell table:formula="of:=[.B84]/[.$B$2]" office:value-type="float" office:value="0.587144992526159">
            <text:p>0.5871449925</text:p>
          </table:table-cell>
          <table:table-cell/>
          <table:table-cell office:value-type="float" office:value="2164">
            <text:p>2164</text:p>
          </table:table-cell>
          <table:table-cell office:value-type="float" office:value="317">
            <text:p>317</text:p>
          </table:table-cell>
          <table:table-cell table:formula="of:=[.C84]/[.F84]*[.$P$2]" office:value-type="float" office:value="4.11001494768311">
            <text:p>4.1100149477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2691">
            <text:p>2691</text:p>
          </table:table-cell>
          <table:table-cell table:formula="of:=[.B85]/[.$B$2]" office:value-type="float" office:value="0.804484304932735">
            <text:p>0.8044843049</text:p>
          </table:table-cell>
          <table:table-cell/>
          <table:table-cell office:value-type="float" office:value="2501">
            <text:p>2501</text:p>
          </table:table-cell>
          <table:table-cell office:value-type="float" office:value="1256">
            <text:p>1256</text:p>
          </table:table-cell>
          <table:table-cell table:formula="of:=[.C85]/[.F85]*[.$P$2]" office:value-type="float" office:value="1.42129830624661">
            <text:p>1.4212983062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2554">
            <text:p>2554</text:p>
          </table:table-cell>
          <table:table-cell table:formula="of:=[.B86]/[.$B$2]" office:value-type="float" office:value="0.763527653213752">
            <text:p>0.7635276532</text:p>
          </table:table-cell>
          <table:table-cell/>
          <table:table-cell office:value-type="float" office:value="2502">
            <text:p>2502</text:p>
          </table:table-cell>
          <table:table-cell office:value-type="float" office:value="1146">
            <text:p>1146</text:p>
          </table:table-cell>
          <table:table-cell table:formula="of:=[.C86]/[.F86]*[.$P$2]" office:value-type="float" office:value="1.47841872816869">
            <text:p>1.4784187282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403">
            <text:p>2403</text:p>
          </table:table-cell>
          <table:table-cell table:formula="of:=[.B87]/[.$B$2]" office:value-type="float" office:value="0.718385650224215">
            <text:p>0.7183856502</text:p>
          </table:table-cell>
          <table:table-cell/>
          <table:table-cell office:value-type="float" office:value="3049">
            <text:p>3049</text:p>
          </table:table-cell>
          <table:table-cell office:value-type="float" office:value="860">
            <text:p>860</text:p>
          </table:table-cell>
          <table:table-cell table:formula="of:=[.C87]/[.F87]*[.$P$2]" office:value-type="float" office:value="1.85360204400876">
            <text:p>1.853602044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2377">
            <text:p>2377</text:p>
          </table:table-cell>
          <table:table-cell table:formula="of:=[.B88]/[.$B$2]" office:value-type="float" office:value="0.710612855007474">
            <text:p>0.710612855</text:p>
          </table:table-cell>
          <table:table-cell/>
          <table:table-cell office:value-type="float" office:value="4327">
            <text:p>4327</text:p>
          </table:table-cell>
          <table:table-cell office:value-type="float" office:value="988">
            <text:p>988</text:p>
          </table:table-cell>
          <table:table-cell table:formula="of:=[.C88]/[.F88]*[.$P$2]" office:value-type="float" office:value="1.59600194864533">
            <text:p>1.5960019486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2030">
            <text:p>2030</text:p>
          </table:table-cell>
          <table:table-cell table:formula="of:=[.B89]/[.$B$2]" office:value-type="float" office:value="0.606875934230194">
            <text:p>0.6068759342</text:p>
          </table:table-cell>
          <table:table-cell/>
          <table:table-cell office:value-type="float" office:value="5503">
            <text:p>5503</text:p>
          </table:table-cell>
          <table:table-cell office:value-type="float" office:value="576">
            <text:p>576</text:p>
          </table:table-cell>
          <table:table-cell table:formula="of:=[.C89]/[.F89]*[.$P$2]" office:value-type="float" office:value="2.33794739245972">
            <text:p>2.3379473925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1912">
            <text:p>1912</text:p>
          </table:table-cell>
          <table:table-cell table:formula="of:=[.B90]/[.$B$2]" office:value-type="float" office:value="0.571599402092676">
            <text:p>0.5715994021</text:p>
          </table:table-cell>
          <table:table-cell/>
          <table:table-cell office:value-type="float" office:value="7443">
            <text:p>7443</text:p>
          </table:table-cell>
          <table:table-cell office:value-type="float" office:value="488">
            <text:p>488</text:p>
          </table:table-cell>
          <table:table-cell table:formula="of:=[.C90]/[.F90]*[.$P$2]" office:value-type="float" office:value="2.59913744517141">
            <text:p>2.5991374452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152">
            <text:p>2152</text:p>
          </table:table-cell>
          <table:table-cell table:formula="of:=[.B91]/[.$B$2]" office:value-type="float" office:value="0.643348281016442">
            <text:p>0.643348281</text:p>
          </table:table-cell>
          <table:table-cell/>
          <table:table-cell office:value-type="float" office:value="8358">
            <text:p>8358</text:p>
          </table:table-cell>
          <table:table-cell office:value-type="float" office:value="891">
            <text:p>891</text:p>
          </table:table-cell>
          <table:table-cell table:formula="of:=[.C91]/[.F91]*[.$P$2]" office:value-type="float" office:value="1.60223326102748">
            <text:p>1.602233261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324">
            <text:p>2324</text:p>
          </table:table-cell>
          <table:table-cell table:formula="of:=[.B92]/[.$B$2]" office:value-type="float" office:value="0.694768310911809">
            <text:p>0.6947683109</text:p>
          </table:table-cell>
          <table:table-cell/>
          <table:table-cell office:value-type="float" office:value="8467">
            <text:p>8467</text:p>
          </table:table-cell>
          <table:table-cell office:value-type="float" office:value="845">
            <text:p>845</text:p>
          </table:table-cell>
          <table:table-cell table:formula="of:=[.C92]/[.F92]*[.$P$2]" office:value-type="float" office:value="1.82448625078497">
            <text:p>1.8244862508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2717">
            <text:p>2717</text:p>
          </table:table-cell>
          <table:table-cell table:formula="of:=[.B93]/[.$B$2]" office:value-type="float" office:value="0.812257100149477">
            <text:p>0.8122571001</text:p>
          </table:table-cell>
          <table:table-cell/>
          <table:table-cell office:value-type="float" office:value="8587">
            <text:p>8587</text:p>
          </table:table-cell>
          <table:table-cell office:value-type="float" office:value="1343">
            <text:p>1343</text:p>
          </table:table-cell>
          <table:table-cell table:formula="of:=[.C93]/[.F93]*[.$P$2]" office:value-type="float" office:value="1.34206887954705">
            <text:p>1.3420688795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538">
            <text:p>1538</text:p>
          </table:table-cell>
          <table:table-cell table:formula="of:=[.B94]/[.$B$2]" office:value-type="float" office:value="0.459790732436472">
            <text:p>0.4597907324</text:p>
          </table:table-cell>
          <table:table-cell/>
          <table:table-cell office:value-type="float" office:value="9331">
            <text:p>9331</text:p>
          </table:table-cell>
          <table:table-cell office:value-type="float" office:value="273">
            <text:p>273</text:p>
          </table:table-cell>
          <table:table-cell table:formula="of:=[.C94]/[.F94]*[.$P$2]" office:value-type="float" office:value="3.73727338929133">
            <text:p>3.7372733893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1814">
            <text:p>1814</text:p>
          </table:table-cell>
          <table:table-cell table:formula="of:=[.B95]/[.$B$2]" office:value-type="float" office:value="0.542301943198804">
            <text:p>0.5423019432</text:p>
          </table:table-cell>
          <table:table-cell/>
          <table:table-cell office:value-type="float" office:value="9741">
            <text:p>9741</text:p>
          </table:table-cell>
          <table:table-cell office:value-type="float" office:value="473">
            <text:p>473</text:p>
          </table:table-cell>
          <table:table-cell table:formula="of:=[.C95]/[.F95]*[.$P$2]" office:value-type="float" office:value="2.54411841851617">
            <text:p>2.5441184185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2217">
            <text:p>2217</text:p>
          </table:table-cell>
          <table:table-cell table:formula="of:=[.B96]/[.$B$2]" office:value-type="float" office:value="0.662780269058296">
            <text:p>0.6627802691</text:p>
          </table:table-cell>
          <table:table-cell/>
          <table:table-cell office:value-type="float" office:value="9802">
            <text:p>9802</text:p>
          </table:table-cell>
          <table:table-cell office:value-type="float" office:value="687">
            <text:p>687</text:p>
          </table:table-cell>
          <table:table-cell table:formula="of:=[.C96]/[.F96]*[.$P$2]" office:value-type="float" office:value="2.14077062160169">
            <text:p>2.1407706216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2580">
            <text:p>2580</text:p>
          </table:table-cell>
          <table:table-cell table:formula="of:=[.B97]/[.$B$2]" office:value-type="float" office:value="0.771300448430493">
            <text:p>0.7713004484</text:p>
          </table:table-cell>
          <table:table-cell/>
          <table:table-cell office:value-type="float" office:value="9806">
            <text:p>9806</text:p>
          </table:table-cell>
          <table:table-cell office:value-type="float" office:value="997">
            <text:p>997</text:p>
          </table:table-cell>
          <table:table-cell table:formula="of:=[.C97]/[.F97]*[.$P$2]" office:value-type="float" office:value="1.7166656921437">
            <text:p>1.7166656921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183">
            <text:p>2183</text:p>
          </table:table-cell>
          <table:table-cell table:formula="of:=[.B98]/[.$B$2]" office:value-type="float" office:value="0.652615844544096">
            <text:p>0.6526158445</text:p>
          </table:table-cell>
          <table:table-cell/>
          <table:table-cell office:value-type="float" office:value="10020">
            <text:p>10020</text:p>
          </table:table-cell>
          <table:table-cell office:value-type="float" office:value="728">
            <text:p>728</text:p>
          </table:table-cell>
          <table:table-cell table:formula="of:=[.C98]/[.F98]*[.$P$2]" office:value-type="float" office:value="1.98922329538921">
            <text:p>1.9892232954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2655">
            <text:p>2655</text:p>
          </table:table-cell>
          <table:table-cell table:formula="of:=[.B99]/[.$B$2]" office:value-type="float" office:value="0.79372197309417">
            <text:p>0.7937219731</text:p>
          </table:table-cell>
          <table:table-cell/>
          <table:table-cell office:value-type="float" office:value="36657">
            <text:p>36657</text:p>
          </table:table-cell>
          <table:table-cell office:value-type="float" office:value="1021">
            <text:p>1021</text:p>
          </table:table-cell>
          <table:table-cell table:formula="of:=[.C99]/[.F99]*[.$P$2]" office:value-type="float" office:value="1.72504315210183">
            <text:p>1.7250431521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361">
            <text:p>2361</text:p>
          </table:table-cell>
          <table:table-cell table:formula="of:=[.B100]/[.$B$2]" office:value-type="float" office:value="0.705829596412556">
            <text:p>0.7058295964</text:p>
          </table:table-cell>
          <table:table-cell/>
          <table:table-cell office:value-type="float" office:value="36658">
            <text:p>36658</text:p>
          </table:table-cell>
          <table:table-cell office:value-type="float" office:value="771">
            <text:p>771</text:p>
          </table:table-cell>
          <table:table-cell table:formula="of:=[.C100]/[.F100]*[.$P$2]" office:value-type="float" office:value="2.03143433779437">
            <text:p>2.0314343378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2273">
            <text:p>2273</text:p>
          </table:table-cell>
          <table:table-cell table:formula="of:=[.B101]/[.$B$2]" office:value-type="float" office:value="0.679521674140508">
            <text:p>0.6795216741</text:p>
          </table:table-cell>
          <table:table-cell/>
          <table:table-cell office:value-type="float" office:value="36955">
            <text:p>36955</text:p>
          </table:table-cell>
          <table:table-cell office:value-type="float" office:value="775">
            <text:p>775</text:p>
          </table:table-cell>
          <table:table-cell table:formula="of:=[.C101]/[.F101]*[.$P$2]" office:value-type="float" office:value="1.94562399344231">
            <text:p>1.9456239934</text:p>
          </table:table-cell>
          <table:table-cell table:number-columns-repeated="12"/>
        </table:table-row>
        <table:table-row table:style-name="ro1" table:number-rows-repeated="104847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21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2"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5"/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83">
            <text:p>3083</text:p>
          </table:table-cell>
          <table:table-cell table:formula="of:=[.B2]/INDEX([.$B$2:.$B$101];MATCH([.$M$1];[.$A$2:.$A$101];0))" office:value-type="float" office:value="0.703078677309008">
            <text:p>0.7030786773</text:p>
          </table:table-cell>
          <table:table-cell/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  <table:table-cell table:formula="of:=[.C2]/[.F2]*[.$P$2]" office:value-type="float" office:value="3.16385404789054">
            <text:p>3.1638540479</text:p>
          </table:table-cell>
          <table:table-cell table:number-columns-repeated="8"/>
          <table:table-cell table:style-name="ce1" table:formula="of:=5564-INDEX([.$B$2:.$B$101];MATCH([.$M$1];[.$A$2:.$A$101];0))" office:value-type="float" office:value="1179">
            <text:p>117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63">
            <text:p>3363</text:p>
          </table:table-cell>
          <table:table-cell table:formula="of:=[.B3]/INDEX([.$B$2:.$B$101];MATCH([.$M$1];[.$A$2:.$A$101];0))" office:value-type="float" office:value="0.766932725199544">
            <text:p>0.7669327252</text:p>
          </table:table-cell>
          <table:table-cell/>
          <table:table-cell office:value-type="float" office:value="12">
            <text:p>12</text:p>
          </table:table-cell>
          <table:table-cell office:value-type="float" office:value="573">
            <text:p>573</text:p>
          </table:table-cell>
          <table:table-cell table:formula="of:=[.C3]/[.F3]*[.$P$2]" office:value-type="float" office:value="1.57803435080325">
            <text:p>1.5780343508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53">
            <text:p>3753</text:p>
          </table:table-cell>
          <table:table-cell table:formula="of:=[.B4]/INDEX([.$B$2:.$B$101];MATCH([.$M$1];[.$A$2:.$A$101];0))" office:value-type="float" office:value="0.855872291904219">
            <text:p>0.8558722919</text:p>
          </table:table-cell>
          <table:table-cell/>
          <table:table-cell office:value-type="float" office:value="13">
            <text:p>13</text:p>
          </table:table-cell>
          <table:table-cell office:value-type="float" office:value="781">
            <text:p>781</text:p>
          </table:table-cell>
          <table:table-cell table:formula="of:=[.C4]/[.F4]*[.$P$2]" office:value-type="float" office:value="1.29202744193992">
            <text:p>1.2920274419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31">
            <text:p>2931</text:p>
          </table:table-cell>
          <table:table-cell table:formula="of:=[.B5]/INDEX([.$B$2:.$B$101];MATCH([.$M$1];[.$A$2:.$A$101];0))" office:value-type="float" office:value="0.668415051311289">
            <text:p>0.6684150513</text:p>
          </table:table-cell>
          <table:table-cell/>
          <table:table-cell office:value-type="float" office:value="14">
            <text:p>14</text:p>
          </table:table-cell>
          <table:table-cell office:value-type="float" office:value="522">
            <text:p>522</text:p>
          </table:table-cell>
          <table:table-cell table:formula="of:=[.C5]/[.F5]*[.$P$2]" office:value-type="float" office:value="1.5096960641686">
            <text:p>1.5096960642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747">
            <text:p>3747</text:p>
          </table:table-cell>
          <table:table-cell table:formula="of:=[.B6]/INDEX([.$B$2:.$B$101];MATCH([.$M$1];[.$A$2:.$A$101];0))" office:value-type="float" office:value="0.854503990877993">
            <text:p>0.8545039909</text:p>
          </table:table-cell>
          <table:table-cell/>
          <table:table-cell office:value-type="float" office:value="22">
            <text:p>22</text:p>
          </table:table-cell>
          <table:table-cell office:value-type="float" office:value="556">
            <text:p>556</text:p>
          </table:table-cell>
          <table:table-cell table:formula="of:=[.C6]/[.F6]*[.$P$2]" office:value-type="float" office:value="1.81197878641215">
            <text:p>1.8119787864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6">
            <text:p>3286</text:p>
          </table:table-cell>
          <table:table-cell table:formula="of:=[.B7]/INDEX([.$B$2:.$B$101];MATCH([.$M$1];[.$A$2:.$A$101];0))" office:value-type="float" office:value="0.749372862029647">
            <text:p>0.749372862</text:p>
          </table:table-cell>
          <table:table-cell/>
          <table:table-cell office:value-type="float" office:value="24">
            <text:p>24</text:p>
          </table:table-cell>
          <table:table-cell office:value-type="float" office:value="489">
            <text:p>489</text:p>
          </table:table-cell>
          <table:table-cell table:formula="of:=[.C7]/[.F7]*[.$P$2]" office:value-type="float" office:value="1.80677015201013">
            <text:p>1.806770152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61">
            <text:p>2261</text:p>
          </table:table-cell>
          <table:table-cell table:formula="of:=[.B8]/INDEX([.$B$2:.$B$101];MATCH([.$M$1];[.$A$2:.$A$101];0))" office:value-type="float" office:value="0.515621436716078">
            <text:p>0.5156214367</text:p>
          </table:table-cell>
          <table:table-cell/>
          <table:table-cell office:value-type="float" office:value="38">
            <text:p>38</text:p>
          </table:table-cell>
          <table:table-cell office:value-type="float" office:value="321">
            <text:p>321</text:p>
          </table:table-cell>
          <table:table-cell table:formula="of:=[.C8]/[.F8]*[.$P$2]" office:value-type="float" office:value="1.8938245292469">
            <text:p>1.893824529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01">
            <text:p>2301</text:p>
          </table:table-cell>
          <table:table-cell table:formula="of:=[.B9]/INDEX([.$B$2:.$B$101];MATCH([.$M$1];[.$A$2:.$A$101];0))" office:value-type="float" office:value="0.524743443557583">
            <text:p>0.5247434436</text:p>
          </table:table-cell>
          <table:table-cell/>
          <table:table-cell office:value-type="float" office:value="63">
            <text:p>63</text:p>
          </table:table-cell>
          <table:table-cell office:value-type="float" office:value="242">
            <text:p>242</text:p>
          </table:table-cell>
          <table:table-cell table:formula="of:=[.C9]/[.F9]*[.$P$2]" office:value-type="float" office:value="2.55649801634045">
            <text:p>2.5564980163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728">
            <text:p>2728</text:p>
          </table:table-cell>
          <table:table-cell table:formula="of:=[.B10]/INDEX([.$B$2:.$B$101];MATCH([.$M$1];[.$A$2:.$A$101];0))" office:value-type="float" office:value="0.62212086659065">
            <text:p>0.6221208666</text:p>
          </table:table-cell>
          <table:table-cell/>
          <table:table-cell office:value-type="float" office:value="77">
            <text:p>77</text:p>
          </table:table-cell>
          <table:table-cell office:value-type="float" office:value="425">
            <text:p>425</text:p>
          </table:table-cell>
          <table:table-cell table:formula="of:=[.C10]/[.F10]*[.$P$2]" office:value-type="float" office:value="1.72583647461265">
            <text:p>1.7258364746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27">
            <text:p>3027</text:p>
          </table:table-cell>
          <table:table-cell table:formula="of:=[.B11]/INDEX([.$B$2:.$B$101];MATCH([.$M$1];[.$A$2:.$A$101];0))" office:value-type="float" office:value="0.690307867730901">
            <text:p>0.6903078677</text:p>
          </table:table-cell>
          <table:table-cell/>
          <table:table-cell office:value-type="float" office:value="85">
            <text:p>85</text:p>
          </table:table-cell>
          <table:table-cell office:value-type="float" office:value="397">
            <text:p>397</text:p>
          </table:table-cell>
          <table:table-cell table:formula="of:=[.C11]/[.F11]*[.$P$2]" office:value-type="float" office:value="2.05005787419328">
            <text:p>2.0500578742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621">
            <text:p>3621</text:p>
          </table:table-cell>
          <table:table-cell table:formula="of:=[.B12]/INDEX([.$B$2:.$B$101];MATCH([.$M$1];[.$A$2:.$A$101];0))" office:value-type="float" office:value="0.825769669327252">
            <text:p>0.8257696693</text:p>
          </table:table-cell>
          <table:table-cell/>
          <table:table-cell office:value-type="float" office:value="98">
            <text:p>98</text:p>
          </table:table-cell>
          <table:table-cell office:value-type="float" office:value="604">
            <text:p>604</text:p>
          </table:table-cell>
          <table:table-cell table:formula="of:=[.C12]/[.F12]*[.$P$2]" office:value-type="float" office:value="1.61189145718018">
            <text:p>1.6118914572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77">
            <text:p>3377</text:p>
          </table:table-cell>
          <table:table-cell table:formula="of:=[.B13]/INDEX([.$B$2:.$B$101];MATCH([.$M$1];[.$A$2:.$A$101];0))" office:value-type="float" office:value="0.770125427594071">
            <text:p>0.7701254276</text:p>
          </table:table-cell>
          <table:table-cell/>
          <table:table-cell office:value-type="float" office:value="105">
            <text:p>105</text:p>
          </table:table-cell>
          <table:table-cell office:value-type="float" office:value="536">
            <text:p>536</text:p>
          </table:table-cell>
          <table:table-cell table:formula="of:=[.C13]/[.F13]*[.$P$2]" office:value-type="float" office:value="1.69398858047278">
            <text:p>1.6939885805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19">
            <text:p>2119</text:p>
          </table:table-cell>
          <table:table-cell table:formula="of:=[.B14]/INDEX([.$B$2:.$B$101];MATCH([.$M$1];[.$A$2:.$A$101];0))" office:value-type="float" office:value="0.483238312428734">
            <text:p>0.4832383124</text:p>
          </table:table-cell>
          <table:table-cell/>
          <table:table-cell office:value-type="float" office:value="107">
            <text:p>107</text:p>
          </table:table-cell>
          <table:table-cell office:value-type="float" office:value="224">
            <text:p>224</text:p>
          </table:table-cell>
          <table:table-cell table:formula="of:=[.C14]/[.F14]*[.$P$2]" office:value-type="float" office:value="2.54347308193517">
            <text:p>2.5434730819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2:.$A$101];MATCH([.S14];[.$C$2:.$C$101];0))" office:value-type="float" office:value="120">
            <text:p>120</text:p>
          </table:table-cell>
          <table:table-cell table:formula="of:=ROUND([.S14];2)" office:value-type="float" office:value="0.95">
            <text:p>0.95</text:p>
          </table:table-cell>
          <table:table-cell table:formula="of:=LARGE([.$C$2:.$C$101];[.P14]+1)" office:value-type="float" office:value="0.954618015963512">
            <text:p>0.9546180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905">
            <text:p>2905</text:p>
          </table:table-cell>
          <table:table-cell table:formula="of:=[.B15]/INDEX([.$B$2:.$B$101];MATCH([.$M$1];[.$A$2:.$A$101];0))" office:value-type="float" office:value="0.66248574686431">
            <text:p>0.6624857469</text:p>
          </table:table-cell>
          <table:table-cell/>
          <table:table-cell office:value-type="float" office:value="114">
            <text:p>114</text:p>
          </table:table-cell>
          <table:table-cell office:value-type="float" office:value="565">
            <text:p>565</text:p>
          </table:table-cell>
          <table:table-cell table:formula="of:=[.C15]/[.F15]*[.$P$2]" office:value-type="float" office:value="1.38242600982836">
            <text:p>1.3824260098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2:.$A$101];MATCH([.S15];[.$C$2:.$C$101];0))" office:value-type="float" office:value="122">
            <text:p>122</text:p>
          </table:table-cell>
          <table:table-cell table:formula="of:=ROUND([.S15];2)" office:value-type="float" office:value="0.95">
            <text:p>0.95</text:p>
          </table:table-cell>
          <table:table-cell table:formula="of:=LARGE([.$C$2:.$C$101];[.P15]+1)" office:value-type="float" office:value="0.948004561003421">
            <text:p>0.94800456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186">
            <text:p>4186</text:p>
          </table:table-cell>
          <table:table-cell table:formula="of:=[.B16]/INDEX([.$B$2:.$B$101];MATCH([.$M$1];[.$A$2:.$A$101];0))" office:value-type="float" office:value="0.954618015963512">
            <text:p>0.954618016</text:p>
          </table:table-cell>
          <table:table-cell/>
          <table:table-cell office:value-type="float" office:value="120">
            <text:p>120</text:p>
          </table:table-cell>
          <table:table-cell office:value-type="float" office:value="295">
            <text:p>295</text:p>
          </table:table-cell>
          <table:table-cell table:formula="of:=[.C16]/[.F16]*[.$P$2]" office:value-type="float" office:value="3.8152360705796">
            <text:p>3.8152360706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2:.$A$101];MATCH([.S16];[.$C$2:.$C$101];0))" office:value-type="float" office:value="603">
            <text:p>603</text:p>
          </table:table-cell>
          <table:table-cell table:formula="of:=ROUND([.S16];2)" office:value-type="float" office:value="0.94">
            <text:p>0.94</text:p>
          </table:table-cell>
          <table:table-cell table:formula="of:=LARGE([.$C$2:.$C$101];[.P16]+1)" office:value-type="float" office:value="0.938882554161916">
            <text:p>0.93888255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385">
            <text:p>4385</text:p>
          </table:table-cell>
          <table:table-cell table:formula="of:=[.B17]/INDEX([.$B$2:.$B$101];MATCH([.$M$1];[.$A$2:.$A$101];0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2:.$A$101];MATCH([.S17];[.$C$2:.$C$101];0))" office:value-type="float" office:value="597">
            <text:p>597</text:p>
          </table:table-cell>
          <table:table-cell table:formula="of:=ROUND([.S17];2)" office:value-type="float" office:value="0.89">
            <text:p>0.89</text:p>
          </table:table-cell>
          <table:table-cell table:formula="of:=LARGE([.$C$2:.$C$101];[.P17]+1)" office:value-type="float" office:value="0.88939566704675">
            <text:p>0.88939566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157">
            <text:p>4157</text:p>
          </table:table-cell>
          <table:table-cell table:formula="of:=[.B18]/INDEX([.$B$2:.$B$101];MATCH([.$M$1];[.$A$2:.$A$101];0))" office:value-type="float" office:value="0.948004561003421">
            <text:p>0.948004561</text:p>
          </table:table-cell>
          <table:table-cell/>
          <table:table-cell office:value-type="float" office:value="122">
            <text:p>122</text:p>
          </table:table-cell>
          <table:table-cell office:value-type="float" office:value="236">
            <text:p>236</text:p>
          </table:table-cell>
          <table:table-cell table:formula="of:=[.C18]/[.F18]*[.$P$2]" office:value-type="float" office:value="4.73600583653828">
            <text:p>4.7360058365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2:.$A$101];MATCH([.S18];[.$C$2:.$C$101];0))" office:value-type="float" office:value="604">
            <text:p>604</text:p>
          </table:table-cell>
          <table:table-cell table:formula="of:=ROUND([.S18];2)" office:value-type="float" office:value="0.88">
            <text:p>0.88</text:p>
          </table:table-cell>
          <table:table-cell table:formula="of:=LARGE([.$C$2:.$C$101];[.P18]+1)" office:value-type="float" office:value="0.88072976054732">
            <text:p>0.880729760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56">
            <text:p>1756</text:p>
          </table:table-cell>
          <table:table-cell table:formula="of:=[.B19]/INDEX([.$B$2:.$B$101];MATCH([.$M$1];[.$A$2:.$A$101];0))" office:value-type="float" office:value="0.400456100342075">
            <text:p>0.4004561003</text:p>
          </table:table-cell>
          <table:table-cell/>
          <table:table-cell office:value-type="float" office:value="134">
            <text:p>134</text:p>
          </table:table-cell>
          <table:table-cell office:value-type="float" office:value="183">
            <text:p>183</text:p>
          </table:table-cell>
          <table:table-cell table:formula="of:=[.C19]/[.F19]*[.$P$2]" office:value-type="float" office:value="2.5799876628596">
            <text:p>2.5799876629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16">
            <text:p>1816</text:p>
          </table:table-cell>
          <table:table-cell table:formula="of:=[.B20]/INDEX([.$B$2:.$B$101];MATCH([.$M$1];[.$A$2:.$A$101];0))" office:value-type="float" office:value="0.414139110604333">
            <text:p>0.4141391106</text:p>
          </table:table-cell>
          <table:table-cell/>
          <table:table-cell office:value-type="float" office:value="141">
            <text:p>141</text:p>
          </table:table-cell>
          <table:table-cell office:value-type="float" office:value="173">
            <text:p>173</text:p>
          </table:table-cell>
          <table:table-cell table:formula="of:=[.C20]/[.F20]*[.$P$2]" office:value-type="float" office:value="2.82237000810699">
            <text:p>2.8223700081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807">
            <text:p>2807</text:p>
          </table:table-cell>
          <table:table-cell table:formula="of:=[.B21]/INDEX([.$B$2:.$B$101];MATCH([.$M$1];[.$A$2:.$A$101];0))" office:value-type="float" office:value="0.640136830102623">
            <text:p>0.6401368301</text:p>
          </table:table-cell>
          <table:table-cell/>
          <table:table-cell office:value-type="float" office:value="146">
            <text:p>146</text:p>
          </table:table-cell>
          <table:table-cell office:value-type="float" office:value="378">
            <text:p>378</text:p>
          </table:table-cell>
          <table:table-cell table:formula="of:=[.C21]/[.F21]*[.$P$2]" office:value-type="float" office:value="1.99661725579628">
            <text:p>1.9966172558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2:.$E$103];MATCH([.S21];[.$G$2:.$G$103];0))" office:value-type="float" office:value="122">
            <text:p>122</text:p>
          </table:table-cell>
          <table:table-cell table:formula="of:=ROUND([.S21];2)" office:value-type="float" office:value="4.74">
            <text:p>4.74</text:p>
          </table:table-cell>
          <table:table-cell table:style-name="ce2" table:formula="of:=LARGE([.$G$2:.$G$103];[.P21])" office:value-type="float" office:value="4.73600583653828">
            <text:p>4.736005836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10">
            <text:p>2310</text:p>
          </table:table-cell>
          <table:table-cell table:formula="of:=[.B22]/INDEX([.$B$2:.$B$101];MATCH([.$M$1];[.$A$2:.$A$101];0))" office:value-type="float" office:value="0.526795895096921">
            <text:p>0.5267958951</text:p>
          </table:table-cell>
          <table:table-cell/>
          <table:table-cell office:value-type="float" office:value="153">
            <text:p>153</text:p>
          </table:table-cell>
          <table:table-cell office:value-type="float" office:value="322">
            <text:p>322</text:p>
          </table:table-cell>
          <table:table-cell table:formula="of:=[.C22]/[.F22]*[.$P$2]" office:value-type="float" office:value="1.92885826186109">
            <text:p>1.9288582619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2:.$E$103];MATCH([.S22];[.$G$2:.$G$103];0))" office:value-type="float" office:value="120">
            <text:p>120</text:p>
          </table:table-cell>
          <table:table-cell table:formula="of:=ROUND([.S22];2)" office:value-type="float" office:value="3.82">
            <text:p>3.82</text:p>
          </table:table-cell>
          <table:table-cell table:style-name="ce2" table:formula="of:=LARGE([.$G$2:.$G$103];[.P22])" office:value-type="float" office:value="3.8152360705796">
            <text:p>3.815236070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502">
            <text:p>3502</text:p>
          </table:table-cell>
          <table:table-cell table:formula="of:=[.B23]/INDEX([.$B$2:.$B$101];MATCH([.$M$1];[.$A$2:.$A$101];0))" office:value-type="float" office:value="0.798631698973774">
            <text:p>0.798631699</text:p>
          </table:table-cell>
          <table:table-cell/>
          <table:table-cell office:value-type="float" office:value="155">
            <text:p>155</text:p>
          </table:table-cell>
          <table:table-cell office:value-type="float" office:value="595">
            <text:p>595</text:p>
          </table:table-cell>
          <table:table-cell table:formula="of:=[.C23]/[.F23]*[.$P$2]" office:value-type="float" office:value="1.58249877830266">
            <text:p>1.5824987783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2:.$E$103];MATCH([.S23];[.$G$2:.$G$103];0))" office:value-type="float" office:value="2164">
            <text:p>2164</text:p>
          </table:table-cell>
          <table:table-cell table:formula="of:=ROUND([.S23];2)" office:value-type="float" office:value="3.4">
            <text:p>3.4</text:p>
          </table:table-cell>
          <table:table-cell table:style-name="ce2" table:formula="of:=LARGE([.$G$2:.$G$103];[.P23])" office:value-type="float" office:value="3.40355457841444">
            <text:p>3.403554578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395">
            <text:p>3395</text:p>
          </table:table-cell>
          <table:table-cell table:formula="of:=[.B24]/INDEX([.$B$2:.$B$101];MATCH([.$M$1];[.$A$2:.$A$101];0))" office:value-type="float" office:value="0.774230330672748">
            <text:p>0.7742303307</text:p>
          </table:table-cell>
          <table:table-cell/>
          <table:table-cell office:value-type="float" office:value="161">
            <text:p>161</text:p>
          </table:table-cell>
          <table:table-cell office:value-type="float" office:value="608">
            <text:p>608</text:p>
          </table:table-cell>
          <table:table-cell table:formula="of:=[.C24]/[.F24]*[.$P$2]" office:value-type="float" office:value="1.50134467082758">
            <text:p>1.5013446708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2:.$E$103];MATCH([.S24];[.$G$2:.$G$103];0))" office:value-type="float" office:value="243">
            <text:p>243</text:p>
          </table:table-cell>
          <table:table-cell table:formula="of:=ROUND([.S24];2)" office:value-type="float" office:value="3.26">
            <text:p>3.26</text:p>
          </table:table-cell>
          <table:table-cell table:style-name="ce2" table:formula="of:=LARGE([.$G$2:.$G$103];[.P24])" office:value-type="float" office:value="3.2645240714019">
            <text:p>3.264524071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14">
            <text:p>3214</text:p>
          </table:table-cell>
          <table:table-cell table:formula="of:=[.B25]/INDEX([.$B$2:.$B$101];MATCH([.$M$1];[.$A$2:.$A$101];0))" office:value-type="float" office:value="0.732953249714937">
            <text:p>0.7329532497</text:p>
          </table:table-cell>
          <table:table-cell/>
          <table:table-cell office:value-type="float" office:value="180">
            <text:p>180</text:p>
          </table:table-cell>
          <table:table-cell office:value-type="float" office:value="475">
            <text:p>475</text:p>
          </table:table-cell>
          <table:table-cell table:formula="of:=[.C25]/[.F25]*[.$P$2]" office:value-type="float" office:value="1.81926711876613">
            <text:p>1.8192671188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2:.$E$103];MATCH([.S25];[.$G$2:.$G$103];0))" office:value-type="float" office:value="1894">
            <text:p>1894</text:p>
          </table:table-cell>
          <table:table-cell table:formula="of:=ROUND([.S25];2)" office:value-type="float" office:value="3.22">
            <text:p>3.22</text:p>
          </table:table-cell>
          <table:table-cell table:style-name="ce2" table:formula="of:=LARGE([.$G$2:.$G$103];[.P25])" office:value-type="float" office:value="3.22348832919713">
            <text:p>3.223488329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627">
            <text:p>2627</text:p>
          </table:table-cell>
          <table:table-cell table:formula="of:=[.B26]/INDEX([.$B$2:.$B$101];MATCH([.$M$1];[.$A$2:.$A$101];0))" office:value-type="float" office:value="0.599087799315849">
            <text:p>0.5990877993</text:p>
          </table:table-cell>
          <table:table-cell/>
          <table:table-cell office:value-type="float" office:value="187">
            <text:p>187</text:p>
          </table:table-cell>
          <table:table-cell office:value-type="float" office:value="269">
            <text:p>269</text:p>
          </table:table-cell>
          <table:table-cell table:formula="of:=[.C26]/[.F26]*[.$P$2]" office:value-type="float" office:value="2.62574169291222">
            <text:p>2.6257416929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486">
            <text:p>2486</text:p>
          </table:table-cell>
          <table:table-cell table:formula="of:=[.B27]/INDEX([.$B$2:.$B$101];MATCH([.$M$1];[.$A$2:.$A$101];0))" office:value-type="float" office:value="0.566932725199544">
            <text:p>0.5669327252</text:p>
          </table:table-cell>
          <table:table-cell/>
          <table:table-cell office:value-type="float" office:value="194">
            <text:p>194</text:p>
          </table:table-cell>
          <table:table-cell office:value-type="float" office:value="383">
            <text:p>383</text:p>
          </table:table-cell>
          <table:table-cell table:formula="of:=[.C27]/[.F27]*[.$P$2]" office:value-type="float" office:value="1.74520543866909">
            <text:p>1.7452054387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282">
            <text:p>3282</text:p>
          </table:table-cell>
          <table:table-cell table:formula="of:=[.B28]/INDEX([.$B$2:.$B$101];MATCH([.$M$1];[.$A$2:.$A$101];0))" office:value-type="float" office:value="0.748460661345496">
            <text:p>0.7484606613</text:p>
          </table:table-cell>
          <table:table-cell/>
          <table:table-cell office:value-type="float" office:value="197">
            <text:p>197</text:p>
          </table:table-cell>
          <table:table-cell office:value-type="float" office:value="474">
            <text:p>474</text:p>
          </table:table-cell>
          <table:table-cell table:formula="of:=[.C28]/[.F28]*[.$P$2]" office:value-type="float" office:value="1.86167746777709">
            <text:p>1.8616774678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37">
            <text:p>3137</text:p>
          </table:table-cell>
          <table:table-cell table:formula="of:=[.B29]/INDEX([.$B$2:.$B$101];MATCH([.$M$1];[.$A$2:.$A$101];0))" office:value-type="float" office:value="0.71539338654504">
            <text:p>0.7153933865</text:p>
          </table:table-cell>
          <table:table-cell/>
          <table:table-cell office:value-type="float" office:value="238">
            <text:p>238</text:p>
          </table:table-cell>
          <table:table-cell office:value-type="float" office:value="562">
            <text:p>562</text:p>
          </table:table-cell>
          <table:table-cell table:formula="of:=[.C29]/[.F29]*[.$P$2]" office:value-type="float" office:value="1.50079858138185">
            <text:p>1.5007985814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72">
            <text:p>1372</text:p>
          </table:table-cell>
          <table:table-cell table:formula="of:=[.B30]/INDEX([.$B$2:.$B$101];MATCH([.$M$1];[.$A$2:.$A$101];0))" office:value-type="float" office:value="0.312884834663626">
            <text:p>0.3128848347</text:p>
          </table:table-cell>
          <table:table-cell/>
          <table:table-cell office:value-type="float" office:value="243">
            <text:p>243</text:p>
          </table:table-cell>
          <table:table-cell office:value-type="float" office:value="113">
            <text:p>113</text:p>
          </table:table-cell>
          <table:table-cell table:formula="of:=[.C30]/[.F30]*[.$P$2]" office:value-type="float" office:value="3.2645240714019">
            <text:p>3.2645240714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7">
            <text:p>2747</text:p>
          </table:table-cell>
          <table:table-cell table:formula="of:=[.B31]/INDEX([.$B$2:.$B$101];MATCH([.$M$1];[.$A$2:.$A$101];0))" office:value-type="float" office:value="0.626453819840365">
            <text:p>0.6264538198</text:p>
          </table:table-cell>
          <table:table-cell/>
          <table:table-cell office:value-type="float" office:value="268">
            <text:p>268</text:p>
          </table:table-cell>
          <table:table-cell office:value-type="float" office:value="316">
            <text:p>316</text:p>
          </table:table-cell>
          <table:table-cell table:formula="of:=[.C31]/[.F31]*[.$P$2]" office:value-type="float" office:value="2.33730713161959">
            <text:p>2.3373071316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306">
            <text:p>3306</text:p>
          </table:table-cell>
          <table:table-cell table:formula="of:=[.B32]/INDEX([.$B$2:.$B$101];MATCH([.$M$1];[.$A$2:.$A$101];0))" office:value-type="float" office:value="0.753933865450399">
            <text:p>0.7539338655</text:p>
          </table:table-cell>
          <table:table-cell/>
          <table:table-cell office:value-type="float" office:value="272">
            <text:p>272</text:p>
          </table:table-cell>
          <table:table-cell office:value-type="float" office:value="444">
            <text:p>444</text:p>
          </table:table-cell>
          <table:table-cell table:formula="of:=[.C32]/[.F32]*[.$P$2]" office:value-type="float" office:value="2.00200006163518">
            <text:p>2.0020000616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157">
            <text:p>3157</text:p>
          </table:table-cell>
          <table:table-cell table:formula="of:=[.B33]/INDEX([.$B$2:.$B$101];MATCH([.$M$1];[.$A$2:.$A$101];0))" office:value-type="float" office:value="0.719954389965793">
            <text:p>0.71995439</text:p>
          </table:table-cell>
          <table:table-cell/>
          <table:table-cell office:value-type="float" office:value="274">
            <text:p>274</text:p>
          </table:table-cell>
          <table:table-cell office:value-type="float" office:value="541">
            <text:p>541</text:p>
          </table:table-cell>
          <table:table-cell table:formula="of:=[.C33]/[.F33]*[.$P$2]" office:value-type="float" office:value="1.56899487203266">
            <text:p>1.568994872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72">
            <text:p>1872</text:p>
          </table:table-cell>
          <table:table-cell table:formula="of:=[.B34]/INDEX([.$B$2:.$B$101];MATCH([.$M$1];[.$A$2:.$A$101];0))" office:value-type="float" office:value="0.42690992018244">
            <text:p>0.4269099202</text:p>
          </table:table-cell>
          <table:table-cell/>
          <table:table-cell office:value-type="float" office:value="275">
            <text:p>275</text:p>
          </table:table-cell>
          <table:table-cell office:value-type="float" office:value="262">
            <text:p>262</text:p>
          </table:table-cell>
          <table:table-cell table:formula="of:=[.C34]/[.F34]*[.$P$2]" office:value-type="float" office:value="1.92109464082098">
            <text:p>1.9210946408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195">
            <text:p>3195</text:p>
          </table:table-cell>
          <table:table-cell table:formula="of:=[.B35]/INDEX([.$B$2:.$B$101];MATCH([.$M$1];[.$A$2:.$A$101];0))" office:value-type="float" office:value="0.728620296465222">
            <text:p>0.7286202965</text:p>
          </table:table-cell>
          <table:table-cell/>
          <table:table-cell office:value-type="float" office:value="278">
            <text:p>278</text:p>
          </table:table-cell>
          <table:table-cell office:value-type="float" office:value="622">
            <text:p>622</text:p>
          </table:table-cell>
          <table:table-cell table:formula="of:=[.C35]/[.F35]*[.$P$2]" office:value-type="float" office:value="1.38109860053456">
            <text:p>1.3810986005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5">
            <text:p>3605</text:p>
          </table:table-cell>
          <table:table-cell table:formula="of:=[.B36]/INDEX([.$B$2:.$B$101];MATCH([.$M$1];[.$A$2:.$A$101];0))" office:value-type="float" office:value="0.82212086659065">
            <text:p>0.8221208666</text:p>
          </table:table-cell>
          <table:table-cell/>
          <table:table-cell office:value-type="float" office:value="280">
            <text:p>280</text:p>
          </table:table-cell>
          <table:table-cell office:value-type="float" office:value="576">
            <text:p>576</text:p>
          </table:table-cell>
          <table:table-cell table:formula="of:=[.C36]/[.F36]*[.$P$2]" office:value-type="float" office:value="1.68277864880274">
            <text:p>1.6827786488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730">
            <text:p>3730</text:p>
          </table:table-cell>
          <table:table-cell table:formula="of:=[.B37]/INDEX([.$B$2:.$B$101];MATCH([.$M$1];[.$A$2:.$A$101];0))" office:value-type="float" office:value="0.850627137970353">
            <text:p>0.850627138</text:p>
          </table:table-cell>
          <table:table-cell/>
          <table:table-cell office:value-type="float" office:value="329">
            <text:p>329</text:p>
          </table:table-cell>
          <table:table-cell office:value-type="float" office:value="694">
            <text:p>694</text:p>
          </table:table-cell>
          <table:table-cell table:formula="of:=[.C37]/[.F37]*[.$P$2]" office:value-type="float" office:value="1.44508558453465">
            <text:p>1.4450855845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097">
            <text:p>3097</text:p>
          </table:table-cell>
          <table:table-cell table:formula="of:=[.B38]/INDEX([.$B$2:.$B$101];MATCH([.$M$1];[.$A$2:.$A$101];0))" office:value-type="float" office:value="0.706271379703535">
            <text:p>0.7062713797</text:p>
          </table:table-cell>
          <table:table-cell/>
          <table:table-cell office:value-type="float" office:value="393">
            <text:p>393</text:p>
          </table:table-cell>
          <table:table-cell office:value-type="float" office:value="423">
            <text:p>423</text:p>
          </table:table-cell>
          <table:table-cell table:formula="of:=[.C38]/[.F38]*[.$P$2]" office:value-type="float" office:value="1.9685436327907">
            <text:p>1.9685436328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585">
            <text:p>2585</text:p>
          </table:table-cell>
          <table:table-cell table:formula="of:=[.B39]/INDEX([.$B$2:.$B$101];MATCH([.$M$1];[.$A$2:.$A$101];0))" office:value-type="float" office:value="0.589509692132269">
            <text:p>0.5895096921</text:p>
          </table:table-cell>
          <table:table-cell/>
          <table:table-cell office:value-type="float" office:value="414">
            <text:p>414</text:p>
          </table:table-cell>
          <table:table-cell office:value-type="float" office:value="260">
            <text:p>260</text:p>
          </table:table-cell>
          <table:table-cell table:formula="of:=[.C39]/[.F39]*[.$P$2]" office:value-type="float" office:value="2.67319971932287">
            <text:p>2.6731997193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855">
            <text:p>2855</text:p>
          </table:table-cell>
          <table:table-cell table:formula="of:=[.B40]/INDEX([.$B$2:.$B$101];MATCH([.$M$1];[.$A$2:.$A$101];0))" office:value-type="float" office:value="0.651083238312429">
            <text:p>0.6510832383</text:p>
          </table:table-cell>
          <table:table-cell/>
          <table:table-cell office:value-type="float" office:value="424">
            <text:p>424</text:p>
          </table:table-cell>
          <table:table-cell office:value-type="float" office:value="516">
            <text:p>516</text:p>
          </table:table-cell>
          <table:table-cell table:formula="of:=[.C40]/[.F40]*[.$P$2]" office:value-type="float" office:value="1.48764949219061">
            <text:p>1.4876494922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575">
            <text:p>3575</text:p>
          </table:table-cell>
          <table:table-cell table:formula="of:=[.B41]/INDEX([.$B$2:.$B$101];MATCH([.$M$1];[.$A$2:.$A$101];0))" office:value-type="float" office:value="0.815279361459521">
            <text:p>0.8152793615</text:p>
          </table:table-cell>
          <table:table-cell/>
          <table:table-cell office:value-type="float" office:value="453">
            <text:p>453</text:p>
          </table:table-cell>
          <table:table-cell office:value-type="float" office:value="734">
            <text:p>734</text:p>
          </table:table-cell>
          <table:table-cell table:formula="of:=[.C41]/[.F41]*[.$P$2]" office:value-type="float" office:value="1.30955635852967">
            <text:p>1.3095563585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200">
            <text:p>2200</text:p>
          </table:table-cell>
          <table:table-cell table:formula="of:=[.B42]/INDEX([.$B$2:.$B$101];MATCH([.$M$1];[.$A$2:.$A$101];0))" office:value-type="float" office:value="0.501710376282782">
            <text:p>0.5017103763</text:p>
          </table:table-cell>
          <table:table-cell/>
          <table:table-cell office:value-type="float" office:value="462">
            <text:p>462</text:p>
          </table:table-cell>
          <table:table-cell office:value-type="float" office:value="346">
            <text:p>346</text:p>
          </table:table-cell>
          <table:table-cell table:formula="of:=[.C42]/[.F42]*[.$P$2]" office:value-type="float" office:value="1.70958535733353">
            <text:p>1.7095853573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230">
            <text:p>3230</text:p>
          </table:table-cell>
          <table:table-cell table:formula="of:=[.B43]/INDEX([.$B$2:.$B$101];MATCH([.$M$1];[.$A$2:.$A$101];0))" office:value-type="float" office:value="0.736602052451539">
            <text:p>0.7366020525</text:p>
          </table:table-cell>
          <table:table-cell/>
          <table:table-cell office:value-type="float" office:value="550">
            <text:p>550</text:p>
          </table:table-cell>
          <table:table-cell office:value-type="float" office:value="538">
            <text:p>538</text:p>
          </table:table-cell>
          <table:table-cell table:formula="of:=[.C43]/[.F43]*[.$P$2]" office:value-type="float" office:value="1.61422643093005">
            <text:p>1.6142264309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621">
            <text:p>3621</text:p>
          </table:table-cell>
          <table:table-cell table:formula="of:=[.B44]/INDEX([.$B$2:.$B$101];MATCH([.$M$1];[.$A$2:.$A$101];0))" office:value-type="float" office:value="0.825769669327252">
            <text:p>0.8257696693</text:p>
          </table:table-cell>
          <table:table-cell/>
          <table:table-cell office:value-type="float" office:value="557">
            <text:p>557</text:p>
          </table:table-cell>
          <table:table-cell office:value-type="float" office:value="650">
            <text:p>650</text:p>
          </table:table-cell>
          <table:table-cell table:formula="of:=[.C44]/[.F44]*[.$P$2]" office:value-type="float" office:value="1.49781913867205">
            <text:p>1.4978191387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426">
            <text:p>3426</text:p>
          </table:table-cell>
          <table:table-cell table:formula="of:=[.B45]/INDEX([.$B$2:.$B$101];MATCH([.$M$1];[.$A$2:.$A$101];0))" office:value-type="float" office:value="0.781299885974915">
            <text:p>0.781299886</text:p>
          </table:table-cell>
          <table:table-cell/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 table:formula="of:=[.C45]/[.F45]*[.$P$2]" office:value-type="float" office:value="1.61889730327667">
            <text:p>1.6188973033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501">
            <text:p>2501</text:p>
          </table:table-cell>
          <table:table-cell table:formula="of:=[.B46]/INDEX([.$B$2:.$B$101];MATCH([.$M$1];[.$A$2:.$A$101];0))" office:value-type="float" office:value="0.570353477765108">
            <text:p>0.5703534778</text:p>
          </table:table-cell>
          <table:table-cell/>
          <table:table-cell office:value-type="float" office:value="568">
            <text:p>568</text:p>
          </table:table-cell>
          <table:table-cell office:value-type="float" office:value="349">
            <text:p>349</text:p>
          </table:table-cell>
          <table:table-cell table:formula="of:=[.C46]/[.F46]*[.$P$2]" office:value-type="float" office:value="1.92678151944144">
            <text:p>1.9267815194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165">
            <text:p>2165</text:p>
          </table:table-cell>
          <table:table-cell table:formula="of:=[.B47]/INDEX([.$B$2:.$B$101];MATCH([.$M$1];[.$A$2:.$A$101];0))" office:value-type="float" office:value="0.493728620296465">
            <text:p>0.4937286203</text:p>
          </table:table-cell>
          <table:table-cell/>
          <table:table-cell office:value-type="float" office:value="581">
            <text:p>581</text:p>
          </table:table-cell>
          <table:table-cell office:value-type="float" office:value="250">
            <text:p>250</text:p>
          </table:table-cell>
          <table:table-cell table:formula="of:=[.C47]/[.F47]*[.$P$2]" office:value-type="float" office:value="2.32842417331813">
            <text:p>2.3284241733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994">
            <text:p>2994</text:p>
          </table:table-cell>
          <table:table-cell table:formula="of:=[.B48]/INDEX([.$B$2:.$B$101];MATCH([.$M$1];[.$A$2:.$A$101];0))" office:value-type="float" office:value="0.682782212086659">
            <text:p>0.6827822121</text:p>
          </table:table-cell>
          <table:table-cell/>
          <table:table-cell office:value-type="float" office:value="585">
            <text:p>585</text:p>
          </table:table-cell>
          <table:table-cell office:value-type="float" office:value="418">
            <text:p>418</text:p>
          </table:table-cell>
          <table:table-cell table:formula="of:=[.C48]/[.F48]*[.$P$2]" office:value-type="float" office:value="1.92583786614873">
            <text:p>1.9258378661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900">
            <text:p>3900</text:p>
          </table:table-cell>
          <table:table-cell table:formula="of:=[.B49]/INDEX([.$B$2:.$B$101];MATCH([.$M$1];[.$A$2:.$A$101];0))" office:value-type="float" office:value="0.88939566704675">
            <text:p>0.889395667</text:p>
          </table:table-cell>
          <table:table-cell/>
          <table:table-cell office:value-type="float" office:value="597">
            <text:p>597</text:p>
          </table:table-cell>
          <table:table-cell office:value-type="float" office:value="912">
            <text:p>912</text:p>
          </table:table-cell>
          <table:table-cell table:formula="of:=[.C49]/[.F49]*[.$P$2]" office:value-type="float" office:value="1.14977795114925">
            <text:p>1.1497779511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995">
            <text:p>2995</text:p>
          </table:table-cell>
          <table:table-cell table:formula="of:=[.B50]/INDEX([.$B$2:.$B$101];MATCH([.$M$1];[.$A$2:.$A$101];0))" office:value-type="float" office:value="0.683010262257697">
            <text:p>0.6830102623</text:p>
          </table:table-cell>
          <table:table-cell/>
          <table:table-cell office:value-type="float" office:value="601">
            <text:p>601</text:p>
          </table:table-cell>
          <table:table-cell office:value-type="float" office:value="440">
            <text:p>440</text:p>
          </table:table-cell>
          <table:table-cell table:formula="of:=[.C50]/[.F50]*[.$P$2]" office:value-type="float" office:value="1.83015704364051">
            <text:p>1.8301570436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578">
            <text:p>3578</text:p>
          </table:table-cell>
          <table:table-cell table:formula="of:=[.B51]/INDEX([.$B$2:.$B$101];MATCH([.$M$1];[.$A$2:.$A$101];0))" office:value-type="float" office:value="0.815963511972634">
            <text:p>0.815963512</text:p>
          </table:table-cell>
          <table:table-cell/>
          <table:table-cell office:value-type="float" office:value="602">
            <text:p>602</text:p>
          </table:table-cell>
          <table:table-cell office:value-type="float" office:value="600">
            <text:p>600</text:p>
          </table:table-cell>
          <table:table-cell table:formula="of:=[.C51]/[.F51]*[.$P$2]" office:value-type="float" office:value="1.60336830102623">
            <text:p>1.603368301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117">
            <text:p>4117</text:p>
          </table:table-cell>
          <table:table-cell table:formula="of:=[.B52]/INDEX([.$B$2:.$B$101];MATCH([.$M$1];[.$A$2:.$A$101];0))" office:value-type="float" office:value="0.938882554161916">
            <text:p>0.9388825542</text:p>
          </table:table-cell>
          <table:table-cell/>
          <table:table-cell office:value-type="float" office:value="603">
            <text:p>603</text:p>
          </table:table-cell>
          <table:table-cell office:value-type="float" office:value="825">
            <text:p>825</text:p>
          </table:table-cell>
          <table:table-cell table:formula="of:=[.C52]/[.F52]*[.$P$2]" office:value-type="float" office:value="1.34174852285685">
            <text:p>1.3417485229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862">
            <text:p>3862</text:p>
          </table:table-cell>
          <table:table-cell table:formula="of:=[.B53]/INDEX([.$B$2:.$B$101];MATCH([.$M$1];[.$A$2:.$A$101];0))" office:value-type="float" office:value="0.88072976054732">
            <text:p>0.8807297605</text:p>
          </table:table-cell>
          <table:table-cell/>
          <table:table-cell office:value-type="float" office:value="604">
            <text:p>604</text:p>
          </table:table-cell>
          <table:table-cell office:value-type="float" office:value="592">
            <text:p>592</text:p>
          </table:table-cell>
          <table:table-cell table:formula="of:=[.C53]/[.F53]*[.$P$2]" office:value-type="float" office:value="1.75402092514407">
            <text:p>1.7540209251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829">
            <text:p>3829</text:p>
          </table:table-cell>
          <table:table-cell table:formula="of:=[.B54]/INDEX([.$B$2:.$B$101];MATCH([.$M$1];[.$A$2:.$A$101];0))" office:value-type="float" office:value="0.873204104903079">
            <text:p>0.8732041049</text:p>
          </table:table-cell>
          <table:table-cell/>
          <table:table-cell office:value-type="float" office:value="607">
            <text:p>607</text:p>
          </table:table-cell>
          <table:table-cell office:value-type="float" office:value="691">
            <text:p>691</text:p>
          </table:table-cell>
          <table:table-cell table:formula="of:=[.C54]/[.F54]*[.$P$2]" office:value-type="float" office:value="1.48988080995764">
            <text:p>1.48988081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53">
            <text:p>2253</text:p>
          </table:table-cell>
          <table:table-cell table:formula="of:=[.B55]/INDEX([.$B$2:.$B$101];MATCH([.$M$1];[.$A$2:.$A$101];0))" office:value-type="float" office:value="0.513797035347777">
            <text:p>0.5137970353</text:p>
          </table:table-cell>
          <table:table-cell/>
          <table:table-cell office:value-type="float" office:value="629">
            <text:p>629</text:p>
          </table:table-cell>
          <table:table-cell office:value-type="float" office:value="302">
            <text:p>302</text:p>
          </table:table-cell>
          <table:table-cell table:formula="of:=[.C55]/[.F55]*[.$P$2]" office:value-type="float" office:value="2.00585001548023">
            <text:p>2.0058500155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966">
            <text:p>2966</text:p>
          </table:table-cell>
          <table:table-cell table:formula="of:=[.B56]/INDEX([.$B$2:.$B$101];MATCH([.$M$1];[.$A$2:.$A$101];0))" office:value-type="float" office:value="0.676396807297605">
            <text:p>0.6763968073</text:p>
          </table:table-cell>
          <table:table-cell/>
          <table:table-cell office:value-type="float" office:value="640">
            <text:p>640</text:p>
          </table:table-cell>
          <table:table-cell office:value-type="float" office:value="540">
            <text:p>540</text:p>
          </table:table-cell>
          <table:table-cell table:formula="of:=[.C56]/[.F56]*[.$P$2]" office:value-type="float" office:value="1.47679969593311">
            <text:p>1.4767996959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887">
            <text:p>1887</text:p>
          </table:table-cell>
          <table:table-cell table:formula="of:=[.B57]/INDEX([.$B$2:.$B$101];MATCH([.$M$1];[.$A$2:.$A$101];0))" office:value-type="float" office:value="0.430330672748005">
            <text:p>0.4303306727</text:p>
          </table:table-cell>
          <table:table-cell/>
          <table:table-cell office:value-type="float" office:value="641">
            <text:p>641</text:p>
          </table:table-cell>
          <table:table-cell office:value-type="float" office:value="234">
            <text:p>234</text:p>
          </table:table-cell>
          <table:table-cell table:formula="of:=[.C57]/[.F57]*[.$P$2]" office:value-type="float" office:value="2.1682045434611">
            <text:p>2.1682045435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214">
            <text:p>2214</text:p>
          </table:table-cell>
          <table:table-cell table:formula="of:=[.B58]/INDEX([.$B$2:.$B$101];MATCH([.$M$1];[.$A$2:.$A$101];0))" office:value-type="float" office:value="0.504903078677309">
            <text:p>0.5049030787</text:p>
          </table:table-cell>
          <table:table-cell/>
          <table:table-cell office:value-type="float" office:value="664">
            <text:p>664</text:p>
          </table:table-cell>
          <table:table-cell office:value-type="float" office:value="309">
            <text:p>309</text:p>
          </table:table-cell>
          <table:table-cell table:formula="of:=[.C58]/[.F58]*[.$P$2]" office:value-type="float" office:value="1.926474853594">
            <text:p>1.9264748536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474">
            <text:p>3474</text:p>
          </table:table-cell>
          <table:table-cell table:formula="of:=[.B59]/INDEX([.$B$2:.$B$101];MATCH([.$M$1];[.$A$2:.$A$101];0))" office:value-type="float" office:value="0.792246294184721">
            <text:p>0.7922462942</text:p>
          </table:table-cell>
          <table:table-cell/>
          <table:table-cell office:value-type="float" office:value="671">
            <text:p>671</text:p>
          </table:table-cell>
          <table:table-cell office:value-type="float" office:value="480">
            <text:p>480</text:p>
          </table:table-cell>
          <table:table-cell table:formula="of:=[.C59]/[.F59]*[.$P$2]" office:value-type="float" office:value="1.94595496009122">
            <text:p>1.9459549601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470">
            <text:p>3470</text:p>
          </table:table-cell>
          <table:table-cell table:formula="of:=[.B60]/INDEX([.$B$2:.$B$101];MATCH([.$M$1];[.$A$2:.$A$101];0))" office:value-type="float" office:value="0.79133409350057">
            <text:p>0.7913340935</text:p>
          </table:table-cell>
          <table:table-cell/>
          <table:table-cell office:value-type="float" office:value="672">
            <text:p>672</text:p>
          </table:table-cell>
          <table:table-cell office:value-type="float" office:value="453">
            <text:p>453</text:p>
          </table:table-cell>
          <table:table-cell table:formula="of:=[.C60]/[.F60]*[.$P$2]" office:value-type="float" office:value="2.05956489235579">
            <text:p>2.0595648924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220">
            <text:p>3220</text:p>
          </table:table-cell>
          <table:table-cell table:formula="of:=[.B61]/INDEX([.$B$2:.$B$101];MATCH([.$M$1];[.$A$2:.$A$101];0))" office:value-type="float" office:value="0.734321550741163">
            <text:p>0.7343215507</text:p>
          </table:table-cell>
          <table:table-cell/>
          <table:table-cell office:value-type="float" office:value="680">
            <text:p>680</text:p>
          </table:table-cell>
          <table:table-cell office:value-type="float" office:value="536">
            <text:p>536</text:p>
          </table:table-cell>
          <table:table-cell table:formula="of:=[.C61]/[.F61]*[.$P$2]" office:value-type="float" office:value="1.61523341105192">
            <text:p>1.6152334111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289">
            <text:p>3289</text:p>
          </table:table-cell>
          <table:table-cell table:formula="of:=[.B62]/INDEX([.$B$2:.$B$101];MATCH([.$M$1];[.$A$2:.$A$101];0))" office:value-type="float" office:value="0.750057012542759">
            <text:p>0.7500570125</text:p>
          </table:table-cell>
          <table:table-cell/>
          <table:table-cell office:value-type="float" office:value="745">
            <text:p>745</text:p>
          </table:table-cell>
          <table:table-cell office:value-type="float" office:value="559">
            <text:p>559</text:p>
          </table:table-cell>
          <table:table-cell table:formula="of:=[.C62]/[.F62]*[.$P$2]" office:value-type="float" office:value="1.58196282251863">
            <text:p>1.5819628225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871">
            <text:p>2871</text:p>
          </table:table-cell>
          <table:table-cell table:formula="of:=[.B63]/INDEX([.$B$2:.$B$101];MATCH([.$M$1];[.$A$2:.$A$101];0))" office:value-type="float" office:value="0.654732041049031">
            <text:p>0.654732041</text:p>
          </table:table-cell>
          <table:table-cell/>
          <table:table-cell office:value-type="float" office:value="752">
            <text:p>752</text:p>
          </table:table-cell>
          <table:table-cell office:value-type="float" office:value="382">
            <text:p>382</text:p>
          </table:table-cell>
          <table:table-cell table:formula="of:=[.C63]/[.F63]*[.$P$2]" office:value-type="float" office:value="2.02075674449426">
            <text:p>2.0207567445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493">
            <text:p>1493</text:p>
          </table:table-cell>
          <table:table-cell table:formula="of:=[.B64]/INDEX([.$B$2:.$B$101];MATCH([.$M$1];[.$A$2:.$A$101];0))" office:value-type="float" office:value="0.340478905359179">
            <text:p>0.3404789054</text:p>
          </table:table-cell>
          <table:table-cell/>
          <table:table-cell office:value-type="float" office:value="786">
            <text:p>786</text:p>
          </table:table-cell>
          <table:table-cell office:value-type="float" office:value="137">
            <text:p>137</text:p>
          </table:table-cell>
          <table:table-cell table:formula="of:=[.C64]/[.F64]*[.$P$2]" office:value-type="float" office:value="2.93010678407644">
            <text:p>2.9301067841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656">
            <text:p>2656</text:p>
          </table:table-cell>
          <table:table-cell table:formula="of:=[.B65]/INDEX([.$B$2:.$B$101];MATCH([.$M$1];[.$A$2:.$A$101];0))" office:value-type="float" office:value="0.605701254275941">
            <text:p>0.6057012543</text:p>
          </table:table-cell>
          <table:table-cell/>
          <table:table-cell office:value-type="float" office:value="788">
            <text:p>788</text:p>
          </table:table-cell>
          <table:table-cell office:value-type="float" office:value="420">
            <text:p>420</text:p>
          </table:table-cell>
          <table:table-cell table:formula="of:=[.C65]/[.F65]*[.$P$2]" office:value-type="float" office:value="1.70028994950318">
            <text:p>1.7002899495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692">
            <text:p>2692</text:p>
          </table:table-cell>
          <table:table-cell table:formula="of:=[.B66]/INDEX([.$B$2:.$B$101];MATCH([.$M$1];[.$A$2:.$A$101];0))" office:value-type="float" office:value="0.613911060433295">
            <text:p>0.6139110604</text:p>
          </table:table-cell>
          <table:table-cell/>
          <table:table-cell office:value-type="float" office:value="807">
            <text:p>807</text:p>
          </table:table-cell>
          <table:table-cell office:value-type="float" office:value="362">
            <text:p>362</text:p>
          </table:table-cell>
          <table:table-cell table:formula="of:=[.C66]/[.F66]*[.$P$2]" office:value-type="float" office:value="1.9994506636764">
            <text:p>1.9994506637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638">
            <text:p>3638</text:p>
          </table:table-cell>
          <table:table-cell table:formula="of:=[.B67]/INDEX([.$B$2:.$B$101];MATCH([.$M$1];[.$A$2:.$A$101];0))" office:value-type="float" office:value="0.829646522234892">
            <text:p>0.8296465222</text:p>
          </table:table-cell>
          <table:table-cell/>
          <table:table-cell office:value-type="float" office:value="808">
            <text:p>808</text:p>
          </table:table-cell>
          <table:table-cell office:value-type="float" office:value="630">
            <text:p>630</text:p>
          </table:table-cell>
          <table:table-cell table:formula="of:=[.C67]/[.F67]*[.$P$2]" office:value-type="float" office:value="1.55262420589673">
            <text:p>1.5526242059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293">
            <text:p>3293</text:p>
          </table:table-cell>
          <table:table-cell table:formula="of:=[.B68]/INDEX([.$B$2:.$B$101];MATCH([.$M$1];[.$A$2:.$A$101];0))" office:value-type="float" office:value="0.75096921322691">
            <text:p>0.7509692132</text:p>
          </table:table-cell>
          <table:table-cell/>
          <table:table-cell office:value-type="float" office:value="809">
            <text:p>809</text:p>
          </table:table-cell>
          <table:table-cell office:value-type="float" office:value="500">
            <text:p>500</text:p>
          </table:table-cell>
          <table:table-cell table:formula="of:=[.C68]/[.F68]*[.$P$2]" office:value-type="float" office:value="1.77078540478905">
            <text:p>1.7707854048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718">
            <text:p>2718</text:p>
          </table:table-cell>
          <table:table-cell table:formula="of:=[.B69]/INDEX([.$B$2:.$B$101];MATCH([.$M$1];[.$A$2:.$A$101];0))" office:value-type="float" office:value="0.619840364880274">
            <text:p>0.6198403649</text:p>
          </table:table-cell>
          <table:table-cell/>
          <table:table-cell office:value-type="float" office:value="812">
            <text:p>812</text:p>
          </table:table-cell>
          <table:table-cell office:value-type="float" office:value="374">
            <text:p>374</text:p>
          </table:table-cell>
          <table:table-cell table:formula="of:=[.C69]/[.F69]*[.$P$2]" office:value-type="float" office:value="1.9539887438338">
            <text:p>1.9539887438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541">
            <text:p>3541</text:p>
          </table:table-cell>
          <table:table-cell table:formula="of:=[.B70]/INDEX([.$B$2:.$B$101];MATCH([.$M$1];[.$A$2:.$A$101];0))" office:value-type="float" office:value="0.807525655644242">
            <text:p>0.8075256556</text:p>
          </table:table-cell>
          <table:table-cell/>
          <table:table-cell office:value-type="float" office:value="854">
            <text:p>854</text:p>
          </table:table-cell>
          <table:table-cell office:value-type="float" office:value="629">
            <text:p>629</text:p>
          </table:table-cell>
          <table:table-cell table:formula="of:=[.C70]/[.F70]*[.$P$2]" office:value-type="float" office:value="1.51362917011854">
            <text:p>1.5136291701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173">
            <text:p>3173</text:p>
          </table:table-cell>
          <table:table-cell table:formula="of:=[.B71]/INDEX([.$B$2:.$B$101];MATCH([.$M$1];[.$A$2:.$A$101];0))" office:value-type="float" office:value="0.723603192702394">
            <text:p>0.7236031927</text:p>
          </table:table-cell>
          <table:table-cell/>
          <table:table-cell office:value-type="float" office:value="857">
            <text:p>857</text:p>
          </table:table-cell>
          <table:table-cell office:value-type="float" office:value="559">
            <text:p>559</text:p>
          </table:table-cell>
          <table:table-cell table:formula="of:=[.C71]/[.F71]*[.$P$2]" office:value-type="float" office:value="1.52616845115586">
            <text:p>1.5261684512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360">
            <text:p>3360</text:p>
          </table:table-cell>
          <table:table-cell table:formula="of:=[.B72]/INDEX([.$B$2:.$B$101];MATCH([.$M$1];[.$A$2:.$A$101];0))" office:value-type="float" office:value="0.766248574686431">
            <text:p>0.7662485747</text:p>
          </table:table-cell>
          <table:table-cell/>
          <table:table-cell office:value-type="float" office:value="862">
            <text:p>862</text:p>
          </table:table-cell>
          <table:table-cell office:value-type="float" office:value="567">
            <text:p>567</text:p>
          </table:table-cell>
          <table:table-cell table:formula="of:=[.C72]/[.F72]*[.$P$2]" office:value-type="float" office:value="1.59331052831623">
            <text:p>1.5933105283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458">
            <text:p>3458</text:p>
          </table:table-cell>
          <table:table-cell table:formula="of:=[.B73]/INDEX([.$B$2:.$B$101];MATCH([.$M$1];[.$A$2:.$A$101];0))" office:value-type="float" office:value="0.788597491448119">
            <text:p>0.7885974914</text:p>
          </table:table-cell>
          <table:table-cell/>
          <table:table-cell office:value-type="float" office:value="954">
            <text:p>954</text:p>
          </table:table-cell>
          <table:table-cell office:value-type="float" office:value="627">
            <text:p>627</text:p>
          </table:table-cell>
          <table:table-cell table:formula="of:=[.C73]/[.F73]*[.$P$2]" office:value-type="float" office:value="1.48286513942158">
            <text:p>1.4828651394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216">
            <text:p>3216</text:p>
          </table:table-cell>
          <table:table-cell table:formula="of:=[.B74]/INDEX([.$B$2:.$B$101];MATCH([.$M$1];[.$A$2:.$A$101];0))" office:value-type="float" office:value="0.733409350057013">
            <text:p>0.7334093501</text:p>
          </table:table-cell>
          <table:table-cell/>
          <table:table-cell office:value-type="float" office:value="955">
            <text:p>955</text:p>
          </table:table-cell>
          <table:table-cell office:value-type="float" office:value="517">
            <text:p>517</text:p>
          </table:table-cell>
          <table:table-cell table:formula="of:=[.C74]/[.F74]*[.$P$2]" office:value-type="float" office:value="1.67251377895013">
            <text:p>1.672513779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559">
            <text:p>2559</text:p>
          </table:table-cell>
          <table:table-cell table:formula="of:=[.B75]/INDEX([.$B$2:.$B$101];MATCH([.$M$1];[.$A$2:.$A$101];0))" office:value-type="float" office:value="0.583580387685291">
            <text:p>0.5835803877</text:p>
          </table:table-cell>
          <table:table-cell/>
          <table:table-cell office:value-type="float" office:value="1422">
            <text:p>1422</text:p>
          </table:table-cell>
          <table:table-cell office:value-type="float" office:value="389">
            <text:p>389</text:p>
          </table:table-cell>
          <table:table-cell table:formula="of:=[.C75]/[.F75]*[.$P$2]" office:value-type="float" office:value="1.76874364288164">
            <text:p>1.7687436429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968">
            <text:p>2968</text:p>
          </table:table-cell>
          <table:table-cell table:formula="of:=[.B76]/INDEX([.$B$2:.$B$101];MATCH([.$M$1];[.$A$2:.$A$101];0))" office:value-type="float" office:value="0.676852907639681">
            <text:p>0.6768529076</text:p>
          </table:table-cell>
          <table:table-cell/>
          <table:table-cell office:value-type="float" office:value="1572">
            <text:p>1572</text:p>
          </table:table-cell>
          <table:table-cell office:value-type="float" office:value="444">
            <text:p>444</text:p>
          </table:table-cell>
          <table:table-cell table:formula="of:=[.C76]/[.F76]*[.$P$2]" office:value-type="float" office:value="1.79731886961077">
            <text:p>1.7973188696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611">
            <text:p>2611</text:p>
          </table:table-cell>
          <table:table-cell table:formula="of:=[.B77]/INDEX([.$B$2:.$B$101];MATCH([.$M$1];[.$A$2:.$A$101];0))" office:value-type="float" office:value="0.595438996579247">
            <text:p>0.5954389966</text:p>
          </table:table-cell>
          <table:table-cell/>
          <table:table-cell office:value-type="float" office:value="1597">
            <text:p>1597</text:p>
          </table:table-cell>
          <table:table-cell office:value-type="float" office:value="444">
            <text:p>444</text:p>
          </table:table-cell>
          <table:table-cell table:formula="of:=[.C77]/[.F77]*[.$P$2]" office:value-type="float" office:value="1.5811319301057">
            <text:p>1.5811319301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2991">
            <text:p>2991</text:p>
          </table:table-cell>
          <table:table-cell table:formula="of:=[.B78]/INDEX([.$B$2:.$B$101];MATCH([.$M$1];[.$A$2:.$A$101];0))" office:value-type="float" office:value="0.682098061573546">
            <text:p>0.6820980616</text:p>
          </table:table-cell>
          <table:table-cell/>
          <table:table-cell office:value-type="float" office:value="1637">
            <text:p>1637</text:p>
          </table:table-cell>
          <table:table-cell office:value-type="float" office:value="506">
            <text:p>506</text:p>
          </table:table-cell>
          <table:table-cell table:formula="of:=[.C78]/[.F78]*[.$P$2]" office:value-type="float" office:value="1.58931544386405">
            <text:p>1.5893154439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3218">
            <text:p>3218</text:p>
          </table:table-cell>
          <table:table-cell table:formula="of:=[.B79]/INDEX([.$B$2:.$B$101];MATCH([.$M$1];[.$A$2:.$A$101];0))" office:value-type="float" office:value="0.733865450399088">
            <text:p>0.7338654504</text:p>
          </table:table-cell>
          <table:table-cell/>
          <table:table-cell office:value-type="float" office:value="1891">
            <text:p>1891</text:p>
          </table:table-cell>
          <table:table-cell office:value-type="float" office:value="288">
            <text:p>288</text:p>
          </table:table-cell>
          <table:table-cell table:formula="of:=[.C79]/[.F79]*[.$P$2]" office:value-type="float" office:value="3.00426168757127">
            <text:p>3.0042616876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225">
            <text:p>3225</text:p>
          </table:table-cell>
          <table:table-cell table:formula="of:=[.B80]/INDEX([.$B$2:.$B$101];MATCH([.$M$1];[.$A$2:.$A$101];0))" office:value-type="float" office:value="0.735461801596351">
            <text:p>0.7354618016</text:p>
          </table:table-cell>
          <table:table-cell/>
          <table:table-cell office:value-type="float" office:value="1892">
            <text:p>1892</text:p>
          </table:table-cell>
          <table:table-cell office:value-type="float" office:value="289">
            <text:p>289</text:p>
          </table:table-cell>
          <table:table-cell table:formula="of:=[.C80]/[.F80]*[.$P$2]" office:value-type="float" office:value="3.00037876845017">
            <text:p>3.0003787685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3261">
            <text:p>3261</text:p>
          </table:table-cell>
          <table:table-cell table:formula="of:=[.B81]/INDEX([.$B$2:.$B$101];MATCH([.$M$1];[.$A$2:.$A$101];0))" office:value-type="float" office:value="0.743671607753706">
            <text:p>0.7436716078</text:p>
          </table:table-cell>
          <table:table-cell/>
          <table:table-cell office:value-type="float" office:value="1894">
            <text:p>1894</text:p>
          </table:table-cell>
          <table:table-cell office:value-type="float" office:value="272">
            <text:p>272</text:p>
          </table:table-cell>
          <table:table-cell table:formula="of:=[.C81]/[.F81]*[.$P$2]" office:value-type="float" office:value="3.22348832919713">
            <text:p>3.2234883292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764">
            <text:p>1764</text:p>
          </table:table-cell>
          <table:table-cell table:formula="of:=[.B82]/INDEX([.$B$2:.$B$101];MATCH([.$M$1];[.$A$2:.$A$101];0))" office:value-type="float" office:value="0.402280501710376">
            <text:p>0.4022805017</text:p>
          </table:table-cell>
          <table:table-cell/>
          <table:table-cell office:value-type="float" office:value="1900">
            <text:p>1900</text:p>
          </table:table-cell>
          <table:table-cell office:value-type="float" office:value="204">
            <text:p>204</text:p>
          </table:table-cell>
          <table:table-cell table:formula="of:=[.C82]/[.F82]*[.$P$2]" office:value-type="float" office:value="2.32494466429673">
            <text:p>2.3249446643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2271">
            <text:p>2271</text:p>
          </table:table-cell>
          <table:table-cell table:formula="of:=[.B83]/INDEX([.$B$2:.$B$101];MATCH([.$M$1];[.$A$2:.$A$101];0))" office:value-type="float" office:value="0.517901938426454">
            <text:p>0.5179019384</text:p>
          </table:table-cell>
          <table:table-cell/>
          <table:table-cell office:value-type="float" office:value="2024">
            <text:p>2024</text:p>
          </table:table-cell>
          <table:table-cell office:value-type="float" office:value="265">
            <text:p>265</text:p>
          </table:table-cell>
          <table:table-cell table:formula="of:=[.C83]/[.F83]*[.$P$2]" office:value-type="float" office:value="2.30417503926335">
            <text:p>2.3041750393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2114">
            <text:p>2114</text:p>
          </table:table-cell>
          <table:table-cell table:formula="of:=[.B84]/INDEX([.$B$2:.$B$101];MATCH([.$M$1];[.$A$2:.$A$101];0))" office:value-type="float" office:value="0.482098061573546">
            <text:p>0.4820980616</text:p>
          </table:table-cell>
          <table:table-cell/>
          <table:table-cell office:value-type="float" office:value="2164">
            <text:p>2164</text:p>
          </table:table-cell>
          <table:table-cell office:value-type="float" office:value="167">
            <text:p>167</text:p>
          </table:table-cell>
          <table:table-cell table:formula="of:=[.C84]/[.F84]*[.$P$2]" office:value-type="float" office:value="3.40355457841444">
            <text:p>3.4035545784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3385">
            <text:p>3385</text:p>
          </table:table-cell>
          <table:table-cell table:formula="of:=[.B85]/INDEX([.$B$2:.$B$101];MATCH([.$M$1];[.$A$2:.$A$101];0))" office:value-type="float" office:value="0.771949828962372">
            <text:p>0.771949829</text:p>
          </table:table-cell>
          <table:table-cell/>
          <table:table-cell office:value-type="float" office:value="2501">
            <text:p>2501</text:p>
          </table:table-cell>
          <table:table-cell office:value-type="float" office:value="562">
            <text:p>562</text:p>
          </table:table-cell>
          <table:table-cell table:formula="of:=[.C85]/[.F85]*[.$P$2]" office:value-type="float" office:value="1.61944634937124">
            <text:p>1.6194463494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179">
            <text:p>3179</text:p>
          </table:table-cell>
          <table:table-cell table:formula="of:=[.B86]/INDEX([.$B$2:.$B$101];MATCH([.$M$1];[.$A$2:.$A$101];0))" office:value-type="float" office:value="0.72497149372862">
            <text:p>0.7249714937</text:p>
          </table:table-cell>
          <table:table-cell/>
          <table:table-cell office:value-type="float" office:value="2502">
            <text:p>2502</text:p>
          </table:table-cell>
          <table:table-cell office:value-type="float" office:value="521">
            <text:p>521</text:p>
          </table:table-cell>
          <table:table-cell table:formula="of:=[.C86]/[.F86]*[.$P$2]" office:value-type="float" office:value="1.64057848580814">
            <text:p>1.6405784858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855">
            <text:p>2855</text:p>
          </table:table-cell>
          <table:table-cell table:formula="of:=[.B87]/INDEX([.$B$2:.$B$101];MATCH([.$M$1];[.$A$2:.$A$101];0))" office:value-type="float" office:value="0.651083238312429">
            <text:p>0.6510832383</text:p>
          </table:table-cell>
          <table:table-cell/>
          <table:table-cell office:value-type="float" office:value="3049">
            <text:p>3049</text:p>
          </table:table-cell>
          <table:table-cell office:value-type="float" office:value="408">
            <text:p>408</text:p>
          </table:table-cell>
          <table:table-cell table:formula="of:=[.C87]/[.F87]*[.$P$2]" office:value-type="float" office:value="1.88143906365283">
            <text:p>1.8814390637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2935">
            <text:p>2935</text:p>
          </table:table-cell>
          <table:table-cell table:formula="of:=[.B88]/INDEX([.$B$2:.$B$101];MATCH([.$M$1];[.$A$2:.$A$101];0))" office:value-type="float" office:value="0.669327251995439">
            <text:p>0.669327252</text:p>
          </table:table-cell>
          <table:table-cell/>
          <table:table-cell office:value-type="float" office:value="4327">
            <text:p>4327</text:p>
          </table:table-cell>
          <table:table-cell office:value-type="float" office:value="430">
            <text:p>430</text:p>
          </table:table-cell>
          <table:table-cell table:formula="of:=[.C88]/[.F88]*[.$P$2]" office:value-type="float" office:value="1.83520193047122">
            <text:p>1.8352019305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2289">
            <text:p>2289</text:p>
          </table:table-cell>
          <table:table-cell table:formula="of:=[.B89]/INDEX([.$B$2:.$B$101];MATCH([.$M$1];[.$A$2:.$A$101];0))" office:value-type="float" office:value="0.522006841505131">
            <text:p>0.5220068415</text:p>
          </table:table-cell>
          <table:table-cell/>
          <table:table-cell office:value-type="float" office:value="5503">
            <text:p>5503</text:p>
          </table:table-cell>
          <table:table-cell office:value-type="float" office:value="317">
            <text:p>317</text:p>
          </table:table-cell>
          <table:table-cell table:formula="of:=[.C89]/[.F89]*[.$P$2]" office:value-type="float" office:value="1.94147024017208">
            <text:p>1.9414702402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2165">
            <text:p>2165</text:p>
          </table:table-cell>
          <table:table-cell table:formula="of:=[.B90]/INDEX([.$B$2:.$B$101];MATCH([.$M$1];[.$A$2:.$A$101];0))" office:value-type="float" office:value="0.493728620296465">
            <text:p>0.4937286203</text:p>
          </table:table-cell>
          <table:table-cell/>
          <table:table-cell office:value-type="float" office:value="7443">
            <text:p>7443</text:p>
          </table:table-cell>
          <table:table-cell office:value-type="float" office:value="235">
            <text:p>235</text:p>
          </table:table-cell>
          <table:table-cell table:formula="of:=[.C90]/[.F90]*[.$P$2]" office:value-type="float" office:value="2.47704699289163">
            <text:p>2.4770469929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607">
            <text:p>2607</text:p>
          </table:table-cell>
          <table:table-cell table:formula="of:=[.B91]/INDEX([.$B$2:.$B$101];MATCH([.$M$1];[.$A$2:.$A$101];0))" office:value-type="float" office:value="0.594526795895097">
            <text:p>0.5945267959</text:p>
          </table:table-cell>
          <table:table-cell/>
          <table:table-cell office:value-type="float" office:value="8358">
            <text:p>8358</text:p>
          </table:table-cell>
          <table:table-cell office:value-type="float" office:value="436">
            <text:p>436</text:p>
          </table:table-cell>
          <table:table-cell table:formula="of:=[.C91]/[.F91]*[.$P$2]" office:value-type="float" office:value="1.60767681734018">
            <text:p>1.6076768173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750">
            <text:p>2750</text:p>
          </table:table-cell>
          <table:table-cell table:formula="of:=[.B92]/INDEX([.$B$2:.$B$101];MATCH([.$M$1];[.$A$2:.$A$101];0))" office:value-type="float" office:value="0.627137970353478">
            <text:p>0.6271379704</text:p>
          </table:table-cell>
          <table:table-cell/>
          <table:table-cell office:value-type="float" office:value="8467">
            <text:p>8467</text:p>
          </table:table-cell>
          <table:table-cell office:value-type="float" office:value="419">
            <text:p>419</text:p>
          </table:table-cell>
          <table:table-cell table:formula="of:=[.C92]/[.F92]*[.$P$2]" office:value-type="float" office:value="1.76466746311874">
            <text:p>1.7646674631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3437">
            <text:p>3437</text:p>
          </table:table-cell>
          <table:table-cell table:formula="of:=[.B93]/INDEX([.$B$2:.$B$101];MATCH([.$M$1];[.$A$2:.$A$101];0))" office:value-type="float" office:value="0.783808437856328">
            <text:p>0.7838084379</text:p>
          </table:table-cell>
          <table:table-cell/>
          <table:table-cell office:value-type="float" office:value="8587">
            <text:p>8587</text:p>
          </table:table-cell>
          <table:table-cell office:value-type="float" office:value="623">
            <text:p>623</text:p>
          </table:table-cell>
          <table:table-cell table:formula="of:=[.C93]/[.F93]*[.$P$2]" office:value-type="float" office:value="1.48332287035732">
            <text:p>1.4833228704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645">
            <text:p>1645</text:p>
          </table:table-cell>
          <table:table-cell table:formula="of:=[.B94]/INDEX([.$B$2:.$B$101];MATCH([.$M$1];[.$A$2:.$A$101];0))" office:value-type="float" office:value="0.375142531356898">
            <text:p>0.3751425314</text:p>
          </table:table-cell>
          <table:table-cell/>
          <table:table-cell office:value-type="float" office:value="9331">
            <text:p>9331</text:p>
          </table:table-cell>
          <table:table-cell office:value-type="float" office:value="166">
            <text:p>166</text:p>
          </table:table-cell>
          <table:table-cell table:formula="of:=[.C94]/[.F94]*[.$P$2]" office:value-type="float" office:value="2.66441593054086">
            <text:p>2.6644159305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2073">
            <text:p>2073</text:p>
          </table:table-cell>
          <table:table-cell table:formula="of:=[.B95]/INDEX([.$B$2:.$B$101];MATCH([.$M$1];[.$A$2:.$A$101];0))" office:value-type="float" office:value="0.472748004561003">
            <text:p>0.4727480046</text:p>
          </table:table-cell>
          <table:table-cell/>
          <table:table-cell office:value-type="float" office:value="9741">
            <text:p>9741</text:p>
          </table:table-cell>
          <table:table-cell office:value-type="float" office:value="214">
            <text:p>214</text:p>
          </table:table-cell>
          <table:table-cell table:formula="of:=[.C95]/[.F95]*[.$P$2]" office:value-type="float" office:value="2.60453223073562">
            <text:p>2.6045322307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2603">
            <text:p>2603</text:p>
          </table:table-cell>
          <table:table-cell table:formula="of:=[.B96]/INDEX([.$B$2:.$B$101];MATCH([.$M$1];[.$A$2:.$A$101];0))" office:value-type="float" office:value="0.593614595210946">
            <text:p>0.5936145952</text:p>
          </table:table-cell>
          <table:table-cell/>
          <table:table-cell office:value-type="float" office:value="9802">
            <text:p>9802</text:p>
          </table:table-cell>
          <table:table-cell office:value-type="float" office:value="301">
            <text:p>301</text:p>
          </table:table-cell>
          <table:table-cell table:formula="of:=[.C96]/[.F96]*[.$P$2]" office:value-type="float" office:value="2.32515484303557">
            <text:p>2.325154843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3119">
            <text:p>3119</text:p>
          </table:table-cell>
          <table:table-cell table:formula="of:=[.B97]/INDEX([.$B$2:.$B$101];MATCH([.$M$1];[.$A$2:.$A$101];0))" office:value-type="float" office:value="0.711288483466363">
            <text:p>0.7112884835</text:p>
          </table:table-cell>
          <table:table-cell/>
          <table:table-cell office:value-type="float" office:value="9806">
            <text:p>9806</text:p>
          </table:table-cell>
          <table:table-cell office:value-type="float" office:value="458">
            <text:p>458</text:p>
          </table:table-cell>
          <table:table-cell table:formula="of:=[.C97]/[.F97]*[.$P$2]" office:value-type="float" office:value="1.83102428385773">
            <text:p>1.8310242839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566">
            <text:p>2566</text:p>
          </table:table-cell>
          <table:table-cell table:formula="of:=[.B98]/INDEX([.$B$2:.$B$101];MATCH([.$M$1];[.$A$2:.$A$101];0))" office:value-type="float" office:value="0.585176738882554">
            <text:p>0.5851767389</text:p>
          </table:table-cell>
          <table:table-cell/>
          <table:table-cell office:value-type="float" office:value="10020">
            <text:p>10020</text:p>
          </table:table-cell>
          <table:table-cell office:value-type="float" office:value="345">
            <text:p>345</text:p>
          </table:table-cell>
          <table:table-cell table:formula="of:=[.C98]/[.F98]*[.$P$2]" office:value-type="float" office:value="1.99977789896386">
            <text:p>1.999777899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3287">
            <text:p>3287</text:p>
          </table:table-cell>
          <table:table-cell table:formula="of:=[.B99]/INDEX([.$B$2:.$B$101];MATCH([.$M$1];[.$A$2:.$A$101];0))" office:value-type="float" office:value="0.749600912200684">
            <text:p>0.7496009122</text:p>
          </table:table-cell>
          <table:table-cell/>
          <table:table-cell office:value-type="float" office:value="36657">
            <text:p>36657</text:p>
          </table:table-cell>
          <table:table-cell office:value-type="float" office:value="389">
            <text:p>389</text:p>
          </table:table-cell>
          <table:table-cell table:formula="of:=[.C99]/[.F99]*[.$P$2]" office:value-type="float" office:value="2.27192667219693">
            <text:p>2.2719266722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863">
            <text:p>2863</text:p>
          </table:table-cell>
          <table:table-cell table:formula="of:=[.B100]/INDEX([.$B$2:.$B$101];MATCH([.$M$1];[.$A$2:.$A$101];0))" office:value-type="float" office:value="0.65290763968073">
            <text:p>0.6529076397</text:p>
          </table:table-cell>
          <table:table-cell/>
          <table:table-cell office:value-type="float" office:value="36658">
            <text:p>36658</text:p>
          </table:table-cell>
          <table:table-cell office:value-type="float" office:value="269">
            <text:p>269</text:p>
          </table:table-cell>
          <table:table-cell table:formula="of:=[.C100]/[.F100]*[.$P$2]" office:value-type="float" office:value="2.86162865124008">
            <text:p>2.8616286512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2653">
            <text:p>2653</text:p>
          </table:table-cell>
          <table:table-cell table:formula="of:=[.B101]/INDEX([.$B$2:.$B$101];MATCH([.$M$1];[.$A$2:.$A$101];0))" office:value-type="float" office:value="0.605017103762828">
            <text:p>0.6050171038</text:p>
          </table:table-cell>
          <table:table-cell/>
          <table:table-cell office:value-type="float" office:value="36955">
            <text:p>36955</text:p>
          </table:table-cell>
          <table:table-cell office:value-type="float" office:value="395">
            <text:p>395</text:p>
          </table:table-cell>
          <table:table-cell table:formula="of:=[.C101]/[.F101]*[.$P$2]" office:value-type="float" office:value="1.80586117806677">
            <text:p>1.8058611781</text:p>
          </table:table-cell>
          <table:table-cell table:number-columns-repeated="12"/>
        </table:table-row>
        <table:table-row table:style-name="ro1">
          <table:table-cell table:number-columns-repeated="2"/>
          <table:table-cell/>
          <table:table-cell/>
          <table:table-cell office:value-type="float" office:value="36955">
            <text:p>36955</text:p>
          </table:table-cell>
          <table:table-cell office:value-type="float" office:value="395">
            <text:p>395</text:p>
          </table:table-cell>
          <table:table-cell table:formula="of:=[.C102]/[.F102]*[.$P$2]" office:value-type="float" office:value="0">
            <text:p>0</text:p>
          </table:table-cell>
          <table:table-cell table:number-columns-repeated="12"/>
        </table:table-row>
        <table:table-row table:style-name="ro1" table:number-rows-repeated="10484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8587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2"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5"/>
          <table:table-cell office:value-type="float" office:value="8587">
            <text:p>858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17">
            <text:p>2717</text:p>
          </table:table-cell>
          <table:table-cell table:formula="of:=[.B2]/INDEX([.$B$2:.$B$101];MATCH([.$M$1];[.$A$2:.$A$101];0))" office:value-type="float" office:value="0.669211822660099">
            <text:p>0.6692118227</text:p>
          </table:table-cell>
          <table:table-cell/>
          <table:table-cell office:value-type="float" office:value="11">
            <text:p>11</text:p>
          </table:table-cell>
          <table:table-cell office:value-type="float" office:value="628">
            <text:p>628</text:p>
          </table:table-cell>
          <table:table-cell table:formula="of:=[.C2]/[.F2]*[.$P$2]" office:value-type="float" office:value="1.60269837783565">
            <text:p>1.6026983778</text:p>
          </table:table-cell>
          <table:table-cell table:number-columns-repeated="8"/>
          <table:table-cell table:style-name="ce1" table:formula="of:=5564-INDEX([.$B$2:.$B$101];MATCH([.$M$1];[.$A$2:.$A$101];0))" office:value-type="float" office:value="1504">
            <text:p>150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86">
            <text:p>3286</text:p>
          </table:table-cell>
          <table:table-cell table:formula="of:=[.B3]/INDEX([.$B$2:.$B$101];MATCH([.$M$1];[.$A$2:.$A$101];0))" office:value-type="float" office:value="0.80935960591133">
            <text:p>0.8093596059</text:p>
          </table:table-cell>
          <table:table-cell/>
          <table:table-cell office:value-type="float" office:value="12">
            <text:p>12</text:p>
          </table:table-cell>
          <table:table-cell office:value-type="float" office:value="650">
            <text:p>650</text:p>
          </table:table-cell>
          <table:table-cell table:formula="of:=[.C3]/[.F3]*[.$P$2]" office:value-type="float" office:value="1.87273361121637">
            <text:p>1.8727336112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90">
            <text:p>3490</text:p>
          </table:table-cell>
          <table:table-cell table:formula="of:=[.B4]/INDEX([.$B$2:.$B$101];MATCH([.$M$1];[.$A$2:.$A$101];0))" office:value-type="float" office:value="0.859605911330049">
            <text:p>0.8596059113</text:p>
          </table:table-cell>
          <table:table-cell/>
          <table:table-cell office:value-type="float" office:value="13">
            <text:p>13</text:p>
          </table:table-cell>
          <table:table-cell office:value-type="float" office:value="1044">
            <text:p>1044</text:p>
          </table:table-cell>
          <table:table-cell table:formula="of:=[.C4]/[.F4]*[.$P$2]" office:value-type="float" office:value="1.23835947379348">
            <text:p>1.2383594738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15">
            <text:p>2715</text:p>
          </table:table-cell>
          <table:table-cell table:formula="of:=[.B5]/INDEX([.$B$2:.$B$101];MATCH([.$M$1];[.$A$2:.$A$101];0))" office:value-type="float" office:value="0.66871921182266">
            <text:p>0.6687192118</text:p>
          </table:table-cell>
          <table:table-cell/>
          <table:table-cell office:value-type="float" office:value="14">
            <text:p>14</text:p>
          </table:table-cell>
          <table:table-cell office:value-type="float" office:value="738">
            <text:p>738</text:p>
          </table:table-cell>
          <table:table-cell table:formula="of:=[.C5]/[.F5]*[.$P$2]" office:value-type="float" office:value="1.36280988425648">
            <text:p>1.3628098843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77">
            <text:p>3377</text:p>
          </table:table-cell>
          <table:table-cell table:formula="of:=[.B6]/INDEX([.$B$2:.$B$101];MATCH([.$M$1];[.$A$2:.$A$101];0))" office:value-type="float" office:value="0.831773399014778">
            <text:p>0.831773399</text:p>
          </table:table-cell>
          <table:table-cell/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table:formula="of:=[.C6]/[.F6]*[.$P$2]" office:value-type="float" office:value="1.35095809084042">
            <text:p>1.3509580908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39">
            <text:p>2939</text:p>
          </table:table-cell>
          <table:table-cell table:formula="of:=[.B7]/INDEX([.$B$2:.$B$101];MATCH([.$M$1];[.$A$2:.$A$101];0))" office:value-type="float" office:value="0.723891625615764">
            <text:p>0.7238916256</text:p>
          </table:table-cell>
          <table:table-cell/>
          <table:table-cell office:value-type="float" office:value="24">
            <text:p>24</text:p>
          </table:table-cell>
          <table:table-cell office:value-type="float" office:value="836">
            <text:p>836</text:p>
          </table:table-cell>
          <table:table-cell table:formula="of:=[.C7]/[.F7]*[.$P$2]" office:value-type="float" office:value="1.30231220684941">
            <text:p>1.3023122068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B8]/INDEX([.$B$2:.$B$101];MATCH([.$M$1];[.$A$2:.$A$101];0))" office:value-type="float" office:value="0.507389162561576">
            <text:p>0.5073891626</text:p>
          </table:table-cell>
          <table:table-cell/>
          <table:table-cell office:value-type="float" office:value="38">
            <text:p>38</text:p>
          </table:table-cell>
          <table:table-cell office:value-type="float" office:value="522">
            <text:p>522</text:p>
          </table:table-cell>
          <table:table-cell table:formula="of:=[.C8]/[.F8]*[.$P$2]" office:value-type="float" office:value="1.46190287450692">
            <text:p>1.4619028745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24">
            <text:p>2024</text:p>
          </table:table-cell>
          <table:table-cell table:formula="of:=[.B9]/INDEX([.$B$2:.$B$101];MATCH([.$M$1];[.$A$2:.$A$101];0))" office:value-type="float" office:value="0.498522167487685">
            <text:p>0.4985221675</text:p>
          </table:table-cell>
          <table:table-cell/>
          <table:table-cell office:value-type="float" office:value="63">
            <text:p>63</text:p>
          </table:table-cell>
          <table:table-cell office:value-type="float" office:value="519">
            <text:p>519</text:p>
          </table:table-cell>
          <table:table-cell table:formula="of:=[.C9]/[.F9]*[.$P$2]" office:value-type="float" office:value="1.44465768767144">
            <text:p>1.4446576877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50">
            <text:p>2450</text:p>
          </table:table-cell>
          <table:table-cell table:formula="of:=[.B10]/INDEX([.$B$2:.$B$101];MATCH([.$M$1];[.$A$2:.$A$101];0))" office:value-type="float" office:value="0.603448275862069">
            <text:p>0.6034482759</text:p>
          </table:table-cell>
          <table:table-cell/>
          <table:table-cell office:value-type="float" office:value="77">
            <text:p>77</text:p>
          </table:table-cell>
          <table:table-cell office:value-type="float" office:value="703">
            <text:p>703</text:p>
          </table:table-cell>
          <table:table-cell table:formula="of:=[.C10]/[.F10]*[.$P$2]" office:value-type="float" office:value="1.29101878648158">
            <text:p>1.2910187865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46">
            <text:p>2746</text:p>
          </table:table-cell>
          <table:table-cell table:formula="of:=[.B11]/INDEX([.$B$2:.$B$101];MATCH([.$M$1];[.$A$2:.$A$101];0))" office:value-type="float" office:value="0.676354679802956">
            <text:p>0.6763546798</text:p>
          </table:table-cell>
          <table:table-cell/>
          <table:table-cell office:value-type="float" office:value="85">
            <text:p>85</text:p>
          </table:table-cell>
          <table:table-cell office:value-type="float" office:value="678">
            <text:p>678</text:p>
          </table:table-cell>
          <table:table-cell table:formula="of:=[.C11]/[.F11]*[.$P$2]" office:value-type="float" office:value="1.50035020416467">
            <text:p>1.5003502042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03">
            <text:p>3303</text:p>
          </table:table-cell>
          <table:table-cell table:formula="of:=[.B12]/INDEX([.$B$2:.$B$101];MATCH([.$M$1];[.$A$2:.$A$101];0))" office:value-type="float" office:value="0.813546798029557">
            <text:p>0.813546798</text:p>
          </table:table-cell>
          <table:table-cell/>
          <table:table-cell office:value-type="float" office:value="98">
            <text:p>98</text:p>
          </table:table-cell>
          <table:table-cell office:value-type="float" office:value="922">
            <text:p>922</text:p>
          </table:table-cell>
          <table:table-cell table:formula="of:=[.C12]/[.F12]*[.$P$2]" office:value-type="float" office:value="1.32708718463824">
            <text:p>1.3270871846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091">
            <text:p>3091</text:p>
          </table:table-cell>
          <table:table-cell table:formula="of:=[.B13]/INDEX([.$B$2:.$B$101];MATCH([.$M$1];[.$A$2:.$A$101];0))" office:value-type="float" office:value="0.761330049261084">
            <text:p>0.7613300493</text:p>
          </table:table-cell>
          <table:table-cell/>
          <table:table-cell office:value-type="float" office:value="105">
            <text:p>105</text:p>
          </table:table-cell>
          <table:table-cell office:value-type="float" office:value="822">
            <text:p>822</text:p>
          </table:table-cell>
          <table:table-cell table:formula="of:=[.C13]/[.F13]*[.$P$2]" office:value-type="float" office:value="1.39299318015653">
            <text:p>1.3929931802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87">
            <text:p>1887</text:p>
          </table:table-cell>
          <table:table-cell table:formula="of:=[.B14]/INDEX([.$B$2:.$B$101];MATCH([.$M$1];[.$A$2:.$A$101];0))" office:value-type="float" office:value="0.464778325123153">
            <text:p>0.4647783251</text:p>
          </table:table-cell>
          <table:table-cell/>
          <table:table-cell office:value-type="float" office:value="107">
            <text:p>107</text:p>
          </table:table-cell>
          <table:table-cell office:value-type="float" office:value="456">
            <text:p>456</text:p>
          </table:table-cell>
          <table:table-cell table:formula="of:=[.C14]/[.F14]*[.$P$2]" office:value-type="float" office:value="1.53295307233601">
            <text:p>1.532953072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2:.$A$101];MATCH([.S14];[.$C$2:.$C$101];0))" office:value-type="float" office:value="603">
            <text:p>603</text:p>
          </table:table-cell>
          <table:table-cell table:formula="of:=ROUND([.S14];2)" office:value-type="float" office:value="0.92">
            <text:p>0.92</text:p>
          </table:table-cell>
          <table:table-cell table:formula="of:=LARGE([.$C$2:.$C$101];[.P14]+1)" office:value-type="float" office:value="0.920197044334975">
            <text:p>0.920197044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741">
            <text:p>2741</text:p>
          </table:table-cell>
          <table:table-cell table:formula="of:=[.B15]/INDEX([.$B$2:.$B$101];MATCH([.$M$1];[.$A$2:.$A$101];0))" office:value-type="float" office:value="0.67512315270936">
            <text:p>0.6751231527</text:p>
          </table:table-cell>
          <table:table-cell/>
          <table:table-cell office:value-type="float" office:value="114">
            <text:p>114</text:p>
          </table:table-cell>
          <table:table-cell office:value-type="float" office:value="729">
            <text:p>729</text:p>
          </table:table-cell>
          <table:table-cell table:formula="of:=[.C15]/[.F15]*[.$P$2]" office:value-type="float" office:value="1.39284666896417">
            <text:p>1.392846669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2:.$A$101];MATCH([.S15];[.$C$2:.$C$101];0))" office:value-type="float" office:value="597">
            <text:p>597</text:p>
          </table:table-cell>
          <table:table-cell table:formula="of:=ROUND([.S15];2)" office:value-type="float" office:value="0.9">
            <text:p>0.9</text:p>
          </table:table-cell>
          <table:table-cell table:formula="of:=LARGE([.$C$2:.$C$101];[.P15]+1)" office:value-type="float" office:value="0.901724137931034">
            <text:p>0.901724137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503">
            <text:p>3503</text:p>
          </table:table-cell>
          <table:table-cell table:formula="of:=[.B16]/INDEX([.$B$2:.$B$101];MATCH([.$M$1];[.$A$2:.$A$101];0))" office:value-type="float" office:value="0.862807881773399">
            <text:p>0.8628078818</text:p>
          </table:table-cell>
          <table:table-cell/>
          <table:table-cell office:value-type="float" office:value="120">
            <text:p>120</text:p>
          </table:table-cell>
          <table:table-cell office:value-type="float" office:value="978">
            <text:p>978</text:p>
          </table:table-cell>
          <table:table-cell table:formula="of:=[.C16]/[.F16]*[.$P$2]" office:value-type="float" office:value="1.32685383863721">
            <text:p>1.3268538386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2:.$A$101];MATCH([.S16];[.$C$2:.$C$101];0))" office:value-type="float" office:value="607">
            <text:p>607</text:p>
          </table:table-cell>
          <table:table-cell table:formula="of:=ROUND([.S16];2)" office:value-type="float" office:value="0.87">
            <text:p>0.87</text:p>
          </table:table-cell>
          <table:table-cell table:formula="of:=LARGE([.$C$2:.$C$101];[.P16]+1)" office:value-type="float" office:value="0.866256157635468">
            <text:p>0.866256157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437">
            <text:p>3437</text:p>
          </table:table-cell>
          <table:table-cell table:formula="of:=[.B17]/INDEX([.$B$2:.$B$101];MATCH([.$M$1];[.$A$2:.$A$101];0))" office:value-type="float" office:value="0.846551724137931">
            <text:p>0.8465517241</text:p>
          </table:table-cell>
          <table:table-cell/>
          <table:table-cell office:value-type="float" office:value="121">
            <text:p>121</text:p>
          </table:table-cell>
          <table:table-cell office:value-type="float" office:value="948">
            <text:p>948</text:p>
          </table:table-cell>
          <table:table-cell table:formula="of:=[.C17]/[.F17]*[.$P$2]" office:value-type="float" office:value="1.34305252437073">
            <text:p>1.3430525244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2:.$A$101];MATCH([.S17];[.$C$2:.$C$101];0))" office:value-type="float" office:value="120">
            <text:p>120</text:p>
          </table:table-cell>
          <table:table-cell table:formula="of:=ROUND([.S17];2)" office:value-type="float" office:value="0.86">
            <text:p>0.86</text:p>
          </table:table-cell>
          <table:table-cell table:formula="of:=LARGE([.$C$2:.$C$101];[.P17]+1)" office:value-type="float" office:value="0.862807881773399">
            <text:p>0.86280788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433">
            <text:p>3433</text:p>
          </table:table-cell>
          <table:table-cell table:formula="of:=[.B18]/INDEX([.$B$2:.$B$101];MATCH([.$M$1];[.$A$2:.$A$101];0))" office:value-type="float" office:value="0.845566502463054">
            <text:p>0.8455665025</text:p>
          </table:table-cell>
          <table:table-cell/>
          <table:table-cell office:value-type="float" office:value="122">
            <text:p>122</text:p>
          </table:table-cell>
          <table:table-cell office:value-type="float" office:value="960">
            <text:p>960</text:p>
          </table:table-cell>
          <table:table-cell table:formula="of:=[.C18]/[.F18]*[.$P$2]" office:value-type="float" office:value="1.32472085385879">
            <text:p>1.3247208539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2:.$A$101];MATCH([.S18];[.$C$2:.$C$101];0))" office:value-type="float" office:value="13">
            <text:p>13</text:p>
          </table:table-cell>
          <table:table-cell table:formula="of:=ROUND([.S18];2)" office:value-type="float" office:value="0.86">
            <text:p>0.86</text:p>
          </table:table-cell>
          <table:table-cell table:formula="of:=LARGE([.$C$2:.$C$101];[.P18]+1)" office:value-type="float" office:value="0.859605911330049">
            <text:p>0.859605911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12">
            <text:p>1612</text:p>
          </table:table-cell>
          <table:table-cell table:formula="of:=[.B19]/INDEX([.$B$2:.$B$101];MATCH([.$M$1];[.$A$2:.$A$101];0))" office:value-type="float" office:value="0.397044334975369">
            <text:p>0.397044335</text:p>
          </table:table-cell>
          <table:table-cell/>
          <table:table-cell office:value-type="float" office:value="134">
            <text:p>134</text:p>
          </table:table-cell>
          <table:table-cell office:value-type="float" office:value="327">
            <text:p>327</text:p>
          </table:table-cell>
          <table:table-cell table:formula="of:=[.C19]/[.F19]*[.$P$2]" office:value-type="float" office:value="1.82616110031485">
            <text:p>1.8261611003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40">
            <text:p>1640</text:p>
          </table:table-cell>
          <table:table-cell table:formula="of:=[.B20]/INDEX([.$B$2:.$B$101];MATCH([.$M$1];[.$A$2:.$A$101];0))" office:value-type="float" office:value="0.403940886699507">
            <text:p>0.4039408867</text:p>
          </table:table-cell>
          <table:table-cell/>
          <table:table-cell office:value-type="float" office:value="141">
            <text:p>141</text:p>
          </table:table-cell>
          <table:table-cell office:value-type="float" office:value="349">
            <text:p>349</text:p>
          </table:table-cell>
          <table:table-cell table:formula="of:=[.C20]/[.F20]*[.$P$2]" office:value-type="float" office:value="1.74076531116349">
            <text:p>1.7407653112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627">
            <text:p>2627</text:p>
          </table:table-cell>
          <table:table-cell table:formula="of:=[.B21]/INDEX([.$B$2:.$B$101];MATCH([.$M$1];[.$A$2:.$A$101];0))" office:value-type="float" office:value="0.64704433497537">
            <text:p>0.647044335</text:p>
          </table:table-cell>
          <table:table-cell/>
          <table:table-cell office:value-type="float" office:value="146">
            <text:p>146</text:p>
          </table:table-cell>
          <table:table-cell office:value-type="float" office:value="558">
            <text:p>558</text:p>
          </table:table-cell>
          <table:table-cell table:formula="of:=[.C21]/[.F21]*[.$P$2]" office:value-type="float" office:value="1.74400480251426">
            <text:p>1.744004802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2:.$E$104];MATCH([.S21];[.$G$2:.$G$104];0))" office:value-type="float" office:value="10020">
            <text:p>10020</text:p>
          </table:table-cell>
          <table:table-cell table:formula="of:=ROUND([.S21];2)" office:value-type="float" office:value="4.18">
            <text:p>4.18</text:p>
          </table:table-cell>
          <table:table-cell table:style-name="ce2" table:formula="of:=LARGE([.$G$2:.$G$104];[.P21])" office:value-type="float" office:value="4.17960133857122">
            <text:p>4.179601338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96">
            <text:p>2096</text:p>
          </table:table-cell>
          <table:table-cell table:formula="of:=[.B22]/INDEX([.$B$2:.$B$101];MATCH([.$M$1];[.$A$2:.$A$101];0))" office:value-type="float" office:value="0.516256157635468">
            <text:p>0.5162561576</text:p>
          </table:table-cell>
          <table:table-cell/>
          <table:table-cell office:value-type="float" office:value="153">
            <text:p>153</text:p>
          </table:table-cell>
          <table:table-cell office:value-type="float" office:value="536">
            <text:p>536</text:p>
          </table:table-cell>
          <table:table-cell table:formula="of:=[.C22]/[.F22]*[.$P$2]" office:value-type="float" office:value="1.44859936769355">
            <text:p>1.448599367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2:.$E$104];MATCH([.S22];[.$G$2:.$G$104];0))" office:value-type="float" office:value="812">
            <text:p>812</text:p>
          </table:table-cell>
          <table:table-cell table:formula="of:=ROUND([.S22];2)" office:value-type="float" office:value="4.03">
            <text:p>4.03</text:p>
          </table:table-cell>
          <table:table-cell table:style-name="ce2" table:formula="of:=LARGE([.$G$2:.$G$104];[.P22])" office:value-type="float" office:value="4.0349829480864">
            <text:p>4.034982948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208">
            <text:p>3208</text:p>
          </table:table-cell>
          <table:table-cell table:formula="of:=[.B23]/INDEX([.$B$2:.$B$101];MATCH([.$M$1];[.$A$2:.$A$101];0))" office:value-type="float" office:value="0.790147783251231">
            <text:p>0.7901477833</text:p>
          </table:table-cell>
          <table:table-cell/>
          <table:table-cell office:value-type="float" office:value="155">
            <text:p>155</text:p>
          </table:table-cell>
          <table:table-cell office:value-type="float" office:value="889">
            <text:p>889</text:p>
          </table:table-cell>
          <table:table-cell table:formula="of:=[.C23]/[.F23]*[.$P$2]" office:value-type="float" office:value="1.33676295389185">
            <text:p>1.3367629539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2:.$E$104];MATCH([.S23];[.$G$2:.$G$104];0))" office:value-type="float" office:value="7443">
            <text:p>7443</text:p>
          </table:table-cell>
          <table:table-cell table:formula="of:=ROUND([.S23];2)" office:value-type="float" office:value="2.63">
            <text:p>2.63</text:p>
          </table:table-cell>
          <table:table-cell table:style-name="ce2" table:formula="of:=LARGE([.$G$2:.$G$104];[.P23])" office:value-type="float" office:value="2.63315137797896">
            <text:p>2.6331513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086">
            <text:p>3086</text:p>
          </table:table-cell>
          <table:table-cell table:formula="of:=[.B24]/INDEX([.$B$2:.$B$101];MATCH([.$M$1];[.$A$2:.$A$101];0))" office:value-type="float" office:value="0.760098522167488">
            <text:p>0.7600985222</text:p>
          </table:table-cell>
          <table:table-cell/>
          <table:table-cell office:value-type="float" office:value="161">
            <text:p>161</text:p>
          </table:table-cell>
          <table:table-cell office:value-type="float" office:value="917">
            <text:p>917</text:p>
          </table:table-cell>
          <table:table-cell table:formula="of:=[.C24]/[.F24]*[.$P$2]" office:value-type="float" office:value="1.24666104399117">
            <text:p>1.246661044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2:.$E$104];MATCH([.S24];[.$G$2:.$G$104];0))" office:value-type="float" office:value="9331">
            <text:p>9331</text:p>
          </table:table-cell>
          <table:table-cell table:formula="of:=ROUND([.S24];2)" office:value-type="float" office:value="2.46">
            <text:p>2.46</text:p>
          </table:table-cell>
          <table:table-cell table:style-name="ce2" table:formula="of:=LARGE([.$G$2:.$G$104];[.P24])" office:value-type="float" office:value="2.4602440190393">
            <text:p>2.46024401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74">
            <text:p>2874</text:p>
          </table:table-cell>
          <table:table-cell table:formula="of:=[.B25]/INDEX([.$B$2:.$B$101];MATCH([.$M$1];[.$A$2:.$A$101];0))" office:value-type="float" office:value="0.707881773399015">
            <text:p>0.7078817734</text:p>
          </table:table-cell>
          <table:table-cell/>
          <table:table-cell office:value-type="float" office:value="180">
            <text:p>180</text:p>
          </table:table-cell>
          <table:table-cell office:value-type="float" office:value="815">
            <text:p>815</text:p>
          </table:table-cell>
          <table:table-cell table:formula="of:=[.C25]/[.F25]*[.$P$2]" office:value-type="float" office:value="1.30632415606395">
            <text:p>1.3063241561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2:.$E$104];MATCH([.S25];[.$G$2:.$G$104];0))" office:value-type="float" office:value="786">
            <text:p>786</text:p>
          </table:table-cell>
          <table:table-cell table:formula="of:=ROUND([.S25];2)" office:value-type="float" office:value="2.39">
            <text:p>2.39</text:p>
          </table:table-cell>
          <table:table-cell table:style-name="ce2" table:formula="of:=LARGE([.$G$2:.$G$104];[.P25])" office:value-type="float" office:value="2.38673774658659">
            <text:p>2.386737746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338">
            <text:p>2338</text:p>
          </table:table-cell>
          <table:table-cell table:formula="of:=[.B26]/INDEX([.$B$2:.$B$101];MATCH([.$M$1];[.$A$2:.$A$101];0))" office:value-type="float" office:value="0.575862068965517">
            <text:p>0.575862069</text:p>
          </table:table-cell>
          <table:table-cell/>
          <table:table-cell office:value-type="float" office:value="187">
            <text:p>187</text:p>
          </table:table-cell>
          <table:table-cell office:value-type="float" office:value="558">
            <text:p>558</text:p>
          </table:table-cell>
          <table:table-cell table:formula="of:=[.C26]/[.F26]*[.$P$2]" office:value-type="float" office:value="1.55214435792856">
            <text:p>1.5521443579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268">
            <text:p>2268</text:p>
          </table:table-cell>
          <table:table-cell table:formula="of:=[.B27]/INDEX([.$B$2:.$B$101];MATCH([.$M$1];[.$A$2:.$A$101];0))" office:value-type="float" office:value="0.558620689655172">
            <text:p>0.5586206897</text:p>
          </table:table-cell>
          <table:table-cell/>
          <table:table-cell office:value-type="float" office:value="194">
            <text:p>194</text:p>
          </table:table-cell>
          <table:table-cell office:value-type="float" office:value="601">
            <text:p>601</text:p>
          </table:table-cell>
          <table:table-cell table:formula="of:=[.C27]/[.F27]*[.$P$2]" office:value-type="float" office:value="1.39794595214872">
            <text:p>1.3979459521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24">
            <text:p>3024</text:p>
          </table:table-cell>
          <table:table-cell table:formula="of:=[.B28]/INDEX([.$B$2:.$B$101];MATCH([.$M$1];[.$A$2:.$A$101];0))" office:value-type="float" office:value="0.744827586206897">
            <text:p>0.7448275862</text:p>
          </table:table-cell>
          <table:table-cell/>
          <table:table-cell office:value-type="float" office:value="197">
            <text:p>197</text:p>
          </table:table-cell>
          <table:table-cell office:value-type="float" office:value="732">
            <text:p>732</text:p>
          </table:table-cell>
          <table:table-cell table:formula="of:=[.C28]/[.F28]*[.$P$2]" office:value-type="float" office:value="1.53035613340871">
            <text:p>1.5303561334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903">
            <text:p>2903</text:p>
          </table:table-cell>
          <table:table-cell table:formula="of:=[.B29]/INDEX([.$B$2:.$B$101];MATCH([.$M$1];[.$A$2:.$A$101];0))" office:value-type="float" office:value="0.715024630541872">
            <text:p>0.7150246305</text:p>
          </table:table-cell>
          <table:table-cell/>
          <table:table-cell office:value-type="float" office:value="238">
            <text:p>238</text:p>
          </table:table-cell>
          <table:table-cell office:value-type="float" office:value="796">
            <text:p>796</text:p>
          </table:table-cell>
          <table:table-cell table:formula="of:=[.C29]/[.F29]*[.$P$2]" office:value-type="float" office:value="1.35100131197861">
            <text:p>1.351001312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69">
            <text:p>1269</text:p>
          </table:table-cell>
          <table:table-cell table:formula="of:=[.B30]/INDEX([.$B$2:.$B$101];MATCH([.$M$1];[.$A$2:.$A$101];0))" office:value-type="float" office:value="0.31256157635468">
            <text:p>0.3125615764</text:p>
          </table:table-cell>
          <table:table-cell/>
          <table:table-cell office:value-type="float" office:value="243">
            <text:p>243</text:p>
          </table:table-cell>
          <table:table-cell office:value-type="float" office:value="216">
            <text:p>216</text:p>
          </table:table-cell>
          <table:table-cell table:formula="of:=[.C30]/[.F30]*[.$P$2]" office:value-type="float" office:value="2.17635467980296">
            <text:p>2.1763546798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67">
            <text:p>2567</text:p>
          </table:table-cell>
          <table:table-cell table:formula="of:=[.B31]/INDEX([.$B$2:.$B$101];MATCH([.$M$1];[.$A$2:.$A$101];0))" office:value-type="float" office:value="0.632266009852217">
            <text:p>0.6322660099</text:p>
          </table:table-cell>
          <table:table-cell/>
          <table:table-cell office:value-type="float" office:value="268">
            <text:p>268</text:p>
          </table:table-cell>
          <table:table-cell office:value-type="float" office:value="496">
            <text:p>496</text:p>
          </table:table-cell>
          <table:table-cell table:formula="of:=[.C31]/[.F31]*[.$P$2]" office:value-type="float" office:value="1.91719370729382">
            <text:p>1.9171937073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11">
            <text:p>3011</text:p>
          </table:table-cell>
          <table:table-cell table:formula="of:=[.B32]/INDEX([.$B$2:.$B$101];MATCH([.$M$1];[.$A$2:.$A$101];0))" office:value-type="float" office:value="0.741625615763547">
            <text:p>0.7416256158</text:p>
          </table:table-cell>
          <table:table-cell/>
          <table:table-cell office:value-type="float" office:value="272">
            <text:p>272</text:p>
          </table:table-cell>
          <table:table-cell office:value-type="float" office:value="739">
            <text:p>739</text:p>
          </table:table-cell>
          <table:table-cell table:formula="of:=[.C32]/[.F32]*[.$P$2]" office:value-type="float" office:value="1.50934360772446">
            <text:p>1.5093436077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57">
            <text:p>2857</text:p>
          </table:table-cell>
          <table:table-cell table:formula="of:=[.B33]/INDEX([.$B$2:.$B$101];MATCH([.$M$1];[.$A$2:.$A$101];0))" office:value-type="float" office:value="0.703694581280788">
            <text:p>0.7036945813</text:p>
          </table:table-cell>
          <table:table-cell/>
          <table:table-cell office:value-type="float" office:value="274">
            <text:p>274</text:p>
          </table:table-cell>
          <table:table-cell office:value-type="float" office:value="841">
            <text:p>841</text:p>
          </table:table-cell>
          <table:table-cell table:formula="of:=[.C33]/[.F33]*[.$P$2]" office:value-type="float" office:value="1.258450238105">
            <text:p>1.2584502381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17">
            <text:p>1717</text:p>
          </table:table-cell>
          <table:table-cell table:formula="of:=[.B34]/INDEX([.$B$2:.$B$101];MATCH([.$M$1];[.$A$2:.$A$101];0))" office:value-type="float" office:value="0.422906403940887">
            <text:p>0.4229064039</text:p>
          </table:table-cell>
          <table:table-cell/>
          <table:table-cell office:value-type="float" office:value="275">
            <text:p>275</text:p>
          </table:table-cell>
          <table:table-cell office:value-type="float" office:value="417">
            <text:p>417</text:p>
          </table:table-cell>
          <table:table-cell table:formula="of:=[.C34]/[.F34]*[.$P$2]" office:value-type="float" office:value="1.52530271349423">
            <text:p>1.5253027135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24">
            <text:p>2924</text:p>
          </table:table-cell>
          <table:table-cell table:formula="of:=[.B35]/INDEX([.$B$2:.$B$101];MATCH([.$M$1];[.$A$2:.$A$101];0))" office:value-type="float" office:value="0.720197044334975">
            <text:p>0.7201970443</text:p>
          </table:table-cell>
          <table:table-cell/>
          <table:table-cell office:value-type="float" office:value="278">
            <text:p>278</text:p>
          </table:table-cell>
          <table:table-cell office:value-type="float" office:value="893">
            <text:p>893</text:p>
          </table:table-cell>
          <table:table-cell table:formula="of:=[.C35]/[.F35]*[.$P$2]" office:value-type="float" office:value="1.21296344309048">
            <text:p>1.2129634431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33">
            <text:p>3233</text:p>
          </table:table-cell>
          <table:table-cell table:formula="of:=[.B36]/INDEX([.$B$2:.$B$101];MATCH([.$M$1];[.$A$2:.$A$101];0))" office:value-type="float" office:value="0.796305418719212">
            <text:p>0.7963054187</text:p>
          </table:table-cell>
          <table:table-cell/>
          <table:table-cell office:value-type="float" office:value="280">
            <text:p>280</text:p>
          </table:table-cell>
          <table:table-cell office:value-type="float" office:value="948">
            <text:p>948</text:p>
          </table:table-cell>
          <table:table-cell table:formula="of:=[.C36]/[.F36]*[.$P$2]" office:value-type="float" office:value="1.26333686682879">
            <text:p>1.2633368668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466">
            <text:p>3466</text:p>
          </table:table-cell>
          <table:table-cell table:formula="of:=[.B37]/INDEX([.$B$2:.$B$101];MATCH([.$M$1];[.$A$2:.$A$101];0))" office:value-type="float" office:value="0.853694581280788">
            <text:p>0.8536945813</text:p>
          </table:table-cell>
          <table:table-cell/>
          <table:table-cell office:value-type="float" office:value="329">
            <text:p>329</text:p>
          </table:table-cell>
          <table:table-cell office:value-type="float" office:value="958">
            <text:p>958</text:p>
          </table:table-cell>
          <table:table-cell table:formula="of:=[.C37]/[.F37]*[.$P$2]" office:value-type="float" office:value="1.3402470253093">
            <text:p>1.3402470253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776">
            <text:p>2776</text:p>
          </table:table-cell>
          <table:table-cell table:formula="of:=[.B38]/INDEX([.$B$2:.$B$101];MATCH([.$M$1];[.$A$2:.$A$101];0))" office:value-type="float" office:value="0.683743842364532">
            <text:p>0.6837438424</text:p>
          </table:table-cell>
          <table:table-cell/>
          <table:table-cell office:value-type="float" office:value="393">
            <text:p>393</text:p>
          </table:table-cell>
          <table:table-cell office:value-type="float" office:value="744">
            <text:p>744</text:p>
          </table:table-cell>
          <table:table-cell table:formula="of:=[.C38]/[.F38]*[.$P$2]" office:value-type="float" office:value="1.38219185338206">
            <text:p>1.3821918534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450">
            <text:p>2450</text:p>
          </table:table-cell>
          <table:table-cell table:formula="of:=[.B39]/INDEX([.$B$2:.$B$101];MATCH([.$M$1];[.$A$2:.$A$101];0))" office:value-type="float" office:value="0.603448275862069">
            <text:p>0.6034482759</text:p>
          </table:table-cell>
          <table:table-cell/>
          <table:table-cell office:value-type="float" office:value="414">
            <text:p>414</text:p>
          </table:table-cell>
          <table:table-cell office:value-type="float" office:value="395">
            <text:p>395</text:p>
          </table:table-cell>
          <table:table-cell table:formula="of:=[.C39]/[.F39]*[.$P$2]" office:value-type="float" office:value="2.29768659973811">
            <text:p>2.2976865997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78">
            <text:p>2678</text:p>
          </table:table-cell>
          <table:table-cell table:formula="of:=[.B40]/INDEX([.$B$2:.$B$101];MATCH([.$M$1];[.$A$2:.$A$101];0))" office:value-type="float" office:value="0.659605911330049">
            <text:p>0.6596059113</text:p>
          </table:table-cell>
          <table:table-cell/>
          <table:table-cell office:value-type="float" office:value="424">
            <text:p>424</text:p>
          </table:table-cell>
          <table:table-cell office:value-type="float" office:value="693">
            <text:p>693</text:p>
          </table:table-cell>
          <table:table-cell table:formula="of:=[.C40]/[.F40]*[.$P$2]" office:value-type="float" office:value="1.43152567191976">
            <text:p>1.4315256719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296">
            <text:p>3296</text:p>
          </table:table-cell>
          <table:table-cell table:formula="of:=[.B41]/INDEX([.$B$2:.$B$101];MATCH([.$M$1];[.$A$2:.$A$101];0))" office:value-type="float" office:value="0.811822660098522">
            <text:p>0.8118226601</text:p>
          </table:table-cell>
          <table:table-cell/>
          <table:table-cell office:value-type="float" office:value="453">
            <text:p>453</text:p>
          </table:table-cell>
          <table:table-cell office:value-type="float" office:value="1013">
            <text:p>1013</text:p>
          </table:table-cell>
          <table:table-cell table:formula="of:=[.C41]/[.F41]*[.$P$2]" office:value-type="float" office:value="1.20531222190343">
            <text:p>1.2053122219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143">
            <text:p>2143</text:p>
          </table:table-cell>
          <table:table-cell table:formula="of:=[.B42]/INDEX([.$B$2:.$B$101];MATCH([.$M$1];[.$A$2:.$A$101];0))" office:value-type="float" office:value="0.527832512315271">
            <text:p>0.5278325123</text:p>
          </table:table-cell>
          <table:table-cell/>
          <table:table-cell office:value-type="float" office:value="462">
            <text:p>462</text:p>
          </table:table-cell>
          <table:table-cell office:value-type="float" office:value="403">
            <text:p>403</text:p>
          </table:table-cell>
          <table:table-cell table:formula="of:=[.C42]/[.F42]*[.$P$2]" office:value-type="float" office:value="1.96987617499297">
            <text:p>1.969876175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907">
            <text:p>2907</text:p>
          </table:table-cell>
          <table:table-cell table:formula="of:=[.B43]/INDEX([.$B$2:.$B$101];MATCH([.$M$1];[.$A$2:.$A$101];0))" office:value-type="float" office:value="0.716009852216749">
            <text:p>0.7160098522</text:p>
          </table:table-cell>
          <table:table-cell/>
          <table:table-cell office:value-type="float" office:value="550">
            <text:p>550</text:p>
          </table:table-cell>
          <table:table-cell office:value-type="float" office:value="861">
            <text:p>861</text:p>
          </table:table-cell>
          <table:table-cell table:formula="of:=[.C43]/[.F43]*[.$P$2]" office:value-type="float" office:value="1.25073033418582">
            <text:p>1.2507303342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424">
            <text:p>3424</text:p>
          </table:table-cell>
          <table:table-cell table:formula="of:=[.B44]/INDEX([.$B$2:.$B$101];MATCH([.$M$1];[.$A$2:.$A$101];0))" office:value-type="float" office:value="0.843349753694581">
            <text:p>0.8433497537</text:p>
          </table:table-cell>
          <table:table-cell/>
          <table:table-cell office:value-type="float" office:value="557">
            <text:p>557</text:p>
          </table:table-cell>
          <table:table-cell office:value-type="float" office:value="847">
            <text:p>847</text:p>
          </table:table-cell>
          <table:table-cell table:formula="of:=[.C44]/[.F44]*[.$P$2]" office:value-type="float" office:value="1.49751833477763">
            <text:p>1.4975183348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222">
            <text:p>3222</text:p>
          </table:table-cell>
          <table:table-cell table:formula="of:=[.B45]/INDEX([.$B$2:.$B$101];MATCH([.$M$1];[.$A$2:.$A$101];0))" office:value-type="float" office:value="0.7935960591133">
            <text:p>0.7935960591</text:p>
          </table:table-cell>
          <table:table-cell/>
          <table:table-cell office:value-type="float" office:value="558">
            <text:p>558</text:p>
          </table:table-cell>
          <table:table-cell office:value-type="float" office:value="773">
            <text:p>773</text:p>
          </table:table-cell>
          <table:table-cell table:formula="of:=[.C45]/[.F45]*[.$P$2]" office:value-type="float" office:value="1.54407305680001">
            <text:p>1.5440730568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375">
            <text:p>2375</text:p>
          </table:table-cell>
          <table:table-cell table:formula="of:=[.B46]/INDEX([.$B$2:.$B$101];MATCH([.$M$1];[.$A$2:.$A$101];0))" office:value-type="float" office:value="0.584975369458128">
            <text:p>0.5849753695</text:p>
          </table:table-cell>
          <table:table-cell/>
          <table:table-cell office:value-type="float" office:value="568">
            <text:p>568</text:p>
          </table:table-cell>
          <table:table-cell office:value-type="float" office:value="475">
            <text:p>475</text:p>
          </table:table-cell>
          <table:table-cell table:formula="of:=[.C46]/[.F46]*[.$P$2]" office:value-type="float" office:value="1.85221674876847">
            <text:p>1.8522167488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005">
            <text:p>2005</text:p>
          </table:table-cell>
          <table:table-cell table:formula="of:=[.B47]/INDEX([.$B$2:.$B$101];MATCH([.$M$1];[.$A$2:.$A$101];0))" office:value-type="float" office:value="0.49384236453202">
            <text:p>0.4938423645</text:p>
          </table:table-cell>
          <table:table-cell/>
          <table:table-cell office:value-type="float" office:value="581">
            <text:p>581</text:p>
          </table:table-cell>
          <table:table-cell office:value-type="float" office:value="410">
            <text:p>410</text:p>
          </table:table-cell>
          <table:table-cell table:formula="of:=[.C47]/[.F47]*[.$P$2]" office:value-type="float" office:value="1.81155833233209">
            <text:p>1.8115583323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865">
            <text:p>2865</text:p>
          </table:table-cell>
          <table:table-cell table:formula="of:=[.B48]/INDEX([.$B$2:.$B$101];MATCH([.$M$1];[.$A$2:.$A$101];0))" office:value-type="float" office:value="0.705665024630542">
            <text:p>0.7056650246</text:p>
          </table:table-cell>
          <table:table-cell/>
          <table:table-cell office:value-type="float" office:value="585">
            <text:p>585</text:p>
          </table:table-cell>
          <table:table-cell office:value-type="float" office:value="547">
            <text:p>547</text:p>
          </table:table-cell>
          <table:table-cell table:formula="of:=[.C48]/[.F48]*[.$P$2]" office:value-type="float" office:value="1.94025630172639">
            <text:p>1.9402563017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661">
            <text:p>3661</text:p>
          </table:table-cell>
          <table:table-cell table:formula="of:=[.B49]/INDEX([.$B$2:.$B$101];MATCH([.$M$1];[.$A$2:.$A$101];0))" office:value-type="float" office:value="0.901724137931034">
            <text:p>0.9017241379</text:p>
          </table:table-cell>
          <table:table-cell/>
          <table:table-cell office:value-type="float" office:value="597">
            <text:p>597</text:p>
          </table:table-cell>
          <table:table-cell office:value-type="float" office:value="1151">
            <text:p>1151</text:p>
          </table:table-cell>
          <table:table-cell table:formula="of:=[.C49]/[.F49]*[.$P$2]" office:value-type="float" office:value="1.17827376494203">
            <text:p>1.1782737649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861">
            <text:p>2861</text:p>
          </table:table-cell>
          <table:table-cell table:formula="of:=[.B50]/INDEX([.$B$2:.$B$101];MATCH([.$M$1];[.$A$2:.$A$101];0))" office:value-type="float" office:value="0.704679802955665">
            <text:p>0.704679803</text:p>
          </table:table-cell>
          <table:table-cell/>
          <table:table-cell office:value-type="float" office:value="601">
            <text:p>601</text:p>
          </table:table-cell>
          <table:table-cell office:value-type="float" office:value="574">
            <text:p>574</text:p>
          </table:table-cell>
          <table:table-cell table:formula="of:=[.C50]/[.F50]*[.$P$2]" office:value-type="float" office:value="1.84640840356328">
            <text:p>1.8464084036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278">
            <text:p>3278</text:p>
          </table:table-cell>
          <table:table-cell table:formula="of:=[.B51]/INDEX([.$B$2:.$B$101];MATCH([.$M$1];[.$A$2:.$A$101];0))" office:value-type="float" office:value="0.807389162561576">
            <text:p>0.8073891626</text:p>
          </table:table-cell>
          <table:table-cell/>
          <table:table-cell office:value-type="float" office:value="602">
            <text:p>602</text:p>
          </table:table-cell>
          <table:table-cell office:value-type="float" office:value="900">
            <text:p>900</text:p>
          </table:table-cell>
          <table:table-cell table:formula="of:=[.C51]/[.F51]*[.$P$2]" office:value-type="float" office:value="1.34923700054735">
            <text:p>1.3492370005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736">
            <text:p>3736</text:p>
          </table:table-cell>
          <table:table-cell table:formula="of:=[.B52]/INDEX([.$B$2:.$B$101];MATCH([.$M$1];[.$A$2:.$A$101];0))" office:value-type="float" office:value="0.920197044334975">
            <text:p>0.9201970443</text:p>
          </table:table-cell>
          <table:table-cell/>
          <table:table-cell office:value-type="float" office:value="603">
            <text:p>603</text:p>
          </table:table-cell>
          <table:table-cell office:value-type="float" office:value="1206">
            <text:p>1206</text:p>
          </table:table-cell>
          <table:table-cell table:formula="of:=[.C52]/[.F52]*[.$P$2]" office:value-type="float" office:value="1.14757575014909">
            <text:p>1.1475757501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446">
            <text:p>3446</text:p>
          </table:table-cell>
          <table:table-cell table:formula="of:=[.B53]/INDEX([.$B$2:.$B$101];MATCH([.$M$1];[.$A$2:.$A$101];0))" office:value-type="float" office:value="0.848768472906404">
            <text:p>0.8487684729</text:p>
          </table:table-cell>
          <table:table-cell/>
          <table:table-cell office:value-type="float" office:value="604">
            <text:p>604</text:p>
          </table:table-cell>
          <table:table-cell office:value-type="float" office:value="1008">
            <text:p>1008</text:p>
          </table:table-cell>
          <table:table-cell table:formula="of:=[.C53]/[.F53]*[.$P$2]" office:value-type="float" office:value="1.26641645163813">
            <text:p>1.2664164516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517">
            <text:p>3517</text:p>
          </table:table-cell>
          <table:table-cell table:formula="of:=[.B54]/INDEX([.$B$2:.$B$101];MATCH([.$M$1];[.$A$2:.$A$101];0))" office:value-type="float" office:value="0.866256157635468">
            <text:p>0.8662561576</text:p>
          </table:table-cell>
          <table:table-cell/>
          <table:table-cell office:value-type="float" office:value="607">
            <text:p>607</text:p>
          </table:table-cell>
          <table:table-cell office:value-type="float" office:value="1003">
            <text:p>1003</text:p>
          </table:table-cell>
          <table:table-cell table:formula="of:=[.C54]/[.F54]*[.$P$2]" office:value-type="float" office:value="1.29895240387213">
            <text:p>1.2989524039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001">
            <text:p>2001</text:p>
          </table:table-cell>
          <table:table-cell table:formula="of:=[.B55]/INDEX([.$B$2:.$B$101];MATCH([.$M$1];[.$A$2:.$A$101];0))" office:value-type="float" office:value="0.492857142857143">
            <text:p>0.4928571429</text:p>
          </table:table-cell>
          <table:table-cell/>
          <table:table-cell office:value-type="float" office:value="629">
            <text:p>629</text:p>
          </table:table-cell>
          <table:table-cell office:value-type="float" office:value="554">
            <text:p>554</text:p>
          </table:table-cell>
          <table:table-cell table:formula="of:=[.C55]/[.F55]*[.$P$2]" office:value-type="float" office:value="1.33800928313564">
            <text:p>1.3380092831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785">
            <text:p>2785</text:p>
          </table:table-cell>
          <table:table-cell table:formula="of:=[.B56]/INDEX([.$B$2:.$B$101];MATCH([.$M$1];[.$A$2:.$A$101];0))" office:value-type="float" office:value="0.685960591133005">
            <text:p>0.6859605911</text:p>
          </table:table-cell>
          <table:table-cell/>
          <table:table-cell office:value-type="float" office:value="640">
            <text:p>640</text:p>
          </table:table-cell>
          <table:table-cell office:value-type="float" office:value="721">
            <text:p>721</text:p>
          </table:table-cell>
          <table:table-cell table:formula="of:=[.C56]/[.F56]*[.$P$2]" office:value-type="float" office:value="1.43090808469354">
            <text:p>1.4309080847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730">
            <text:p>1730</text:p>
          </table:table-cell>
          <table:table-cell table:formula="of:=[.B57]/INDEX([.$B$2:.$B$101];MATCH([.$M$1];[.$A$2:.$A$101];0))" office:value-type="float" office:value="0.426108374384236">
            <text:p>0.4261083744</text:p>
          </table:table-cell>
          <table:table-cell/>
          <table:table-cell office:value-type="float" office:value="641">
            <text:p>641</text:p>
          </table:table-cell>
          <table:table-cell office:value-type="float" office:value="391">
            <text:p>391</text:p>
          </table:table-cell>
          <table:table-cell table:formula="of:=[.C57]/[.F57]*[.$P$2]" office:value-type="float" office:value="1.63904602320688">
            <text:p>1.6390460232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175">
            <text:p>2175</text:p>
          </table:table-cell>
          <table:table-cell table:formula="of:=[.B58]/INDEX([.$B$2:.$B$101];MATCH([.$M$1];[.$A$2:.$A$101];0))" office:value-type="float" office:value="0.535714285714286">
            <text:p>0.5357142857</text:p>
          </table:table-cell>
          <table:table-cell/>
          <table:table-cell office:value-type="float" office:value="664">
            <text:p>664</text:p>
          </table:table-cell>
          <table:table-cell office:value-type="float" office:value="348">
            <text:p>348</text:p>
          </table:table-cell>
          <table:table-cell table:formula="of:=[.C58]/[.F58]*[.$P$2]" office:value-type="float" office:value="2.31527093596059">
            <text:p>2.315270936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175">
            <text:p>3175</text:p>
          </table:table-cell>
          <table:table-cell table:formula="of:=[.B59]/INDEX([.$B$2:.$B$101];MATCH([.$M$1];[.$A$2:.$A$101];0))" office:value-type="float" office:value="0.782019704433498">
            <text:p>0.7820197044</text:p>
          </table:table-cell>
          <table:table-cell/>
          <table:table-cell office:value-type="float" office:value="671">
            <text:p>671</text:p>
          </table:table-cell>
          <table:table-cell office:value-type="float" office:value="779">
            <text:p>779</text:p>
          </table:table-cell>
          <table:table-cell table:formula="of:=[.C59]/[.F59]*[.$P$2]" office:value-type="float" office:value="1.50983008404105">
            <text:p>1.509830084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138">
            <text:p>3138</text:p>
          </table:table-cell>
          <table:table-cell table:formula="of:=[.B60]/INDEX([.$B$2:.$B$101];MATCH([.$M$1];[.$A$2:.$A$101];0))" office:value-type="float" office:value="0.772906403940887">
            <text:p>0.7729064039</text:p>
          </table:table-cell>
          <table:table-cell/>
          <table:table-cell office:value-type="float" office:value="672">
            <text:p>672</text:p>
          </table:table-cell>
          <table:table-cell office:value-type="float" office:value="785">
            <text:p>785</text:p>
          </table:table-cell>
          <table:table-cell table:formula="of:=[.C60]/[.F60]*[.$P$2]" office:value-type="float" office:value="1.48082959430203">
            <text:p>1.4808295943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883">
            <text:p>2883</text:p>
          </table:table-cell>
          <table:table-cell table:formula="of:=[.B61]/INDEX([.$B$2:.$B$101];MATCH([.$M$1];[.$A$2:.$A$101];0))" office:value-type="float" office:value="0.710098522167488">
            <text:p>0.7100985222</text:p>
          </table:table-cell>
          <table:table-cell/>
          <table:table-cell office:value-type="float" office:value="680">
            <text:p>680</text:p>
          </table:table-cell>
          <table:table-cell office:value-type="float" office:value="873">
            <text:p>873</text:p>
          </table:table-cell>
          <table:table-cell table:formula="of:=[.C61]/[.F61]*[.$P$2]" office:value-type="float" office:value="1.22335415502852">
            <text:p>1.223354155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030">
            <text:p>3030</text:p>
          </table:table-cell>
          <table:table-cell table:formula="of:=[.B62]/INDEX([.$B$2:.$B$101];MATCH([.$M$1];[.$A$2:.$A$101];0))" office:value-type="float" office:value="0.746305418719212">
            <text:p>0.7463054187</text:p>
          </table:table-cell>
          <table:table-cell/>
          <table:table-cell office:value-type="float" office:value="745">
            <text:p>745</text:p>
          </table:table-cell>
          <table:table-cell office:value-type="float" office:value="818">
            <text:p>818</text:p>
          </table:table-cell>
          <table:table-cell table:formula="of:=[.C62]/[.F62]*[.$P$2]" office:value-type="float" office:value="1.37218013417322">
            <text:p>1.3721801342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566">
            <text:p>2566</text:p>
          </table:table-cell>
          <table:table-cell table:formula="of:=[.B63]/INDEX([.$B$2:.$B$101];MATCH([.$M$1];[.$A$2:.$A$101];0))" office:value-type="float" office:value="0.632019704433498">
            <text:p>0.6320197044</text:p>
          </table:table-cell>
          <table:table-cell/>
          <table:table-cell office:value-type="float" office:value="752">
            <text:p>752</text:p>
          </table:table-cell>
          <table:table-cell office:value-type="float" office:value="687">
            <text:p>687</text:p>
          </table:table-cell>
          <table:table-cell table:formula="of:=[.C63]/[.F63]*[.$P$2]" office:value-type="float" office:value="1.38363556836678">
            <text:p>1.3836355684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411">
            <text:p>1411</text:p>
          </table:table-cell>
          <table:table-cell table:formula="of:=[.B64]/INDEX([.$B$2:.$B$101];MATCH([.$M$1];[.$A$2:.$A$101];0))" office:value-type="float" office:value="0.347536945812808">
            <text:p>0.3475369458</text:p>
          </table:table-cell>
          <table:table-cell/>
          <table:table-cell office:value-type="float" office:value="786">
            <text:p>786</text:p>
          </table:table-cell>
          <table:table-cell office:value-type="float" office:value="219">
            <text:p>219</text:p>
          </table:table-cell>
          <table:table-cell table:formula="of:=[.C64]/[.F64]*[.$P$2]" office:value-type="float" office:value="2.38673774658659">
            <text:p>2.3867377466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563">
            <text:p>2563</text:p>
          </table:table-cell>
          <table:table-cell table:formula="of:=[.B65]/INDEX([.$B$2:.$B$101];MATCH([.$M$1];[.$A$2:.$A$101];0))" office:value-type="float" office:value="0.63128078817734">
            <text:p>0.6312807882</text:p>
          </table:table-cell>
          <table:table-cell/>
          <table:table-cell office:value-type="float" office:value="788">
            <text:p>788</text:p>
          </table:table-cell>
          <table:table-cell office:value-type="float" office:value="513">
            <text:p>513</text:p>
          </table:table-cell>
          <table:table-cell table:formula="of:=[.C65]/[.F65]*[.$P$2]" office:value-type="float" office:value="1.85077252518269">
            <text:p>1.8507725252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406">
            <text:p>2406</text:p>
          </table:table-cell>
          <table:table-cell table:formula="of:=[.B66]/INDEX([.$B$2:.$B$101];MATCH([.$M$1];[.$A$2:.$A$101];0))" office:value-type="float" office:value="0.592610837438424">
            <text:p>0.5926108374</text:p>
          </table:table-cell>
          <table:table-cell/>
          <table:table-cell office:value-type="float" office:value="807">
            <text:p>807</text:p>
          </table:table-cell>
          <table:table-cell office:value-type="float" office:value="648">
            <text:p>648</text:p>
          </table:table-cell>
          <table:table-cell table:formula="of:=[.C66]/[.F66]*[.$P$2]" office:value-type="float" office:value="1.3754424375114">
            <text:p>1.3754424375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445">
            <text:p>3445</text:p>
          </table:table-cell>
          <table:table-cell table:formula="of:=[.B67]/INDEX([.$B$2:.$B$101];MATCH([.$M$1];[.$A$2:.$A$101];0))" office:value-type="float" office:value="0.848522167487685">
            <text:p>0.8485221675</text:p>
          </table:table-cell>
          <table:table-cell/>
          <table:table-cell office:value-type="float" office:value="808">
            <text:p>808</text:p>
          </table:table-cell>
          <table:table-cell office:value-type="float" office:value="823">
            <text:p>823</text:p>
          </table:table-cell>
          <table:table-cell table:formula="of:=[.C67]/[.F67]*[.$P$2]" office:value-type="float" office:value="1.55064075322172">
            <text:p>1.5506407532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169">
            <text:p>3169</text:p>
          </table:table-cell>
          <table:table-cell table:formula="of:=[.B68]/INDEX([.$B$2:.$B$101];MATCH([.$M$1];[.$A$2:.$A$101];0))" office:value-type="float" office:value="0.780541871921182">
            <text:p>0.7805418719</text:p>
          </table:table-cell>
          <table:table-cell/>
          <table:table-cell office:value-type="float" office:value="809">
            <text:p>809</text:p>
          </table:table-cell>
          <table:table-cell office:value-type="float" office:value="624">
            <text:p>624</text:p>
          </table:table-cell>
          <table:table-cell table:formula="of:=[.C68]/[.F68]*[.$P$2]" office:value-type="float" office:value="1.88130605027157">
            <text:p>1.8813060503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832">
            <text:p>2832</text:p>
          </table:table-cell>
          <table:table-cell table:formula="of:=[.B69]/INDEX([.$B$2:.$B$101];MATCH([.$M$1];[.$A$2:.$A$101];0))" office:value-type="float" office:value="0.697536945812808">
            <text:p>0.6975369458</text:p>
          </table:table-cell>
          <table:table-cell/>
          <table:table-cell office:value-type="float" office:value="812">
            <text:p>812</text:p>
          </table:table-cell>
          <table:table-cell office:value-type="float" office:value="260">
            <text:p>260</text:p>
          </table:table-cell>
          <table:table-cell table:formula="of:=[.C69]/[.F69]*[.$P$2]" office:value-type="float" office:value="4.0349829480864">
            <text:p>4.0349829481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310">
            <text:p>3310</text:p>
          </table:table-cell>
          <table:table-cell table:formula="of:=[.B70]/INDEX([.$B$2:.$B$101];MATCH([.$M$1];[.$A$2:.$A$101];0))" office:value-type="float" office:value="0.815270935960591">
            <text:p>0.815270936</text:p>
          </table:table-cell>
          <table:table-cell/>
          <table:table-cell office:value-type="float" office:value="854">
            <text:p>854</text:p>
          </table:table-cell>
          <table:table-cell office:value-type="float" office:value="860">
            <text:p>860</text:p>
          </table:table-cell>
          <table:table-cell table:formula="of:=[.C70]/[.F70]*[.$P$2]" office:value-type="float" office:value="1.42577614847062">
            <text:p>1.4257761485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935">
            <text:p>2935</text:p>
          </table:table-cell>
          <table:table-cell table:formula="of:=[.B71]/INDEX([.$B$2:.$B$101];MATCH([.$M$1];[.$A$2:.$A$101];0))" office:value-type="float" office:value="0.722906403940887">
            <text:p>0.7229064039</text:p>
          </table:table-cell>
          <table:table-cell/>
          <table:table-cell office:value-type="float" office:value="857">
            <text:p>857</text:p>
          </table:table-cell>
          <table:table-cell office:value-type="float" office:value="797">
            <text:p>797</text:p>
          </table:table-cell>
          <table:table-cell table:formula="of:=[.C71]/[.F71]*[.$P$2]" office:value-type="float" office:value="1.36417971333387">
            <text:p>1.3641797133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301">
            <text:p>3301</text:p>
          </table:table-cell>
          <table:table-cell table:formula="of:=[.B72]/INDEX([.$B$2:.$B$101];MATCH([.$M$1];[.$A$2:.$A$101];0))" office:value-type="float" office:value="0.813054187192118">
            <text:p>0.8130541872</text:p>
          </table:table-cell>
          <table:table-cell/>
          <table:table-cell office:value-type="float" office:value="862">
            <text:p>862</text:p>
          </table:table-cell>
          <table:table-cell office:value-type="float" office:value="626">
            <text:p>626</text:p>
          </table:table-cell>
          <table:table-cell table:formula="of:=[.C72]/[.F72]*[.$P$2]" office:value-type="float" office:value="1.95340814303026">
            <text:p>1.953408143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224">
            <text:p>3224</text:p>
          </table:table-cell>
          <table:table-cell table:formula="of:=[.B73]/INDEX([.$B$2:.$B$101];MATCH([.$M$1];[.$A$2:.$A$101];0))" office:value-type="float" office:value="0.794088669950739">
            <text:p>0.79408867</text:p>
          </table:table-cell>
          <table:table-cell/>
          <table:table-cell office:value-type="float" office:value="954">
            <text:p>954</text:p>
          </table:table-cell>
          <table:table-cell office:value-type="float" office:value="861">
            <text:p>861</text:p>
          </table:table-cell>
          <table:table-cell table:formula="of:=[.C73]/[.F73]*[.$P$2]" office:value-type="float" office:value="1.38711888455971">
            <text:p>1.3871188846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975">
            <text:p>2975</text:p>
          </table:table-cell>
          <table:table-cell table:formula="of:=[.B74]/INDEX([.$B$2:.$B$101];MATCH([.$M$1];[.$A$2:.$A$101];0))" office:value-type="float" office:value="0.732758620689655">
            <text:p>0.7327586207</text:p>
          </table:table-cell>
          <table:table-cell/>
          <table:table-cell office:value-type="float" office:value="955">
            <text:p>955</text:p>
          </table:table-cell>
          <table:table-cell office:value-type="float" office:value="758">
            <text:p>758</text:p>
          </table:table-cell>
          <table:table-cell table:formula="of:=[.C74]/[.F74]*[.$P$2]" office:value-type="float" office:value="1.45391684105177">
            <text:p>1.4539168411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335">
            <text:p>2335</text:p>
          </table:table-cell>
          <table:table-cell table:formula="of:=[.B75]/INDEX([.$B$2:.$B$101];MATCH([.$M$1];[.$A$2:.$A$101];0))" office:value-type="float" office:value="0.57512315270936">
            <text:p>0.5751231527</text:p>
          </table:table-cell>
          <table:table-cell/>
          <table:table-cell office:value-type="float" office:value="1422">
            <text:p>1422</text:p>
          </table:table-cell>
          <table:table-cell office:value-type="float" office:value="613">
            <text:p>613</text:p>
          </table:table-cell>
          <table:table-cell table:formula="of:=[.C75]/[.F75]*[.$P$2]" office:value-type="float" office:value="1.41106887712052">
            <text:p>1.4110688771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740">
            <text:p>2740</text:p>
          </table:table-cell>
          <table:table-cell table:formula="of:=[.B76]/INDEX([.$B$2:.$B$101];MATCH([.$M$1];[.$A$2:.$A$101];0))" office:value-type="float" office:value="0.67487684729064">
            <text:p>0.6748768473</text:p>
          </table:table-cell>
          <table:table-cell/>
          <table:table-cell office:value-type="float" office:value="1572">
            <text:p>1572</text:p>
          </table:table-cell>
          <table:table-cell office:value-type="float" office:value="672">
            <text:p>672</text:p>
          </table:table-cell>
          <table:table-cell table:formula="of:=[.C76]/[.F76]*[.$P$2]" office:value-type="float" office:value="1.51043865822191">
            <text:p>1.5104386582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534">
            <text:p>2534</text:p>
          </table:table-cell>
          <table:table-cell table:formula="of:=[.B77]/INDEX([.$B$2:.$B$101];MATCH([.$M$1];[.$A$2:.$A$101];0))" office:value-type="float" office:value="0.624137931034483">
            <text:p>0.624137931</text:p>
          </table:table-cell>
          <table:table-cell/>
          <table:table-cell office:value-type="float" office:value="1597">
            <text:p>1597</text:p>
          </table:table-cell>
          <table:table-cell office:value-type="float" office:value="521">
            <text:p>521</text:p>
          </table:table-cell>
          <table:table-cell table:formula="of:=[.C77]/[.F77]*[.$P$2]" office:value-type="float" office:value="1.8017340657886">
            <text:p>1.8017340658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2778">
            <text:p>2778</text:p>
          </table:table-cell>
          <table:table-cell table:formula="of:=[.B78]/INDEX([.$B$2:.$B$101];MATCH([.$M$1];[.$A$2:.$A$101];0))" office:value-type="float" office:value="0.68423645320197">
            <text:p>0.6842364532</text:p>
          </table:table-cell>
          <table:table-cell/>
          <table:table-cell office:value-type="float" office:value="1637">
            <text:p>1637</text:p>
          </table:table-cell>
          <table:table-cell office:value-type="float" office:value="719">
            <text:p>719</text:p>
          </table:table-cell>
          <table:table-cell table:formula="of:=[.C78]/[.F78]*[.$P$2]" office:value-type="float" office:value="1.43128181587728">
            <text:p>1.4312818159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2835">
            <text:p>2835</text:p>
          </table:table-cell>
          <table:table-cell table:formula="of:=[.B79]/INDEX([.$B$2:.$B$101];MATCH([.$M$1];[.$A$2:.$A$101];0))" office:value-type="float" office:value="0.698275862068966">
            <text:p>0.6982758621</text:p>
          </table:table-cell>
          <table:table-cell/>
          <table:table-cell office:value-type="float" office:value="1891">
            <text:p>1891</text:p>
          </table:table-cell>
          <table:table-cell office:value-type="float" office:value="671">
            <text:p>671</text:p>
          </table:table-cell>
          <table:table-cell table:formula="of:=[.C79]/[.F79]*[.$P$2]" office:value-type="float" office:value="1.56513695462254">
            <text:p>1.5651369546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850">
            <text:p>2850</text:p>
          </table:table-cell>
          <table:table-cell table:formula="of:=[.B80]/INDEX([.$B$2:.$B$101];MATCH([.$M$1];[.$A$2:.$A$101];0))" office:value-type="float" office:value="0.701970443349754">
            <text:p>0.7019704433</text:p>
          </table:table-cell>
          <table:table-cell/>
          <table:table-cell office:value-type="float" office:value="1892">
            <text:p>1892</text:p>
          </table:table-cell>
          <table:table-cell office:value-type="float" office:value="664">
            <text:p>664</text:p>
          </table:table-cell>
          <table:table-cell table:formula="of:=[.C80]/[.F80]*[.$P$2]" office:value-type="float" office:value="1.5900053415633">
            <text:p>1.5900053416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2879">
            <text:p>2879</text:p>
          </table:table-cell>
          <table:table-cell table:formula="of:=[.B81]/INDEX([.$B$2:.$B$101];MATCH([.$M$1];[.$A$2:.$A$101];0))" office:value-type="float" office:value="0.709113300492611">
            <text:p>0.7091133005</text:p>
          </table:table-cell>
          <table:table-cell/>
          <table:table-cell office:value-type="float" office:value="1894">
            <text:p>1894</text:p>
          </table:table-cell>
          <table:table-cell office:value-type="float" office:value="654">
            <text:p>654</text:p>
          </table:table-cell>
          <table:table-cell table:formula="of:=[.C81]/[.F81]*[.$P$2]" office:value-type="float" office:value="1.63074373691267">
            <text:p>1.6307437369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638">
            <text:p>1638</text:p>
          </table:table-cell>
          <table:table-cell table:formula="of:=[.B82]/INDEX([.$B$2:.$B$101];MATCH([.$M$1];[.$A$2:.$A$101];0))" office:value-type="float" office:value="0.403448275862069">
            <text:p>0.4034482759</text:p>
          </table:table-cell>
          <table:table-cell/>
          <table:table-cell office:value-type="float" office:value="1900">
            <text:p>1900</text:p>
          </table:table-cell>
          <table:table-cell office:value-type="float" office:value="330">
            <text:p>330</text:p>
          </table:table-cell>
          <table:table-cell table:formula="of:=[.C82]/[.F82]*[.$P$2]" office:value-type="float" office:value="1.8387460815047">
            <text:p>1.8387460815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2147">
            <text:p>2147</text:p>
          </table:table-cell>
          <table:table-cell table:formula="of:=[.B83]/INDEX([.$B$2:.$B$101];MATCH([.$M$1];[.$A$2:.$A$101];0))" office:value-type="float" office:value="0.528817733990148">
            <text:p>0.528817734</text:p>
          </table:table-cell>
          <table:table-cell/>
          <table:table-cell office:value-type="float" office:value="2024">
            <text:p>2024</text:p>
          </table:table-cell>
          <table:table-cell office:value-type="float" office:value="389">
            <text:p>389</text:p>
          </table:table-cell>
          <table:table-cell table:formula="of:=[.C83]/[.F83]*[.$P$2]" office:value-type="float" office:value="2.04458064761229">
            <text:p>2.0445806476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1910">
            <text:p>1910</text:p>
          </table:table-cell>
          <table:table-cell table:formula="of:=[.B84]/INDEX([.$B$2:.$B$101];MATCH([.$M$1];[.$A$2:.$A$101];0))" office:value-type="float" office:value="0.470443349753695">
            <text:p>0.4704433498</text:p>
          </table:table-cell>
          <table:table-cell/>
          <table:table-cell office:value-type="float" office:value="2164">
            <text:p>2164</text:p>
          </table:table-cell>
          <table:table-cell office:value-type="float" office:value="371">
            <text:p>371</text:p>
          </table:table-cell>
          <table:table-cell table:formula="of:=[.C84]/[.F84]*[.$P$2]" office:value-type="float" office:value="1.90713422649476">
            <text:p>1.9071342265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3078">
            <text:p>3078</text:p>
          </table:table-cell>
          <table:table-cell table:formula="of:=[.B85]/INDEX([.$B$2:.$B$101];MATCH([.$M$1];[.$A$2:.$A$101];0))" office:value-type="float" office:value="0.758128078817734">
            <text:p>0.7581280788</text:p>
          </table:table-cell>
          <table:table-cell/>
          <table:table-cell office:value-type="float" office:value="2501">
            <text:p>2501</text:p>
          </table:table-cell>
          <table:table-cell office:value-type="float" office:value="869">
            <text:p>869</text:p>
          </table:table-cell>
          <table:table-cell table:formula="of:=[.C85]/[.F85]*[.$P$2]" office:value-type="float" office:value="1.31211119740146">
            <text:p>1.3121111974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2897">
            <text:p>2897</text:p>
          </table:table-cell>
          <table:table-cell table:formula="of:=[.B86]/INDEX([.$B$2:.$B$101];MATCH([.$M$1];[.$A$2:.$A$101];0))" office:value-type="float" office:value="0.713546798029557">
            <text:p>0.713546798</text:p>
          </table:table-cell>
          <table:table-cell/>
          <table:table-cell office:value-type="float" office:value="2502">
            <text:p>2502</text:p>
          </table:table-cell>
          <table:table-cell office:value-type="float" office:value="803">
            <text:p>803</text:p>
          </table:table-cell>
          <table:table-cell table:formula="of:=[.C86]/[.F86]*[.$P$2]" office:value-type="float" office:value="1.33645626928575">
            <text:p>1.3364562693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715">
            <text:p>2715</text:p>
          </table:table-cell>
          <table:table-cell table:formula="of:=[.B87]/INDEX([.$B$2:.$B$101];MATCH([.$M$1];[.$A$2:.$A$101];0))" office:value-type="float" office:value="0.66871921182266">
            <text:p>0.6687192118</text:p>
          </table:table-cell>
          <table:table-cell/>
          <table:table-cell office:value-type="float" office:value="3049">
            <text:p>3049</text:p>
          </table:table-cell>
          <table:table-cell office:value-type="float" office:value="548">
            <text:p>548</text:p>
          </table:table-cell>
          <table:table-cell table:formula="of:=[.C87]/[.F87]*[.$P$2]" office:value-type="float" office:value="1.83531696091475">
            <text:p>1.8353169609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2755">
            <text:p>2755</text:p>
          </table:table-cell>
          <table:table-cell table:formula="of:=[.B88]/INDEX([.$B$2:.$B$101];MATCH([.$M$1];[.$A$2:.$A$101];0))" office:value-type="float" office:value="0.678571428571429">
            <text:p>0.6785714286</text:p>
          </table:table-cell>
          <table:table-cell/>
          <table:table-cell office:value-type="float" office:value="4327">
            <text:p>4327</text:p>
          </table:table-cell>
          <table:table-cell office:value-type="float" office:value="610">
            <text:p>610</text:p>
          </table:table-cell>
          <table:table-cell table:formula="of:=[.C88]/[.F88]*[.$P$2]" office:value-type="float" office:value="1.67306791569087">
            <text:p>1.6730679157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2157">
            <text:p>2157</text:p>
          </table:table-cell>
          <table:table-cell table:formula="of:=[.B89]/INDEX([.$B$2:.$B$101];MATCH([.$M$1];[.$A$2:.$A$101];0))" office:value-type="float" office:value="0.53128078817734">
            <text:p>0.5312807882</text:p>
          </table:table-cell>
          <table:table-cell/>
          <table:table-cell office:value-type="float" office:value="5503">
            <text:p>5503</text:p>
          </table:table-cell>
          <table:table-cell office:value-type="float" office:value="449">
            <text:p>449</text:p>
          </table:table-cell>
          <table:table-cell table:formula="of:=[.C89]/[.F89]*[.$P$2]" office:value-type="float" office:value="1.77961315238022">
            <text:p>1.7796131524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2104">
            <text:p>2104</text:p>
          </table:table-cell>
          <table:table-cell table:formula="of:=[.B90]/INDEX([.$B$2:.$B$101];MATCH([.$M$1];[.$A$2:.$A$101];0))" office:value-type="float" office:value="0.518226600985222">
            <text:p>0.518226601</text:p>
          </table:table-cell>
          <table:table-cell/>
          <table:table-cell office:value-type="float" office:value="7443">
            <text:p>7443</text:p>
          </table:table-cell>
          <table:table-cell office:value-type="float" office:value="296">
            <text:p>296</text:p>
          </table:table-cell>
          <table:table-cell table:formula="of:=[.C90]/[.F90]*[.$P$2]" office:value-type="float" office:value="2.63315137797896">
            <text:p>2.633151378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443">
            <text:p>2443</text:p>
          </table:table-cell>
          <table:table-cell table:formula="of:=[.B91]/INDEX([.$B$2:.$B$101];MATCH([.$M$1];[.$A$2:.$A$101];0))" office:value-type="float" office:value="0.601724137931035">
            <text:p>0.6017241379</text:p>
          </table:table-cell>
          <table:table-cell/>
          <table:table-cell office:value-type="float" office:value="8358">
            <text:p>8358</text:p>
          </table:table-cell>
          <table:table-cell office:value-type="float" office:value="600">
            <text:p>600</text:p>
          </table:table-cell>
          <table:table-cell table:formula="of:=[.C91]/[.F91]*[.$P$2]" office:value-type="float" office:value="1.50832183908046">
            <text:p>1.5083218391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586">
            <text:p>2586</text:p>
          </table:table-cell>
          <table:table-cell table:formula="of:=[.B92]/INDEX([.$B$2:.$B$101];MATCH([.$M$1];[.$A$2:.$A$101];0))" office:value-type="float" office:value="0.636945812807882">
            <text:p>0.6369458128</text:p>
          </table:table-cell>
          <table:table-cell/>
          <table:table-cell office:value-type="float" office:value="8467">
            <text:p>8467</text:p>
          </table:table-cell>
          <table:table-cell office:value-type="float" office:value="583">
            <text:p>583</text:p>
          </table:table-cell>
          <table:table-cell table:formula="of:=[.C92]/[.F92]*[.$P$2]" office:value-type="float" office:value="1.64316724264675">
            <text:p>1.6431672426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4060">
            <text:p>4060</text:p>
          </table:table-cell>
          <table:table-cell table:formula="of:=[.B93]/INDEX([.$B$2:.$B$101];MATCH([.$M$1];[.$A$2:.$A$101];0)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574">
            <text:p>1574</text:p>
          </table:table-cell>
          <table:table-cell table:formula="of:=[.B94]/INDEX([.$B$2:.$B$101];MATCH([.$M$1];[.$A$2:.$A$101];0))" office:value-type="float" office:value="0.387684729064039">
            <text:p>0.3876847291</text:p>
          </table:table-cell>
          <table:table-cell/>
          <table:table-cell office:value-type="float" office:value="9331">
            <text:p>9331</text:p>
          </table:table-cell>
          <table:table-cell office:value-type="float" office:value="237">
            <text:p>237</text:p>
          </table:table-cell>
          <table:table-cell table:formula="of:=[.C94]/[.F94]*[.$P$2]" office:value-type="float" office:value="2.4602440190393">
            <text:p>2.460244019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1916">
            <text:p>1916</text:p>
          </table:table-cell>
          <table:table-cell table:formula="of:=[.B95]/INDEX([.$B$2:.$B$101];MATCH([.$M$1];[.$A$2:.$A$101];0))" office:value-type="float" office:value="0.47192118226601">
            <text:p>0.4719211823</text:p>
          </table:table-cell>
          <table:table-cell/>
          <table:table-cell office:value-type="float" office:value="9741">
            <text:p>9741</text:p>
          </table:table-cell>
          <table:table-cell office:value-type="float" office:value="371">
            <text:p>371</text:p>
          </table:table-cell>
          <table:table-cell table:formula="of:=[.C95]/[.F95]*[.$P$2]" office:value-type="float" office:value="1.9131252240649">
            <text:p>1.9131252241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2393">
            <text:p>2393</text:p>
          </table:table-cell>
          <table:table-cell table:formula="of:=[.B96]/INDEX([.$B$2:.$B$101];MATCH([.$M$1];[.$A$2:.$A$101];0))" office:value-type="float" office:value="0.589408866995074">
            <text:p>0.589408867</text:p>
          </table:table-cell>
          <table:table-cell/>
          <table:table-cell office:value-type="float" office:value="9802">
            <text:p>9802</text:p>
          </table:table-cell>
          <table:table-cell office:value-type="float" office:value="511">
            <text:p>511</text:p>
          </table:table-cell>
          <table:table-cell table:formula="of:=[.C96]/[.F96]*[.$P$2]" office:value-type="float" office:value="1.73477678270174">
            <text:p>1.7347767827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2970">
            <text:p>2970</text:p>
          </table:table-cell>
          <table:table-cell table:formula="of:=[.B97]/INDEX([.$B$2:.$B$101];MATCH([.$M$1];[.$A$2:.$A$101];0))" office:value-type="float" office:value="0.731527093596059">
            <text:p>0.7315270936</text:p>
          </table:table-cell>
          <table:table-cell/>
          <table:table-cell office:value-type="float" office:value="9806">
            <text:p>9806</text:p>
          </table:table-cell>
          <table:table-cell office:value-type="float" office:value="607">
            <text:p>607</text:p>
          </table:table-cell>
          <table:table-cell table:formula="of:=[.C97]/[.F97]*[.$P$2]" office:value-type="float" office:value="1.81254818578002">
            <text:p>1.8125481858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674">
            <text:p>2674</text:p>
          </table:table-cell>
          <table:table-cell table:formula="of:=[.B98]/INDEX([.$B$2:.$B$101];MATCH([.$M$1];[.$A$2:.$A$101];0))" office:value-type="float" office:value="0.658620689655172">
            <text:p>0.6586206897</text:p>
          </table:table-cell>
          <table:table-cell/>
          <table:table-cell office:value-type="float" office:value="10020">
            <text:p>10020</text:p>
          </table:table-cell>
          <table:table-cell office:value-type="float" office:value="237">
            <text:p>237</text:p>
          </table:table-cell>
          <table:table-cell table:formula="of:=[.C98]/[.F98]*[.$P$2]" office:value-type="float" office:value="4.17960133857122">
            <text:p>4.1796013386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2978">
            <text:p>2978</text:p>
          </table:table-cell>
          <table:table-cell table:formula="of:=[.B99]/INDEX([.$B$2:.$B$101];MATCH([.$M$1];[.$A$2:.$A$101];0))" office:value-type="float" office:value="0.733497536945813">
            <text:p>0.7334975369</text:p>
          </table:table-cell>
          <table:table-cell/>
          <table:table-cell office:value-type="float" office:value="36657">
            <text:p>36657</text:p>
          </table:table-cell>
          <table:table-cell office:value-type="float" office:value="698">
            <text:p>698</text:p>
          </table:table-cell>
          <table:table-cell table:formula="of:=[.C99]/[.F99]*[.$P$2]" office:value-type="float" office:value="1.5804875294649">
            <text:p>1.5804875295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619">
            <text:p>2619</text:p>
          </table:table-cell>
          <table:table-cell table:formula="of:=[.B100]/INDEX([.$B$2:.$B$101];MATCH([.$M$1];[.$A$2:.$A$101];0))" office:value-type="float" office:value="0.645073891625616">
            <text:p>0.6450738916</text:p>
          </table:table-cell>
          <table:table-cell/>
          <table:table-cell office:value-type="float" office:value="36658">
            <text:p>36658</text:p>
          </table:table-cell>
          <table:table-cell office:value-type="float" office:value="513">
            <text:p>513</text:p>
          </table:table-cell>
          <table:table-cell table:formula="of:=[.C100]/[.F100]*[.$P$2]" office:value-type="float" office:value="1.89121078558465">
            <text:p>1.8912107856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2469">
            <text:p>2469</text:p>
          </table:table-cell>
          <table:table-cell table:formula="of:=[.B101]/INDEX([.$B$2:.$B$101];MATCH([.$M$1];[.$A$2:.$A$101];0))" office:value-type="float" office:value="0.608128078817734">
            <text:p>0.6081280788</text:p>
          </table:table-cell>
          <table:table-cell/>
          <table:table-cell office:value-type="float" office:value="36955">
            <text:p>36955</text:p>
          </table:table-cell>
          <table:table-cell office:value-type="float" office:value="579">
            <text:p>579</text:p>
          </table:table-cell>
          <table:table-cell table:formula="of:=[.C101]/[.F101]*[.$P$2]" office:value-type="float" office:value="1.57966257433829">
            <text:p>1.5796625743</text:p>
          </table:table-cell>
          <table:table-cell table:number-columns-repeated="12"/>
        </table:table-row>
        <table:table-row table:style-name="ro1" table:number-rows-repeated="104847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680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2"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5"/>
          <table:table-cell office:value-type="float" office:value="680">
            <text:p>68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93">
            <text:p>2693</text:p>
          </table:table-cell>
          <table:table-cell table:formula="of:=[.B2]/INDEX([.$B$2:.$B$101];MATCH([.$M$1];[.$A$2:.$A$101];0))" office:value-type="float" office:value="0.716986155484558">
            <text:p>0.7169861555</text:p>
          </table:table-cell>
          <table:table-cell/>
          <table:table-cell office:value-type="float" office:value="11">
            <text:p>11</text:p>
          </table:table-cell>
          <table:table-cell office:value-type="float" office:value="652">
            <text:p>652</text:p>
          </table:table-cell>
          <table:table-cell table:formula="of:=[.C2]/[.F2]*[.$P$2]" office:value-type="float" office:value="1.98820700784675">
            <text:p>1.9882070078</text:p>
          </table:table-cell>
          <table:table-cell table:number-columns-repeated="8"/>
          <table:table-cell table:style-name="ce1" table:formula="of:=5564-INDEX([.$B$2:.$B$101];MATCH([.$M$1];[.$A$2:.$A$101];0))" office:value-type="float" office:value="1808">
            <text:p>180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98">
            <text:p>2898</text:p>
          </table:table-cell>
          <table:table-cell table:formula="of:=[.B3]/INDEX([.$B$2:.$B$101];MATCH([.$M$1];[.$A$2:.$A$101];0))" office:value-type="float" office:value="0.771565495207668">
            <text:p>0.7715654952</text:p>
          </table:table-cell>
          <table:table-cell/>
          <table:table-cell office:value-type="float" office:value="12">
            <text:p>12</text:p>
          </table:table-cell>
          <table:table-cell office:value-type="float" office:value="1038">
            <text:p>1038</text:p>
          </table:table-cell>
          <table:table-cell table:formula="of:=[.C3]/[.F3]*[.$P$2]" office:value-type="float" office:value="1.34392140205729">
            <text:p>1.3439214021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15">
            <text:p>3415</text:p>
          </table:table-cell>
          <table:table-cell table:formula="of:=[.B4]/INDEX([.$B$2:.$B$101];MATCH([.$M$1];[.$A$2:.$A$101];0))" office:value-type="float" office:value="0.909211927582535">
            <text:p>0.9092119276</text:p>
          </table:table-cell>
          <table:table-cell/>
          <table:table-cell office:value-type="float" office:value="13">
            <text:p>13</text:p>
          </table:table-cell>
          <table:table-cell office:value-type="float" office:value="1119">
            <text:p>1119</text:p>
          </table:table-cell>
          <table:table-cell table:formula="of:=[.C4]/[.F4]*[.$P$2]" office:value-type="float" office:value="1.46903946833711">
            <text:p>1.469039468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46">
            <text:p>2846</text:p>
          </table:table-cell>
          <table:table-cell table:formula="of:=[.B5]/INDEX([.$B$2:.$B$101];MATCH([.$M$1];[.$A$2:.$A$101];0))" office:value-type="float" office:value="0.757720979765708">
            <text:p>0.7577209798</text:p>
          </table:table-cell>
          <table:table-cell/>
          <table:table-cell office:value-type="float" office:value="14">
            <text:p>14</text:p>
          </table:table-cell>
          <table:table-cell office:value-type="float" office:value="607">
            <text:p>607</text:p>
          </table:table-cell>
          <table:table-cell table:formula="of:=[.C5]/[.F5]*[.$P$2]" office:value-type="float" office:value="2.25693497762175">
            <text:p>2.2569349776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22">
            <text:p>3122</text:p>
          </table:table-cell>
          <table:table-cell table:formula="of:=[.B6]/INDEX([.$B$2:.$B$101];MATCH([.$M$1];[.$A$2:.$A$101];0))" office:value-type="float" office:value="0.831203407880724">
            <text:p>0.8312034079</text:p>
          </table:table-cell>
          <table:table-cell/>
          <table:table-cell office:value-type="float" office:value="22">
            <text:p>22</text:p>
          </table:table-cell>
          <table:table-cell office:value-type="float" office:value="1181">
            <text:p>1181</text:p>
          </table:table-cell>
          <table:table-cell table:formula="of:=[.C6]/[.F6]*[.$P$2]" office:value-type="float" office:value="1.27249429419843">
            <text:p>1.2724942942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15">
            <text:p>3115</text:p>
          </table:table-cell>
          <table:table-cell table:formula="of:=[.B7]/INDEX([.$B$2:.$B$101];MATCH([.$M$1];[.$A$2:.$A$101];0))" office:value-type="float" office:value="0.829339723109691">
            <text:p>0.8293397231</text:p>
          </table:table-cell>
          <table:table-cell/>
          <table:table-cell office:value-type="float" office:value="24">
            <text:p>24</text:p>
          </table:table-cell>
          <table:table-cell office:value-type="float" office:value="660">
            <text:p>660</text:p>
          </table:table-cell>
          <table:table-cell table:formula="of:=[.C7]/[.F7]*[.$P$2]" office:value-type="float" office:value="2.27188821118534">
            <text:p>2.2718882112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15">
            <text:p>2215</text:p>
          </table:table-cell>
          <table:table-cell table:formula="of:=[.B8]/INDEX([.$B$2:.$B$101];MATCH([.$M$1];[.$A$2:.$A$101];0))" office:value-type="float" office:value="0.589723109691161">
            <text:p>0.5897231097</text:p>
          </table:table-cell>
          <table:table-cell/>
          <table:table-cell office:value-type="float" office:value="38">
            <text:p>38</text:p>
          </table:table-cell>
          <table:table-cell office:value-type="float" office:value="367">
            <text:p>367</text:p>
          </table:table-cell>
          <table:table-cell table:formula="of:=[.C8]/[.F8]*[.$P$2]" office:value-type="float" office:value="2.90522992458207">
            <text:p>2.9052299246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94">
            <text:p>2294</text:p>
          </table:table-cell>
          <table:table-cell table:formula="of:=[.B9]/INDEX([.$B$2:.$B$101];MATCH([.$M$1];[.$A$2:.$A$101];0))" office:value-type="float" office:value="0.610756123535676">
            <text:p>0.6107561235</text:p>
          </table:table-cell>
          <table:table-cell/>
          <table:table-cell office:value-type="float" office:value="63">
            <text:p>63</text:p>
          </table:table-cell>
          <table:table-cell office:value-type="float" office:value="249">
            <text:p>249</text:p>
          </table:table-cell>
          <table:table-cell table:formula="of:=[.C9]/[.F9]*[.$P$2]" office:value-type="float" office:value="4.43472719418676">
            <text:p>4.4347271942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650">
            <text:p>2650</text:p>
          </table:table-cell>
          <table:table-cell table:formula="of:=[.B10]/INDEX([.$B$2:.$B$101];MATCH([.$M$1];[.$A$2:.$A$101];0))" office:value-type="float" office:value="0.705537806176784">
            <text:p>0.7055378062</text:p>
          </table:table-cell>
          <table:table-cell/>
          <table:table-cell office:value-type="float" office:value="77">
            <text:p>77</text:p>
          </table:table-cell>
          <table:table-cell office:value-type="float" office:value="503">
            <text:p>503</text:p>
          </table:table-cell>
          <table:table-cell table:formula="of:=[.C10]/[.F10]*[.$P$2]" office:value-type="float" office:value="2.53600865520403">
            <text:p>2.5360086552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93">
            <text:p>2793</text:p>
          </table:table-cell>
          <table:table-cell table:formula="of:=[.B11]/INDEX([.$B$2:.$B$101];MATCH([.$M$1];[.$A$2:.$A$101];0))" office:value-type="float" office:value="0.743610223642173">
            <text:p>0.7436102236</text:p>
          </table:table-cell>
          <table:table-cell/>
          <table:table-cell office:value-type="float" office:value="85">
            <text:p>85</text:p>
          </table:table-cell>
          <table:table-cell office:value-type="float" office:value="631">
            <text:p>631</text:p>
          </table:table-cell>
          <table:table-cell table:formula="of:=[.C11]/[.F11]*[.$P$2]" office:value-type="float" office:value="2.13066130641054">
            <text:p>2.1306613064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180">
            <text:p>3180</text:p>
          </table:table-cell>
          <table:table-cell table:formula="of:=[.B12]/INDEX([.$B$2:.$B$101];MATCH([.$M$1];[.$A$2:.$A$101];0))" office:value-type="float" office:value="0.846645367412141">
            <text:p>0.8466453674</text:p>
          </table:table-cell>
          <table:table-cell/>
          <table:table-cell office:value-type="float" office:value="98">
            <text:p>98</text:p>
          </table:table-cell>
          <table:table-cell office:value-type="float" office:value="1045">
            <text:p>1045</text:p>
          </table:table-cell>
          <table:table-cell table:formula="of:=[.C12]/[.F12]*[.$P$2]" office:value-type="float" office:value="1.46481801366617">
            <text:p>1.4648180137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065">
            <text:p>3065</text:p>
          </table:table-cell>
          <table:table-cell table:formula="of:=[.B13]/INDEX([.$B$2:.$B$101];MATCH([.$M$1];[.$A$2:.$A$101];0))" office:value-type="float" office:value="0.816027689030884">
            <text:p>0.816027689</text:p>
          </table:table-cell>
          <table:table-cell/>
          <table:table-cell office:value-type="float" office:value="105">
            <text:p>105</text:p>
          </table:table-cell>
          <table:table-cell office:value-type="float" office:value="848">
            <text:p>848</text:p>
          </table:table-cell>
          <table:table-cell table:formula="of:=[.C13]/[.F13]*[.$P$2]" office:value-type="float" office:value="1.73983262000924">
            <text:p>1.73983262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58">
            <text:p>2158</text:p>
          </table:table-cell>
          <table:table-cell table:formula="of:=[.B14]/INDEX([.$B$2:.$B$101];MATCH([.$M$1];[.$A$2:.$A$101];0))" office:value-type="float" office:value="0.574547390841321">
            <text:p>0.5745473908</text:p>
          </table:table-cell>
          <table:table-cell/>
          <table:table-cell office:value-type="float" office:value="107">
            <text:p>107</text:p>
          </table:table-cell>
          <table:table-cell office:value-type="float" office:value="185">
            <text:p>185</text:p>
          </table:table-cell>
          <table:table-cell table:formula="of:=[.C14]/[.F14]*[.$P$2]" office:value-type="float" office:value="5.61503612238437">
            <text:p>5.6150361224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2:.$A$101];MATCH([.S14];[.$C$2:.$C$101];0))" office:value-type="float" office:value="603">
            <text:p>603</text:p>
          </table:table-cell>
          <table:table-cell table:formula="of:=ROUND([.S14];2)" office:value-type="float" office:value="0.95">
            <text:p>0.95</text:p>
          </table:table-cell>
          <table:table-cell table:formula="of:=LARGE([.$C$2:.$C$101];[.P14]+1)" office:value-type="float" office:value="0.951011714589989">
            <text:p>0.951011714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728">
            <text:p>2728</text:p>
          </table:table-cell>
          <table:table-cell table:formula="of:=[.B15]/INDEX([.$B$2:.$B$101];MATCH([.$M$1];[.$A$2:.$A$101];0))" office:value-type="float" office:value="0.726304579339723">
            <text:p>0.7263045793</text:p>
          </table:table-cell>
          <table:table-cell/>
          <table:table-cell office:value-type="float" office:value="114">
            <text:p>114</text:p>
          </table:table-cell>
          <table:table-cell office:value-type="float" office:value="742">
            <text:p>742</text:p>
          </table:table-cell>
          <table:table-cell table:formula="of:=[.C15]/[.F15]*[.$P$2]" office:value-type="float" office:value="1.76975563267685">
            <text:p>1.76975563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2:.$A$101];MATCH([.S15];[.$C$2:.$C$101];0))" office:value-type="float" office:value="13">
            <text:p>13</text:p>
          </table:table-cell>
          <table:table-cell table:formula="of:=ROUND([.S15];2)" office:value-type="float" office:value="0.91">
            <text:p>0.91</text:p>
          </table:table-cell>
          <table:table-cell table:formula="of:=LARGE([.$C$2:.$C$101];[.P15]+1)" office:value-type="float" office:value="0.909211927582535">
            <text:p>0.90921192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82">
            <text:p>3282</text:p>
          </table:table-cell>
          <table:table-cell table:formula="of:=[.B16]/INDEX([.$B$2:.$B$101];MATCH([.$M$1];[.$A$2:.$A$101];0))" office:value-type="float" office:value="0.873801916932907">
            <text:p>0.8738019169</text:p>
          </table:table-cell>
          <table:table-cell/>
          <table:table-cell office:value-type="float" office:value="120">
            <text:p>120</text:p>
          </table:table-cell>
          <table:table-cell office:value-type="float" office:value="1199">
            <text:p>1199</text:p>
          </table:table-cell>
          <table:table-cell table:formula="of:=[.C16]/[.F16]*[.$P$2]" office:value-type="float" office:value="1.31762624338173">
            <text:p>1.3176262434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2:.$A$101];MATCH([.S16];[.$C$2:.$C$101];0))" office:value-type="float" office:value="607">
            <text:p>607</text:p>
          </table:table-cell>
          <table:table-cell table:formula="of:=ROUND([.S16];2)" office:value-type="float" office:value="0.89">
            <text:p>0.89</text:p>
          </table:table-cell>
          <table:table-cell table:formula="of:=LARGE([.$C$2:.$C$101];[.P16]+1)" office:value-type="float" office:value="0.887912673056443">
            <text:p>0.887912673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220">
            <text:p>3220</text:p>
          </table:table-cell>
          <table:table-cell table:formula="of:=[.B17]/INDEX([.$B$2:.$B$101];MATCH([.$M$1];[.$A$2:.$A$101];0))" office:value-type="float" office:value="0.857294994675186">
            <text:p>0.8572949947</text:p>
          </table:table-cell>
          <table:table-cell/>
          <table:table-cell office:value-type="float" office:value="121">
            <text:p>121</text:p>
          </table:table-cell>
          <table:table-cell office:value-type="float" office:value="1165">
            <text:p>1165</text:p>
          </table:table-cell>
          <table:table-cell table:formula="of:=[.C17]/[.F17]*[.$P$2]" office:value-type="float" office:value="1.33046296169334">
            <text:p>1.3304629617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2:.$A$101];MATCH([.S17];[.$C$2:.$C$101];0))" office:value-type="float" office:value="604">
            <text:p>604</text:p>
          </table:table-cell>
          <table:table-cell table:formula="of:=ROUND([.S17];2)" office:value-type="float" office:value="0.88">
            <text:p>0.88</text:p>
          </table:table-cell>
          <table:table-cell table:formula="of:=LARGE([.$C$2:.$C$101];[.P17]+1)" office:value-type="float" office:value="0.877795527156549">
            <text:p>0.877795527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231">
            <text:p>3231</text:p>
          </table:table-cell>
          <table:table-cell table:formula="of:=[.B18]/INDEX([.$B$2:.$B$101];MATCH([.$M$1];[.$A$2:.$A$101];0))" office:value-type="float" office:value="0.860223642172524">
            <text:p>0.8602236422</text:p>
          </table:table-cell>
          <table:table-cell/>
          <table:table-cell office:value-type="float" office:value="122">
            <text:p>122</text:p>
          </table:table-cell>
          <table:table-cell office:value-type="float" office:value="1162">
            <text:p>1162</text:p>
          </table:table-cell>
          <table:table-cell table:formula="of:=[.C18]/[.F18]*[.$P$2]" office:value-type="float" office:value="1.33845468592765">
            <text:p>1.3384546859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2:.$A$101];MATCH([.S18];[.$C$2:.$C$101];0))" office:value-type="float" office:value="597">
            <text:p>597</text:p>
          </table:table-cell>
          <table:table-cell table:formula="of:=ROUND([.S18];2)" office:value-type="float" office:value="0.88">
            <text:p>0.88</text:p>
          </table:table-cell>
          <table:table-cell table:formula="of:=LARGE([.$C$2:.$C$101];[.P18]+1)" office:value-type="float" office:value="0.876996805111821">
            <text:p>0.876996805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69">
            <text:p>1769</text:p>
          </table:table-cell>
          <table:table-cell table:formula="of:=[.B19]/INDEX([.$B$2:.$B$101];MATCH([.$M$1];[.$A$2:.$A$101];0))" office:value-type="float" office:value="0.4709797657082">
            <text:p>0.4709797657</text:p>
          </table:table-cell>
          <table:table-cell/>
          <table:table-cell office:value-type="float" office:value="134">
            <text:p>134</text:p>
          </table:table-cell>
          <table:table-cell office:value-type="float" office:value="170">
            <text:p>170</text:p>
          </table:table-cell>
          <table:table-cell table:formula="of:=[.C19]/[.F19]*[.$P$2]" office:value-type="float" office:value="5.00900833176721">
            <text:p>5.0090083318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18">
            <text:p>1818</text:p>
          </table:table-cell>
          <table:table-cell table:formula="of:=[.B20]/INDEX([.$B$2:.$B$101];MATCH([.$M$1];[.$A$2:.$A$101];0))" office:value-type="float" office:value="0.484025559105431">
            <text:p>0.4840255591</text:p>
          </table:table-cell>
          <table:table-cell/>
          <table:table-cell office:value-type="float" office:value="141">
            <text:p>141</text:p>
          </table:table-cell>
          <table:table-cell office:value-type="float" office:value="171">
            <text:p>171</text:p>
          </table:table-cell>
          <table:table-cell table:formula="of:=[.C20]/[.F20]*[.$P$2]" office:value-type="float" office:value="5.11765035592175">
            <text:p>5.1176503559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484">
            <text:p>2484</text:p>
          </table:table-cell>
          <table:table-cell table:formula="of:=[.B21]/INDEX([.$B$2:.$B$101];MATCH([.$M$1];[.$A$2:.$A$101];0))" office:value-type="float" office:value="0.661341853035144">
            <text:p>0.661341853</text:p>
          </table:table-cell>
          <table:table-cell/>
          <table:table-cell office:value-type="float" office:value="146">
            <text:p>146</text:p>
          </table:table-cell>
          <table:table-cell office:value-type="float" office:value="701">
            <text:p>701</text:p>
          </table:table-cell>
          <table:table-cell table:formula="of:=[.C21]/[.F21]*[.$P$2]" office:value-type="float" office:value="1.70571479356282">
            <text:p>1.7057147936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2:.$E$108];MATCH([.S21];[.$G$2:.$G$108];0))" office:value-type="float" office:value="243">
            <text:p>243</text:p>
          </table:table-cell>
          <table:table-cell table:formula="of:=ROUND([.S21];2)" office:value-type="float" office:value="7.2">
            <text:p>7.2</text:p>
          </table:table-cell>
          <table:table-cell table:style-name="ce2" table:formula="of:=LARGE([.$G$2:.$G$108];[.P21])" office:value-type="float" office:value="7.2049194407228">
            <text:p>7.204919440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16">
            <text:p>2316</text:p>
          </table:table-cell>
          <table:table-cell table:formula="of:=[.B22]/INDEX([.$B$2:.$B$101];MATCH([.$M$1];[.$A$2:.$A$101];0))" office:value-type="float" office:value="0.616613418530351">
            <text:p>0.6166134185</text:p>
          </table:table-cell>
          <table:table-cell/>
          <table:table-cell office:value-type="float" office:value="153">
            <text:p>153</text:p>
          </table:table-cell>
          <table:table-cell office:value-type="float" office:value="316">
            <text:p>316</text:p>
          </table:table-cell>
          <table:table-cell table:formula="of:=[.C22]/[.F22]*[.$P$2]" office:value-type="float" office:value="3.52796538197112">
            <text:p>3.527965382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2:.$E$108];MATCH([.S22];[.$G$2:.$G$108];0))" office:value-type="float" office:value="107">
            <text:p>107</text:p>
          </table:table-cell>
          <table:table-cell table:formula="of:=ROUND([.S22];2)" office:value-type="float" office:value="5.62">
            <text:p>5.62</text:p>
          </table:table-cell>
          <table:table-cell table:style-name="ce2" table:formula="of:=LARGE([.$G$2:.$G$108];[.P22])" office:value-type="float" office:value="5.61503612238437">
            <text:p>5.615036122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050">
            <text:p>3050</text:p>
          </table:table-cell>
          <table:table-cell table:formula="of:=[.B23]/INDEX([.$B$2:.$B$101];MATCH([.$M$1];[.$A$2:.$A$101];0))" office:value-type="float" office:value="0.812034078807242">
            <text:p>0.8120340788</text:p>
          </table:table-cell>
          <table:table-cell/>
          <table:table-cell office:value-type="float" office:value="155">
            <text:p>155</text:p>
          </table:table-cell>
          <table:table-cell office:value-type="float" office:value="1047">
            <text:p>1047</text:p>
          </table:table-cell>
          <table:table-cell table:formula="of:=[.C23]/[.F23]*[.$P$2]" office:value-type="float" office:value="1.40225178078653">
            <text:p>1.4022517808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2:.$E$108];MATCH([.S23];[.$G$2:.$G$108];0))" office:value-type="float" office:value="275">
            <text:p>275</text:p>
          </table:table-cell>
          <table:table-cell table:formula="of:=ROUND([.S23];2)" office:value-type="float" office:value="5.49">
            <text:p>5.49</text:p>
          </table:table-cell>
          <table:table-cell table:style-name="ce2" table:formula="of:=LARGE([.$G$2:.$G$108];[.P23])" office:value-type="float" office:value="5.49089828367635">
            <text:p>5.490898283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123">
            <text:p>3123</text:p>
          </table:table-cell>
          <table:table-cell table:formula="of:=[.B24]/INDEX([.$B$2:.$B$101];MATCH([.$M$1];[.$A$2:.$A$101];0))" office:value-type="float" office:value="0.8314696485623">
            <text:p>0.8314696486</text:p>
          </table:table-cell>
          <table:table-cell/>
          <table:table-cell office:value-type="float" office:value="161">
            <text:p>161</text:p>
          </table:table-cell>
          <table:table-cell office:value-type="float" office:value="880">
            <text:p>880</text:p>
          </table:table-cell>
          <table:table-cell table:formula="of:=[.C24]/[.F24]*[.$P$2]" office:value-type="float" office:value="1.70829218704618">
            <text:p>1.708292187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2:.$E$108];MATCH([.S24];[.$G$2:.$G$108];0))" office:value-type="float" office:value="1900">
            <text:p>1900</text:p>
          </table:table-cell>
          <table:table-cell table:formula="of:=ROUND([.S24];2)" office:value-type="float" office:value="5.12">
            <text:p>5.12</text:p>
          </table:table-cell>
          <table:table-cell table:style-name="ce2" table:formula="of:=LARGE([.$G$2:.$G$108];[.P24])" office:value-type="float" office:value="5.12409651461015">
            <text:p>5.124096514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942">
            <text:p>2942</text:p>
          </table:table-cell>
          <table:table-cell table:formula="of:=[.B25]/INDEX([.$B$2:.$B$101];MATCH([.$M$1];[.$A$2:.$A$101];0))" office:value-type="float" office:value="0.783280085197018">
            <text:p>0.7832800852</text:p>
          </table:table-cell>
          <table:table-cell/>
          <table:table-cell office:value-type="float" office:value="180">
            <text:p>180</text:p>
          </table:table-cell>
          <table:table-cell office:value-type="float" office:value="747">
            <text:p>747</text:p>
          </table:table-cell>
          <table:table-cell table:formula="of:=[.C25]/[.F25]*[.$P$2]" office:value-type="float" office:value="1.89581043378341">
            <text:p>1.8958104338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2:.$E$108];MATCH([.S25];[.$G$2:.$G$108];0))" office:value-type="float" office:value="141">
            <text:p>141</text:p>
          </table:table-cell>
          <table:table-cell table:formula="of:=ROUND([.S25];2)" office:value-type="float" office:value="5.12">
            <text:p>5.12</text:p>
          </table:table-cell>
          <table:table-cell table:style-name="ce2" table:formula="of:=LARGE([.$G$2:.$G$108];[.P25])" office:value-type="float" office:value="5.11765035592175">
            <text:p>5.117650355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509">
            <text:p>2509</text:p>
          </table:table-cell>
          <table:table-cell table:formula="of:=[.B26]/INDEX([.$B$2:.$B$101];MATCH([.$M$1];[.$A$2:.$A$101];0))" office:value-type="float" office:value="0.667997870074547">
            <text:p>0.6679978701</text:p>
          </table:table-cell>
          <table:table-cell/>
          <table:table-cell office:value-type="float" office:value="187">
            <text:p>187</text:p>
          </table:table-cell>
          <table:table-cell office:value-type="float" office:value="387">
            <text:p>387</text:p>
          </table:table-cell>
          <table:table-cell table:formula="of:=[.C26]/[.F26]*[.$P$2]" office:value-type="float" office:value="3.12077557905628">
            <text:p>3.1207755791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396">
            <text:p>2396</text:p>
          </table:table-cell>
          <table:table-cell table:formula="of:=[.B27]/INDEX([.$B$2:.$B$101];MATCH([.$M$1];[.$A$2:.$A$101];0))" office:value-type="float" office:value="0.637912673056443">
            <text:p>0.6379126731</text:p>
          </table:table-cell>
          <table:table-cell/>
          <table:table-cell office:value-type="float" office:value="194">
            <text:p>194</text:p>
          </table:table-cell>
          <table:table-cell office:value-type="float" office:value="473">
            <text:p>473</text:p>
          </table:table-cell>
          <table:table-cell table:formula="of:=[.C27]/[.F27]*[.$P$2]" office:value-type="float" office:value="2.43836387502336">
            <text:p>2.438363875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872">
            <text:p>2872</text:p>
          </table:table-cell>
          <table:table-cell table:formula="of:=[.B28]/INDEX([.$B$2:.$B$101];MATCH([.$M$1];[.$A$2:.$A$101];0))" office:value-type="float" office:value="0.764643237486688">
            <text:p>0.7646432375</text:p>
          </table:table-cell>
          <table:table-cell/>
          <table:table-cell office:value-type="float" office:value="197">
            <text:p>197</text:p>
          </table:table-cell>
          <table:table-cell office:value-type="float" office:value="884">
            <text:p>884</text:p>
          </table:table-cell>
          <table:table-cell table:formula="of:=[.C28]/[.F28]*[.$P$2]" office:value-type="float" office:value="1.56388571648861">
            <text:p>1.5638857165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943">
            <text:p>2943</text:p>
          </table:table-cell>
          <table:table-cell table:formula="of:=[.B29]/INDEX([.$B$2:.$B$101];MATCH([.$M$1];[.$A$2:.$A$101];0))" office:value-type="float" office:value="0.783546325878594">
            <text:p>0.7835463259</text:p>
          </table:table-cell>
          <table:table-cell/>
          <table:table-cell office:value-type="float" office:value="238">
            <text:p>238</text:p>
          </table:table-cell>
          <table:table-cell office:value-type="float" office:value="756">
            <text:p>756</text:p>
          </table:table-cell>
          <table:table-cell table:formula="of:=[.C29]/[.F29]*[.$P$2]" office:value-type="float" office:value="1.87387798569907">
            <text:p>1.8738779857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92">
            <text:p>1392</text:p>
          </table:table-cell>
          <table:table-cell table:formula="of:=[.B30]/INDEX([.$B$2:.$B$101];MATCH([.$M$1];[.$A$2:.$A$101];0))" office:value-type="float" office:value="0.370607028753994">
            <text:p>0.3706070288</text:p>
          </table:table-cell>
          <table:table-cell/>
          <table:table-cell office:value-type="float" office:value="243">
            <text:p>243</text:p>
          </table:table-cell>
          <table:table-cell office:value-type="float" office:value="93">
            <text:p>93</text:p>
          </table:table-cell>
          <table:table-cell table:formula="of:=[.C30]/[.F30]*[.$P$2]" office:value-type="float" office:value="7.2049194407228">
            <text:p>7.2049194407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48">
            <text:p>2448</text:p>
          </table:table-cell>
          <table:table-cell table:formula="of:=[.B31]/INDEX([.$B$2:.$B$101];MATCH([.$M$1];[.$A$2:.$A$101];0))" office:value-type="float" office:value="0.651757188498403">
            <text:p>0.6517571885</text:p>
          </table:table-cell>
          <table:table-cell/>
          <table:table-cell office:value-type="float" office:value="268">
            <text:p>268</text:p>
          </table:table-cell>
          <table:table-cell office:value-type="float" office:value="615">
            <text:p>615</text:p>
          </table:table-cell>
          <table:table-cell table:formula="of:=[.C31]/[.F31]*[.$P$2]" office:value-type="float" office:value="1.91606015740669">
            <text:p>1.9160601574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49">
            <text:p>2849</text:p>
          </table:table-cell>
          <table:table-cell table:formula="of:=[.B32]/INDEX([.$B$2:.$B$101];MATCH([.$M$1];[.$A$2:.$A$101];0))" office:value-type="float" office:value="0.758519701810437">
            <text:p>0.7585197018</text:p>
          </table:table-cell>
          <table:table-cell/>
          <table:table-cell office:value-type="float" office:value="272">
            <text:p>272</text:p>
          </table:table-cell>
          <table:table-cell office:value-type="float" office:value="901">
            <text:p>901</text:p>
          </table:table-cell>
          <table:table-cell table:formula="of:=[.C32]/[.F32]*[.$P$2]" office:value-type="float" office:value="1.52209058920452">
            <text:p>1.5220905892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030">
            <text:p>3030</text:p>
          </table:table-cell>
          <table:table-cell table:formula="of:=[.B33]/INDEX([.$B$2:.$B$101];MATCH([.$M$1];[.$A$2:.$A$101];0))" office:value-type="float" office:value="0.806709265175719">
            <text:p>0.8067092652</text:p>
          </table:table-cell>
          <table:table-cell/>
          <table:table-cell office:value-type="float" office:value="274">
            <text:p>274</text:p>
          </table:table-cell>
          <table:table-cell office:value-type="float" office:value="668">
            <text:p>668</text:p>
          </table:table-cell>
          <table:table-cell table:formula="of:=[.C33]/[.F33]*[.$P$2]" office:value-type="float" office:value="2.18342866981692">
            <text:p>2.1834286698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962">
            <text:p>1962</text:p>
          </table:table-cell>
          <table:table-cell table:formula="of:=[.B34]/INDEX([.$B$2:.$B$101];MATCH([.$M$1];[.$A$2:.$A$101];0))" office:value-type="float" office:value="0.522364217252396">
            <text:p>0.5223642173</text:p>
          </table:table-cell>
          <table:table-cell/>
          <table:table-cell office:value-type="float" office:value="275">
            <text:p>275</text:p>
          </table:table-cell>
          <table:table-cell office:value-type="float" office:value="172">
            <text:p>172</text:p>
          </table:table-cell>
          <table:table-cell table:formula="of:=[.C34]/[.F34]*[.$P$2]" office:value-type="float" office:value="5.49089828367635">
            <text:p>5.4908982837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46">
            <text:p>2946</text:p>
          </table:table-cell>
          <table:table-cell table:formula="of:=[.B35]/INDEX([.$B$2:.$B$101];MATCH([.$M$1];[.$A$2:.$A$101];0))" office:value-type="float" office:value="0.784345047923323">
            <text:p>0.7843450479</text:p>
          </table:table-cell>
          <table:table-cell/>
          <table:table-cell office:value-type="float" office:value="278">
            <text:p>278</text:p>
          </table:table-cell>
          <table:table-cell office:value-type="float" office:value="871">
            <text:p>871</text:p>
          </table:table-cell>
          <table:table-cell table:formula="of:=[.C35]/[.F35]*[.$P$2]" office:value-type="float" office:value="1.62812381934026">
            <text:p>1.6281238193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150">
            <text:p>3150</text:p>
          </table:table-cell>
          <table:table-cell table:formula="of:=[.B36]/INDEX([.$B$2:.$B$101];MATCH([.$M$1];[.$A$2:.$A$101];0))" office:value-type="float" office:value="0.838658146964856">
            <text:p>0.838658147</text:p>
          </table:table-cell>
          <table:table-cell/>
          <table:table-cell office:value-type="float" office:value="280">
            <text:p>280</text:p>
          </table:table-cell>
          <table:table-cell office:value-type="float" office:value="1031">
            <text:p>1031</text:p>
          </table:table-cell>
          <table:table-cell table:formula="of:=[.C36]/[.F36]*[.$P$2]" office:value-type="float" office:value="1.4707021626697">
            <text:p>1.4707021627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223">
            <text:p>3223</text:p>
          </table:table-cell>
          <table:table-cell table:formula="of:=[.B37]/INDEX([.$B$2:.$B$101];MATCH([.$M$1];[.$A$2:.$A$101];0))" office:value-type="float" office:value="0.858093716719915">
            <text:p>0.8580937167</text:p>
          </table:table-cell>
          <table:table-cell/>
          <table:table-cell office:value-type="float" office:value="329">
            <text:p>329</text:p>
          </table:table-cell>
          <table:table-cell office:value-type="float" office:value="1201">
            <text:p>1201</text:p>
          </table:table-cell>
          <table:table-cell table:formula="of:=[.C37]/[.F37]*[.$P$2]" office:value-type="float" office:value="1.29178471259751">
            <text:p>1.2917847126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911">
            <text:p>2911</text:p>
          </table:table-cell>
          <table:table-cell table:formula="of:=[.B38]/INDEX([.$B$2:.$B$101];MATCH([.$M$1];[.$A$2:.$A$101];0))" office:value-type="float" office:value="0.775026624068158">
            <text:p>0.7750266241</text:p>
          </table:table-cell>
          <table:table-cell/>
          <table:table-cell office:value-type="float" office:value="393">
            <text:p>393</text:p>
          </table:table-cell>
          <table:table-cell office:value-type="float" office:value="609">
            <text:p>609</text:p>
          </table:table-cell>
          <table:table-cell table:formula="of:=[.C38]/[.F38]*[.$P$2]" office:value-type="float" office:value="2.30090005963092">
            <text:p>2.3009000596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93">
            <text:p>2293</text:p>
          </table:table-cell>
          <table:table-cell table:formula="of:=[.B39]/INDEX([.$B$2:.$B$101];MATCH([.$M$1];[.$A$2:.$A$101];0))" office:value-type="float" office:value="0.6104898828541">
            <text:p>0.6104898829</text:p>
          </table:table-cell>
          <table:table-cell/>
          <table:table-cell office:value-type="float" office:value="414">
            <text:p>414</text:p>
          </table:table-cell>
          <table:table-cell office:value-type="float" office:value="552">
            <text:p>552</text:p>
          </table:table-cell>
          <table:table-cell table:formula="of:=[.C39]/[.F39]*[.$P$2]" office:value-type="float" office:value="1.99957555833372">
            <text:p>1.9995755583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692">
            <text:p>2692</text:p>
          </table:table-cell>
          <table:table-cell table:formula="of:=[.B40]/INDEX([.$B$2:.$B$101];MATCH([.$M$1];[.$A$2:.$A$101];0))" office:value-type="float" office:value="0.716719914802982">
            <text:p>0.7167199148</text:p>
          </table:table-cell>
          <table:table-cell/>
          <table:table-cell office:value-type="float" office:value="424">
            <text:p>424</text:p>
          </table:table-cell>
          <table:table-cell office:value-type="float" office:value="679">
            <text:p>679</text:p>
          </table:table-cell>
          <table:table-cell table:formula="of:=[.C40]/[.F40]*[.$P$2]" office:value-type="float" office:value="1.9084383003885">
            <text:p>1.9084383004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181">
            <text:p>3181</text:p>
          </table:table-cell>
          <table:table-cell table:formula="of:=[.B41]/INDEX([.$B$2:.$B$101];MATCH([.$M$1];[.$A$2:.$A$101];0))" office:value-type="float" office:value="0.846911608093717">
            <text:p>0.8469116081</text:p>
          </table:table-cell>
          <table:table-cell/>
          <table:table-cell office:value-type="float" office:value="453">
            <text:p>453</text:p>
          </table:table-cell>
          <table:table-cell office:value-type="float" office:value="1128">
            <text:p>1128</text:p>
          </table:table-cell>
          <table:table-cell table:formula="of:=[.C41]/[.F41]*[.$P$2]" office:value-type="float" office:value="1.3574611590722">
            <text:p>1.3574611591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114">
            <text:p>2114</text:p>
          </table:table-cell>
          <table:table-cell table:formula="of:=[.B42]/INDEX([.$B$2:.$B$101];MATCH([.$M$1];[.$A$2:.$A$101];0))" office:value-type="float" office:value="0.56283280085197">
            <text:p>0.5628328009</text:p>
          </table:table-cell>
          <table:table-cell/>
          <table:table-cell office:value-type="float" office:value="462">
            <text:p>462</text:p>
          </table:table-cell>
          <table:table-cell office:value-type="float" office:value="432">
            <text:p>432</text:p>
          </table:table-cell>
          <table:table-cell table:formula="of:=[.C42]/[.F42]*[.$P$2]" office:value-type="float" office:value="2.35555949986195">
            <text:p>2.3555594999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138">
            <text:p>3138</text:p>
          </table:table-cell>
          <table:table-cell table:formula="of:=[.B43]/INDEX([.$B$2:.$B$101];MATCH([.$M$1];[.$A$2:.$A$101];0))" office:value-type="float" office:value="0.835463258785942">
            <text:p>0.8354632588</text:p>
          </table:table-cell>
          <table:table-cell/>
          <table:table-cell office:value-type="float" office:value="550">
            <text:p>550</text:p>
          </table:table-cell>
          <table:table-cell office:value-type="float" office:value="630">
            <text:p>630</text:p>
          </table:table-cell>
          <table:table-cell table:formula="of:=[.C43]/[.F43]*[.$P$2]" office:value-type="float" office:value="2.39764693949997">
            <text:p>2.3976469395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030">
            <text:p>3030</text:p>
          </table:table-cell>
          <table:table-cell table:formula="of:=[.B44]/INDEX([.$B$2:.$B$101];MATCH([.$M$1];[.$A$2:.$A$101];0))" office:value-type="float" office:value="0.806709265175719">
            <text:p>0.8067092652</text:p>
          </table:table-cell>
          <table:table-cell/>
          <table:table-cell office:value-type="float" office:value="557">
            <text:p>557</text:p>
          </table:table-cell>
          <table:table-cell office:value-type="float" office:value="1241">
            <text:p>1241</text:p>
          </table:table-cell>
          <table:table-cell table:formula="of:=[.C44]/[.F44]*[.$P$2]" office:value-type="float" office:value="1.17528634281845">
            <text:p>1.1752863428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823">
            <text:p>2823</text:p>
          </table:table-cell>
          <table:table-cell table:formula="of:=[.B45]/INDEX([.$B$2:.$B$101];MATCH([.$M$1];[.$A$2:.$A$101];0))" office:value-type="float" office:value="0.751597444089457">
            <text:p>0.7515974441</text:p>
          </table:table-cell>
          <table:table-cell/>
          <table:table-cell office:value-type="float" office:value="558">
            <text:p>558</text:p>
          </table:table-cell>
          <table:table-cell office:value-type="float" office:value="1172">
            <text:p>1172</text:p>
          </table:table-cell>
          <table:table-cell table:formula="of:=[.C45]/[.F45]*[.$P$2]" office:value-type="float" office:value="1.15946090351002">
            <text:p>1.1594609035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321">
            <text:p>2321</text:p>
          </table:table-cell>
          <table:table-cell table:formula="of:=[.B46]/INDEX([.$B$2:.$B$101];MATCH([.$M$1];[.$A$2:.$A$101];0))" office:value-type="float" office:value="0.617944621938232">
            <text:p>0.6179446219</text:p>
          </table:table-cell>
          <table:table-cell/>
          <table:table-cell office:value-type="float" office:value="568">
            <text:p>568</text:p>
          </table:table-cell>
          <table:table-cell office:value-type="float" office:value="529">
            <text:p>529</text:p>
          </table:table-cell>
          <table:table-cell table:formula="of:=[.C46]/[.F46]*[.$P$2]" office:value-type="float" office:value="2.11199220503653">
            <text:p>2.111992205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079">
            <text:p>2079</text:p>
          </table:table-cell>
          <table:table-cell table:formula="of:=[.B47]/INDEX([.$B$2:.$B$101];MATCH([.$M$1];[.$A$2:.$A$101];0))" office:value-type="float" office:value="0.553514376996805">
            <text:p>0.553514377</text:p>
          </table:table-cell>
          <table:table-cell/>
          <table:table-cell office:value-type="float" office:value="581">
            <text:p>581</text:p>
          </table:table-cell>
          <table:table-cell office:value-type="float" office:value="336">
            <text:p>336</text:p>
          </table:table-cell>
          <table:table-cell table:formula="of:=[.C47]/[.F47]*[.$P$2]" office:value-type="float" office:value="2.97843450479233">
            <text:p>2.9784345048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99">
            <text:p>2599</text:p>
          </table:table-cell>
          <table:table-cell table:formula="of:=[.B48]/INDEX([.$B$2:.$B$101];MATCH([.$M$1];[.$A$2:.$A$101];0))" office:value-type="float" office:value="0.6919595314164">
            <text:p>0.6919595314</text:p>
          </table:table-cell>
          <table:table-cell/>
          <table:table-cell office:value-type="float" office:value="585">
            <text:p>585</text:p>
          </table:table-cell>
          <table:table-cell office:value-type="float" office:value="813">
            <text:p>813</text:p>
          </table:table-cell>
          <table:table-cell table:formula="of:=[.C48]/[.F48]*[.$P$2]" office:value-type="float" office:value="1.53882267257177">
            <text:p>1.5388226726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294">
            <text:p>3294</text:p>
          </table:table-cell>
          <table:table-cell table:formula="of:=[.B49]/INDEX([.$B$2:.$B$101];MATCH([.$M$1];[.$A$2:.$A$101];0))" office:value-type="float" office:value="0.876996805111821">
            <text:p>0.8769968051</text:p>
          </table:table-cell>
          <table:table-cell/>
          <table:table-cell office:value-type="float" office:value="597">
            <text:p>597</text:p>
          </table:table-cell>
          <table:table-cell office:value-type="float" office:value="1518">
            <text:p>1518</text:p>
          </table:table-cell>
          <table:table-cell table:formula="of:=[.C49]/[.F49]*[.$P$2]" office:value-type="float" office:value="1.04453901425703">
            <text:p>1.0445390143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680">
            <text:p>2680</text:p>
          </table:table-cell>
          <table:table-cell table:formula="of:=[.B50]/INDEX([.$B$2:.$B$101];MATCH([.$M$1];[.$A$2:.$A$101];0))" office:value-type="float" office:value="0.713525026624068">
            <text:p>0.7135250266</text:p>
          </table:table-cell>
          <table:table-cell/>
          <table:table-cell office:value-type="float" office:value="601">
            <text:p>601</text:p>
          </table:table-cell>
          <table:table-cell office:value-type="float" office:value="755">
            <text:p>755</text:p>
          </table:table-cell>
          <table:table-cell table:formula="of:=[.C50]/[.F50]*[.$P$2]" office:value-type="float" office:value="1.70867979885605">
            <text:p>1.7086797989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137">
            <text:p>3137</text:p>
          </table:table-cell>
          <table:table-cell table:formula="of:=[.B51]/INDEX([.$B$2:.$B$101];MATCH([.$M$1];[.$A$2:.$A$101];0))" office:value-type="float" office:value="0.835197018104366">
            <text:p>0.8351970181</text:p>
          </table:table-cell>
          <table:table-cell/>
          <table:table-cell office:value-type="float" office:value="602">
            <text:p>602</text:p>
          </table:table-cell>
          <table:table-cell office:value-type="float" office:value="1041">
            <text:p>1041</text:p>
          </table:table-cell>
          <table:table-cell table:formula="of:=[.C51]/[.F51]*[.$P$2]" office:value-type="float" office:value="1.45056312078069">
            <text:p>1.4505631208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572">
            <text:p>3572</text:p>
          </table:table-cell>
          <table:table-cell table:formula="of:=[.B52]/INDEX([.$B$2:.$B$101];MATCH([.$M$1];[.$A$2:.$A$101];0))" office:value-type="float" office:value="0.951011714589989">
            <text:p>0.9510117146</text:p>
          </table:table-cell>
          <table:table-cell/>
          <table:table-cell office:value-type="float" office:value="603">
            <text:p>603</text:p>
          </table:table-cell>
          <table:table-cell office:value-type="float" office:value="1370">
            <text:p>1370</text:p>
          </table:table-cell>
          <table:table-cell table:formula="of:=[.C52]/[.F52]*[.$P$2]" office:value-type="float" office:value="1.25505779560489">
            <text:p>1.2550577956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297">
            <text:p>3297</text:p>
          </table:table-cell>
          <table:table-cell table:formula="of:=[.B53]/INDEX([.$B$2:.$B$101];MATCH([.$M$1];[.$A$2:.$A$101];0))" office:value-type="float" office:value="0.877795527156549">
            <text:p>0.8777955272</text:p>
          </table:table-cell>
          <table:table-cell/>
          <table:table-cell office:value-type="float" office:value="604">
            <text:p>604</text:p>
          </table:table-cell>
          <table:table-cell office:value-type="float" office:value="1157">
            <text:p>1157</text:p>
          </table:table-cell>
          <table:table-cell table:formula="of:=[.C53]/[.F53]*[.$P$2]" office:value-type="float" office:value="1.37169776413055">
            <text:p>1.3716977641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335">
            <text:p>3335</text:p>
          </table:table-cell>
          <table:table-cell table:formula="of:=[.B54]/INDEX([.$B$2:.$B$101];MATCH([.$M$1];[.$A$2:.$A$101];0))" office:value-type="float" office:value="0.887912673056443">
            <text:p>0.8879126731</text:p>
          </table:table-cell>
          <table:table-cell/>
          <table:table-cell office:value-type="float" office:value="607">
            <text:p>607</text:p>
          </table:table-cell>
          <table:table-cell office:value-type="float" office:value="1185">
            <text:p>1185</text:p>
          </table:table-cell>
          <table:table-cell table:formula="of:=[.C54]/[.F54]*[.$P$2]" office:value-type="float" office:value="1.35472245813169">
            <text:p>1.3547224581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91">
            <text:p>2291</text:p>
          </table:table-cell>
          <table:table-cell table:formula="of:=[.B55]/INDEX([.$B$2:.$B$101];MATCH([.$M$1];[.$A$2:.$A$101];0))" office:value-type="float" office:value="0.609957401490948">
            <text:p>0.6099574015</text:p>
          </table:table-cell>
          <table:table-cell/>
          <table:table-cell office:value-type="float" office:value="629">
            <text:p>629</text:p>
          </table:table-cell>
          <table:table-cell office:value-type="float" office:value="264">
            <text:p>264</text:p>
          </table:table-cell>
          <table:table-cell table:formula="of:=[.C55]/[.F55]*[.$P$2]" office:value-type="float" office:value="4.17728402233195">
            <text:p>4.1772840223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721">
            <text:p>2721</text:p>
          </table:table-cell>
          <table:table-cell table:formula="of:=[.B56]/INDEX([.$B$2:.$B$101];MATCH([.$M$1];[.$A$2:.$A$101];0))" office:value-type="float" office:value="0.72444089456869">
            <text:p>0.7244408946</text:p>
          </table:table-cell>
          <table:table-cell/>
          <table:table-cell office:value-type="float" office:value="640">
            <text:p>640</text:p>
          </table:table-cell>
          <table:table-cell office:value-type="float" office:value="785">
            <text:p>785</text:p>
          </table:table-cell>
          <table:table-cell table:formula="of:=[.C56]/[.F56]*[.$P$2]" office:value-type="float" office:value="1.66852119411489">
            <text:p>1.6685211941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895">
            <text:p>1895</text:p>
          </table:table-cell>
          <table:table-cell table:formula="of:=[.B57]/INDEX([.$B$2:.$B$101];MATCH([.$M$1];[.$A$2:.$A$101];0))" office:value-type="float" office:value="0.504526091586795">
            <text:p>0.5045260916</text:p>
          </table:table-cell>
          <table:table-cell/>
          <table:table-cell office:value-type="float" office:value="641">
            <text:p>641</text:p>
          </table:table-cell>
          <table:table-cell office:value-type="float" office:value="226">
            <text:p>226</text:p>
          </table:table-cell>
          <table:table-cell table:formula="of:=[.C57]/[.F57]*[.$P$2]" office:value-type="float" office:value="4.03620873269436">
            <text:p>4.0362087327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048">
            <text:p>2048</text:p>
          </table:table-cell>
          <table:table-cell table:formula="of:=[.B58]/INDEX([.$B$2:.$B$101];MATCH([.$M$1];[.$A$2:.$A$101];0))" office:value-type="float" office:value="0.545260915867945">
            <text:p>0.5452609159</text:p>
          </table:table-cell>
          <table:table-cell/>
          <table:table-cell office:value-type="float" office:value="664">
            <text:p>664</text:p>
          </table:table-cell>
          <table:table-cell office:value-type="float" office:value="475">
            <text:p>475</text:p>
          </table:table-cell>
          <table:table-cell table:formula="of:=[.C58]/[.F58]*[.$P$2]" office:value-type="float" office:value="2.07543523345104">
            <text:p>2.0754352335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787">
            <text:p>2787</text:p>
          </table:table-cell>
          <table:table-cell table:formula="of:=[.B59]/INDEX([.$B$2:.$B$101];MATCH([.$M$1];[.$A$2:.$A$101];0))" office:value-type="float" office:value="0.742012779552716">
            <text:p>0.7420127796</text:p>
          </table:table-cell>
          <table:table-cell/>
          <table:table-cell office:value-type="float" office:value="671">
            <text:p>671</text:p>
          </table:table-cell>
          <table:table-cell office:value-type="float" office:value="1167">
            <text:p>1167</text:p>
          </table:table-cell>
          <table:table-cell table:formula="of:=[.C59]/[.F59]*[.$P$2]" office:value-type="float" office:value="1.14957935341158">
            <text:p>1.1495793534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761">
            <text:p>2761</text:p>
          </table:table-cell>
          <table:table-cell table:formula="of:=[.B60]/INDEX([.$B$2:.$B$101];MATCH([.$M$1];[.$A$2:.$A$101];0))" office:value-type="float" office:value="0.735090521831736">
            <text:p>0.7350905218</text:p>
          </table:table-cell>
          <table:table-cell/>
          <table:table-cell office:value-type="float" office:value="672">
            <text:p>672</text:p>
          </table:table-cell>
          <table:table-cell office:value-type="float" office:value="1162">
            <text:p>1162</text:p>
          </table:table-cell>
          <table:table-cell table:formula="of:=[.C60]/[.F60]*[.$P$2]" office:value-type="float" office:value="1.14375530419258">
            <text:p>1.1437553042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756">
            <text:p>3756</text:p>
          </table:table-cell>
          <table:table-cell table:formula="of:=[.B61]/INDEX([.$B$2:.$B$101];MATCH([.$M$1];[.$A$2:.$A$101];0)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004">
            <text:p>3004</text:p>
          </table:table-cell>
          <table:table-cell table:formula="of:=[.B62]/INDEX([.$B$2:.$B$101];MATCH([.$M$1];[.$A$2:.$A$101];0))" office:value-type="float" office:value="0.799787007454739">
            <text:p>0.7997870075</text:p>
          </table:table-cell>
          <table:table-cell/>
          <table:table-cell office:value-type="float" office:value="745">
            <text:p>745</text:p>
          </table:table-cell>
          <table:table-cell office:value-type="float" office:value="844">
            <text:p>844</text:p>
          </table:table-cell>
          <table:table-cell table:formula="of:=[.C62]/[.F62]*[.$P$2]" office:value-type="float" office:value="1.71328780743859">
            <text:p>1.7132878074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648">
            <text:p>2648</text:p>
          </table:table-cell>
          <table:table-cell table:formula="of:=[.B63]/INDEX([.$B$2:.$B$101];MATCH([.$M$1];[.$A$2:.$A$101];0))" office:value-type="float" office:value="0.705005324813632">
            <text:p>0.7050053248</text:p>
          </table:table-cell>
          <table:table-cell/>
          <table:table-cell office:value-type="float" office:value="752">
            <text:p>752</text:p>
          </table:table-cell>
          <table:table-cell office:value-type="float" office:value="605">
            <text:p>605</text:p>
          </table:table-cell>
          <table:table-cell table:formula="of:=[.C63]/[.F63]*[.$P$2]" office:value-type="float" office:value="2.10685888803809">
            <text:p>2.106858888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480">
            <text:p>1480</text:p>
          </table:table-cell>
          <table:table-cell table:formula="of:=[.B64]/INDEX([.$B$2:.$B$101];MATCH([.$M$1];[.$A$2:.$A$101];0))" office:value-type="float" office:value="0.394036208732694">
            <text:p>0.3940362087</text:p>
          </table:table-cell>
          <table:table-cell/>
          <table:table-cell office:value-type="float" office:value="786">
            <text:p>786</text:p>
          </table:table-cell>
          <table:table-cell office:value-type="float" office:value="150">
            <text:p>150</text:p>
          </table:table-cell>
          <table:table-cell table:formula="of:=[.C64]/[.F64]*[.$P$2]" office:value-type="float" office:value="4.74944976925808">
            <text:p>4.7494497693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473">
            <text:p>2473</text:p>
          </table:table-cell>
          <table:table-cell table:formula="of:=[.B65]/INDEX([.$B$2:.$B$101];MATCH([.$M$1];[.$A$2:.$A$101];0))" office:value-type="float" office:value="0.658413205537806">
            <text:p>0.6584132055</text:p>
          </table:table-cell>
          <table:table-cell/>
          <table:table-cell office:value-type="float" office:value="788">
            <text:p>788</text:p>
          </table:table-cell>
          <table:table-cell office:value-type="float" office:value="603">
            <text:p>603</text:p>
          </table:table-cell>
          <table:table-cell table:formula="of:=[.C65]/[.F65]*[.$P$2]" office:value-type="float" office:value="1.97414772075017">
            <text:p>1.9741477208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644">
            <text:p>2644</text:p>
          </table:table-cell>
          <table:table-cell table:formula="of:=[.B66]/INDEX([.$B$2:.$B$101];MATCH([.$M$1];[.$A$2:.$A$101];0))" office:value-type="float" office:value="0.703940362087327">
            <text:p>0.7039403621</text:p>
          </table:table-cell>
          <table:table-cell/>
          <table:table-cell office:value-type="float" office:value="807">
            <text:p>807</text:p>
          </table:table-cell>
          <table:table-cell office:value-type="float" office:value="410">
            <text:p>410</text:p>
          </table:table-cell>
          <table:table-cell table:formula="of:=[.C66]/[.F66]*[.$P$2]" office:value-type="float" office:value="3.10420530403387">
            <text:p>3.104205304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145">
            <text:p>3145</text:p>
          </table:table-cell>
          <table:table-cell table:formula="of:=[.B67]/INDEX([.$B$2:.$B$101];MATCH([.$M$1];[.$A$2:.$A$101];0))" office:value-type="float" office:value="0.837326943556975">
            <text:p>0.8373269436</text:p>
          </table:table-cell>
          <table:table-cell/>
          <table:table-cell office:value-type="float" office:value="808">
            <text:p>808</text:p>
          </table:table-cell>
          <table:table-cell office:value-type="float" office:value="1123">
            <text:p>1123</text:p>
          </table:table-cell>
          <table:table-cell table:formula="of:=[.C67]/[.F67]*[.$P$2]" office:value-type="float" office:value="1.34807401064204">
            <text:p>1.3480740106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776">
            <text:p>2776</text:p>
          </table:table-cell>
          <table:table-cell table:formula="of:=[.B68]/INDEX([.$B$2:.$B$101];MATCH([.$M$1];[.$A$2:.$A$101];0))" office:value-type="float" office:value="0.739084132055378">
            <text:p>0.7390841321</text:p>
          </table:table-cell>
          <table:table-cell/>
          <table:table-cell office:value-type="float" office:value="809">
            <text:p>809</text:p>
          </table:table-cell>
          <table:table-cell office:value-type="float" office:value="1017">
            <text:p>1017</text:p>
          </table:table-cell>
          <table:table-cell table:formula="of:=[.C68]/[.F68]*[.$P$2]" office:value-type="float" office:value="1.31392734587623">
            <text:p>1.3139273459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305">
            <text:p>2305</text:p>
          </table:table-cell>
          <table:table-cell table:formula="of:=[.B69]/INDEX([.$B$2:.$B$101];MATCH([.$M$1];[.$A$2:.$A$101];0))" office:value-type="float" office:value="0.613684771033014">
            <text:p>0.613684771</text:p>
          </table:table-cell>
          <table:table-cell/>
          <table:table-cell office:value-type="float" office:value="812">
            <text:p>812</text:p>
          </table:table-cell>
          <table:table-cell office:value-type="float" office:value="787">
            <text:p>787</text:p>
          </table:table-cell>
          <table:table-cell table:formula="of:=[.C69]/[.F69]*[.$P$2]" office:value-type="float" office:value="1.40983744095005">
            <text:p>1.409837441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100">
            <text:p>3100</text:p>
          </table:table-cell>
          <table:table-cell table:formula="of:=[.B70]/INDEX([.$B$2:.$B$101];MATCH([.$M$1];[.$A$2:.$A$101];0))" office:value-type="float" office:value="0.825346112886049">
            <text:p>0.8253461129</text:p>
          </table:table-cell>
          <table:table-cell/>
          <table:table-cell office:value-type="float" office:value="854">
            <text:p>854</text:p>
          </table:table-cell>
          <table:table-cell office:value-type="float" office:value="1070">
            <text:p>1070</text:p>
          </table:table-cell>
          <table:table-cell table:formula="of:=[.C70]/[.F70]*[.$P$2]" office:value-type="float" office:value="1.39460352532521">
            <text:p>1.3946035253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889">
            <text:p>2889</text:p>
          </table:table-cell>
          <table:table-cell table:formula="of:=[.B71]/INDEX([.$B$2:.$B$101];MATCH([.$M$1];[.$A$2:.$A$101];0))" office:value-type="float" office:value="0.769169329073482">
            <text:p>0.7691693291</text:p>
          </table:table-cell>
          <table:table-cell/>
          <table:table-cell office:value-type="float" office:value="857">
            <text:p>857</text:p>
          </table:table-cell>
          <table:table-cell office:value-type="float" office:value="843">
            <text:p>843</text:p>
          </table:table-cell>
          <table:table-cell table:formula="of:=[.C71]/[.F71]*[.$P$2]" office:value-type="float" office:value="1.64965379236638">
            <text:p>1.6496537924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883">
            <text:p>2883</text:p>
          </table:table-cell>
          <table:table-cell table:formula="of:=[.B72]/INDEX([.$B$2:.$B$101];MATCH([.$M$1];[.$A$2:.$A$101];0))" office:value-type="float" office:value="0.767571884984026">
            <text:p>0.767571885</text:p>
          </table:table-cell>
          <table:table-cell/>
          <table:table-cell office:value-type="float" office:value="862">
            <text:p>862</text:p>
          </table:table-cell>
          <table:table-cell office:value-type="float" office:value="1044">
            <text:p>1044</text:p>
          </table:table-cell>
          <table:table-cell table:formula="of:=[.C72]/[.F72]*[.$P$2]" office:value-type="float" office:value="1.32928157859303">
            <text:p>1.3292815786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989">
            <text:p>2989</text:p>
          </table:table-cell>
          <table:table-cell table:formula="of:=[.B73]/INDEX([.$B$2:.$B$101];MATCH([.$M$1];[.$A$2:.$A$101];0))" office:value-type="float" office:value="0.795793397231097">
            <text:p>0.7957933972</text:p>
          </table:table-cell>
          <table:table-cell/>
          <table:table-cell office:value-type="float" office:value="954">
            <text:p>954</text:p>
          </table:table-cell>
          <table:table-cell office:value-type="float" office:value="1096">
            <text:p>1096</text:p>
          </table:table-cell>
          <table:table-cell table:formula="of:=[.C73]/[.F73]*[.$P$2]" office:value-type="float" office:value="1.31276866988488">
            <text:p>1.3127686699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738">
            <text:p>2738</text:p>
          </table:table-cell>
          <table:table-cell table:formula="of:=[.B74]/INDEX([.$B$2:.$B$101];MATCH([.$M$1];[.$A$2:.$A$101];0))" office:value-type="float" office:value="0.728966986155485">
            <text:p>0.7289669862</text:p>
          </table:table-cell>
          <table:table-cell/>
          <table:table-cell office:value-type="float" office:value="955">
            <text:p>955</text:p>
          </table:table-cell>
          <table:table-cell office:value-type="float" office:value="995">
            <text:p>995</text:p>
          </table:table-cell>
          <table:table-cell table:formula="of:=[.C74]/[.F74]*[.$P$2]" office:value-type="float" office:value="1.32459528740615">
            <text:p>1.3245952874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449">
            <text:p>2449</text:p>
          </table:table-cell>
          <table:table-cell table:formula="of:=[.B75]/INDEX([.$B$2:.$B$101];MATCH([.$M$1];[.$A$2:.$A$101];0))" office:value-type="float" office:value="0.652023429179979">
            <text:p>0.6520234292</text:p>
          </table:table-cell>
          <table:table-cell/>
          <table:table-cell office:value-type="float" office:value="1422">
            <text:p>1422</text:p>
          </table:table-cell>
          <table:table-cell office:value-type="float" office:value="499">
            <text:p>499</text:p>
          </table:table-cell>
          <table:table-cell table:formula="of:=[.C75]/[.F75]*[.$P$2]" office:value-type="float" office:value="2.36244160312104">
            <text:p>2.3624416031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700">
            <text:p>2700</text:p>
          </table:table-cell>
          <table:table-cell table:formula="of:=[.B76]/INDEX([.$B$2:.$B$101];MATCH([.$M$1];[.$A$2:.$A$101];0))" office:value-type="float" office:value="0.718849840255591">
            <text:p>0.7188498403</text:p>
          </table:table-cell>
          <table:table-cell/>
          <table:table-cell office:value-type="float" office:value="1572">
            <text:p>1572</text:p>
          </table:table-cell>
          <table:table-cell office:value-type="float" office:value="712">
            <text:p>712</text:p>
          </table:table-cell>
          <table:table-cell table:formula="of:=[.C76]/[.F76]*[.$P$2]" office:value-type="float" office:value="1.82539397637937">
            <text:p>1.8253939764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475">
            <text:p>2475</text:p>
          </table:table-cell>
          <table:table-cell table:formula="of:=[.B77]/INDEX([.$B$2:.$B$101];MATCH([.$M$1];[.$A$2:.$A$101];0))" office:value-type="float" office:value="0.658945686900958">
            <text:p>0.6589456869</text:p>
          </table:table-cell>
          <table:table-cell/>
          <table:table-cell office:value-type="float" office:value="1597">
            <text:p>1597</text:p>
          </table:table-cell>
          <table:table-cell office:value-type="float" office:value="580">
            <text:p>580</text:p>
          </table:table-cell>
          <table:table-cell table:formula="of:=[.C77]/[.F77]*[.$P$2]" office:value-type="float" office:value="2.05409276192575">
            <text:p>2.0540927619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2705">
            <text:p>2705</text:p>
          </table:table-cell>
          <table:table-cell table:formula="of:=[.B78]/INDEX([.$B$2:.$B$101];MATCH([.$M$1];[.$A$2:.$A$101];0))" office:value-type="float" office:value="0.720181043663472">
            <text:p>0.7201810437</text:p>
          </table:table-cell>
          <table:table-cell/>
          <table:table-cell office:value-type="float" office:value="1637">
            <text:p>1637</text:p>
          </table:table-cell>
          <table:table-cell office:value-type="float" office:value="792">
            <text:p>792</text:p>
          </table:table-cell>
          <table:table-cell table:formula="of:=[.C78]/[.F78]*[.$P$2]" office:value-type="float" office:value="1.64404965523176">
            <text:p>1.6440496552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2808">
            <text:p>2808</text:p>
          </table:table-cell>
          <table:table-cell table:formula="of:=[.B79]/INDEX([.$B$2:.$B$101];MATCH([.$M$1];[.$A$2:.$A$101];0))" office:value-type="float" office:value="0.747603833865815">
            <text:p>0.7476038339</text:p>
          </table:table-cell>
          <table:table-cell/>
          <table:table-cell office:value-type="float" office:value="1891">
            <text:p>1891</text:p>
          </table:table-cell>
          <table:table-cell office:value-type="float" office:value="698">
            <text:p>698</text:p>
          </table:table-cell>
          <table:table-cell table:formula="of:=[.C79]/[.F79]*[.$P$2]" office:value-type="float" office:value="1.93648672153208">
            <text:p>1.9364867215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808">
            <text:p>2808</text:p>
          </table:table-cell>
          <table:table-cell table:formula="of:=[.B80]/INDEX([.$B$2:.$B$101];MATCH([.$M$1];[.$A$2:.$A$101];0))" office:value-type="float" office:value="0.747603833865815">
            <text:p>0.7476038339</text:p>
          </table:table-cell>
          <table:table-cell/>
          <table:table-cell office:value-type="float" office:value="1892">
            <text:p>1892</text:p>
          </table:table-cell>
          <table:table-cell office:value-type="float" office:value="706">
            <text:p>706</text:p>
          </table:table-cell>
          <table:table-cell table:formula="of:=[.C80]/[.F80]*[.$P$2]" office:value-type="float" office:value="1.9145435292201">
            <text:p>1.9145435292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2802">
            <text:p>2802</text:p>
          </table:table-cell>
          <table:table-cell table:formula="of:=[.B81]/INDEX([.$B$2:.$B$101];MATCH([.$M$1];[.$A$2:.$A$101];0))" office:value-type="float" office:value="0.746006389776358">
            <text:p>0.7460063898</text:p>
          </table:table-cell>
          <table:table-cell/>
          <table:table-cell office:value-type="float" office:value="1894">
            <text:p>1894</text:p>
          </table:table-cell>
          <table:table-cell office:value-type="float" office:value="731">
            <text:p>731</text:p>
          </table:table-cell>
          <table:table-cell table:formula="of:=[.C81]/[.F81]*[.$P$2]" office:value-type="float" office:value="1.84511566718968">
            <text:p>1.8451156672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799">
            <text:p>1799</text:p>
          </table:table-cell>
          <table:table-cell table:formula="of:=[.B82]/INDEX([.$B$2:.$B$101];MATCH([.$M$1];[.$A$2:.$A$101];0))" office:value-type="float" office:value="0.478966986155485">
            <text:p>0.4789669862</text:p>
          </table:table-cell>
          <table:table-cell/>
          <table:table-cell office:value-type="float" office:value="1900">
            <text:p>1900</text:p>
          </table:table-cell>
          <table:table-cell office:value-type="float" office:value="169">
            <text:p>169</text:p>
          </table:table-cell>
          <table:table-cell table:formula="of:=[.C82]/[.F82]*[.$P$2]" office:value-type="float" office:value="5.12409651461015">
            <text:p>5.1240965146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2038">
            <text:p>2038</text:p>
          </table:table-cell>
          <table:table-cell table:formula="of:=[.B83]/INDEX([.$B$2:.$B$101];MATCH([.$M$1];[.$A$2:.$A$101];0))" office:value-type="float" office:value="0.542598509052183">
            <text:p>0.5425985091</text:p>
          </table:table-cell>
          <table:table-cell/>
          <table:table-cell office:value-type="float" office:value="2024">
            <text:p>2024</text:p>
          </table:table-cell>
          <table:table-cell office:value-type="float" office:value="498">
            <text:p>498</text:p>
          </table:table-cell>
          <table:table-cell table:formula="of:=[.C83]/[.F83]*[.$P$2]" office:value-type="float" office:value="1.96991587222158">
            <text:p>1.9699158722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1940">
            <text:p>1940</text:p>
          </table:table-cell>
          <table:table-cell table:formula="of:=[.B84]/INDEX([.$B$2:.$B$101];MATCH([.$M$1];[.$A$2:.$A$101];0))" office:value-type="float" office:value="0.516506922257721">
            <text:p>0.5165069223</text:p>
          </table:table-cell>
          <table:table-cell/>
          <table:table-cell office:value-type="float" office:value="2164">
            <text:p>2164</text:p>
          </table:table-cell>
          <table:table-cell office:value-type="float" office:value="341">
            <text:p>341</text:p>
          </table:table-cell>
          <table:table-cell table:formula="of:=[.C84]/[.F84]*[.$P$2]" office:value-type="float" office:value="2.73854696610545">
            <text:p>2.7385469661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3021">
            <text:p>3021</text:p>
          </table:table-cell>
          <table:table-cell table:formula="of:=[.B85]/INDEX([.$B$2:.$B$101];MATCH([.$M$1];[.$A$2:.$A$101];0))" office:value-type="float" office:value="0.804313099041534">
            <text:p>0.804313099</text:p>
          </table:table-cell>
          <table:table-cell/>
          <table:table-cell office:value-type="float" office:value="2501">
            <text:p>2501</text:p>
          </table:table-cell>
          <table:table-cell office:value-type="float" office:value="926">
            <text:p>926</text:p>
          </table:table-cell>
          <table:table-cell table:formula="of:=[.C85]/[.F85]*[.$P$2]" office:value-type="float" office:value="1.5704082970487">
            <text:p>1.570408297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2858">
            <text:p>2858</text:p>
          </table:table-cell>
          <table:table-cell table:formula="of:=[.B86]/INDEX([.$B$2:.$B$101];MATCH([.$M$1];[.$A$2:.$A$101];0))" office:value-type="float" office:value="0.760915867944622">
            <text:p>0.7609158679</text:p>
          </table:table-cell>
          <table:table-cell/>
          <table:table-cell office:value-type="float" office:value="2502">
            <text:p>2502</text:p>
          </table:table-cell>
          <table:table-cell office:value-type="float" office:value="842">
            <text:p>842</text:p>
          </table:table-cell>
          <table:table-cell table:formula="of:=[.C86]/[.F86]*[.$P$2]" office:value-type="float" office:value="1.6338906048027">
            <text:p>1.6338906048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630">
            <text:p>2630</text:p>
          </table:table-cell>
          <table:table-cell table:formula="of:=[.B87]/INDEX([.$B$2:.$B$101];MATCH([.$M$1];[.$A$2:.$A$101];0))" office:value-type="float" office:value="0.700212992545261">
            <text:p>0.7002129925</text:p>
          </table:table-cell>
          <table:table-cell/>
          <table:table-cell office:value-type="float" office:value="3049">
            <text:p>3049</text:p>
          </table:table-cell>
          <table:table-cell office:value-type="float" office:value="633">
            <text:p>633</text:p>
          </table:table-cell>
          <table:table-cell table:formula="of:=[.C87]/[.F87]*[.$P$2]" office:value-type="float" office:value="1.99997644632201">
            <text:p>1.9999764463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2570">
            <text:p>2570</text:p>
          </table:table-cell>
          <table:table-cell table:formula="of:=[.B88]/INDEX([.$B$2:.$B$101];MATCH([.$M$1];[.$A$2:.$A$101];0))" office:value-type="float" office:value="0.684238551650692">
            <text:p>0.6842385517</text:p>
          </table:table-cell>
          <table:table-cell/>
          <table:table-cell office:value-type="float" office:value="4327">
            <text:p>4327</text:p>
          </table:table-cell>
          <table:table-cell office:value-type="float" office:value="795">
            <text:p>795</text:p>
          </table:table-cell>
          <table:table-cell table:formula="of:=[.C88]/[.F88]*[.$P$2]" office:value-type="float" office:value="1.55610478161566">
            <text:p>1.5561047816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2205">
            <text:p>2205</text:p>
          </table:table-cell>
          <table:table-cell table:formula="of:=[.B89]/INDEX([.$B$2:.$B$101];MATCH([.$M$1];[.$A$2:.$A$101];0))" office:value-type="float" office:value="0.587060702875399">
            <text:p>0.5870607029</text:p>
          </table:table-cell>
          <table:table-cell/>
          <table:table-cell office:value-type="float" office:value="5503">
            <text:p>5503</text:p>
          </table:table-cell>
          <table:table-cell office:value-type="float" office:value="401">
            <text:p>401</text:p>
          </table:table-cell>
          <table:table-cell table:formula="of:=[.C89]/[.F89]*[.$P$2]" office:value-type="float" office:value="2.6468971341614">
            <text:p>2.6468971342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1898">
            <text:p>1898</text:p>
          </table:table-cell>
          <table:table-cell table:formula="of:=[.B90]/INDEX([.$B$2:.$B$101];MATCH([.$M$1];[.$A$2:.$A$101];0))" office:value-type="float" office:value="0.505324813631523">
            <text:p>0.5053248136</text:p>
          </table:table-cell>
          <table:table-cell/>
          <table:table-cell office:value-type="float" office:value="7443">
            <text:p>7443</text:p>
          </table:table-cell>
          <table:table-cell office:value-type="float" office:value="502">
            <text:p>502</text:p>
          </table:table-cell>
          <table:table-cell table:formula="of:=[.C90]/[.F90]*[.$P$2]" office:value-type="float" office:value="1.81997462758126">
            <text:p>1.8199746276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413">
            <text:p>2413</text:p>
          </table:table-cell>
          <table:table-cell table:formula="of:=[.B91]/INDEX([.$B$2:.$B$101];MATCH([.$M$1];[.$A$2:.$A$101];0))" office:value-type="float" office:value="0.642438764643237">
            <text:p>0.6424387646</text:p>
          </table:table-cell>
          <table:table-cell/>
          <table:table-cell office:value-type="float" office:value="8358">
            <text:p>8358</text:p>
          </table:table-cell>
          <table:table-cell office:value-type="float" office:value="630">
            <text:p>630</text:p>
          </table:table-cell>
          <table:table-cell table:formula="of:=[.C91]/[.F91]*[.$P$2]" office:value-type="float" office:value="1.84369728011901">
            <text:p>1.8436972801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591">
            <text:p>2591</text:p>
          </table:table-cell>
          <table:table-cell table:formula="of:=[.B92]/INDEX([.$B$2:.$B$101];MATCH([.$M$1];[.$A$2:.$A$101];0))" office:value-type="float" office:value="0.689829605963791">
            <text:p>0.689829606</text:p>
          </table:table-cell>
          <table:table-cell/>
          <table:table-cell office:value-type="float" office:value="8467">
            <text:p>8467</text:p>
          </table:table-cell>
          <table:table-cell office:value-type="float" office:value="578">
            <text:p>578</text:p>
          </table:table-cell>
          <table:table-cell table:formula="of:=[.C92]/[.F92]*[.$P$2]" office:value-type="float" office:value="2.15780610308397">
            <text:p>2.1578061031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2883">
            <text:p>2883</text:p>
          </table:table-cell>
          <table:table-cell table:formula="of:=[.B93]/INDEX([.$B$2:.$B$101];MATCH([.$M$1];[.$A$2:.$A$101];0))" office:value-type="float" office:value="0.767571884984026">
            <text:p>0.767571885</text:p>
          </table:table-cell>
          <table:table-cell/>
          <table:table-cell office:value-type="float" office:value="8587">
            <text:p>8587</text:p>
          </table:table-cell>
          <table:table-cell office:value-type="float" office:value="1177">
            <text:p>1177</text:p>
          </table:table-cell>
          <table:table-cell table:formula="of:=[.C93]/[.F93]*[.$P$2]" office:value-type="float" office:value="1.17907388959313">
            <text:p>1.1790738896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569">
            <text:p>1569</text:p>
          </table:table-cell>
          <table:table-cell table:formula="of:=[.B94]/INDEX([.$B$2:.$B$101];MATCH([.$M$1];[.$A$2:.$A$101];0))" office:value-type="float" office:value="0.417731629392971">
            <text:p>0.4177316294</text:p>
          </table:table-cell>
          <table:table-cell/>
          <table:table-cell office:value-type="float" office:value="9331">
            <text:p>9331</text:p>
          </table:table-cell>
          <table:table-cell office:value-type="float" office:value="242">
            <text:p>242</text:p>
          </table:table-cell>
          <table:table-cell table:formula="of:=[.C94]/[.F94]*[.$P$2]" office:value-type="float" office:value="3.12090407414253">
            <text:p>3.1209040741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1962">
            <text:p>1962</text:p>
          </table:table-cell>
          <table:table-cell table:formula="of:=[.B95]/INDEX([.$B$2:.$B$101];MATCH([.$M$1];[.$A$2:.$A$101];0))" office:value-type="float" office:value="0.522364217252396">
            <text:p>0.5223642173</text:p>
          </table:table-cell>
          <table:table-cell/>
          <table:table-cell office:value-type="float" office:value="9741">
            <text:p>9741</text:p>
          </table:table-cell>
          <table:table-cell office:value-type="float" office:value="325">
            <text:p>325</text:p>
          </table:table-cell>
          <table:table-cell table:formula="of:=[.C95]/[.F95]*[.$P$2]" office:value-type="float" office:value="2.90595232243795">
            <text:p>2.9059523224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2404">
            <text:p>2404</text:p>
          </table:table-cell>
          <table:table-cell table:formula="of:=[.B96]/INDEX([.$B$2:.$B$101];MATCH([.$M$1];[.$A$2:.$A$101];0))" office:value-type="float" office:value="0.640042598509052">
            <text:p>0.6400425985</text:p>
          </table:table-cell>
          <table:table-cell/>
          <table:table-cell office:value-type="float" office:value="9802">
            <text:p>9802</text:p>
          </table:table-cell>
          <table:table-cell office:value-type="float" office:value="500">
            <text:p>500</text:p>
          </table:table-cell>
          <table:table-cell table:formula="of:=[.C96]/[.F96]*[.$P$2]" office:value-type="float" office:value="2.31439403620873">
            <text:p>2.3143940362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2685">
            <text:p>2685</text:p>
          </table:table-cell>
          <table:table-cell table:formula="of:=[.B97]/INDEX([.$B$2:.$B$101];MATCH([.$M$1];[.$A$2:.$A$101];0))" office:value-type="float" office:value="0.714856230031949">
            <text:p>0.71485623</text:p>
          </table:table-cell>
          <table:table-cell/>
          <table:table-cell office:value-type="float" office:value="9806">
            <text:p>9806</text:p>
          </table:table-cell>
          <table:table-cell office:value-type="float" office:value="892">
            <text:p>892</text:p>
          </table:table-cell>
          <table:table-cell table:formula="of:=[.C97]/[.F97]*[.$P$2]" office:value-type="float" office:value="1.44894625997507">
            <text:p>1.44894626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216">
            <text:p>2216</text:p>
          </table:table-cell>
          <table:table-cell table:formula="of:=[.B98]/INDEX([.$B$2:.$B$101];MATCH([.$M$1];[.$A$2:.$A$101];0))" office:value-type="float" office:value="0.589989350372737">
            <text:p>0.5899893504</text:p>
          </table:table-cell>
          <table:table-cell/>
          <table:table-cell office:value-type="float" office:value="10020">
            <text:p>10020</text:p>
          </table:table-cell>
          <table:table-cell office:value-type="float" office:value="695">
            <text:p>695</text:p>
          </table:table-cell>
          <table:table-cell table:formula="of:=[.C98]/[.F98]*[.$P$2]" office:value-type="float" office:value="1.53482121650922">
            <text:p>1.5348212165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2761">
            <text:p>2761</text:p>
          </table:table-cell>
          <table:table-cell table:formula="of:=[.B99]/INDEX([.$B$2:.$B$101];MATCH([.$M$1];[.$A$2:.$A$101];0))" office:value-type="float" office:value="0.735090521831736">
            <text:p>0.7350905218</text:p>
          </table:table-cell>
          <table:table-cell/>
          <table:table-cell office:value-type="float" office:value="36657">
            <text:p>36657</text:p>
          </table:table-cell>
          <table:table-cell office:value-type="float" office:value="915">
            <text:p>915</text:p>
          </table:table-cell>
          <table:table-cell table:formula="of:=[.C99]/[.F99]*[.$P$2]" office:value-type="float" office:value="1.45250673603473">
            <text:p>1.452506736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383">
            <text:p>2383</text:p>
          </table:table-cell>
          <table:table-cell table:formula="of:=[.B100]/INDEX([.$B$2:.$B$101];MATCH([.$M$1];[.$A$2:.$A$101];0))" office:value-type="float" office:value="0.634451544195953">
            <text:p>0.6344515442</text:p>
          </table:table-cell>
          <table:table-cell/>
          <table:table-cell office:value-type="float" office:value="36658">
            <text:p>36658</text:p>
          </table:table-cell>
          <table:table-cell office:value-type="float" office:value="749">
            <text:p>749</text:p>
          </table:table-cell>
          <table:table-cell table:formula="of:=[.C100]/[.F100]*[.$P$2]" office:value-type="float" office:value="1.5314931801152">
            <text:p>1.5314931801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2453">
            <text:p>2453</text:p>
          </table:table-cell>
          <table:table-cell table:formula="of:=[.B101]/INDEX([.$B$2:.$B$101];MATCH([.$M$1];[.$A$2:.$A$101];0))" office:value-type="float" office:value="0.653088391906283">
            <text:p>0.6530883919</text:p>
          </table:table-cell>
          <table:table-cell/>
          <table:table-cell office:value-type="float" office:value="36955">
            <text:p>36955</text:p>
          </table:table-cell>
          <table:table-cell office:value-type="float" office:value="595">
            <text:p>595</text:p>
          </table:table-cell>
          <table:table-cell table:formula="of:=[.C101]/[.F101]*[.$P$2]" office:value-type="float" office:value="1.98451060935556">
            <text:p>1.984510609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6955">
            <text:p>36955</text:p>
          </table:table-cell>
          <table:table-cell office:value-type="float" office:value="1121">
            <text:p>1121</text:p>
          </table:table-cell>
          <table:table-cell table:formula="of:=[.C101]/[.F102]*[.$P$2]" office:value-type="float" office:value="1.05333078730291">
            <text:p>1.0533307873</text:p>
          </table:table-cell>
          <table:table-cell table:number-columns-repeated="12"/>
        </table:table-row>
        <table:table-row table:style-name="ro1" table:number-rows-repeated="10484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597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2"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5"/>
          <table:table-cell office:value-type="float" office:value="597">
            <text:p>59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71">
            <text:p>2971</text:p>
          </table:table-cell>
          <table:table-cell table:formula="of:=[.B2]/INDEX([.$B$2:.$B$101];MATCH([.$M$1];[.$A$2:.$A$101];0))" office:value-type="float" office:value="0.617414796342477">
            <text:p>0.6174147963</text:p>
          </table:table-cell>
          <table:table-cell/>
          <table:table-cell office:value-type="float" office:value="11">
            <text:p>11</text:p>
          </table:table-cell>
          <table:table-cell office:value-type="float" office:value="374">
            <text:p>374</text:p>
          </table:table-cell>
          <table:table-cell table:formula="of:=[.C2]/[.F2]*[.$P$2]" office:value-type="float" office:value="1.24143295949076">
            <text:p>1.2414329595</text:p>
          </table:table-cell>
          <table:table-cell table:number-columns-repeated="8"/>
          <table:table-cell table:style-name="ce1" table:formula="of:=5564-INDEX([.$B$2:.$B$101];MATCH([.$M$1];[.$A$2:.$A$101];0))" office:value-type="float" office:value="752">
            <text:p>75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51">
            <text:p>3551</text:p>
          </table:table-cell>
          <table:table-cell table:formula="of:=[.B3]/INDEX([.$B$2:.$B$101];MATCH([.$M$1];[.$A$2:.$A$101];0))" office:value-type="float" office:value="0.737946799667498">
            <text:p>0.7379467997</text:p>
          </table:table-cell>
          <table:table-cell/>
          <table:table-cell office:value-type="float" office:value="12">
            <text:p>12</text:p>
          </table:table-cell>
          <table:table-cell office:value-type="float" office:value="385">
            <text:p>385</text:p>
          </table:table-cell>
          <table:table-cell table:formula="of:=[.C3]/[.F3]*[.$P$2]" office:value-type="float" office:value="1.44139219051937">
            <text:p>1.4413921905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41">
            <text:p>4041</text:p>
          </table:table-cell>
          <table:table-cell table:formula="of:=[.B4]/INDEX([.$B$2:.$B$101];MATCH([.$M$1];[.$A$2:.$A$101];0))" office:value-type="float" office:value="0.839775561097257">
            <text:p>0.8397755611</text:p>
          </table:table-cell>
          <table:table-cell/>
          <table:table-cell office:value-type="float" office:value="13">
            <text:p>13</text:p>
          </table:table-cell>
          <table:table-cell office:value-type="float" office:value="493">
            <text:p>493</text:p>
          </table:table-cell>
          <table:table-cell table:formula="of:=[.C4]/[.F4]*[.$P$2]" office:value-type="float" office:value="1.28095582544653">
            <text:p>1.2809558254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02">
            <text:p>3102</text:p>
          </table:table-cell>
          <table:table-cell table:formula="of:=[.B5]/INDEX([.$B$2:.$B$101];MATCH([.$M$1];[.$A$2:.$A$101];0))" office:value-type="float" office:value="0.644638403990025">
            <text:p>0.644638404</text:p>
          </table:table-cell>
          <table:table-cell/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table:formula="of:=[.C5]/[.F5]*[.$P$2]" office:value-type="float" office:value="1.38110564045726">
            <text:p>1.3811056405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64">
            <text:p>3864</text:p>
          </table:table-cell>
          <table:table-cell table:formula="of:=[.B6]/INDEX([.$B$2:.$B$101];MATCH([.$M$1];[.$A$2:.$A$101];0))" office:value-type="float" office:value="0.802992518703242">
            <text:p>0.8029925187</text:p>
          </table:table-cell>
          <table:table-cell/>
          <table:table-cell office:value-type="float" office:value="22">
            <text:p>22</text:p>
          </table:table-cell>
          <table:table-cell office:value-type="float" office:value="439">
            <text:p>439</text:p>
          </table:table-cell>
          <table:table-cell table:formula="of:=[.C6]/[.F6]*[.$P$2]" office:value-type="float" office:value="1.37551338055772">
            <text:p>1.3755133806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0">
            <text:p>3330</text:p>
          </table:table-cell>
          <table:table-cell table:formula="of:=[.B7]/INDEX([.$B$2:.$B$101];MATCH([.$M$1];[.$A$2:.$A$101];0))" office:value-type="float" office:value="0.692019950124688">
            <text:p>0.6920199501</text:p>
          </table:table-cell>
          <table:table-cell/>
          <table:table-cell office:value-type="float" office:value="24">
            <text:p>24</text:p>
          </table:table-cell>
          <table:table-cell office:value-type="float" office:value="445">
            <text:p>445</text:p>
          </table:table-cell>
          <table:table-cell table:formula="of:=[.C7]/[.F7]*[.$P$2]" office:value-type="float" office:value="1.16943596066015">
            <text:p>1.1694359607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14">
            <text:p>2314</text:p>
          </table:table-cell>
          <table:table-cell table:formula="of:=[.B8]/INDEX([.$B$2:.$B$101];MATCH([.$M$1];[.$A$2:.$A$101];0))" office:value-type="float" office:value="0.480881130507066">
            <text:p>0.4808811305</text:p>
          </table:table-cell>
          <table:table-cell/>
          <table:table-cell office:value-type="float" office:value="38">
            <text:p>38</text:p>
          </table:table-cell>
          <table:table-cell office:value-type="float" office:value="268">
            <text:p>268</text:p>
          </table:table-cell>
          <table:table-cell table:formula="of:=[.C8]/[.F8]*[.$P$2]" office:value-type="float" office:value="1.34933809754221">
            <text:p>1.3493380975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59">
            <text:p>2259</text:p>
          </table:table-cell>
          <table:table-cell table:formula="of:=[.B9]/INDEX([.$B$2:.$B$101];MATCH([.$M$1];[.$A$2:.$A$101];0))" office:value-type="float" office:value="0.469451371571072">
            <text:p>0.4694513716</text:p>
          </table:table-cell>
          <table:table-cell/>
          <table:table-cell office:value-type="float" office:value="63">
            <text:p>63</text:p>
          </table:table-cell>
          <table:table-cell office:value-type="float" office:value="284">
            <text:p>284</text:p>
          </table:table-cell>
          <table:table-cell table:formula="of:=[.C9]/[.F9]*[.$P$2]" office:value-type="float" office:value="1.24305433599101">
            <text:p>1.24305433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20">
            <text:p>2820</text:p>
          </table:table-cell>
          <table:table-cell table:formula="of:=[.B10]/INDEX([.$B$2:.$B$101];MATCH([.$M$1];[.$A$2:.$A$101];0))" office:value-type="float" office:value="0.586034912718205">
            <text:p>0.5860349127</text:p>
          </table:table-cell>
          <table:table-cell/>
          <table:table-cell office:value-type="float" office:value="77">
            <text:p>77</text:p>
          </table:table-cell>
          <table:table-cell office:value-type="float" office:value="333">
            <text:p>333</text:p>
          </table:table-cell>
          <table:table-cell table:formula="of:=[.C10]/[.F10]*[.$P$2]" office:value-type="float" office:value="1.32341818127354">
            <text:p>1.3234181813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25">
            <text:p>3025</text:p>
          </table:table-cell>
          <table:table-cell table:formula="of:=[.B11]/INDEX([.$B$2:.$B$101];MATCH([.$M$1];[.$A$2:.$A$101];0))" office:value-type="float" office:value="0.628636741479634">
            <text:p>0.6286367415</text:p>
          </table:table-cell>
          <table:table-cell/>
          <table:table-cell office:value-type="float" office:value="85">
            <text:p>85</text:p>
          </table:table-cell>
          <table:table-cell office:value-type="float" office:value="399">
            <text:p>399</text:p>
          </table:table-cell>
          <table:table-cell table:formula="of:=[.C11]/[.F11]*[.$P$2]" office:value-type="float" office:value="1.18479907166086">
            <text:p>1.1847990717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819">
            <text:p>3819</text:p>
          </table:table-cell>
          <table:table-cell table:formula="of:=[.B12]/INDEX([.$B$2:.$B$101];MATCH([.$M$1];[.$A$2:.$A$101];0))" office:value-type="float" office:value="0.793640897755611">
            <text:p>0.7936408978</text:p>
          </table:table-cell>
          <table:table-cell/>
          <table:table-cell office:value-type="float" office:value="98">
            <text:p>98</text:p>
          </table:table-cell>
          <table:table-cell office:value-type="float" office:value="406">
            <text:p>406</text:p>
          </table:table-cell>
          <table:table-cell table:formula="of:=[.C12]/[.F12]*[.$P$2]" office:value-type="float" office:value="1.46999496333059">
            <text:p>1.4699949633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437">
            <text:p>3437</text:p>
          </table:table-cell>
          <table:table-cell table:formula="of:=[.B13]/INDEX([.$B$2:.$B$101];MATCH([.$M$1];[.$A$2:.$A$101];0))" office:value-type="float" office:value="0.714256026600166">
            <text:p>0.7142560266</text:p>
          </table:table-cell>
          <table:table-cell/>
          <table:table-cell office:value-type="float" office:value="105">
            <text:p>105</text:p>
          </table:table-cell>
          <table:table-cell office:value-type="float" office:value="476">
            <text:p>476</text:p>
          </table:table-cell>
          <table:table-cell table:formula="of:=[.C13]/[.F13]*[.$P$2]" office:value-type="float" office:value="1.12840447899858">
            <text:p>1.128404479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96">
            <text:p>2096</text:p>
          </table:table-cell>
          <table:table-cell table:formula="of:=[.B14]/INDEX([.$B$2:.$B$101];MATCH([.$M$1];[.$A$2:.$A$101];0))" office:value-type="float" office:value="0.435577722360765">
            <text:p>0.4355777224</text:p>
          </table:table-cell>
          <table:table-cell/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table:formula="of:=[.C14]/[.F14]*[.$P$2]" office:value-type="float" office:value="1.32613136524411">
            <text:p>1.3261313652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2:.$A$101];MATCH([.S14];[.$C$2:.$C$101];0))" office:value-type="float" office:value="603">
            <text:p>603</text:p>
          </table:table-cell>
          <table:table-cell table:formula="of:=ROUND([.S14];2)" office:value-type="float" office:value="0.9">
            <text:p>0.9</text:p>
          </table:table-cell>
          <table:table-cell table:formula="of:=LARGE([.$C$2:.$C$101];[.P14]+1)" office:value-type="float" office:value="0.901288445552785">
            <text:p>0.90128844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160">
            <text:p>3160</text:p>
          </table:table-cell>
          <table:table-cell table:formula="of:=[.B15]/INDEX([.$B$2:.$B$101];MATCH([.$M$1];[.$A$2:.$A$101];0))" office:value-type="float" office:value="0.656691604322527">
            <text:p>0.6566916043</text:p>
          </table:table-cell>
          <table:table-cell/>
          <table:table-cell office:value-type="float" office:value="114">
            <text:p>114</text:p>
          </table:table-cell>
          <table:table-cell office:value-type="float" office:value="310">
            <text:p>310</text:p>
          </table:table-cell>
          <table:table-cell table:formula="of:=[.C15]/[.F15]*[.$P$2]" office:value-type="float" office:value="1.59300673048561">
            <text:p>1.5930067305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2:.$A$101];MATCH([.S15];[.$C$2:.$C$101];0))" office:value-type="float" office:value="13">
            <text:p>13</text:p>
          </table:table-cell>
          <table:table-cell table:formula="of:=ROUND([.S15];2)" office:value-type="float" office:value="0.84">
            <text:p>0.84</text:p>
          </table:table-cell>
          <table:table-cell table:formula="of:=LARGE([.$C$2:.$C$101];[.P15]+1)" office:value-type="float" office:value="0.839775561097257">
            <text:p>0.83977556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67">
            <text:p>3967</text:p>
          </table:table-cell>
          <table:table-cell table:formula="of:=[.B16]/INDEX([.$B$2:.$B$101];MATCH([.$M$1];[.$A$2:.$A$101];0))" office:value-type="float" office:value="0.824397339983375">
            <text:p>0.82439734</text:p>
          </table:table-cell>
          <table:table-cell/>
          <table:table-cell office:value-type="float" office:value="120">
            <text:p>120</text:p>
          </table:table-cell>
          <table:table-cell office:value-type="float" office:value="514">
            <text:p>514</text:p>
          </table:table-cell>
          <table:table-cell table:formula="of:=[.C16]/[.F16]*[.$P$2]" office:value-type="float" office:value="1.20612217834144">
            <text:p>1.2061221783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2:.$A$101];MATCH([.S16];[.$C$2:.$C$101];0))" office:value-type="float" office:value="607">
            <text:p>607</text:p>
          </table:table-cell>
          <table:table-cell table:formula="of:=ROUND([.S16];2)" office:value-type="float" office:value="0.83">
            <text:p>0.83</text:p>
          </table:table-cell>
          <table:table-cell table:formula="of:=LARGE([.$C$2:.$C$101];[.P16]+1)" office:value-type="float" office:value="0.831463009143807">
            <text:p>0.831463009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900">
            <text:p>3900</text:p>
          </table:table-cell>
          <table:table-cell table:formula="of:=[.B17]/INDEX([.$B$2:.$B$101];MATCH([.$M$1];[.$A$2:.$A$101];0))" office:value-type="float" office:value="0.810473815461347">
            <text:p>0.8104738155</text:p>
          </table:table-cell>
          <table:table-cell/>
          <table:table-cell office:value-type="float" office:value="121">
            <text:p>121</text:p>
          </table:table-cell>
          <table:table-cell office:value-type="float" office:value="485">
            <text:p>485</text:p>
          </table:table-cell>
          <table:table-cell table:formula="of:=[.C17]/[.F17]*[.$P$2]" office:value-type="float" office:value="1.25665218397306">
            <text:p>1.256652184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2:.$A$101];MATCH([.S17];[.$C$2:.$C$101];0))" office:value-type="float" office:value="120">
            <text:p>120</text:p>
          </table:table-cell>
          <table:table-cell table:formula="of:=ROUND([.S17];2)" office:value-type="float" office:value="0.82">
            <text:p>0.82</text:p>
          </table:table-cell>
          <table:table-cell table:formula="of:=LARGE([.$C$2:.$C$101];[.P17]+1)" office:value-type="float" office:value="0.824397339983375">
            <text:p>0.824397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912">
            <text:p>3912</text:p>
          </table:table-cell>
          <table:table-cell table:formula="of:=[.B18]/INDEX([.$B$2:.$B$101];MATCH([.$M$1];[.$A$2:.$A$101];0))" office:value-type="float" office:value="0.812967581047382">
            <text:p>0.812967581</text:p>
          </table:table-cell>
          <table:table-cell/>
          <table:table-cell office:value-type="float" office:value="122">
            <text:p>122</text:p>
          </table:table-cell>
          <table:table-cell office:value-type="float" office:value="481">
            <text:p>481</text:p>
          </table:table-cell>
          <table:table-cell table:formula="of:=[.C18]/[.F18]*[.$P$2]" office:value-type="float" office:value="1.27100129095142">
            <text:p>1.271001291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2:.$A$101];MATCH([.S18];[.$C$2:.$C$101];0))" office:value-type="float" office:value="329">
            <text:p>329</text:p>
          </table:table-cell>
          <table:table-cell table:formula="of:=ROUND([.S18];2)" office:value-type="float" office:value="0.82">
            <text:p>0.82</text:p>
          </table:table-cell>
          <table:table-cell table:formula="of:=LARGE([.$C$2:.$C$101];[.P18]+1)" office:value-type="float" office:value="0.824189526184539">
            <text:p>0.824189526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26">
            <text:p>1726</text:p>
          </table:table-cell>
          <table:table-cell table:formula="of:=[.B19]/INDEX([.$B$2:.$B$101];MATCH([.$M$1];[.$A$2:.$A$101];0))" office:value-type="float" office:value="0.358686616791355">
            <text:p>0.3586866168</text:p>
          </table:table-cell>
          <table:table-cell/>
          <table:table-cell office:value-type="float" office:value="134">
            <text:p>134</text:p>
          </table:table-cell>
          <table:table-cell office:value-type="float" office:value="213">
            <text:p>213</text:p>
          </table:table-cell>
          <table:table-cell table:formula="of:=[.C19]/[.F19]*[.$P$2]" office:value-type="float" office:value="1.26634899449342">
            <text:p>1.2663489945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42">
            <text:p>1742</text:p>
          </table:table-cell>
          <table:table-cell table:formula="of:=[.B20]/INDEX([.$B$2:.$B$101];MATCH([.$M$1];[.$A$2:.$A$101];0))" office:value-type="float" office:value="0.362011637572735">
            <text:p>0.3620116376</text:p>
          </table:table-cell>
          <table:table-cell/>
          <table:table-cell office:value-type="float" office:value="141">
            <text:p>141</text:p>
          </table:table-cell>
          <table:table-cell office:value-type="float" office:value="247">
            <text:p>247</text:p>
          </table:table-cell>
          <table:table-cell table:formula="of:=[.C20]/[.F20]*[.$P$2]" office:value-type="float" office:value="1.10215688848055">
            <text:p>1.1021568885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863">
            <text:p>2863</text:p>
          </table:table-cell>
          <table:table-cell table:formula="of:=[.B21]/INDEX([.$B$2:.$B$101];MATCH([.$M$1];[.$A$2:.$A$101];0))" office:value-type="float" office:value="0.594970906068163">
            <text:p>0.5949709061</text:p>
          </table:table-cell>
          <table:table-cell/>
          <table:table-cell office:value-type="float" office:value="146">
            <text:p>146</text:p>
          </table:table-cell>
          <table:table-cell office:value-type="float" office:value="322">
            <text:p>322</text:p>
          </table:table-cell>
          <table:table-cell table:formula="of:=[.C21]/[.F21]*[.$P$2]" office:value-type="float" office:value="1.38949727131447">
            <text:p>1.389497271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2:.$E$106];MATCH([.S21];[.$G$2:.$G$106];0))" office:value-type="float" office:value="2024">
            <text:p>2024</text:p>
          </table:table-cell>
          <table:table-cell table:formula="of:=ROUND([.S21];2)" office:value-type="float" office:value="2.11">
            <text:p>2.11</text:p>
          </table:table-cell>
          <table:table-cell table:style-name="ce2" table:formula="of:=LARGE([.$G$2:.$G$106];[.P21])" office:value-type="float" office:value="2.10838617741361">
            <text:p>2.108386177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37">
            <text:p>2337</text:p>
          </table:table-cell>
          <table:table-cell table:formula="of:=[.B22]/INDEX([.$B$2:.$B$101];MATCH([.$M$1];[.$A$2:.$A$101];0))" office:value-type="float" office:value="0.485660847880299">
            <text:p>0.4856608479</text:p>
          </table:table-cell>
          <table:table-cell/>
          <table:table-cell office:value-type="float" office:value="153">
            <text:p>153</text:p>
          </table:table-cell>
          <table:table-cell office:value-type="float" office:value="295">
            <text:p>295</text:p>
          </table:table-cell>
          <table:table-cell table:formula="of:=[.C22]/[.F22]*[.$P$2]" office:value-type="float" office:value="1.23802358510503">
            <text:p>1.2380235851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2:.$E$106];MATCH([.S22];[.$G$2:.$G$106];0))" office:value-type="float" office:value="664">
            <text:p>664</text:p>
          </table:table-cell>
          <table:table-cell table:formula="of:=ROUND([.S22];2)" office:value-type="float" office:value="2.03">
            <text:p>2.03</text:p>
          </table:table-cell>
          <table:table-cell table:style-name="ce2" table:formula="of:=LARGE([.$G$2:.$G$106];[.P22])" office:value-type="float" office:value="2.03419229703519">
            <text:p>2.03419229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659">
            <text:p>3659</text:p>
          </table:table-cell>
          <table:table-cell table:formula="of:=[.B23]/INDEX([.$B$2:.$B$101];MATCH([.$M$1];[.$A$2:.$A$101];0))" office:value-type="float" office:value="0.760390689941812">
            <text:p>0.7603906899</text:p>
          </table:table-cell>
          <table:table-cell/>
          <table:table-cell office:value-type="float" office:value="155">
            <text:p>155</text:p>
          </table:table-cell>
          <table:table-cell office:value-type="float" office:value="438">
            <text:p>438</text:p>
          </table:table-cell>
          <table:table-cell table:formula="of:=[.C23]/[.F23]*[.$P$2]" office:value-type="float" office:value="1.30551095624713">
            <text:p>1.3055109562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2:.$E$106];MATCH([.S23];[.$G$2:.$G$106];0))" office:value-type="float" office:value="786">
            <text:p>786</text:p>
          </table:table-cell>
          <table:table-cell table:formula="of:=ROUND([.S23];2)" office:value-type="float" office:value="1.98">
            <text:p>1.98</text:p>
          </table:table-cell>
          <table:table-cell table:style-name="ce2" table:formula="of:=LARGE([.$G$2:.$G$106];[.P23])" office:value-type="float" office:value="1.98431093135509">
            <text:p>1.984310931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589">
            <text:p>3589</text:p>
          </table:table-cell>
          <table:table-cell table:formula="of:=[.B24]/INDEX([.$B$2:.$B$101];MATCH([.$M$1];[.$A$2:.$A$101];0))" office:value-type="float" office:value="0.745843724023275">
            <text:p>0.745843724</text:p>
          </table:table-cell>
          <table:table-cell/>
          <table:table-cell office:value-type="float" office:value="161">
            <text:p>161</text:p>
          </table:table-cell>
          <table:table-cell office:value-type="float" office:value="414">
            <text:p>414</text:p>
          </table:table-cell>
          <table:table-cell table:formula="of:=[.C24]/[.F24]*[.$P$2]" office:value-type="float" office:value="1.35476927648672">
            <text:p>1.3547692765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2:.$E$106];MATCH([.S24];[.$G$2:.$G$106];0))" office:value-type="float" office:value="9331">
            <text:p>9331</text:p>
          </table:table-cell>
          <table:table-cell table:formula="of:=ROUND([.S24];2)" office:value-type="float" office:value="1.91">
            <text:p>1.91</text:p>
          </table:table-cell>
          <table:table-cell table:style-name="ce2" table:formula="of:=LARGE([.$G$2:.$G$106];[.P24])" office:value-type="float" office:value="1.90953273749932">
            <text:p>1.90953273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77">
            <text:p>3277</text:p>
          </table:table-cell>
          <table:table-cell table:formula="of:=[.B25]/INDEX([.$B$2:.$B$101];MATCH([.$M$1];[.$A$2:.$A$101];0))" office:value-type="float" office:value="0.681005818786367">
            <text:p>0.6810058188</text:p>
          </table:table-cell>
          <table:table-cell/>
          <table:table-cell office:value-type="float" office:value="180">
            <text:p>180</text:p>
          </table:table-cell>
          <table:table-cell office:value-type="float" office:value="412">
            <text:p>412</text:p>
          </table:table-cell>
          <table:table-cell table:formula="of:=[.C25]/[.F25]*[.$P$2]" office:value-type="float" office:value="1.24300091195958">
            <text:p>1.243000912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2:.$E$106];MATCH([.S25];[.$G$2:.$G$106];0))" office:value-type="float" office:value="462">
            <text:p>462</text:p>
          </table:table-cell>
          <table:table-cell table:formula="of:=ROUND([.S25];2)" office:value-type="float" office:value="1.85">
            <text:p>1.85</text:p>
          </table:table-cell>
          <table:table-cell table:style-name="ce2" table:formula="of:=LARGE([.$G$2:.$G$106];[.P25])" office:value-type="float" office:value="1.85321208762605">
            <text:p>1.853212087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584">
            <text:p>2584</text:p>
          </table:table-cell>
          <table:table-cell table:formula="of:=[.B26]/INDEX([.$B$2:.$B$101];MATCH([.$M$1];[.$A$2:.$A$101];0))" office:value-type="float" office:value="0.536990856192851">
            <text:p>0.5369908562</text:p>
          </table:table-cell>
          <table:table-cell/>
          <table:table-cell office:value-type="float" office:value="187">
            <text:p>187</text:p>
          </table:table-cell>
          <table:table-cell office:value-type="float" office:value="312">
            <text:p>312</text:p>
          </table:table-cell>
          <table:table-cell table:formula="of:=[.C26]/[.F26]*[.$P$2]" office:value-type="float" office:value="1.2942856533879">
            <text:p>1.2942856534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50">
            <text:p>2550</text:p>
          </table:table-cell>
          <table:table-cell table:formula="of:=[.B27]/INDEX([.$B$2:.$B$101];MATCH([.$M$1];[.$A$2:.$A$101];0))" office:value-type="float" office:value="0.529925187032419">
            <text:p>0.529925187</text:p>
          </table:table-cell>
          <table:table-cell/>
          <table:table-cell office:value-type="float" office:value="194">
            <text:p>194</text:p>
          </table:table-cell>
          <table:table-cell office:value-type="float" office:value="319">
            <text:p>319</text:p>
          </table:table-cell>
          <table:table-cell table:formula="of:=[.C27]/[.F27]*[.$P$2]" office:value-type="float" office:value="1.24922802711091">
            <text:p>1.2492280271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414">
            <text:p>3414</text:p>
          </table:table-cell>
          <table:table-cell table:formula="of:=[.B28]/INDEX([.$B$2:.$B$101];MATCH([.$M$1];[.$A$2:.$A$101];0))" office:value-type="float" office:value="0.709476309226933">
            <text:p>0.7094763092</text:p>
          </table:table-cell>
          <table:table-cell/>
          <table:table-cell office:value-type="float" office:value="197">
            <text:p>197</text:p>
          </table:table-cell>
          <table:table-cell office:value-type="float" office:value="342">
            <text:p>342</text:p>
          </table:table-cell>
          <table:table-cell table:formula="of:=[.C28]/[.F28]*[.$P$2]" office:value-type="float" office:value="1.56001808344635">
            <text:p>1.5600180834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51">
            <text:p>3351</text:p>
          </table:table-cell>
          <table:table-cell table:formula="of:=[.B29]/INDEX([.$B$2:.$B$101];MATCH([.$M$1];[.$A$2:.$A$101];0))" office:value-type="float" office:value="0.696384039900249">
            <text:p>0.6963840399</text:p>
          </table:table-cell>
          <table:table-cell/>
          <table:table-cell office:value-type="float" office:value="238">
            <text:p>238</text:p>
          </table:table-cell>
          <table:table-cell office:value-type="float" office:value="348">
            <text:p>348</text:p>
          </table:table-cell>
          <table:table-cell table:formula="of:=[.C29]/[.F29]*[.$P$2]" office:value-type="float" office:value="1.50482987932468">
            <text:p>1.5048298793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344">
            <text:p>1344</text:p>
          </table:table-cell>
          <table:table-cell table:formula="of:=[.B30]/INDEX([.$B$2:.$B$101];MATCH([.$M$1];[.$A$2:.$A$101];0))" office:value-type="float" office:value="0.27930174563591">
            <text:p>0.2793017456</text:p>
          </table:table-cell>
          <table:table-cell/>
          <table:table-cell office:value-type="float" office:value="243">
            <text:p>243</text:p>
          </table:table-cell>
          <table:table-cell office:value-type="float" office:value="141">
            <text:p>141</text:p>
          </table:table-cell>
          <table:table-cell table:formula="of:=[.C30]/[.F30]*[.$P$2]" office:value-type="float" office:value="1.48960931005819">
            <text:p>1.4896093101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86">
            <text:p>2786</text:p>
          </table:table-cell>
          <table:table-cell table:formula="of:=[.B31]/INDEX([.$B$2:.$B$101];MATCH([.$M$1];[.$A$2:.$A$101];0))" office:value-type="float" office:value="0.578969243557772">
            <text:p>0.5789692436</text:p>
          </table:table-cell>
          <table:table-cell/>
          <table:table-cell office:value-type="float" office:value="268">
            <text:p>268</text:p>
          </table:table-cell>
          <table:table-cell office:value-type="float" office:value="277">
            <text:p>277</text:p>
          </table:table-cell>
          <table:table-cell table:formula="of:=[.C31]/[.F31]*[.$P$2]" office:value-type="float" office:value="1.57178653846731">
            <text:p>1.5717865385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379">
            <text:p>3379</text:p>
          </table:table-cell>
          <table:table-cell table:formula="of:=[.B32]/INDEX([.$B$2:.$B$101];MATCH([.$M$1];[.$A$2:.$A$101];0))" office:value-type="float" office:value="0.702202826267664">
            <text:p>0.7022028263</text:p>
          </table:table-cell>
          <table:table-cell/>
          <table:table-cell office:value-type="float" office:value="272">
            <text:p>272</text:p>
          </table:table-cell>
          <table:table-cell office:value-type="float" office:value="371">
            <text:p>371</text:p>
          </table:table-cell>
          <table:table-cell table:formula="of:=[.C32]/[.F32]*[.$P$2]" office:value-type="float" office:value="1.42333295243473">
            <text:p>1.4233329524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05">
            <text:p>3305</text:p>
          </table:table-cell>
          <table:table-cell table:formula="of:=[.B33]/INDEX([.$B$2:.$B$101];MATCH([.$M$1];[.$A$2:.$A$101];0))" office:value-type="float" office:value="0.686824605153782">
            <text:p>0.6868246052</text:p>
          </table:table-cell>
          <table:table-cell/>
          <table:table-cell office:value-type="float" office:value="274">
            <text:p>274</text:p>
          </table:table-cell>
          <table:table-cell office:value-type="float" office:value="393">
            <text:p>393</text:p>
          </table:table-cell>
          <table:table-cell table:formula="of:=[.C33]/[.F33]*[.$P$2]" office:value-type="float" office:value="1.31422926991258">
            <text:p>1.3142292699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84">
            <text:p>1884</text:p>
          </table:table-cell>
          <table:table-cell table:formula="of:=[.B34]/INDEX([.$B$2:.$B$101];MATCH([.$M$1];[.$A$2:.$A$101];0))" office:value-type="float" office:value="0.391521197007481">
            <text:p>0.391521197</text:p>
          </table:table-cell>
          <table:table-cell/>
          <table:table-cell office:value-type="float" office:value="275">
            <text:p>275</text:p>
          </table:table-cell>
          <table:table-cell office:value-type="float" office:value="250">
            <text:p>250</text:p>
          </table:table-cell>
          <table:table-cell table:formula="of:=[.C34]/[.F34]*[.$P$2]" office:value-type="float" office:value="1.1776957605985">
            <text:p>1.1776957606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449">
            <text:p>3449</text:p>
          </table:table-cell>
          <table:table-cell table:formula="of:=[.B35]/INDEX([.$B$2:.$B$101];MATCH([.$M$1];[.$A$2:.$A$101];0))" office:value-type="float" office:value="0.716749792186201">
            <text:p>0.7167497922</text:p>
          </table:table-cell>
          <table:table-cell/>
          <table:table-cell office:value-type="float" office:value="278">
            <text:p>278</text:p>
          </table:table-cell>
          <table:table-cell office:value-type="float" office:value="368">
            <text:p>368</text:p>
          </table:table-cell>
          <table:table-cell table:formula="of:=[.C35]/[.F35]*[.$P$2]" office:value-type="float" office:value="1.46466261881528">
            <text:p>1.4646626188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734">
            <text:p>3734</text:p>
          </table:table-cell>
          <table:table-cell table:formula="of:=[.B36]/INDEX([.$B$2:.$B$101];MATCH([.$M$1];[.$A$2:.$A$101];0))" office:value-type="float" office:value="0.77597672485453">
            <text:p>0.7759767249</text:p>
          </table:table-cell>
          <table:table-cell/>
          <table:table-cell office:value-type="float" office:value="280">
            <text:p>280</text:p>
          </table:table-cell>
          <table:table-cell office:value-type="float" office:value="447">
            <text:p>447</text:p>
          </table:table-cell>
          <table:table-cell table:formula="of:=[.C36]/[.F36]*[.$P$2]" office:value-type="float" office:value="1.30544630221612">
            <text:p>1.3054463022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966">
            <text:p>3966</text:p>
          </table:table-cell>
          <table:table-cell table:formula="of:=[.B37]/INDEX([.$B$2:.$B$101];MATCH([.$M$1];[.$A$2:.$A$101];0))" office:value-type="float" office:value="0.824189526184539">
            <text:p>0.8241895262</text:p>
          </table:table-cell>
          <table:table-cell/>
          <table:table-cell office:value-type="float" office:value="329">
            <text:p>329</text:p>
          </table:table-cell>
          <table:table-cell office:value-type="float" office:value="458">
            <text:p>458</text:p>
          </table:table-cell>
          <table:table-cell table:formula="of:=[.C37]/[.F37]*[.$P$2]" office:value-type="float" office:value="1.35325441853881">
            <text:p>1.3532544185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122">
            <text:p>3122</text:p>
          </table:table-cell>
          <table:table-cell table:formula="of:=[.B38]/INDEX([.$B$2:.$B$101];MATCH([.$M$1];[.$A$2:.$A$101];0))" office:value-type="float" office:value="0.64879467996675">
            <text:p>0.64879468</text:p>
          </table:table-cell>
          <table:table-cell/>
          <table:table-cell office:value-type="float" office:value="393">
            <text:p>393</text:p>
          </table:table-cell>
          <table:table-cell office:value-type="float" office:value="398">
            <text:p>398</text:p>
          </table:table-cell>
          <table:table-cell table:formula="of:=[.C38]/[.F38]*[.$P$2]" office:value-type="float" office:value="1.22586331491205">
            <text:p>1.2258633149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620">
            <text:p>2620</text:p>
          </table:table-cell>
          <table:table-cell table:formula="of:=[.B39]/INDEX([.$B$2:.$B$101];MATCH([.$M$1];[.$A$2:.$A$101];0))" office:value-type="float" office:value="0.544472152950956">
            <text:p>0.544472153</text:p>
          </table:table-cell>
          <table:table-cell/>
          <table:table-cell office:value-type="float" office:value="414">
            <text:p>414</text:p>
          </table:table-cell>
          <table:table-cell office:value-type="float" office:value="225">
            <text:p>225</text:p>
          </table:table-cell>
          <table:table-cell table:formula="of:=[.C39]/[.F39]*[.$P$2]" office:value-type="float" office:value="1.81974692897386">
            <text:p>1.819746929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058">
            <text:p>3058</text:p>
          </table:table-cell>
          <table:table-cell table:formula="of:=[.B40]/INDEX([.$B$2:.$B$101];MATCH([.$M$1];[.$A$2:.$A$101];0))" office:value-type="float" office:value="0.63549459684123">
            <text:p>0.6354945968</text:p>
          </table:table-cell>
          <table:table-cell/>
          <table:table-cell office:value-type="float" office:value="424">
            <text:p>424</text:p>
          </table:table-cell>
          <table:table-cell office:value-type="float" office:value="313">
            <text:p>313</text:p>
          </table:table-cell>
          <table:table-cell table:formula="of:=[.C40]/[.F40]*[.$P$2]" office:value-type="float" office:value="1.52681129975912">
            <text:p>1.5268112998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882">
            <text:p>3882</text:p>
          </table:table-cell>
          <table:table-cell table:formula="of:=[.B41]/INDEX([.$B$2:.$B$101];MATCH([.$M$1];[.$A$2:.$A$101];0))" office:value-type="float" office:value="0.806733167082294">
            <text:p>0.8067331671</text:p>
          </table:table-cell>
          <table:table-cell/>
          <table:table-cell office:value-type="float" office:value="453">
            <text:p>453</text:p>
          </table:table-cell>
          <table:table-cell office:value-type="float" office:value="427">
            <text:p>427</text:p>
          </table:table-cell>
          <table:table-cell table:formula="of:=[.C41]/[.F41]*[.$P$2]" office:value-type="float" office:value="1.42075724038849">
            <text:p>1.4207572404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348">
            <text:p>2348</text:p>
          </table:table-cell>
          <table:table-cell table:formula="of:=[.B42]/INDEX([.$B$2:.$B$101];MATCH([.$M$1];[.$A$2:.$A$101];0))" office:value-type="float" office:value="0.487946799667498">
            <text:p>0.4879467997</text:p>
          </table:table-cell>
          <table:table-cell/>
          <table:table-cell office:value-type="float" office:value="462">
            <text:p>462</text:p>
          </table:table-cell>
          <table:table-cell office:value-type="float" office:value="198">
            <text:p>198</text:p>
          </table:table-cell>
          <table:table-cell table:formula="of:=[.C42]/[.F42]*[.$P$2]" office:value-type="float" office:value="1.85321208762605">
            <text:p>1.8532120876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339">
            <text:p>3339</text:p>
          </table:table-cell>
          <table:table-cell table:formula="of:=[.B43]/INDEX([.$B$2:.$B$101];MATCH([.$M$1];[.$A$2:.$A$101];0))" office:value-type="float" office:value="0.693890274314214">
            <text:p>0.6938902743</text:p>
          </table:table-cell>
          <table:table-cell/>
          <table:table-cell office:value-type="float" office:value="550">
            <text:p>550</text:p>
          </table:table-cell>
          <table:table-cell office:value-type="float" office:value="429">
            <text:p>429</text:p>
          </table:table-cell>
          <table:table-cell table:formula="of:=[.C43]/[.F43]*[.$P$2]" office:value-type="float" office:value="1.21632980485848">
            <text:p>1.2163298049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843">
            <text:p>3843</text:p>
          </table:table-cell>
          <table:table-cell table:formula="of:=[.B44]/INDEX([.$B$2:.$B$101];MATCH([.$M$1];[.$A$2:.$A$101];0))" office:value-type="float" office:value="0.798628428927681">
            <text:p>0.7986284289</text:p>
          </table:table-cell>
          <table:table-cell/>
          <table:table-cell office:value-type="float" office:value="557">
            <text:p>557</text:p>
          </table:table-cell>
          <table:table-cell office:value-type="float" office:value="428">
            <text:p>428</text:p>
          </table:table-cell>
          <table:table-cell table:formula="of:=[.C44]/[.F44]*[.$P$2]" office:value-type="float" office:value="1.40319761344303">
            <text:p>1.4031976134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635">
            <text:p>3635</text:p>
          </table:table-cell>
          <table:table-cell table:formula="of:=[.B45]/INDEX([.$B$2:.$B$101];MATCH([.$M$1];[.$A$2:.$A$101];0))" office:value-type="float" office:value="0.755403158769742">
            <text:p>0.7554031588</text:p>
          </table:table-cell>
          <table:table-cell/>
          <table:table-cell office:value-type="float" office:value="558">
            <text:p>558</text:p>
          </table:table-cell>
          <table:table-cell office:value-type="float" office:value="360">
            <text:p>360</text:p>
          </table:table-cell>
          <table:table-cell table:formula="of:=[.C45]/[.F45]*[.$P$2]" office:value-type="float" office:value="1.57795326498568">
            <text:p>1.577953265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592">
            <text:p>2592</text:p>
          </table:table-cell>
          <table:table-cell table:formula="of:=[.B46]/INDEX([.$B$2:.$B$101];MATCH([.$M$1];[.$A$2:.$A$101];0))" office:value-type="float" office:value="0.538653366583541">
            <text:p>0.5386533666</text:p>
          </table:table-cell>
          <table:table-cell/>
          <table:table-cell office:value-type="float" office:value="568">
            <text:p>568</text:p>
          </table:table-cell>
          <table:table-cell office:value-type="float" office:value="258">
            <text:p>258</text:p>
          </table:table-cell>
          <table:table-cell table:formula="of:=[.C46]/[.F46]*[.$P$2]" office:value-type="float" office:value="1.57002841732877">
            <text:p>1.5700284173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215">
            <text:p>2215</text:p>
          </table:table-cell>
          <table:table-cell table:formula="of:=[.B47]/INDEX([.$B$2:.$B$101];MATCH([.$M$1];[.$A$2:.$A$101];0))" office:value-type="float" office:value="0.460307564422278">
            <text:p>0.4603075644</text:p>
          </table:table-cell>
          <table:table-cell/>
          <table:table-cell office:value-type="float" office:value="581">
            <text:p>581</text:p>
          </table:table-cell>
          <table:table-cell office:value-type="float" office:value="200">
            <text:p>200</text:p>
          </table:table-cell>
          <table:table-cell table:formula="of:=[.C47]/[.F47]*[.$P$2]" office:value-type="float" office:value="1.73075644222776">
            <text:p>1.7307564422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059">
            <text:p>3059</text:p>
          </table:table-cell>
          <table:table-cell table:formula="of:=[.B48]/INDEX([.$B$2:.$B$101];MATCH([.$M$1];[.$A$2:.$A$101];0))" office:value-type="float" office:value="0.635702410640066">
            <text:p>0.6357024106</text:p>
          </table:table-cell>
          <table:table-cell/>
          <table:table-cell office:value-type="float" office:value="585">
            <text:p>585</text:p>
          </table:table-cell>
          <table:table-cell office:value-type="float" office:value="353">
            <text:p>353</text:p>
          </table:table-cell>
          <table:table-cell table:formula="of:=[.C48]/[.F48]*[.$P$2]" office:value-type="float" office:value="1.35424422889895">
            <text:p>1.3542442289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4812">
            <text:p>4812</text:p>
          </table:table-cell>
          <table:table-cell table:formula="of:=[.B49]/INDEX([.$B$2:.$B$101];MATCH([.$M$1];[.$A$2:.$A$101];0)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091">
            <text:p>3091</text:p>
          </table:table-cell>
          <table:table-cell table:formula="of:=[.B50]/INDEX([.$B$2:.$B$101];MATCH([.$M$1];[.$A$2:.$A$101];0))" office:value-type="float" office:value="0.642352452202826">
            <text:p>0.6423524522</text:p>
          </table:table-cell>
          <table:table-cell/>
          <table:table-cell office:value-type="float" office:value="601">
            <text:p>601</text:p>
          </table:table-cell>
          <table:table-cell office:value-type="float" office:value="344">
            <text:p>344</text:p>
          </table:table-cell>
          <table:table-cell table:formula="of:=[.C50]/[.F50]*[.$P$2]" office:value-type="float" office:value="1.40421233737362">
            <text:p>1.4042123374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733">
            <text:p>3733</text:p>
          </table:table-cell>
          <table:table-cell table:formula="of:=[.B51]/INDEX([.$B$2:.$B$101];MATCH([.$M$1];[.$A$2:.$A$101];0))" office:value-type="float" office:value="0.775768911055694">
            <text:p>0.7757689111</text:p>
          </table:table-cell>
          <table:table-cell/>
          <table:table-cell office:value-type="float" office:value="602">
            <text:p>602</text:p>
          </table:table-cell>
          <table:table-cell office:value-type="float" office:value="445">
            <text:p>445</text:p>
          </table:table-cell>
          <table:table-cell table:formula="of:=[.C51]/[.F51]*[.$P$2]" office:value-type="float" office:value="1.31096229463794">
            <text:p>1.3109622946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337">
            <text:p>4337</text:p>
          </table:table-cell>
          <table:table-cell table:formula="of:=[.B52]/INDEX([.$B$2:.$B$101];MATCH([.$M$1];[.$A$2:.$A$101];0))" office:value-type="float" office:value="0.901288445552785">
            <text:p>0.9012884456</text:p>
          </table:table-cell>
          <table:table-cell/>
          <table:table-cell office:value-type="float" office:value="603">
            <text:p>603</text:p>
          </table:table-cell>
          <table:table-cell office:value-type="float" office:value="605">
            <text:p>605</text:p>
          </table:table-cell>
          <table:table-cell table:formula="of:=[.C52]/[.F52]*[.$P$2]" office:value-type="float" office:value="1.12027919182759">
            <text:p>1.1202791918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963">
            <text:p>3963</text:p>
          </table:table-cell>
          <table:table-cell table:formula="of:=[.B53]/INDEX([.$B$2:.$B$101];MATCH([.$M$1];[.$A$2:.$A$101];0))" office:value-type="float" office:value="0.82356608478803">
            <text:p>0.8235660848</text:p>
          </table:table-cell>
          <table:table-cell/>
          <table:table-cell office:value-type="float" office:value="604">
            <text:p>604</text:p>
          </table:table-cell>
          <table:table-cell office:value-type="float" office:value="491">
            <text:p>491</text:p>
          </table:table-cell>
          <table:table-cell table:formula="of:=[.C53]/[.F53]*[.$P$2]" office:value-type="float" office:value="1.26134764920692">
            <text:p>1.2613476492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001">
            <text:p>4001</text:p>
          </table:table-cell>
          <table:table-cell table:formula="of:=[.B54]/INDEX([.$B$2:.$B$101];MATCH([.$M$1];[.$A$2:.$A$101];0))" office:value-type="float" office:value="0.831463009143807">
            <text:p>0.8314630091</text:p>
          </table:table-cell>
          <table:table-cell/>
          <table:table-cell office:value-type="float" office:value="607">
            <text:p>607</text:p>
          </table:table-cell>
          <table:table-cell office:value-type="float" office:value="519">
            <text:p>519</text:p>
          </table:table-cell>
          <table:table-cell table:formula="of:=[.C54]/[.F54]*[.$P$2]" office:value-type="float" office:value="1.20474023675557">
            <text:p>1.2047402368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77">
            <text:p>2277</text:p>
          </table:table-cell>
          <table:table-cell table:formula="of:=[.B55]/INDEX([.$B$2:.$B$101];MATCH([.$M$1];[.$A$2:.$A$101];0))" office:value-type="float" office:value="0.473192019950125">
            <text:p>0.47319202</text:p>
          </table:table-cell>
          <table:table-cell/>
          <table:table-cell office:value-type="float" office:value="629">
            <text:p>629</text:p>
          </table:table-cell>
          <table:table-cell office:value-type="float" office:value="278">
            <text:p>278</text:p>
          </table:table-cell>
          <table:table-cell table:formula="of:=[.C55]/[.F55]*[.$P$2]" office:value-type="float" office:value="1.28000143526077">
            <text:p>1.2800014353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169">
            <text:p>3169</text:p>
          </table:table-cell>
          <table:table-cell table:formula="of:=[.B56]/INDEX([.$B$2:.$B$101];MATCH([.$M$1];[.$A$2:.$A$101];0))" office:value-type="float" office:value="0.658561928512053">
            <text:p>0.6585619285</text:p>
          </table:table-cell>
          <table:table-cell/>
          <table:table-cell office:value-type="float" office:value="640">
            <text:p>640</text:p>
          </table:table-cell>
          <table:table-cell office:value-type="float" office:value="337">
            <text:p>337</text:p>
          </table:table-cell>
          <table:table-cell table:formula="of:=[.C56]/[.F56]*[.$P$2]" office:value-type="float" office:value="1.46955065353431">
            <text:p>1.4695506535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908">
            <text:p>1908</text:p>
          </table:table-cell>
          <table:table-cell table:formula="of:=[.B57]/INDEX([.$B$2:.$B$101];MATCH([.$M$1];[.$A$2:.$A$101];0))" office:value-type="float" office:value="0.396508728179551">
            <text:p>0.3965087282</text:p>
          </table:table-cell>
          <table:table-cell/>
          <table:table-cell office:value-type="float" office:value="641">
            <text:p>641</text:p>
          </table:table-cell>
          <table:table-cell office:value-type="float" office:value="213">
            <text:p>213</text:p>
          </table:table-cell>
          <table:table-cell table:formula="of:=[.C57]/[.F57]*[.$P$2]" office:value-type="float" office:value="1.39988058023954">
            <text:p>1.3998805802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343">
            <text:p>2343</text:p>
          </table:table-cell>
          <table:table-cell table:formula="of:=[.B58]/INDEX([.$B$2:.$B$101];MATCH([.$M$1];[.$A$2:.$A$101];0))" office:value-type="float" office:value="0.486907730673317">
            <text:p>0.4869077307</text:p>
          </table:table-cell>
          <table:table-cell/>
          <table:table-cell office:value-type="float" office:value="664">
            <text:p>664</text:p>
          </table:table-cell>
          <table:table-cell office:value-type="float" office:value="180">
            <text:p>180</text:p>
          </table:table-cell>
          <table:table-cell table:formula="of:=[.C58]/[.F58]*[.$P$2]" office:value-type="float" office:value="2.03419229703519">
            <text:p>2.034192297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566">
            <text:p>3566</text:p>
          </table:table-cell>
          <table:table-cell table:formula="of:=[.B59]/INDEX([.$B$2:.$B$101];MATCH([.$M$1];[.$A$2:.$A$101];0))" office:value-type="float" office:value="0.741064006650042">
            <text:p>0.7410640067</text:p>
          </table:table-cell>
          <table:table-cell/>
          <table:table-cell office:value-type="float" office:value="671">
            <text:p>671</text:p>
          </table:table-cell>
          <table:table-cell office:value-type="float" office:value="388">
            <text:p>388</text:p>
          </table:table-cell>
          <table:table-cell table:formula="of:=[.C59]/[.F59]*[.$P$2]" office:value-type="float" office:value="1.43628900257946">
            <text:p>1.4362890026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547">
            <text:p>3547</text:p>
          </table:table-cell>
          <table:table-cell table:formula="of:=[.B60]/INDEX([.$B$2:.$B$101];MATCH([.$M$1];[.$A$2:.$A$101];0))" office:value-type="float" office:value="0.737115544472153">
            <text:p>0.7371155445</text:p>
          </table:table-cell>
          <table:table-cell/>
          <table:table-cell office:value-type="float" office:value="672">
            <text:p>672</text:p>
          </table:table-cell>
          <table:table-cell office:value-type="float" office:value="376">
            <text:p>376</text:p>
          </table:table-cell>
          <table:table-cell table:formula="of:=[.C60]/[.F60]*[.$P$2]" office:value-type="float" office:value="1.47423108894431">
            <text:p>1.4742310889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294">
            <text:p>3294</text:p>
          </table:table-cell>
          <table:table-cell table:formula="of:=[.B61]/INDEX([.$B$2:.$B$101];MATCH([.$M$1];[.$A$2:.$A$101];0))" office:value-type="float" office:value="0.684538653366584">
            <text:p>0.6845386534</text:p>
          </table:table-cell>
          <table:table-cell/>
          <table:table-cell office:value-type="float" office:value="680">
            <text:p>680</text:p>
          </table:table-cell>
          <table:table-cell office:value-type="float" office:value="462">
            <text:p>462</text:p>
          </table:table-cell>
          <table:table-cell table:formula="of:=[.C61]/[.F61]*[.$P$2]" office:value-type="float" office:value="1.11422741846682">
            <text:p>1.1142274185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480">
            <text:p>3480</text:p>
          </table:table-cell>
          <table:table-cell table:formula="of:=[.B62]/INDEX([.$B$2:.$B$101];MATCH([.$M$1];[.$A$2:.$A$101];0))" office:value-type="float" office:value="0.723192019950125">
            <text:p>0.72319202</text:p>
          </table:table-cell>
          <table:table-cell/>
          <table:table-cell office:value-type="float" office:value="745">
            <text:p>745</text:p>
          </table:table-cell>
          <table:table-cell office:value-type="float" office:value="368">
            <text:p>368</text:p>
          </table:table-cell>
          <table:table-cell table:formula="of:=[.C62]/[.F62]*[.$P$2]" office:value-type="float" office:value="1.47782717120243">
            <text:p>1.4778271712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906">
            <text:p>2906</text:p>
          </table:table-cell>
          <table:table-cell table:formula="of:=[.B63]/INDEX([.$B$2:.$B$101];MATCH([.$M$1];[.$A$2:.$A$101];0))" office:value-type="float" office:value="0.603906899418121">
            <text:p>0.6039068994</text:p>
          </table:table-cell>
          <table:table-cell/>
          <table:table-cell office:value-type="float" office:value="752">
            <text:p>752</text:p>
          </table:table-cell>
          <table:table-cell office:value-type="float" office:value="347">
            <text:p>347</text:p>
          </table:table-cell>
          <table:table-cell table:formula="of:=[.C63]/[.F63]*[.$P$2]" office:value-type="float" office:value="1.30875500968999">
            <text:p>1.3087550097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511">
            <text:p>1511</text:p>
          </table:table-cell>
          <table:table-cell table:formula="of:=[.B64]/INDEX([.$B$2:.$B$101];MATCH([.$M$1];[.$A$2:.$A$101];0))" office:value-type="float" office:value="0.314006650041563">
            <text:p>0.31400665</text:p>
          </table:table-cell>
          <table:table-cell/>
          <table:table-cell office:value-type="float" office:value="786">
            <text:p>786</text:p>
          </table:table-cell>
          <table:table-cell office:value-type="float" office:value="119">
            <text:p>119</text:p>
          </table:table-cell>
          <table:table-cell table:formula="of:=[.C64]/[.F64]*[.$P$2]" office:value-type="float" office:value="1.98431093135509">
            <text:p>1.9843109314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770">
            <text:p>2770</text:p>
          </table:table-cell>
          <table:table-cell table:formula="of:=[.B65]/INDEX([.$B$2:.$B$101];MATCH([.$M$1];[.$A$2:.$A$101];0))" office:value-type="float" office:value="0.575644222776392">
            <text:p>0.5756442228</text:p>
          </table:table-cell>
          <table:table-cell/>
          <table:table-cell office:value-type="float" office:value="788">
            <text:p>788</text:p>
          </table:table-cell>
          <table:table-cell office:value-type="float" office:value="306">
            <text:p>306</text:p>
          </table:table-cell>
          <table:table-cell table:formula="of:=[.C65]/[.F65]*[.$P$2]" office:value-type="float" office:value="1.41465508342434">
            <text:p>1.4146550834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767">
            <text:p>2767</text:p>
          </table:table-cell>
          <table:table-cell table:formula="of:=[.B66]/INDEX([.$B$2:.$B$101];MATCH([.$M$1];[.$A$2:.$A$101];0))" office:value-type="float" office:value="0.575020781379884">
            <text:p>0.5750207814</text:p>
          </table:table-cell>
          <table:table-cell/>
          <table:table-cell office:value-type="float" office:value="807">
            <text:p>807</text:p>
          </table:table-cell>
          <table:table-cell office:value-type="float" office:value="287">
            <text:p>287</text:p>
          </table:table-cell>
          <table:table-cell table:formula="of:=[.C66]/[.F66]*[.$P$2]" office:value-type="float" office:value="1.50667466061907">
            <text:p>1.5066746606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3779">
            <text:p>3779</text:p>
          </table:table-cell>
          <table:table-cell table:formula="of:=[.B67]/INDEX([.$B$2:.$B$101];MATCH([.$M$1];[.$A$2:.$A$101];0))" office:value-type="float" office:value="0.785328345802161">
            <text:p>0.7853283458</text:p>
          </table:table-cell>
          <table:table-cell/>
          <table:table-cell office:value-type="float" office:value="808">
            <text:p>808</text:p>
          </table:table-cell>
          <table:table-cell office:value-type="float" office:value="489">
            <text:p>489</text:p>
          </table:table-cell>
          <table:table-cell table:formula="of:=[.C67]/[.F67]*[.$P$2]" office:value-type="float" office:value="1.20770330479187">
            <text:p>1.2077033048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416">
            <text:p>3416</text:p>
          </table:table-cell>
          <table:table-cell table:formula="of:=[.B68]/INDEX([.$B$2:.$B$101];MATCH([.$M$1];[.$A$2:.$A$101];0))" office:value-type="float" office:value="0.709891936824605">
            <text:p>0.7098919368</text:p>
          </table:table-cell>
          <table:table-cell/>
          <table:table-cell office:value-type="float" office:value="809">
            <text:p>809</text:p>
          </table:table-cell>
          <table:table-cell office:value-type="float" office:value="377">
            <text:p>377</text:p>
          </table:table-cell>
          <table:table-cell table:formula="of:=[.C68]/[.F68]*[.$P$2]" office:value-type="float" office:value="1.41601786867932">
            <text:p>1.4160178687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821">
            <text:p>2821</text:p>
          </table:table-cell>
          <table:table-cell table:formula="of:=[.B69]/INDEX([.$B$2:.$B$101];MATCH([.$M$1];[.$A$2:.$A$101];0))" office:value-type="float" office:value="0.586242726517041">
            <text:p>0.5862427265</text:p>
          </table:table-cell>
          <table:table-cell/>
          <table:table-cell office:value-type="float" office:value="812">
            <text:p>812</text:p>
          </table:table-cell>
          <table:table-cell office:value-type="float" office:value="271">
            <text:p>271</text:p>
          </table:table-cell>
          <table:table-cell table:formula="of:=[.C69]/[.F69]*[.$P$2]" office:value-type="float" office:value="1.62676948465245">
            <text:p>1.6267694847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762">
            <text:p>3762</text:p>
          </table:table-cell>
          <table:table-cell table:formula="of:=[.B70]/INDEX([.$B$2:.$B$101];MATCH([.$M$1];[.$A$2:.$A$101];0))" office:value-type="float" office:value="0.781795511221945">
            <text:p>0.7817955112</text:p>
          </table:table-cell>
          <table:table-cell/>
          <table:table-cell office:value-type="float" office:value="854">
            <text:p>854</text:p>
          </table:table-cell>
          <table:table-cell office:value-type="float" office:value="408">
            <text:p>408</text:p>
          </table:table-cell>
          <table:table-cell table:formula="of:=[.C70]/[.F70]*[.$P$2]" office:value-type="float" office:value="1.44095643244829">
            <text:p>1.4409564324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401">
            <text:p>3401</text:p>
          </table:table-cell>
          <table:table-cell table:formula="of:=[.B71]/INDEX([.$B$2:.$B$101];MATCH([.$M$1];[.$A$2:.$A$101];0))" office:value-type="float" office:value="0.706774729842061">
            <text:p>0.7067747298</text:p>
          </table:table-cell>
          <table:table-cell/>
          <table:table-cell office:value-type="float" office:value="857">
            <text:p>857</text:p>
          </table:table-cell>
          <table:table-cell office:value-type="float" office:value="331">
            <text:p>331</text:p>
          </table:table-cell>
          <table:table-cell table:formula="of:=[.C71]/[.F71]*[.$P$2]" office:value-type="float" office:value="1.60572385752638">
            <text:p>1.6057238575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509">
            <text:p>3509</text:p>
          </table:table-cell>
          <table:table-cell table:formula="of:=[.B72]/INDEX([.$B$2:.$B$101];MATCH([.$M$1];[.$A$2:.$A$101];0))" office:value-type="float" office:value="0.729218620116376">
            <text:p>0.7292186201</text:p>
          </table:table-cell>
          <table:table-cell/>
          <table:table-cell office:value-type="float" office:value="862">
            <text:p>862</text:p>
          </table:table-cell>
          <table:table-cell office:value-type="float" office:value="418">
            <text:p>418</text:p>
          </table:table-cell>
          <table:table-cell table:formula="of:=[.C72]/[.F72]*[.$P$2]" office:value-type="float" office:value="1.31189569934812">
            <text:p>1.3118956993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706">
            <text:p>3706</text:p>
          </table:table-cell>
          <table:table-cell table:formula="of:=[.B73]/INDEX([.$B$2:.$B$101];MATCH([.$M$1];[.$A$2:.$A$101];0))" office:value-type="float" office:value="0.770157938487116">
            <text:p>0.7701579385</text:p>
          </table:table-cell>
          <table:table-cell/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table:formula="of:=[.C73]/[.F73]*[.$P$2]" office:value-type="float" office:value="1.52812340301401">
            <text:p>1.528123403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422">
            <text:p>3422</text:p>
          </table:table-cell>
          <table:table-cell table:formula="of:=[.B74]/INDEX([.$B$2:.$B$101];MATCH([.$M$1];[.$A$2:.$A$101];0))" office:value-type="float" office:value="0.711138819617623">
            <text:p>0.7111388196</text:p>
          </table:table-cell>
          <table:table-cell/>
          <table:table-cell office:value-type="float" office:value="955">
            <text:p>955</text:p>
          </table:table-cell>
          <table:table-cell office:value-type="float" office:value="311">
            <text:p>311</text:p>
          </table:table-cell>
          <table:table-cell table:formula="of:=[.C74]/[.F74]*[.$P$2]" office:value-type="float" office:value="1.71953823907541">
            <text:p>1.7195382391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703">
            <text:p>2703</text:p>
          </table:table-cell>
          <table:table-cell table:formula="of:=[.B75]/INDEX([.$B$2:.$B$101];MATCH([.$M$1];[.$A$2:.$A$101];0))" office:value-type="float" office:value="0.561720698254364">
            <text:p>0.5617206983</text:p>
          </table:table-cell>
          <table:table-cell/>
          <table:table-cell office:value-type="float" office:value="1422">
            <text:p>1422</text:p>
          </table:table-cell>
          <table:table-cell office:value-type="float" office:value="245">
            <text:p>245</text:p>
          </table:table-cell>
          <table:table-cell table:formula="of:=[.C75]/[.F75]*[.$P$2]" office:value-type="float" office:value="1.72413863300931">
            <text:p>1.724138633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3106">
            <text:p>3106</text:p>
          </table:table-cell>
          <table:table-cell table:formula="of:=[.B76]/INDEX([.$B$2:.$B$101];MATCH([.$M$1];[.$A$2:.$A$101];0))" office:value-type="float" office:value="0.64546965918537">
            <text:p>0.6454696592</text:p>
          </table:table-cell>
          <table:table-cell/>
          <table:table-cell office:value-type="float" office:value="1572">
            <text:p>1572</text:p>
          </table:table-cell>
          <table:table-cell office:value-type="float" office:value="306">
            <text:p>306</text:p>
          </table:table-cell>
          <table:table-cell table:formula="of:=[.C76]/[.F76]*[.$P$2]" office:value-type="float" office:value="1.5862522343379">
            <text:p>1.5862522343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787">
            <text:p>2787</text:p>
          </table:table-cell>
          <table:table-cell table:formula="of:=[.B77]/INDEX([.$B$2:.$B$101];MATCH([.$M$1];[.$A$2:.$A$101];0))" office:value-type="float" office:value="0.579177057356609">
            <text:p>0.5791770574</text:p>
          </table:table-cell>
          <table:table-cell/>
          <table:table-cell office:value-type="float" office:value="1597">
            <text:p>1597</text:p>
          </table:table-cell>
          <table:table-cell office:value-type="float" office:value="268">
            <text:p>268</text:p>
          </table:table-cell>
          <table:table-cell table:formula="of:=[.C77]/[.F77]*[.$P$2]" office:value-type="float" office:value="1.62515353407526">
            <text:p>1.6251535341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3182">
            <text:p>3182</text:p>
          </table:table-cell>
          <table:table-cell table:formula="of:=[.B78]/INDEX([.$B$2:.$B$101];MATCH([.$M$1];[.$A$2:.$A$101];0))" office:value-type="float" office:value="0.661263507896924">
            <text:p>0.6612635079</text:p>
          </table:table-cell>
          <table:table-cell/>
          <table:table-cell office:value-type="float" office:value="1637">
            <text:p>1637</text:p>
          </table:table-cell>
          <table:table-cell office:value-type="float" office:value="315">
            <text:p>315</text:p>
          </table:table-cell>
          <table:table-cell table:formula="of:=[.C78]/[.F78]*[.$P$2]" office:value-type="float" office:value="1.57863542202694">
            <text:p>1.578635422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3102">
            <text:p>3102</text:p>
          </table:table-cell>
          <table:table-cell table:formula="of:=[.B79]/INDEX([.$B$2:.$B$101];MATCH([.$M$1];[.$A$2:.$A$101];0))" office:value-type="float" office:value="0.644638403990025">
            <text:p>0.644638404</text:p>
          </table:table-cell>
          <table:table-cell/>
          <table:table-cell office:value-type="float" office:value="1891">
            <text:p>1891</text:p>
          </table:table-cell>
          <table:table-cell office:value-type="float" office:value="404">
            <text:p>404</text:p>
          </table:table-cell>
          <table:table-cell table:formula="of:=[.C79]/[.F79]*[.$P$2]" office:value-type="float" office:value="1.19992098960519">
            <text:p>1.1999209896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108">
            <text:p>3108</text:p>
          </table:table-cell>
          <table:table-cell table:formula="of:=[.B80]/INDEX([.$B$2:.$B$101];MATCH([.$M$1];[.$A$2:.$A$101];0))" office:value-type="float" office:value="0.645885286783042">
            <text:p>0.6458852868</text:p>
          </table:table-cell>
          <table:table-cell/>
          <table:table-cell office:value-type="float" office:value="1892">
            <text:p>1892</text:p>
          </table:table-cell>
          <table:table-cell office:value-type="float" office:value="406">
            <text:p>406</text:p>
          </table:table-cell>
          <table:table-cell table:formula="of:=[.C80]/[.F80]*[.$P$2]" office:value-type="float" office:value="1.19631954596268">
            <text:p>1.196319546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3138">
            <text:p>3138</text:p>
          </table:table-cell>
          <table:table-cell table:formula="of:=[.B81]/INDEX([.$B$2:.$B$101];MATCH([.$M$1];[.$A$2:.$A$101];0))" office:value-type="float" office:value="0.65211970074813">
            <text:p>0.6521197007</text:p>
          </table:table-cell>
          <table:table-cell/>
          <table:table-cell office:value-type="float" office:value="1894">
            <text:p>1894</text:p>
          </table:table-cell>
          <table:table-cell office:value-type="float" office:value="395">
            <text:p>395</text:p>
          </table:table-cell>
          <table:table-cell table:formula="of:=[.C81]/[.F81]*[.$P$2]" office:value-type="float" office:value="1.24150383534834">
            <text:p>1.2415038353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811">
            <text:p>1811</text:p>
          </table:table-cell>
          <table:table-cell table:formula="of:=[.B82]/INDEX([.$B$2:.$B$101];MATCH([.$M$1];[.$A$2:.$A$101];0))" office:value-type="float" office:value="0.376350789692436">
            <text:p>0.3763507897</text:p>
          </table:table-cell>
          <table:table-cell/>
          <table:table-cell office:value-type="float" office:value="1900">
            <text:p>1900</text:p>
          </table:table-cell>
          <table:table-cell office:value-type="float" office:value="157">
            <text:p>157</text:p>
          </table:table-cell>
          <table:table-cell table:formula="of:=[.C82]/[.F82]*[.$P$2]" office:value-type="float" office:value="1.80264836846313">
            <text:p>1.8026483685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2361">
            <text:p>2361</text:p>
          </table:table-cell>
          <table:table-cell table:formula="of:=[.B83]/INDEX([.$B$2:.$B$101];MATCH([.$M$1];[.$A$2:.$A$101];0))" office:value-type="float" office:value="0.490648379052369">
            <text:p>0.4906483791</text:p>
          </table:table-cell>
          <table:table-cell/>
          <table:table-cell office:value-type="float" office:value="2024">
            <text:p>2024</text:p>
          </table:table-cell>
          <table:table-cell office:value-type="float" office:value="175">
            <text:p>175</text:p>
          </table:table-cell>
          <table:table-cell table:formula="of:=[.C83]/[.F83]*[.$P$2]" office:value-type="float" office:value="2.10838617741361">
            <text:p>2.1083861774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2054">
            <text:p>2054</text:p>
          </table:table-cell>
          <table:table-cell table:formula="of:=[.B84]/INDEX([.$B$2:.$B$101];MATCH([.$M$1];[.$A$2:.$A$101];0))" office:value-type="float" office:value="0.426849542809643">
            <text:p>0.4268495428</text:p>
          </table:table-cell>
          <table:table-cell/>
          <table:table-cell office:value-type="float" office:value="2164">
            <text:p>2164</text:p>
          </table:table-cell>
          <table:table-cell office:value-type="float" office:value="227">
            <text:p>227</text:p>
          </table:table-cell>
          <table:table-cell table:formula="of:=[.C84]/[.F84]*[.$P$2]" office:value-type="float" office:value="1.4140566352108">
            <text:p>1.4140566352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3527">
            <text:p>3527</text:p>
          </table:table-cell>
          <table:table-cell table:formula="of:=[.B85]/INDEX([.$B$2:.$B$101];MATCH([.$M$1];[.$A$2:.$A$101];0))" office:value-type="float" office:value="0.732959268495428">
            <text:p>0.7329592685</text:p>
          </table:table-cell>
          <table:table-cell/>
          <table:table-cell office:value-type="float" office:value="2501">
            <text:p>2501</text:p>
          </table:table-cell>
          <table:table-cell office:value-type="float" office:value="420">
            <text:p>420</text:p>
          </table:table-cell>
          <table:table-cell table:formula="of:=[.C85]/[.F85]*[.$P$2]" office:value-type="float" office:value="1.31234611882991">
            <text:p>1.3123461188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319">
            <text:p>3319</text:p>
          </table:table-cell>
          <table:table-cell table:formula="of:=[.B86]/INDEX([.$B$2:.$B$101];MATCH([.$M$1];[.$A$2:.$A$101];0))" office:value-type="float" office:value="0.68973399833749">
            <text:p>0.6897339983</text:p>
          </table:table-cell>
          <table:table-cell/>
          <table:table-cell office:value-type="float" office:value="2502">
            <text:p>2502</text:p>
          </table:table-cell>
          <table:table-cell office:value-type="float" office:value="381">
            <text:p>381</text:p>
          </table:table-cell>
          <table:table-cell table:formula="of:=[.C86]/[.F86]*[.$P$2]" office:value-type="float" office:value="1.36136474212544">
            <text:p>1.3613647421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957">
            <text:p>2957</text:p>
          </table:table-cell>
          <table:table-cell table:formula="of:=[.B87]/INDEX([.$B$2:.$B$101];MATCH([.$M$1];[.$A$2:.$A$101];0))" office:value-type="float" office:value="0.61450540315877">
            <text:p>0.6145054032</text:p>
          </table:table-cell>
          <table:table-cell/>
          <table:table-cell office:value-type="float" office:value="3049">
            <text:p>3049</text:p>
          </table:table-cell>
          <table:table-cell office:value-type="float" office:value="306">
            <text:p>306</text:p>
          </table:table-cell>
          <table:table-cell table:formula="of:=[.C87]/[.F87]*[.$P$2]" office:value-type="float" office:value="1.51015706920064">
            <text:p>1.5101570692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3097">
            <text:p>3097</text:p>
          </table:table-cell>
          <table:table-cell table:formula="of:=[.B88]/INDEX([.$B$2:.$B$101];MATCH([.$M$1];[.$A$2:.$A$101];0))" office:value-type="float" office:value="0.643599334995844">
            <text:p>0.643599335</text:p>
          </table:table-cell>
          <table:table-cell/>
          <table:table-cell office:value-type="float" office:value="4327">
            <text:p>4327</text:p>
          </table:table-cell>
          <table:table-cell office:value-type="float" office:value="268">
            <text:p>268</text:p>
          </table:table-cell>
          <table:table-cell table:formula="of:=[.C88]/[.F88]*[.$P$2]" office:value-type="float" office:value="1.80592052207789">
            <text:p>1.8059205221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2359">
            <text:p>2359</text:p>
          </table:table-cell>
          <table:table-cell table:formula="of:=[.B89]/INDEX([.$B$2:.$B$101];MATCH([.$M$1];[.$A$2:.$A$101];0))" office:value-type="float" office:value="0.490232751454697">
            <text:p>0.4902327515</text:p>
          </table:table-cell>
          <table:table-cell/>
          <table:table-cell office:value-type="float" office:value="5503">
            <text:p>5503</text:p>
          </table:table-cell>
          <table:table-cell office:value-type="float" office:value="247">
            <text:p>247</text:p>
          </table:table-cell>
          <table:table-cell table:formula="of:=[.C89]/[.F89]*[.$P$2]" office:value-type="float" office:value="1.49253048216167">
            <text:p>1.4925304822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2159">
            <text:p>2159</text:p>
          </table:table-cell>
          <table:table-cell table:formula="of:=[.B90]/INDEX([.$B$2:.$B$101];MATCH([.$M$1];[.$A$2:.$A$101];0))" office:value-type="float" office:value="0.448669991687448">
            <text:p>0.4486699917</text:p>
          </table:table-cell>
          <table:table-cell/>
          <table:table-cell office:value-type="float" office:value="7443">
            <text:p>7443</text:p>
          </table:table-cell>
          <table:table-cell office:value-type="float" office:value="241">
            <text:p>241</text:p>
          </table:table-cell>
          <table:table-cell table:formula="of:=[.C90]/[.F90]*[.$P$2]" office:value-type="float" office:value="1.39999931016166">
            <text:p>1.3999993102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803">
            <text:p>2803</text:p>
          </table:table-cell>
          <table:table-cell table:formula="of:=[.B91]/INDEX([.$B$2:.$B$101];MATCH([.$M$1];[.$A$2:.$A$101];0))" office:value-type="float" office:value="0.582502078137988">
            <text:p>0.5825020781</text:p>
          </table:table-cell>
          <table:table-cell/>
          <table:table-cell office:value-type="float" office:value="8358">
            <text:p>8358</text:p>
          </table:table-cell>
          <table:table-cell office:value-type="float" office:value="240">
            <text:p>240</text:p>
          </table:table-cell>
          <table:table-cell table:formula="of:=[.C91]/[.F91]*[.$P$2]" office:value-type="float" office:value="1.8251731781657">
            <text:p>1.8251731782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877">
            <text:p>2877</text:p>
          </table:table-cell>
          <table:table-cell table:formula="of:=[.B92]/INDEX([.$B$2:.$B$101];MATCH([.$M$1];[.$A$2:.$A$101];0))" office:value-type="float" office:value="0.59788029925187">
            <text:p>0.5978802993</text:p>
          </table:table-cell>
          <table:table-cell/>
          <table:table-cell office:value-type="float" office:value="8467">
            <text:p>8467</text:p>
          </table:table-cell>
          <table:table-cell office:value-type="float" office:value="292">
            <text:p>292</text:p>
          </table:table-cell>
          <table:table-cell table:formula="of:=[.C92]/[.F92]*[.$P$2]" office:value-type="float" office:value="1.53974652410071">
            <text:p>1.5397465241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3661">
            <text:p>3661</text:p>
          </table:table-cell>
          <table:table-cell table:formula="of:=[.B93]/INDEX([.$B$2:.$B$101];MATCH([.$M$1];[.$A$2:.$A$101];0))" office:value-type="float" office:value="0.760806317539485">
            <text:p>0.7608063175</text:p>
          </table:table-cell>
          <table:table-cell/>
          <table:table-cell office:value-type="float" office:value="8587">
            <text:p>8587</text:p>
          </table:table-cell>
          <table:table-cell office:value-type="float" office:value="399">
            <text:p>399</text:p>
          </table:table-cell>
          <table:table-cell table:formula="of:=[.C93]/[.F93]*[.$P$2]" office:value-type="float" office:value="1.4339006285456">
            <text:p>1.4339006285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674">
            <text:p>1674</text:p>
          </table:table-cell>
          <table:table-cell table:formula="of:=[.B94]/INDEX([.$B$2:.$B$101];MATCH([.$M$1];[.$A$2:.$A$101];0))" office:value-type="float" office:value="0.34788029925187">
            <text:p>0.3478802993</text:p>
          </table:table-cell>
          <table:table-cell/>
          <table:table-cell office:value-type="float" office:value="9331">
            <text:p>9331</text:p>
          </table:table-cell>
          <table:table-cell office:value-type="float" office:value="137">
            <text:p>137</text:p>
          </table:table-cell>
          <table:table-cell table:formula="of:=[.C94]/[.F94]*[.$P$2]" office:value-type="float" office:value="1.90953273749932">
            <text:p>1.9095327375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2094">
            <text:p>2094</text:p>
          </table:table-cell>
          <table:table-cell table:formula="of:=[.B95]/INDEX([.$B$2:.$B$101];MATCH([.$M$1];[.$A$2:.$A$101];0))" office:value-type="float" office:value="0.435162094763092">
            <text:p>0.4351620948</text:p>
          </table:table-cell>
          <table:table-cell/>
          <table:table-cell office:value-type="float" office:value="9741">
            <text:p>9741</text:p>
          </table:table-cell>
          <table:table-cell office:value-type="float" office:value="193">
            <text:p>193</text:p>
          </table:table-cell>
          <table:table-cell table:formula="of:=[.C95]/[.F95]*[.$P$2]" office:value-type="float" office:value="1.69555386146034">
            <text:p>1.6955538615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2635">
            <text:p>2635</text:p>
          </table:table-cell>
          <table:table-cell table:formula="of:=[.B96]/INDEX([.$B$2:.$B$101];MATCH([.$M$1];[.$A$2:.$A$101];0))" office:value-type="float" office:value="0.5475893599335">
            <text:p>0.5475893599</text:p>
          </table:table-cell>
          <table:table-cell/>
          <table:table-cell office:value-type="float" office:value="9802">
            <text:p>9802</text:p>
          </table:table-cell>
          <table:table-cell office:value-type="float" office:value="269">
            <text:p>269</text:p>
          </table:table-cell>
          <table:table-cell table:formula="of:=[.C96]/[.F96]*[.$P$2]" office:value-type="float" office:value="1.53080742999997">
            <text:p>1.53080743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3195">
            <text:p>3195</text:p>
          </table:table-cell>
          <table:table-cell table:formula="of:=[.B97]/INDEX([.$B$2:.$B$101];MATCH([.$M$1];[.$A$2:.$A$101];0))" office:value-type="float" office:value="0.663965087281795">
            <text:p>0.6639650873</text:p>
          </table:table-cell>
          <table:table-cell/>
          <table:table-cell office:value-type="float" office:value="9806">
            <text:p>9806</text:p>
          </table:table-cell>
          <table:table-cell office:value-type="float" office:value="382">
            <text:p>382</text:p>
          </table:table-cell>
          <table:table-cell table:formula="of:=[.C97]/[.F97]*[.$P$2]" office:value-type="float" office:value="1.30707263255474">
            <text:p>1.3070726326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673">
            <text:p>2673</text:p>
          </table:table-cell>
          <table:table-cell table:formula="of:=[.B98]/INDEX([.$B$2:.$B$101];MATCH([.$M$1];[.$A$2:.$A$101];0))" office:value-type="float" office:value="0.555486284289277">
            <text:p>0.5554862843</text:p>
          </table:table-cell>
          <table:table-cell/>
          <table:table-cell office:value-type="float" office:value="10020">
            <text:p>10020</text:p>
          </table:table-cell>
          <table:table-cell office:value-type="float" office:value="238">
            <text:p>238</text:p>
          </table:table-cell>
          <table:table-cell table:formula="of:=[.C98]/[.F98]*[.$P$2]" office:value-type="float" office:value="1.75514994027536">
            <text:p>1.7551499403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3302">
            <text:p>3302</text:p>
          </table:table-cell>
          <table:table-cell table:formula="of:=[.B99]/INDEX([.$B$2:.$B$101];MATCH([.$M$1];[.$A$2:.$A$101];0))" office:value-type="float" office:value="0.686201163757273">
            <text:p>0.6862011638</text:p>
          </table:table-cell>
          <table:table-cell/>
          <table:table-cell office:value-type="float" office:value="36657">
            <text:p>36657</text:p>
          </table:table-cell>
          <table:table-cell office:value-type="float" office:value="374">
            <text:p>374</text:p>
          </table:table-cell>
          <table:table-cell table:formula="of:=[.C99]/[.F99]*[.$P$2]" office:value-type="float" office:value="1.3797413773943">
            <text:p>1.3797413774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853">
            <text:p>2853</text:p>
          </table:table-cell>
          <table:table-cell table:formula="of:=[.B100]/INDEX([.$B$2:.$B$101];MATCH([.$M$1];[.$A$2:.$A$101];0))" office:value-type="float" office:value="0.5928927680798">
            <text:p>0.5928927681</text:p>
          </table:table-cell>
          <table:table-cell/>
          <table:table-cell office:value-type="float" office:value="36658">
            <text:p>36658</text:p>
          </table:table-cell>
          <table:table-cell office:value-type="float" office:value="279">
            <text:p>279</text:p>
          </table:table-cell>
          <table:table-cell table:formula="of:=[.C100]/[.F100]*[.$P$2]" office:value-type="float" office:value="1.59804789102513">
            <text:p>1.598047891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2762">
            <text:p>2762</text:p>
          </table:table-cell>
          <table:table-cell table:formula="of:=[.B101]/INDEX([.$B$2:.$B$101];MATCH([.$M$1];[.$A$2:.$A$101];0))" office:value-type="float" office:value="0.573981712385702">
            <text:p>0.5739817124</text:p>
          </table:table-cell>
          <table:table-cell/>
          <table:table-cell office:value-type="float" office:value="36955">
            <text:p>36955</text:p>
          </table:table-cell>
          <table:table-cell office:value-type="float" office:value="286">
            <text:p>286</text:p>
          </table:table-cell>
          <table:table-cell table:formula="of:=[.C101]/[.F101]*[.$P$2]" office:value-type="float" office:value="1.50921065634283">
            <text:p>1.509210656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6955">
            <text:p>36955</text:p>
          </table:table-cell>
          <table:table-cell office:value-type="float" office:value="595">
            <text:p>595</text:p>
          </table:table-cell>
          <table:table-cell table:formula="of:=[.C101]/[.F102]*[.$P$2]" office:value-type="float" office:value="0.725435710443779">
            <text:p>0.7254357104</text:p>
          </table:table-cell>
          <table:table-cell table:number-columns-repeated="12"/>
        </table:table-row>
        <table:table-row table:style-name="ro1" table:number-rows-repeated="104847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20" table:style-name="ta1">
        <table:table-column table:style-name="co1" table:number-columns-repeated="19" table:default-cell-style-name="Default"/>
        <table:table-row table:style-name="ro1">
          <table:table-cell office:value-type="string">
            <text:p>movie_id</text:p>
          </table:table-cell>
          <table:table-cell office:value-type="string">
            <text:p>count(*)</text:p>
          </table:table-cell>
          <table:table-cell table:number-columns-repeated="2"/>
          <table:table-cell office:value-type="string">
            <text:p>movie_id</text:p>
          </table:table-cell>
          <table:table-cell office:value-type="string">
            <text:p>count(*)</text:p>
          </table:table-cell>
          <table:table-cell office:value-type="string">
            <text:p>/</text:p>
          </table:table-cell>
          <table:table-cell table:number-columns-repeated="5"/>
          <table:table-cell office:value-type="float" office:value="10020">
            <text:p>1002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83">
            <text:p>2183</text:p>
          </table:table-cell>
          <table:table-cell table:formula="of:=[.B2]/INDEX([.$B$2:.$B$101];MATCH([.$M$1];[.$A$2:.$A$101];0))" office:value-type="float" office:value="0.749914118859498">
            <text:p>0.7499141189</text:p>
          </table:table-cell>
          <table:table-cell/>
          <table:table-cell office:value-type="float" office:value="11">
            <text:p>11</text:p>
          </table:table-cell>
          <table:table-cell office:value-type="float" office:value="1162">
            <text:p>1162</text:p>
          </table:table-cell>
          <table:table-cell table:formula="of:=[.C2]/[.F2]*[.$P$2]" office:value-type="float" office:value="1.71215331956476">
            <text:p>1.7121533196</text:p>
          </table:table-cell>
          <table:table-cell table:number-columns-repeated="8"/>
          <table:table-cell table:style-name="ce1" table:formula="of:=5564-INDEX([.$B$2:.$B$101];MATCH([.$M$1];[.$A$2:.$A$101];0))" office:value-type="float" office:value="2653">
            <text:p>265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03">
            <text:p>2503</text:p>
          </table:table-cell>
          <table:table-cell table:formula="of:=[.B3]/INDEX([.$B$2:.$B$101];MATCH([.$M$1];[.$A$2:.$A$101];0))" office:value-type="float" office:value="0.859841978701477">
            <text:p>0.8598419787</text:p>
          </table:table-cell>
          <table:table-cell/>
          <table:table-cell office:value-type="float" office:value="12">
            <text:p>12</text:p>
          </table:table-cell>
          <table:table-cell office:value-type="float" office:value="1433">
            <text:p>1433</text:p>
          </table:table-cell>
          <table:table-cell table:formula="of:=[.C3]/[.F3]*[.$P$2]" office:value-type="float" office:value="1.59187771772158">
            <text:p>1.5918777177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78">
            <text:p>2578</text:p>
          </table:table-cell>
          <table:table-cell table:formula="of:=[.B4]/INDEX([.$B$2:.$B$101];MATCH([.$M$1];[.$A$2:.$A$101];0))" office:value-type="float" office:value="0.885606320851941">
            <text:p>0.8856063209</text:p>
          </table:table-cell>
          <table:table-cell/>
          <table:table-cell office:value-type="float" office:value="13">
            <text:p>13</text:p>
          </table:table-cell>
          <table:table-cell office:value-type="float" office:value="1956">
            <text:p>1956</text:p>
          </table:table-cell>
          <table:table-cell table:formula="of:=[.C4]/[.F4]*[.$P$2]" office:value-type="float" office:value="1.2011828063498">
            <text:p>1.2011828063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93">
            <text:p>2093</text:p>
          </table:table-cell>
          <table:table-cell table:formula="of:=[.B5]/INDEX([.$B$2:.$B$101];MATCH([.$M$1];[.$A$2:.$A$101];0))" office:value-type="float" office:value="0.718996908278942">
            <text:p>0.7189969083</text:p>
          </table:table-cell>
          <table:table-cell/>
          <table:table-cell office:value-type="float" office:value="14">
            <text:p>14</text:p>
          </table:table-cell>
          <table:table-cell office:value-type="float" office:value="1360">
            <text:p>1360</text:p>
          </table:table-cell>
          <table:table-cell table:formula="of:=[.C5]/[.F5]*[.$P$2]" office:value-type="float" office:value="1.4025726453412">
            <text:p>1.4025726453</text:p>
          </table:table-cell>
          <table:table-cell table:number-columns-repeated="1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56">
            <text:p>2556</text:p>
          </table:table-cell>
          <table:table-cell table:formula="of:=[.B6]/INDEX([.$B$2:.$B$101];MATCH([.$M$1];[.$A$2:.$A$101];0))" office:value-type="float" office:value="0.878048780487805">
            <text:p>0.8780487805</text:p>
          </table:table-cell>
          <table:table-cell/>
          <table:table-cell office:value-type="float" office:value="22">
            <text:p>22</text:p>
          </table:table-cell>
          <table:table-cell office:value-type="float" office:value="1747">
            <text:p>1747</text:p>
          </table:table-cell>
          <table:table-cell table:formula="of:=[.C6]/[.F6]*[.$P$2]" office:value-type="float" office:value="1.33340779315063">
            <text:p>1.3334077932</text:p>
          </table:table-cell>
          <table:table-cell table:number-columns-repeated="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36">
            <text:p>2236</text:p>
          </table:table-cell>
          <table:table-cell table:formula="of:=[.B7]/INDEX([.$B$2:.$B$101];MATCH([.$M$1];[.$A$2:.$A$101];0))" office:value-type="float" office:value="0.768120920645826">
            <text:p>0.7681209206</text:p>
          </table:table-cell>
          <table:table-cell/>
          <table:table-cell office:value-type="float" office:value="24">
            <text:p>24</text:p>
          </table:table-cell>
          <table:table-cell office:value-type="float" office:value="1539">
            <text:p>1539</text:p>
          </table:table-cell>
          <table:table-cell table:formula="of:=[.C7]/[.F7]*[.$P$2]" office:value-type="float" office:value="1.32412267867016">
            <text:p>1.3241226787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48">
            <text:p>1648</text:p>
          </table:table-cell>
          <table:table-cell table:formula="of:=[.B8]/INDEX([.$B$2:.$B$101];MATCH([.$M$1];[.$A$2:.$A$101];0))" office:value-type="float" office:value="0.56612847818619">
            <text:p>0.5661284782</text:p>
          </table:table-cell>
          <table:table-cell/>
          <table:table-cell office:value-type="float" office:value="38">
            <text:p>38</text:p>
          </table:table-cell>
          <table:table-cell office:value-type="float" office:value="934">
            <text:p>934</text:p>
          </table:table-cell>
          <table:table-cell table:formula="of:=[.C8]/[.F8]*[.$P$2]" office:value-type="float" office:value="1.60807157668947">
            <text:p>1.6080715767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68">
            <text:p>1668</text:p>
          </table:table-cell>
          <table:table-cell table:formula="of:=[.B9]/INDEX([.$B$2:.$B$101];MATCH([.$M$1];[.$A$2:.$A$101];0))" office:value-type="float" office:value="0.572998969426314">
            <text:p>0.5729989694</text:p>
          </table:table-cell>
          <table:table-cell/>
          <table:table-cell office:value-type="float" office:value="63">
            <text:p>63</text:p>
          </table:table-cell>
          <table:table-cell office:value-type="float" office:value="875">
            <text:p>875</text:p>
          </table:table-cell>
          <table:table-cell table:formula="of:=[.C9]/[.F9]*[.$P$2]" office:value-type="float" office:value="1.73733287530058">
            <text:p>1.7373328753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68">
            <text:p>1868</text:p>
          </table:table-cell>
          <table:table-cell table:formula="of:=[.B10]/INDEX([.$B$2:.$B$101];MATCH([.$M$1];[.$A$2:.$A$101];0))" office:value-type="float" office:value="0.641703881827551">
            <text:p>0.6417038818</text:p>
          </table:table-cell>
          <table:table-cell/>
          <table:table-cell office:value-type="float" office:value="77">
            <text:p>77</text:p>
          </table:table-cell>
          <table:table-cell office:value-type="float" office:value="1285">
            <text:p>1285</text:p>
          </table:table-cell>
          <table:table-cell table:formula="of:=[.C10]/[.F10]*[.$P$2]" office:value-type="float" office:value="1.32485634123618">
            <text:p>1.3248563412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199">
            <text:p>2199</text:p>
          </table:table-cell>
          <table:table-cell table:formula="of:=[.B11]/INDEX([.$B$2:.$B$101];MATCH([.$M$1];[.$A$2:.$A$101];0))" office:value-type="float" office:value="0.755410511851597">
            <text:p>0.7554105119</text:p>
          </table:table-cell>
          <table:table-cell/>
          <table:table-cell office:value-type="float" office:value="85">
            <text:p>85</text:p>
          </table:table-cell>
          <table:table-cell office:value-type="float" office:value="1225">
            <text:p>1225</text:p>
          </table:table-cell>
          <table:table-cell table:formula="of:=[.C11]/[.F11]*[.$P$2]" office:value-type="float" office:value="1.63600333709575">
            <text:p>1.6360033371</text:p>
          </table:table-cell>
          <table:table-cell table:number-columns-repeated="1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457">
            <text:p>2457</text:p>
          </table:table-cell>
          <table:table-cell table:formula="of:=[.B12]/INDEX([.$B$2:.$B$101];MATCH([.$M$1];[.$A$2:.$A$101];0))" office:value-type="float" office:value="0.844039848849193">
            <text:p>0.8440398488</text:p>
          </table:table-cell>
          <table:table-cell/>
          <table:table-cell office:value-type="float" office:value="98">
            <text:p>98</text:p>
          </table:table-cell>
          <table:table-cell office:value-type="float" office:value="1768">
            <text:p>1768</text:p>
          </table:table-cell>
          <table:table-cell table:formula="of:=[.C12]/[.F12]*[.$P$2]" office:value-type="float" office:value="1.26653717137834">
            <text:p>1.2665371714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19">
            <text:p>2419</text:p>
          </table:table-cell>
          <table:table-cell table:formula="of:=[.B13]/INDEX([.$B$2:.$B$101];MATCH([.$M$1];[.$A$2:.$A$101];0))" office:value-type="float" office:value="0.830985915492958">
            <text:p>0.8309859155</text:p>
          </table:table-cell>
          <table:table-cell/>
          <table:table-cell office:value-type="float" office:value="105">
            <text:p>105</text:p>
          </table:table-cell>
          <table:table-cell office:value-type="float" office:value="1494">
            <text:p>1494</text:p>
          </table:table-cell>
          <table:table-cell table:formula="of:=[.C13]/[.F13]*[.$P$2]" office:value-type="float" office:value="1.47563964779305">
            <text:p>1.4756396478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30">
            <text:p>1530</text:p>
          </table:table-cell>
          <table:table-cell table:formula="of:=[.B14]/INDEX([.$B$2:.$B$101];MATCH([.$M$1];[.$A$2:.$A$101];0))" office:value-type="float" office:value="0.525592579869461">
            <text:p>0.5255925799</text:p>
          </table:table-cell>
          <table:table-cell/>
          <table:table-cell office:value-type="float" office:value="107">
            <text:p>107</text:p>
          </table:table-cell>
          <table:table-cell office:value-type="float" office:value="813">
            <text:p>813</text:p>
          </table:table-cell>
          <table:table-cell table:formula="of:=[.C14]/[.F14]*[.$P$2]" office:value-type="float" office:value="1.71512560196024">
            <text:p>1.715125602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A$2:.$A$101];MATCH([.S14];[.$C$2:.$C$101];0))" office:value-type="float" office:value="603">
            <text:p>603</text:p>
          </table:table-cell>
          <table:table-cell table:formula="of:=ROUND([.S14];2)" office:value-type="float" office:value="0.94">
            <text:p>0.94</text:p>
          </table:table-cell>
          <table:table-cell table:formula="of:=LARGE([.$C$2:.$C$101];[.P14]+1)" office:value-type="float" office:value="0.93610443146685">
            <text:p>0.936104431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66">
            <text:p>2166</text:p>
          </table:table-cell>
          <table:table-cell table:formula="of:=[.B15]/INDEX([.$B$2:.$B$101];MATCH([.$M$1];[.$A$2:.$A$101];0))" office:value-type="float" office:value="0.744074201305393">
            <text:p>0.7440742013</text:p>
          </table:table-cell>
          <table:table-cell/>
          <table:table-cell office:value-type="float" office:value="114">
            <text:p>114</text:p>
          </table:table-cell>
          <table:table-cell office:value-type="float" office:value="1304">
            <text:p>1304</text:p>
          </table:table-cell>
          <table:table-cell table:formula="of:=[.C15]/[.F15]*[.$P$2]" office:value-type="float" office:value="1.51382580986442">
            <text:p>1.5138258099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A$2:.$A$101];MATCH([.S15];[.$C$2:.$C$101];0))" office:value-type="float" office:value="8587">
            <text:p>8587</text:p>
          </table:table-cell>
          <table:table-cell table:formula="of:=ROUND([.S15];2)" office:value-type="float" office:value="0.92">
            <text:p>0.92</text:p>
          </table:table-cell>
          <table:table-cell table:formula="of:=LARGE([.$C$2:.$C$101];[.P15]+1)" office:value-type="float" office:value="0.918584678804534">
            <text:p>0.91858467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8">
            <text:p>2608</text:p>
          </table:table-cell>
          <table:table-cell table:formula="of:=[.B16]/INDEX([.$B$2:.$B$101];MATCH([.$M$1];[.$A$2:.$A$101];0))" office:value-type="float" office:value="0.895912057712126">
            <text:p>0.8959120577</text:p>
          </table:table-cell>
          <table:table-cell/>
          <table:table-cell office:value-type="float" office:value="120">
            <text:p>120</text:p>
          </table:table-cell>
          <table:table-cell office:value-type="float" office:value="1873">
            <text:p>1873</text:p>
          </table:table-cell>
          <table:table-cell table:formula="of:=[.C16]/[.F16]*[.$P$2]" office:value-type="float" office:value="1.26900944426603">
            <text:p>1.2690094443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A$2:.$A$101];MATCH([.S16];[.$C$2:.$C$101];0))" office:value-type="float" office:value="597">
            <text:p>597</text:p>
          </table:table-cell>
          <table:table-cell table:formula="of:=ROUND([.S16];2)" office:value-type="float" office:value="0.92">
            <text:p>0.92</text:p>
          </table:table-cell>
          <table:table-cell table:formula="of:=LARGE([.$C$2:.$C$101];[.P16]+1)" office:value-type="float" office:value="0.918241154242528">
            <text:p>0.91824115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566">
            <text:p>2566</text:p>
          </table:table-cell>
          <table:table-cell table:formula="of:=[.B17]/INDEX([.$B$2:.$B$101];MATCH([.$M$1];[.$A$2:.$A$101];0))" office:value-type="float" office:value="0.881484026107867">
            <text:p>0.8814840261</text:p>
          </table:table-cell>
          <table:table-cell/>
          <table:table-cell office:value-type="float" office:value="121">
            <text:p>121</text:p>
          </table:table-cell>
          <table:table-cell office:value-type="float" office:value="1819">
            <text:p>1819</text:p>
          </table:table-cell>
          <table:table-cell table:formula="of:=[.C17]/[.F17]*[.$P$2]" office:value-type="float" office:value="1.28563887919965">
            <text:p>1.2856388792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A$2:.$A$101];MATCH([.S17];[.$C$2:.$C$101];0))" office:value-type="float" office:value="808">
            <text:p>808</text:p>
          </table:table-cell>
          <table:table-cell table:formula="of:=ROUND([.S17];2)" office:value-type="float" office:value="0.9">
            <text:p>0.9</text:p>
          </table:table-cell>
          <table:table-cell table:formula="of:=LARGE([.$C$2:.$C$101];[.P17]+1)" office:value-type="float" office:value="0.903813122638269">
            <text:p>0.90381312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76">
            <text:p>2576</text:p>
          </table:table-cell>
          <table:table-cell table:formula="of:=[.B18]/INDEX([.$B$2:.$B$101];MATCH([.$M$1];[.$A$2:.$A$101];0))" office:value-type="float" office:value="0.884919271727929">
            <text:p>0.8849192717</text:p>
          </table:table-cell>
          <table:table-cell/>
          <table:table-cell office:value-type="float" office:value="122">
            <text:p>122</text:p>
          </table:table-cell>
          <table:table-cell office:value-type="float" office:value="1817">
            <text:p>1817</text:p>
          </table:table-cell>
          <table:table-cell table:formula="of:=[.C18]/[.F18]*[.$P$2]" office:value-type="float" office:value="1.29206980071227">
            <text:p>1.2920698007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A$2:.$A$101];MATCH([.S18];[.$C$2:.$C$101];0))" office:value-type="float" office:value="607">
            <text:p>607</text:p>
          </table:table-cell>
          <table:table-cell table:formula="of:=ROUND([.S18];2)" office:value-type="float" office:value="0.9">
            <text:p>0.9</text:p>
          </table:table-cell>
          <table:table-cell table:formula="of:=LARGE([.$C$2:.$C$101];[.P18]+1)" office:value-type="float" office:value="0.903126073514256">
            <text:p>0.903126073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03">
            <text:p>1403</text:p>
          </table:table-cell>
          <table:table-cell table:formula="of:=[.B19]/INDEX([.$B$2:.$B$101];MATCH([.$M$1];[.$A$2:.$A$101];0))" office:value-type="float" office:value="0.481964960494675">
            <text:p>0.4819649605</text:p>
          </table:table-cell>
          <table:table-cell/>
          <table:table-cell office:value-type="float" office:value="134">
            <text:p>134</text:p>
          </table:table-cell>
          <table:table-cell office:value-type="float" office:value="536">
            <text:p>536</text:p>
          </table:table-cell>
          <table:table-cell table:formula="of:=[.C19]/[.F19]*[.$P$2]" office:value-type="float" office:value="2.38554671677682">
            <text:p>2.3855467168</text:p>
          </table:table-cell>
          <table:table-cell table:number-columns-repeated="1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84">
            <text:p>1384</text:p>
          </table:table-cell>
          <table:table-cell table:formula="of:=[.B20]/INDEX([.$B$2:.$B$101];MATCH([.$M$1];[.$A$2:.$A$101];0))" office:value-type="float" office:value="0.475437993816558">
            <text:p>0.4754379938</text:p>
          </table:table-cell>
          <table:table-cell/>
          <table:table-cell office:value-type="float" office:value="141">
            <text:p>141</text:p>
          </table:table-cell>
          <table:table-cell office:value-type="float" office:value="605">
            <text:p>605</text:p>
          </table:table-cell>
          <table:table-cell table:formula="of:=[.C20]/[.F20]*[.$P$2]" office:value-type="float" office:value="2.08485454147988">
            <text:p>2.0848545415</text:p>
          </table:table-cell>
          <table:table-cell table:number-columns-repeated="1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52">
            <text:p>2052</text:p>
          </table:table-cell>
          <table:table-cell table:formula="of:=[.B21]/INDEX([.$B$2:.$B$101];MATCH([.$M$1];[.$A$2:.$A$101];0))" office:value-type="float" office:value="0.704912401236688">
            <text:p>0.7049124012</text:p>
          </table:table-cell>
          <table:table-cell/>
          <table:table-cell office:value-type="float" office:value="146">
            <text:p>146</text:p>
          </table:table-cell>
          <table:table-cell office:value-type="float" office:value="1133">
            <text:p>1133</text:p>
          </table:table-cell>
          <table:table-cell table:formula="of:=[.C21]/[.F21]*[.$P$2]" office:value-type="float" office:value="1.65060247173957">
            <text:p>1.6506024717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INDEX([.$E$2:.$E$108];MATCH([.S21];[.$G$2:.$G$108];0))" office:value-type="float" office:value="812">
            <text:p>812</text:p>
          </table:table-cell>
          <table:table-cell table:formula="of:=ROUND([.S21];2)" office:value-type="float" office:value="3.32">
            <text:p>3.32</text:p>
          </table:table-cell>
          <table:table-cell table:style-name="ce2" table:formula="of:=LARGE([.$G$2:.$G$108];[.P21])" office:value-type="float" office:value="3.31979764030606">
            <text:p>3.319797640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05">
            <text:p>1705</text:p>
          </table:table-cell>
          <table:table-cell table:formula="of:=[.B22]/INDEX([.$B$2:.$B$101];MATCH([.$M$1];[.$A$2:.$A$101];0))" office:value-type="float" office:value="0.585709378220543">
            <text:p>0.5857093782</text:p>
          </table:table-cell>
          <table:table-cell/>
          <table:table-cell office:value-type="float" office:value="153">
            <text:p>153</text:p>
          </table:table-cell>
          <table:table-cell office:value-type="float" office:value="927">
            <text:p>927</text:p>
          </table:table-cell>
          <table:table-cell table:formula="of:=[.C22]/[.F22]*[.$P$2]" office:value-type="float" office:value="1.67625348481025">
            <text:p>1.6762534848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INDEX([.$E$2:.$E$108];MATCH([.S22];[.$G$2:.$G$108];0))" office:value-type="float" office:value="786">
            <text:p>786</text:p>
          </table:table-cell>
          <table:table-cell table:formula="of:=ROUND([.S22];2)" office:value-type="float" office:value="2.88">
            <text:p>2.88</text:p>
          </table:table-cell>
          <table:table-cell table:style-name="ce2" table:formula="of:=LARGE([.$G$2:.$G$108];[.P22])" office:value-type="float" office:value="2.87825734897188">
            <text:p>2.87825734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414">
            <text:p>2414</text:p>
          </table:table-cell>
          <table:table-cell table:formula="of:=[.B23]/INDEX([.$B$2:.$B$101];MATCH([.$M$1];[.$A$2:.$A$101];0))" office:value-type="float" office:value="0.829268292682927">
            <text:p>0.8292682927</text:p>
          </table:table-cell>
          <table:table-cell/>
          <table:table-cell office:value-type="float" office:value="155">
            <text:p>155</text:p>
          </table:table-cell>
          <table:table-cell office:value-type="float" office:value="1683">
            <text:p>1683</text:p>
          </table:table-cell>
          <table:table-cell table:formula="of:=[.C23]/[.F23]*[.$P$2]" office:value-type="float" office:value="1.30721852673072">
            <text:p>1.3072185267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INDEX([.$E$2:.$E$108];MATCH([.S23];[.$G$2:.$G$108];0))" office:value-type="float" office:value="243">
            <text:p>243</text:p>
          </table:table-cell>
          <table:table-cell table:formula="of:=ROUND([.S23];2)" office:value-type="float" office:value="2.81">
            <text:p>2.81</text:p>
          </table:table-cell>
          <table:table-cell table:style-name="ce2" table:formula="of:=LARGE([.$G$2:.$G$108];[.P23])" office:value-type="float" office:value="2.80672119018048">
            <text:p>2.806721190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317">
            <text:p>2317</text:p>
          </table:table-cell>
          <table:table-cell table:formula="of:=[.B24]/INDEX([.$B$2:.$B$101];MATCH([.$M$1];[.$A$2:.$A$101];0))" office:value-type="float" office:value="0.795946410168327">
            <text:p>0.7959464102</text:p>
          </table:table-cell>
          <table:table-cell/>
          <table:table-cell office:value-type="float" office:value="161">
            <text:p>161</text:p>
          </table:table-cell>
          <table:table-cell office:value-type="float" office:value="1686">
            <text:p>1686</text:p>
          </table:table-cell>
          <table:table-cell table:formula="of:=[.C24]/[.F24]*[.$P$2]" office:value-type="float" office:value="1.25245897163498">
            <text:p>1.2524589716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INDEX([.$E$2:.$E$108];MATCH([.S24];[.$G$2:.$G$108];0))" office:value-type="float" office:value="9331">
            <text:p>9331</text:p>
          </table:table-cell>
          <table:table-cell table:formula="of:=ROUND([.S24];2)" office:value-type="float" office:value="2.72">
            <text:p>2.72</text:p>
          </table:table-cell>
          <table:table-cell table:style-name="ce2" table:formula="of:=LARGE([.$G$2:.$G$108];[.P24])" office:value-type="float" office:value="2.71608487699178">
            <text:p>2.71608487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97">
            <text:p>2197</text:p>
          </table:table-cell>
          <table:table-cell table:formula="of:=[.B25]/INDEX([.$B$2:.$B$101];MATCH([.$M$1];[.$A$2:.$A$101];0))" office:value-type="float" office:value="0.754723462727585">
            <text:p>0.7547234627</text:p>
          </table:table-cell>
          <table:table-cell/>
          <table:table-cell office:value-type="float" office:value="180">
            <text:p>180</text:p>
          </table:table-cell>
          <table:table-cell office:value-type="float" office:value="1492">
            <text:p>1492</text:p>
          </table:table-cell>
          <table:table-cell table:formula="of:=[.C25]/[.F25]*[.$P$2]" office:value-type="float" office:value="1.34201162641842">
            <text:p>1.3420116264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INDEX([.$E$2:.$E$108];MATCH([.S25];[.$G$2:.$G$108];0))" office:value-type="float" office:value="7443">
            <text:p>7443</text:p>
          </table:table-cell>
          <table:table-cell table:formula="of:=ROUND([.S25];2)" office:value-type="float" office:value="2.7">
            <text:p>2.7</text:p>
          </table:table-cell>
          <table:table-cell table:style-name="ce2" table:formula="of:=LARGE([.$G$2:.$G$108];[.P25])" office:value-type="float" office:value="2.69801810136355">
            <text:p>2.698018101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59">
            <text:p>1859</text:p>
          </table:table-cell>
          <table:table-cell table:formula="of:=[.B26]/INDEX([.$B$2:.$B$101];MATCH([.$M$1];[.$A$2:.$A$101];0))" office:value-type="float" office:value="0.638612160769495">
            <text:p>0.6386121608</text:p>
          </table:table-cell>
          <table:table-cell/>
          <table:table-cell office:value-type="float" office:value="187">
            <text:p>187</text:p>
          </table:table-cell>
          <table:table-cell office:value-type="float" office:value="1037">
            <text:p>1037</text:p>
          </table:table-cell>
          <table:table-cell table:formula="of:=[.C26]/[.F26]*[.$P$2]" office:value-type="float" office:value="1.63378790985677">
            <text:p>1.6337879099</text:p>
          </table:table-cell>
          <table:table-cell table:number-columns-repeated="1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99">
            <text:p>1799</text:p>
          </table:table-cell>
          <table:table-cell table:formula="of:=[.B27]/INDEX([.$B$2:.$B$101];MATCH([.$M$1];[.$A$2:.$A$101];0))" office:value-type="float" office:value="0.618000687049124">
            <text:p>0.618000687</text:p>
          </table:table-cell>
          <table:table-cell/>
          <table:table-cell office:value-type="float" office:value="194">
            <text:p>194</text:p>
          </table:table-cell>
          <table:table-cell office:value-type="float" office:value="1070">
            <text:p>1070</text:p>
          </table:table-cell>
          <table:table-cell table:formula="of:=[.C27]/[.F27]*[.$P$2]" office:value-type="float" office:value="1.53229516144049">
            <text:p>1.5322951614</text:p>
          </table:table-cell>
          <table:table-cell table:number-columns-repeated="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96">
            <text:p>2296</text:p>
          </table:table-cell>
          <table:table-cell table:formula="of:=[.B28]/INDEX([.$B$2:.$B$101];MATCH([.$M$1];[.$A$2:.$A$101];0))" office:value-type="float" office:value="0.788732394366197">
            <text:p>0.7887323944</text:p>
          </table:table-cell>
          <table:table-cell/>
          <table:table-cell office:value-type="float" office:value="197">
            <text:p>197</text:p>
          </table:table-cell>
          <table:table-cell office:value-type="float" office:value="1460">
            <text:p>1460</text:p>
          </table:table-cell>
          <table:table-cell table:formula="of:=[.C28]/[.F28]*[.$P$2]" office:value-type="float" office:value="1.43322400154351">
            <text:p>1.4332240015</text:p>
          </table:table-cell>
          <table:table-cell table:number-columns-repeated="1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82">
            <text:p>2182</text:p>
          </table:table-cell>
          <table:table-cell table:formula="of:=[.B29]/INDEX([.$B$2:.$B$101];MATCH([.$M$1];[.$A$2:.$A$101];0))" office:value-type="float" office:value="0.749570594297492">
            <text:p>0.7495705943</text:p>
          </table:table-cell>
          <table:table-cell/>
          <table:table-cell office:value-type="float" office:value="238">
            <text:p>238</text:p>
          </table:table-cell>
          <table:table-cell office:value-type="float" office:value="1517">
            <text:p>1517</text:p>
          </table:table-cell>
          <table:table-cell table:formula="of:=[.C29]/[.F29]*[.$P$2]" office:value-type="float" office:value="1.3108838409171">
            <text:p>1.3108838409</text:p>
          </table:table-cell>
          <table:table-cell table:number-columns-repeated="1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121">
            <text:p>1121</text:p>
          </table:table-cell>
          <table:table-cell table:formula="of:=[.B30]/INDEX([.$B$2:.$B$101];MATCH([.$M$1];[.$A$2:.$A$101];0))" office:value-type="float" office:value="0.385091034008932">
            <text:p>0.385091034</text:p>
          </table:table-cell>
          <table:table-cell/>
          <table:table-cell office:value-type="float" office:value="243">
            <text:p>243</text:p>
          </table:table-cell>
          <table:table-cell office:value-type="float" office:value="364">
            <text:p>364</text:p>
          </table:table-cell>
          <table:table-cell table:formula="of:=[.C30]/[.F30]*[.$P$2]" office:value-type="float" office:value="2.80672119018048">
            <text:p>2.8067211902</text:p>
          </table:table-cell>
          <table:table-cell table:number-columns-repeated="1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101">
            <text:p>2101</text:p>
          </table:table-cell>
          <table:table-cell table:formula="of:=[.B31]/INDEX([.$B$2:.$B$101];MATCH([.$M$1];[.$A$2:.$A$101];0))" office:value-type="float" office:value="0.721745104774991">
            <text:p>0.7217451048</text:p>
          </table:table-cell>
          <table:table-cell/>
          <table:table-cell office:value-type="float" office:value="268">
            <text:p>268</text:p>
          </table:table-cell>
          <table:table-cell office:value-type="float" office:value="962">
            <text:p>962</text:p>
          </table:table-cell>
          <table:table-cell table:formula="of:=[.C31]/[.F31]*[.$P$2]" office:value-type="float" office:value="1.99042594903124">
            <text:p>1.990425949</text:p>
          </table:table-cell>
          <table:table-cell table:number-columns-repeated="1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99">
            <text:p>2299</text:p>
          </table:table-cell>
          <table:table-cell table:formula="of:=[.B32]/INDEX([.$B$2:.$B$101];MATCH([.$M$1];[.$A$2:.$A$101];0))" office:value-type="float" office:value="0.789762968052216">
            <text:p>0.7897629681</text:p>
          </table:table-cell>
          <table:table-cell/>
          <table:table-cell office:value-type="float" office:value="272">
            <text:p>272</text:p>
          </table:table-cell>
          <table:table-cell office:value-type="float" office:value="1451">
            <text:p>1451</text:p>
          </table:table-cell>
          <table:table-cell table:formula="of:=[.C32]/[.F32]*[.$P$2]" office:value-type="float" office:value="1.44399803876122">
            <text:p>1.4439980388</text:p>
          </table:table-cell>
          <table:table-cell table:number-columns-repeated="1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92">
            <text:p>2192</text:p>
          </table:table-cell>
          <table:table-cell table:formula="of:=[.B33]/INDEX([.$B$2:.$B$101];MATCH([.$M$1];[.$A$2:.$A$101];0))" office:value-type="float" office:value="0.753005839917554">
            <text:p>0.7530058399</text:p>
          </table:table-cell>
          <table:table-cell/>
          <table:table-cell office:value-type="float" office:value="274">
            <text:p>274</text:p>
          </table:table-cell>
          <table:table-cell office:value-type="float" office:value="1506">
            <text:p>1506</text:p>
          </table:table-cell>
          <table:table-cell table:formula="of:=[.C33]/[.F33]*[.$P$2]" office:value-type="float" office:value="1.32651028771665">
            <text:p>1.3265102877</text:p>
          </table:table-cell>
          <table:table-cell table:number-columns-repeated="1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44">
            <text:p>1444</text:p>
          </table:table-cell>
          <table:table-cell table:formula="of:=[.B34]/INDEX([.$B$2:.$B$101];MATCH([.$M$1];[.$A$2:.$A$101];0))" office:value-type="float" office:value="0.496049467536929">
            <text:p>0.4960494675</text:p>
          </table:table-cell>
          <table:table-cell/>
          <table:table-cell office:value-type="float" office:value="275">
            <text:p>275</text:p>
          </table:table-cell>
          <table:table-cell office:value-type="float" office:value="690">
            <text:p>690</text:p>
          </table:table-cell>
          <table:table-cell table:formula="of:=[.C34]/[.F34]*[.$P$2]" office:value-type="float" office:value="1.9072742570659">
            <text:p>1.9072742571</text:p>
          </table:table-cell>
          <table:table-cell table:number-columns-repeated="1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159">
            <text:p>2159</text:p>
          </table:table-cell>
          <table:table-cell table:formula="of:=[.B35]/INDEX([.$B$2:.$B$101];MATCH([.$M$1];[.$A$2:.$A$101];0))" office:value-type="float" office:value="0.74166952937135">
            <text:p>0.7416695294</text:p>
          </table:table-cell>
          <table:table-cell/>
          <table:table-cell office:value-type="float" office:value="278">
            <text:p>278</text:p>
          </table:table-cell>
          <table:table-cell office:value-type="float" office:value="1658">
            <text:p>1658</text:p>
          </table:table-cell>
          <table:table-cell table:formula="of:=[.C35]/[.F35]*[.$P$2]" office:value-type="float" office:value="1.18676071255862">
            <text:p>1.1867607126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7">
            <text:p>2407</text:p>
          </table:table-cell>
          <table:table-cell table:formula="of:=[.B36]/INDEX([.$B$2:.$B$101];MATCH([.$M$1];[.$A$2:.$A$101];0))" office:value-type="float" office:value="0.826863620748883">
            <text:p>0.8268636207</text:p>
          </table:table-cell>
          <table:table-cell/>
          <table:table-cell office:value-type="float" office:value="280">
            <text:p>280</text:p>
          </table:table-cell>
          <table:table-cell office:value-type="float" office:value="1774">
            <text:p>1774</text:p>
          </table:table-cell>
          <table:table-cell table:formula="of:=[.C36]/[.F36]*[.$P$2]" office:value-type="float" office:value="1.23656662110867">
            <text:p>1.2365666211</text:p>
          </table:table-cell>
          <table:table-cell table:number-columns-repeated="1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591">
            <text:p>2591</text:p>
          </table:table-cell>
          <table:table-cell table:formula="of:=[.B37]/INDEX([.$B$2:.$B$101];MATCH([.$M$1];[.$A$2:.$A$101];0))" office:value-type="float" office:value="0.890072140158021">
            <text:p>0.8900721402</text:p>
          </table:table-cell>
          <table:table-cell/>
          <table:table-cell office:value-type="float" office:value="329">
            <text:p>329</text:p>
          </table:table-cell>
          <table:table-cell office:value-type="float" office:value="1833">
            <text:p>1833</text:p>
          </table:table-cell>
          <table:table-cell table:formula="of:=[.C37]/[.F37]*[.$P$2]" office:value-type="float" office:value="1.28824952964497">
            <text:p>1.2882495296</text:p>
          </table:table-cell>
          <table:table-cell table:number-columns-repeated="1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45">
            <text:p>2145</text:p>
          </table:table-cell>
          <table:table-cell table:formula="of:=[.B38]/INDEX([.$B$2:.$B$101];MATCH([.$M$1];[.$A$2:.$A$101];0))" office:value-type="float" office:value="0.736860185503264">
            <text:p>0.7368601855</text:p>
          </table:table-cell>
          <table:table-cell/>
          <table:table-cell office:value-type="float" office:value="393">
            <text:p>393</text:p>
          </table:table-cell>
          <table:table-cell office:value-type="float" office:value="1375">
            <text:p>1375</text:p>
          </table:table-cell>
          <table:table-cell table:formula="of:=[.C38]/[.F38]*[.$P$2]" office:value-type="float" office:value="1.42173823428375">
            <text:p>1.4217382343</text:p>
          </table:table-cell>
          <table:table-cell table:number-columns-repeated="1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021">
            <text:p>2021</text:p>
          </table:table-cell>
          <table:table-cell table:formula="of:=[.B39]/INDEX([.$B$2:.$B$101];MATCH([.$M$1];[.$A$2:.$A$101];0))" office:value-type="float" office:value="0.694263139814497">
            <text:p>0.6942631398</text:p>
          </table:table-cell>
          <table:table-cell/>
          <table:table-cell office:value-type="float" office:value="414">
            <text:p>414</text:p>
          </table:table-cell>
          <table:table-cell office:value-type="float" office:value="824">
            <text:p>824</text:p>
          </table:table-cell>
          <table:table-cell table:formula="of:=[.C39]/[.F39]*[.$P$2]" office:value-type="float" office:value="2.23529139554352">
            <text:p>2.2352913955</text:p>
          </table:table-cell>
          <table:table-cell table:number-columns-repeated="1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015">
            <text:p>2015</text:p>
          </table:table-cell>
          <table:table-cell table:formula="of:=[.B40]/INDEX([.$B$2:.$B$101];MATCH([.$M$1];[.$A$2:.$A$101];0))" office:value-type="float" office:value="0.69220199244246">
            <text:p>0.6922019924</text:p>
          </table:table-cell>
          <table:table-cell/>
          <table:table-cell office:value-type="float" office:value="424">
            <text:p>424</text:p>
          </table:table-cell>
          <table:table-cell office:value-type="float" office:value="1356">
            <text:p>1356</text:p>
          </table:table-cell>
          <table:table-cell table:formula="of:=[.C40]/[.F40]*[.$P$2]" office:value-type="float" office:value="1.35428605158543">
            <text:p>1.3542860516</text:p>
          </table:table-cell>
          <table:table-cell table:number-columns-repeated="1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435">
            <text:p>2435</text:p>
          </table:table-cell>
          <table:table-cell table:formula="of:=[.B41]/INDEX([.$B$2:.$B$101];MATCH([.$M$1];[.$A$2:.$A$101];0))" office:value-type="float" office:value="0.836482308485057">
            <text:p>0.8364823085</text:p>
          </table:table-cell>
          <table:table-cell/>
          <table:table-cell office:value-type="float" office:value="453">
            <text:p>453</text:p>
          </table:table-cell>
          <table:table-cell office:value-type="float" office:value="1874">
            <text:p>1874</text:p>
          </table:table-cell>
          <table:table-cell table:formula="of:=[.C41]/[.F41]*[.$P$2]" office:value-type="float" office:value="1.18419827343162">
            <text:p>1.1841982734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733">
            <text:p>1733</text:p>
          </table:table-cell>
          <table:table-cell table:formula="of:=[.B42]/INDEX([.$B$2:.$B$101];MATCH([.$M$1];[.$A$2:.$A$101];0))" office:value-type="float" office:value="0.595328065956716">
            <text:p>0.595328066</text:p>
          </table:table-cell>
          <table:table-cell/>
          <table:table-cell office:value-type="float" office:value="462">
            <text:p>462</text:p>
          </table:table-cell>
          <table:table-cell office:value-type="float" office:value="813">
            <text:p>813</text:p>
          </table:table-cell>
          <table:table-cell table:formula="of:=[.C42]/[.F42]*[.$P$2]" office:value-type="float" office:value="1.94268801842948">
            <text:p>1.9426880184</text:p>
          </table:table-cell>
          <table:table-cell table:number-columns-repeated="1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204">
            <text:p>2204</text:p>
          </table:table-cell>
          <table:table-cell table:formula="of:=[.B43]/INDEX([.$B$2:.$B$101];MATCH([.$M$1];[.$A$2:.$A$101];0))" office:value-type="float" office:value="0.757128134661628">
            <text:p>0.7571281347</text:p>
          </table:table-cell>
          <table:table-cell/>
          <table:table-cell office:value-type="float" office:value="550">
            <text:p>550</text:p>
          </table:table-cell>
          <table:table-cell office:value-type="float" office:value="1564">
            <text:p>1564</text:p>
          </table:table-cell>
          <table:table-cell table:formula="of:=[.C43]/[.F43]*[.$P$2]" office:value-type="float" office:value="1.28431006474252">
            <text:p>1.2843100647</text:p>
          </table:table-cell>
          <table:table-cell table:number-columns-repeated="1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557">
            <text:p>2557</text:p>
          </table:table-cell>
          <table:table-cell table:formula="of:=[.B44]/INDEX([.$B$2:.$B$101];MATCH([.$M$1];[.$A$2:.$A$101];0))" office:value-type="float" office:value="0.878392305049811">
            <text:p>0.878392305</text:p>
          </table:table-cell>
          <table:table-cell/>
          <table:table-cell office:value-type="float" office:value="557">
            <text:p>557</text:p>
          </table:table-cell>
          <table:table-cell office:value-type="float" office:value="1714">
            <text:p>1714</text:p>
          </table:table-cell>
          <table:table-cell table:formula="of:=[.C44]/[.F44]*[.$P$2]" office:value-type="float" office:value="1.35961189340557">
            <text:p>1.3596118934</text:p>
          </table:table-cell>
          <table:table-cell table:number-columns-repeated="1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407">
            <text:p>2407</text:p>
          </table:table-cell>
          <table:table-cell table:formula="of:=[.B45]/INDEX([.$B$2:.$B$101];MATCH([.$M$1];[.$A$2:.$A$101];0))" office:value-type="float" office:value="0.826863620748883">
            <text:p>0.8268636207</text:p>
          </table:table-cell>
          <table:table-cell/>
          <table:table-cell office:value-type="float" office:value="558">
            <text:p>558</text:p>
          </table:table-cell>
          <table:table-cell office:value-type="float" office:value="1588">
            <text:p>1588</text:p>
          </table:table-cell>
          <table:table-cell table:formula="of:=[.C45]/[.F45]*[.$P$2]" office:value-type="float" office:value="1.38140376942493">
            <text:p>1.3814037694</text:p>
          </table:table-cell>
          <table:table-cell table:number-columns-repeated="1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931">
            <text:p>1931</text:p>
          </table:table-cell>
          <table:table-cell table:formula="of:=[.B46]/INDEX([.$B$2:.$B$101];MATCH([.$M$1];[.$A$2:.$A$101];0))" office:value-type="float" office:value="0.66334592923394">
            <text:p>0.6633459292</text:p>
          </table:table-cell>
          <table:table-cell/>
          <table:table-cell office:value-type="float" office:value="568">
            <text:p>568</text:p>
          </table:table-cell>
          <table:table-cell office:value-type="float" office:value="919">
            <text:p>919</text:p>
          </table:table-cell>
          <table:table-cell table:formula="of:=[.C46]/[.F46]*[.$P$2]" office:value-type="float" office:value="1.91496926034564">
            <text:p>1.9149692603</text:p>
          </table:table-cell>
          <table:table-cell table:number-columns-repeated="1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703">
            <text:p>1703</text:p>
          </table:table-cell>
          <table:table-cell table:formula="of:=[.B47]/INDEX([.$B$2:.$B$101];MATCH([.$M$1];[.$A$2:.$A$101];0))" office:value-type="float" office:value="0.58502232909653">
            <text:p>0.5850223291</text:p>
          </table:table-cell>
          <table:table-cell/>
          <table:table-cell office:value-type="float" office:value="581">
            <text:p>581</text:p>
          </table:table-cell>
          <table:table-cell office:value-type="float" office:value="712">
            <text:p>712</text:p>
          </table:table-cell>
          <table:table-cell table:formula="of:=[.C47]/[.F47]*[.$P$2]" office:value-type="float" office:value="2.17986550434423">
            <text:p>2.1798655043</text:p>
          </table:table-cell>
          <table:table-cell table:number-columns-repeated="1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302">
            <text:p>2302</text:p>
          </table:table-cell>
          <table:table-cell table:formula="of:=[.B48]/INDEX([.$B$2:.$B$101];MATCH([.$M$1];[.$A$2:.$A$101];0))" office:value-type="float" office:value="0.790793541738234">
            <text:p>0.7907935417</text:p>
          </table:table-cell>
          <table:table-cell/>
          <table:table-cell office:value-type="float" office:value="585">
            <text:p>585</text:p>
          </table:table-cell>
          <table:table-cell office:value-type="float" office:value="1110">
            <text:p>1110</text:p>
          </table:table-cell>
          <table:table-cell table:formula="of:=[.C48]/[.F48]*[.$P$2]" office:value-type="float" office:value="1.8900678074158">
            <text:p>1.8900678074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673">
            <text:p>2673</text:p>
          </table:table-cell>
          <table:table-cell table:formula="of:=[.B49]/INDEX([.$B$2:.$B$101];MATCH([.$M$1];[.$A$2:.$A$101];0))" office:value-type="float" office:value="0.918241154242528">
            <text:p>0.9182411542</text:p>
          </table:table-cell>
          <table:table-cell/>
          <table:table-cell office:value-type="float" office:value="597">
            <text:p>597</text:p>
          </table:table-cell>
          <table:table-cell office:value-type="float" office:value="2139">
            <text:p>2139</text:p>
          </table:table-cell>
          <table:table-cell table:formula="of:=[.C49]/[.F49]*[.$P$2]" office:value-type="float" office:value="1.13889377382208">
            <text:p>1.1388937738</text:p>
          </table:table-cell>
          <table:table-cell table:number-columns-repeated="1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265">
            <text:p>2265</text:p>
          </table:table-cell>
          <table:table-cell table:formula="of:=[.B50]/INDEX([.$B$2:.$B$101];MATCH([.$M$1];[.$A$2:.$A$101];0))" office:value-type="float" office:value="0.778083132944006">
            <text:p>0.7780831329</text:p>
          </table:table-cell>
          <table:table-cell/>
          <table:table-cell office:value-type="float" office:value="601">
            <text:p>601</text:p>
          </table:table-cell>
          <table:table-cell office:value-type="float" office:value="1170">
            <text:p>1170</text:p>
          </table:table-cell>
          <table:table-cell table:formula="of:=[.C50]/[.F50]*[.$P$2]" office:value-type="float" office:value="1.7643201296585">
            <text:p>1.7643201297</text:p>
          </table:table-cell>
          <table:table-cell table:number-columns-repeated="1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448">
            <text:p>2448</text:p>
          </table:table-cell>
          <table:table-cell table:formula="of:=[.B51]/INDEX([.$B$2:.$B$101];MATCH([.$M$1];[.$A$2:.$A$101];0))" office:value-type="float" office:value="0.840948127791137">
            <text:p>0.8409481278</text:p>
          </table:table-cell>
          <table:table-cell/>
          <table:table-cell office:value-type="float" office:value="602">
            <text:p>602</text:p>
          </table:table-cell>
          <table:table-cell office:value-type="float" office:value="1730">
            <text:p>1730</text:p>
          </table:table-cell>
          <table:table-cell table:formula="of:=[.C51]/[.F51]*[.$P$2]" office:value-type="float" office:value="1.28961582834097">
            <text:p>1.2896158283</text:p>
          </table:table-cell>
          <table:table-cell table:number-columns-repeated="1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725">
            <text:p>2725</text:p>
          </table:table-cell>
          <table:table-cell table:formula="of:=[.B52]/INDEX([.$B$2:.$B$101];MATCH([.$M$1];[.$A$2:.$A$101];0))" office:value-type="float" office:value="0.93610443146685">
            <text:p>0.9361044315</text:p>
          </table:table-cell>
          <table:table-cell/>
          <table:table-cell office:value-type="float" office:value="603">
            <text:p>603</text:p>
          </table:table-cell>
          <table:table-cell office:value-type="float" office:value="2217">
            <text:p>2217</text:p>
          </table:table-cell>
          <table:table-cell table:formula="of:=[.C52]/[.F52]*[.$P$2]" office:value-type="float" office:value="1.12020074726277">
            <text:p>1.1202007473</text:p>
          </table:table-cell>
          <table:table-cell table:number-columns-repeated="1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541">
            <text:p>2541</text:p>
          </table:table-cell>
          <table:table-cell table:formula="of:=[.B53]/INDEX([.$B$2:.$B$101];MATCH([.$M$1];[.$A$2:.$A$101];0))" office:value-type="float" office:value="0.872895912057712">
            <text:p>0.8728959121</text:p>
          </table:table-cell>
          <table:table-cell/>
          <table:table-cell office:value-type="float" office:value="604">
            <text:p>604</text:p>
          </table:table-cell>
          <table:table-cell office:value-type="float" office:value="1913">
            <text:p>1913</text:p>
          </table:table-cell>
          <table:table-cell table:formula="of:=[.C53]/[.F53]*[.$P$2]" office:value-type="float" office:value="1.21055559576012">
            <text:p>1.2105555958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629">
            <text:p>2629</text:p>
          </table:table-cell>
          <table:table-cell table:formula="of:=[.B54]/INDEX([.$B$2:.$B$101];MATCH([.$M$1];[.$A$2:.$A$101];0))" office:value-type="float" office:value="0.903126073514256">
            <text:p>0.9031260735</text:p>
          </table:table-cell>
          <table:table-cell/>
          <table:table-cell office:value-type="float" office:value="607">
            <text:p>607</text:p>
          </table:table-cell>
          <table:table-cell office:value-type="float" office:value="1891">
            <text:p>1891</text:p>
          </table:table-cell>
          <table:table-cell table:formula="of:=[.C54]/[.F54]*[.$P$2]" office:value-type="float" office:value="1.26705101693988">
            <text:p>1.2670510169</text:p>
          </table:table-cell>
          <table:table-cell table:number-columns-repeated="1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610">
            <text:p>1610</text:p>
          </table:table-cell>
          <table:table-cell table:formula="of:=[.B55]/INDEX([.$B$2:.$B$101];MATCH([.$M$1];[.$A$2:.$A$101];0))" office:value-type="float" office:value="0.553074544829955">
            <text:p>0.5530745448</text:p>
          </table:table-cell>
          <table:table-cell/>
          <table:table-cell office:value-type="float" office:value="629">
            <text:p>629</text:p>
          </table:table-cell>
          <table:table-cell office:value-type="float" office:value="945">
            <text:p>945</text:p>
          </table:table-cell>
          <table:table-cell table:formula="of:=[.C55]/[.F55]*[.$P$2]" office:value-type="float" office:value="1.5527055740041">
            <text:p>1.552705574</text:p>
          </table:table-cell>
          <table:table-cell table:number-columns-repeated="1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99">
            <text:p>2099</text:p>
          </table:table-cell>
          <table:table-cell table:formula="of:=[.B56]/INDEX([.$B$2:.$B$101];MATCH([.$M$1];[.$A$2:.$A$101];0))" office:value-type="float" office:value="0.721058055650979">
            <text:p>0.7210580557</text:p>
          </table:table-cell>
          <table:table-cell/>
          <table:table-cell office:value-type="float" office:value="640">
            <text:p>640</text:p>
          </table:table-cell>
          <table:table-cell office:value-type="float" office:value="1407">
            <text:p>1407</text:p>
          </table:table-cell>
          <table:table-cell table:formula="of:=[.C56]/[.F56]*[.$P$2]" office:value-type="float" office:value="1.35960698055583">
            <text:p>1.3596069806</text:p>
          </table:table-cell>
          <table:table-cell table:number-columns-repeated="1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420">
            <text:p>1420</text:p>
          </table:table-cell>
          <table:table-cell table:formula="of:=[.B57]/INDEX([.$B$2:.$B$101];MATCH([.$M$1];[.$A$2:.$A$101];0))" office:value-type="float" office:value="0.487804878048781">
            <text:p>0.487804878</text:p>
          </table:table-cell>
          <table:table-cell/>
          <table:table-cell office:value-type="float" office:value="641">
            <text:p>641</text:p>
          </table:table-cell>
          <table:table-cell office:value-type="float" office:value="701">
            <text:p>701</text:p>
          </table:table-cell>
          <table:table-cell table:formula="of:=[.C57]/[.F57]*[.$P$2]" office:value-type="float" office:value="1.84614314046136">
            <text:p>1.8461431405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763">
            <text:p>1763</text:p>
          </table:table-cell>
          <table:table-cell table:formula="of:=[.B58]/INDEX([.$B$2:.$B$101];MATCH([.$M$1];[.$A$2:.$A$101];0))" office:value-type="float" office:value="0.605633802816901">
            <text:p>0.6056338028</text:p>
          </table:table-cell>
          <table:table-cell/>
          <table:table-cell office:value-type="float" office:value="664">
            <text:p>664</text:p>
          </table:table-cell>
          <table:table-cell office:value-type="float" office:value="760">
            <text:p>760</text:p>
          </table:table-cell>
          <table:table-cell table:formula="of:=[.C58]/[.F58]*[.$P$2]" office:value-type="float" office:value="2.11414010378058">
            <text:p>2.1141401038</text:p>
          </table:table-cell>
          <table:table-cell table:number-columns-repeated="1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408">
            <text:p>2408</text:p>
          </table:table-cell>
          <table:table-cell table:formula="of:=[.B59]/INDEX([.$B$2:.$B$101];MATCH([.$M$1];[.$A$2:.$A$101];0))" office:value-type="float" office:value="0.82720714531089">
            <text:p>0.8272071453</text:p>
          </table:table-cell>
          <table:table-cell/>
          <table:table-cell office:value-type="float" office:value="671">
            <text:p>671</text:p>
          </table:table-cell>
          <table:table-cell office:value-type="float" office:value="1546">
            <text:p>1546</text:p>
          </table:table-cell>
          <table:table-cell table:formula="of:=[.C59]/[.F59]*[.$P$2]" office:value-type="float" office:value="1.41952170537503">
            <text:p>1.4195217054</text:p>
          </table:table-cell>
          <table:table-cell table:number-columns-repeated="1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403">
            <text:p>2403</text:p>
          </table:table-cell>
          <table:table-cell table:formula="of:=[.B60]/INDEX([.$B$2:.$B$101];MATCH([.$M$1];[.$A$2:.$A$101];0))" office:value-type="float" office:value="0.825489522500859">
            <text:p>0.8254895225</text:p>
          </table:table-cell>
          <table:table-cell/>
          <table:table-cell office:value-type="float" office:value="672">
            <text:p>672</text:p>
          </table:table-cell>
          <table:table-cell office:value-type="float" office:value="1520">
            <text:p>1520</text:p>
          </table:table-cell>
          <table:table-cell table:formula="of:=[.C60]/[.F60]*[.$P$2]" office:value-type="float" office:value="1.4408050678913">
            <text:p>1.4408050679</text:p>
          </table:table-cell>
          <table:table-cell table:number-columns-repeated="1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216">
            <text:p>2216</text:p>
          </table:table-cell>
          <table:table-cell table:formula="of:=[.B61]/INDEX([.$B$2:.$B$101];MATCH([.$M$1];[.$A$2:.$A$101];0))" office:value-type="float" office:value="0.761250429405703">
            <text:p>0.7612504294</text:p>
          </table:table-cell>
          <table:table-cell/>
          <table:table-cell office:value-type="float" office:value="680">
            <text:p>680</text:p>
          </table:table-cell>
          <table:table-cell office:value-type="float" office:value="1540">
            <text:p>1540</text:p>
          </table:table-cell>
          <table:table-cell table:formula="of:=[.C61]/[.F61]*[.$P$2]" office:value-type="float" office:value="1.31142687611255">
            <text:p>1.3114268761</text:p>
          </table:table-cell>
          <table:table-cell table:number-columns-repeated="1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303">
            <text:p>2303</text:p>
          </table:table-cell>
          <table:table-cell table:formula="of:=[.B62]/INDEX([.$B$2:.$B$101];MATCH([.$M$1];[.$A$2:.$A$101];0))" office:value-type="float" office:value="0.791137066300241">
            <text:p>0.7911370663</text:p>
          </table:table-cell>
          <table:table-cell/>
          <table:table-cell office:value-type="float" office:value="745">
            <text:p>745</text:p>
          </table:table-cell>
          <table:table-cell office:value-type="float" office:value="1545">
            <text:p>1545</text:p>
          </table:table-cell>
          <table:table-cell table:formula="of:=[.C62]/[.F62]*[.$P$2]" office:value-type="float" office:value="1.35850267760164">
            <text:p>1.3585026776</text:p>
          </table:table-cell>
          <table:table-cell table:number-columns-repeated="1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987">
            <text:p>1987</text:p>
          </table:table-cell>
          <table:table-cell table:formula="of:=[.B63]/INDEX([.$B$2:.$B$101];MATCH([.$M$1];[.$A$2:.$A$101];0))" office:value-type="float" office:value="0.682583304706286">
            <text:p>0.6825833047</text:p>
          </table:table-cell>
          <table:table-cell/>
          <table:table-cell office:value-type="float" office:value="752">
            <text:p>752</text:p>
          </table:table-cell>
          <table:table-cell office:value-type="float" office:value="1266">
            <text:p>1266</text:p>
          </table:table-cell>
          <table:table-cell table:formula="of:=[.C63]/[.F63]*[.$P$2]" office:value-type="float" office:value="1.4304056140488">
            <text:p>1.430405614</text:p>
          </table:table-cell>
          <table:table-cell table:number-columns-repeated="1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238">
            <text:p>1238</text:p>
          </table:table-cell>
          <table:table-cell table:formula="of:=[.B64]/INDEX([.$B$2:.$B$101];MATCH([.$M$1];[.$A$2:.$A$101];0))" office:value-type="float" office:value="0.425283407763655">
            <text:p>0.4252834078</text:p>
          </table:table-cell>
          <table:table-cell/>
          <table:table-cell office:value-type="float" office:value="786">
            <text:p>786</text:p>
          </table:table-cell>
          <table:table-cell office:value-type="float" office:value="392">
            <text:p>392</text:p>
          </table:table-cell>
          <table:table-cell table:formula="of:=[.C64]/[.F64]*[.$P$2]" office:value-type="float" office:value="2.87825734897188">
            <text:p>2.878257349</text:p>
          </table:table-cell>
          <table:table-cell table:number-columns-repeated="1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077">
            <text:p>2077</text:p>
          </table:table-cell>
          <table:table-cell table:formula="of:=[.B65]/INDEX([.$B$2:.$B$101];MATCH([.$M$1];[.$A$2:.$A$101];0))" office:value-type="float" office:value="0.713500515286843">
            <text:p>0.7135005153</text:p>
          </table:table-cell>
          <table:table-cell/>
          <table:table-cell office:value-type="float" office:value="788">
            <text:p>788</text:p>
          </table:table-cell>
          <table:table-cell office:value-type="float" office:value="999">
            <text:p>999</text:p>
          </table:table-cell>
          <table:table-cell table:formula="of:=[.C65]/[.F65]*[.$P$2]" office:value-type="float" office:value="1.89481167873473">
            <text:p>1.8948116787</text:p>
          </table:table-cell>
          <table:table-cell table:number-columns-repeated="1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856">
            <text:p>1856</text:p>
          </table:table-cell>
          <table:table-cell table:formula="of:=[.B66]/INDEX([.$B$2:.$B$101];MATCH([.$M$1];[.$A$2:.$A$101];0))" office:value-type="float" office:value="0.637581587083476">
            <text:p>0.6375815871</text:p>
          </table:table-cell>
          <table:table-cell/>
          <table:table-cell office:value-type="float" office:value="807">
            <text:p>807</text:p>
          </table:table-cell>
          <table:table-cell office:value-type="float" office:value="1198">
            <text:p>1198</text:p>
          </table:table-cell>
          <table:table-cell table:formula="of:=[.C66]/[.F66]*[.$P$2]" office:value-type="float" office:value="1.41193985854129">
            <text:p>1.4119398585</text:p>
          </table:table-cell>
          <table:table-cell table:number-columns-repeated="1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631">
            <text:p>2631</text:p>
          </table:table-cell>
          <table:table-cell table:formula="of:=[.B67]/INDEX([.$B$2:.$B$101];MATCH([.$M$1];[.$A$2:.$A$101];0))" office:value-type="float" office:value="0.903813122638269">
            <text:p>0.9038131226</text:p>
          </table:table-cell>
          <table:table-cell/>
          <table:table-cell office:value-type="float" office:value="808">
            <text:p>808</text:p>
          </table:table-cell>
          <table:table-cell office:value-type="float" office:value="1637">
            <text:p>1637</text:p>
          </table:table-cell>
          <table:table-cell table:formula="of:=[.C67]/[.F67]*[.$P$2]" office:value-type="float" office:value="1.46476250113581">
            <text:p>1.4647625011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453">
            <text:p>2453</text:p>
          </table:table-cell>
          <table:table-cell table:formula="of:=[.B68]/INDEX([.$B$2:.$B$101];MATCH([.$M$1];[.$A$2:.$A$101];0))" office:value-type="float" office:value="0.842665750601168">
            <text:p>0.8426657506</text:p>
          </table:table-cell>
          <table:table-cell/>
          <table:table-cell office:value-type="float" office:value="809">
            <text:p>809</text:p>
          </table:table-cell>
          <table:table-cell office:value-type="float" office:value="1340">
            <text:p>1340</text:p>
          </table:table-cell>
          <table:table-cell table:formula="of:=[.C68]/[.F68]*[.$P$2]" office:value-type="float" office:value="1.66835241518276">
            <text:p>1.6683524152</text:p>
          </table:table-cell>
          <table:table-cell table:number-columns-repeated="1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2426">
            <text:p>2426</text:p>
          </table:table-cell>
          <table:table-cell table:formula="of:=[.B69]/INDEX([.$B$2:.$B$101];MATCH([.$M$1];[.$A$2:.$A$101];0))" office:value-type="float" office:value="0.833390587427001">
            <text:p>0.8333905874</text:p>
          </table:table-cell>
          <table:table-cell/>
          <table:table-cell office:value-type="float" office:value="812">
            <text:p>812</text:p>
          </table:table-cell>
          <table:table-cell office:value-type="float" office:value="666">
            <text:p>666</text:p>
          </table:table-cell>
          <table:table-cell table:formula="of:=[.C69]/[.F69]*[.$P$2]" office:value-type="float" office:value="3.31979764030606">
            <text:p>3.3197976403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490">
            <text:p>2490</text:p>
          </table:table-cell>
          <table:table-cell table:formula="of:=[.B70]/INDEX([.$B$2:.$B$101];MATCH([.$M$1];[.$A$2:.$A$101];0))" office:value-type="float" office:value="0.855376159395397">
            <text:p>0.8553761594</text:p>
          </table:table-cell>
          <table:table-cell/>
          <table:table-cell office:value-type="float" office:value="854">
            <text:p>854</text:p>
          </table:table-cell>
          <table:table-cell office:value-type="float" office:value="1680">
            <text:p>1680</text:p>
          </table:table-cell>
          <table:table-cell table:formula="of:=[.C70]/[.F70]*[.$P$2]" office:value-type="float" office:value="1.35078151837856">
            <text:p>1.3507815184</text:p>
          </table:table-cell>
          <table:table-cell table:number-columns-repeated="1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234">
            <text:p>2234</text:p>
          </table:table-cell>
          <table:table-cell table:formula="of:=[.B71]/INDEX([.$B$2:.$B$101];MATCH([.$M$1];[.$A$2:.$A$101];0))" office:value-type="float" office:value="0.767433871521814">
            <text:p>0.7674338715</text:p>
          </table:table-cell>
          <table:table-cell/>
          <table:table-cell office:value-type="float" office:value="857">
            <text:p>857</text:p>
          </table:table-cell>
          <table:table-cell office:value-type="float" office:value="1498">
            <text:p>1498</text:p>
          </table:table-cell>
          <table:table-cell table:formula="of:=[.C71]/[.F71]*[.$P$2]" office:value-type="float" office:value="1.35914690330265">
            <text:p>1.3591469033</text:p>
          </table:table-cell>
          <table:table-cell table:number-columns-repeated="1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2537">
            <text:p>2537</text:p>
          </table:table-cell>
          <table:table-cell table:formula="of:=[.B72]/INDEX([.$B$2:.$B$101];MATCH([.$M$1];[.$A$2:.$A$101];0))" office:value-type="float" office:value="0.871521813809687">
            <text:p>0.8715218138</text:p>
          </table:table-cell>
          <table:table-cell/>
          <table:table-cell office:value-type="float" office:value="862">
            <text:p>862</text:p>
          </table:table-cell>
          <table:table-cell office:value-type="float" office:value="1390">
            <text:p>1390</text:p>
          </table:table-cell>
          <table:table-cell table:formula="of:=[.C72]/[.F72]*[.$P$2]" office:value-type="float" office:value="1.66341537556626">
            <text:p>1.6634153756</text:p>
          </table:table-cell>
          <table:table-cell table:number-columns-repeated="1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428">
            <text:p>2428</text:p>
          </table:table-cell>
          <table:table-cell table:formula="of:=[.B73]/INDEX([.$B$2:.$B$101];MATCH([.$M$1];[.$A$2:.$A$101];0))" office:value-type="float" office:value="0.834077636551013">
            <text:p>0.8340776366</text:p>
          </table:table-cell>
          <table:table-cell/>
          <table:table-cell office:value-type="float" office:value="954">
            <text:p>954</text:p>
          </table:table-cell>
          <table:table-cell office:value-type="float" office:value="1657">
            <text:p>1657</text:p>
          </table:table-cell>
          <table:table-cell table:formula="of:=[.C73]/[.F73]*[.$P$2]" office:value-type="float" office:value="1.33543027747124">
            <text:p>1.3354302775</text:p>
          </table:table-cell>
          <table:table-cell table:number-columns-repeated="1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244">
            <text:p>2244</text:p>
          </table:table-cell>
          <table:table-cell table:formula="of:=[.B74]/INDEX([.$B$2:.$B$101];MATCH([.$M$1];[.$A$2:.$A$101];0))" office:value-type="float" office:value="0.770869117141876">
            <text:p>0.7708691171</text:p>
          </table:table-cell>
          <table:table-cell/>
          <table:table-cell office:value-type="float" office:value="955">
            <text:p>955</text:p>
          </table:table-cell>
          <table:table-cell office:value-type="float" office:value="1489">
            <text:p>1489</text:p>
          </table:table-cell>
          <table:table-cell table:formula="of:=[.C74]/[.F74]*[.$P$2]" office:value-type="float" office:value="1.37348271845359">
            <text:p>1.3734827185</text:p>
          </table:table-cell>
          <table:table-cell table:number-columns-repeated="12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781">
            <text:p>1781</text:p>
          </table:table-cell>
          <table:table-cell table:formula="of:=[.B75]/INDEX([.$B$2:.$B$101];MATCH([.$M$1];[.$A$2:.$A$101];0))" office:value-type="float" office:value="0.611817244933013">
            <text:p>0.6118172449</text:p>
          </table:table-cell>
          <table:table-cell/>
          <table:table-cell office:value-type="float" office:value="1422">
            <text:p>1422</text:p>
          </table:table-cell>
          <table:table-cell office:value-type="float" office:value="1167">
            <text:p>1167</text:p>
          </table:table-cell>
          <table:table-cell table:formula="of:=[.C75]/[.F75]*[.$P$2]" office:value-type="float" office:value="1.39087502211421">
            <text:p>1.3908750221</text:p>
          </table:table-cell>
          <table:table-cell table:number-columns-repeated="12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2083">
            <text:p>2083</text:p>
          </table:table-cell>
          <table:table-cell table:formula="of:=[.B76]/INDEX([.$B$2:.$B$101];MATCH([.$M$1];[.$A$2:.$A$101];0))" office:value-type="float" office:value="0.71556166265888">
            <text:p>0.7155616627</text:p>
          </table:table-cell>
          <table:table-cell/>
          <table:table-cell office:value-type="float" office:value="1572">
            <text:p>1572</text:p>
          </table:table-cell>
          <table:table-cell office:value-type="float" office:value="1329">
            <text:p>1329</text:p>
          </table:table-cell>
          <table:table-cell table:formula="of:=[.C76]/[.F76]*[.$P$2]" office:value-type="float" office:value="1.42843121973966">
            <text:p>1.4284312197</text:p>
          </table:table-cell>
          <table:table-cell table:number-columns-repeated="12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038">
            <text:p>2038</text:p>
          </table:table-cell>
          <table:table-cell table:formula="of:=[.B77]/INDEX([.$B$2:.$B$101];MATCH([.$M$1];[.$A$2:.$A$101];0))" office:value-type="float" office:value="0.700103057368602">
            <text:p>0.7001030574</text:p>
          </table:table-cell>
          <table:table-cell/>
          <table:table-cell office:value-type="float" office:value="1597">
            <text:p>1597</text:p>
          </table:table-cell>
          <table:table-cell office:value-type="float" office:value="1017">
            <text:p>1017</text:p>
          </table:table-cell>
          <table:table-cell table:formula="of:=[.C77]/[.F77]*[.$P$2]" office:value-type="float" office:value="1.82632587138535">
            <text:p>1.8263258714</text:p>
          </table:table-cell>
          <table:table-cell table:number-columns-repeated="12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2101">
            <text:p>2101</text:p>
          </table:table-cell>
          <table:table-cell table:formula="of:=[.B78]/INDEX([.$B$2:.$B$101];MATCH([.$M$1];[.$A$2:.$A$101];0))" office:value-type="float" office:value="0.721745104774991">
            <text:p>0.7217451048</text:p>
          </table:table-cell>
          <table:table-cell/>
          <table:table-cell office:value-type="float" office:value="1637">
            <text:p>1637</text:p>
          </table:table-cell>
          <table:table-cell office:value-type="float" office:value="1396">
            <text:p>1396</text:p>
          </table:table-cell>
          <table:table-cell table:formula="of:=[.C78]/[.F78]*[.$P$2]" office:value-type="float" office:value="1.37162590470491">
            <text:p>1.3716259047</text:p>
          </table:table-cell>
          <table:table-cell table:number-columns-repeated="1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2254">
            <text:p>2254</text:p>
          </table:table-cell>
          <table:table-cell table:formula="of:=[.B79]/INDEX([.$B$2:.$B$101];MATCH([.$M$1];[.$A$2:.$A$101];0))" office:value-type="float" office:value="0.774304362761937">
            <text:p>0.7743043628</text:p>
          </table:table-cell>
          <table:table-cell/>
          <table:table-cell office:value-type="float" office:value="1891">
            <text:p>1891</text:p>
          </table:table-cell>
          <table:table-cell office:value-type="float" office:value="1252">
            <text:p>1252</text:p>
          </table:table-cell>
          <table:table-cell table:formula="of:=[.C79]/[.F79]*[.$P$2]" office:value-type="float" office:value="1.64075836614011">
            <text:p>1.6407583661</text:p>
          </table:table-cell>
          <table:table-cell table:number-columns-repeated="1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255">
            <text:p>2255</text:p>
          </table:table-cell>
          <table:table-cell table:formula="of:=[.B80]/INDEX([.$B$2:.$B$101];MATCH([.$M$1];[.$A$2:.$A$101];0))" office:value-type="float" office:value="0.774647887323944">
            <text:p>0.7746478873</text:p>
          </table:table-cell>
          <table:table-cell/>
          <table:table-cell office:value-type="float" office:value="1892">
            <text:p>1892</text:p>
          </table:table-cell>
          <table:table-cell office:value-type="float" office:value="1259">
            <text:p>1259</text:p>
          </table:table-cell>
          <table:table-cell table:formula="of:=[.C80]/[.F80]*[.$P$2]" office:value-type="float" office:value="1.63235968631487">
            <text:p>1.6323596863</text:p>
          </table:table-cell>
          <table:table-cell table:number-columns-repeated="1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2278">
            <text:p>2278</text:p>
          </table:table-cell>
          <table:table-cell table:formula="of:=[.B81]/INDEX([.$B$2:.$B$101];MATCH([.$M$1];[.$A$2:.$A$101];0))" office:value-type="float" office:value="0.782548952250086">
            <text:p>0.7825489523</text:p>
          </table:table-cell>
          <table:table-cell/>
          <table:table-cell office:value-type="float" office:value="1894">
            <text:p>1894</text:p>
          </table:table-cell>
          <table:table-cell office:value-type="float" office:value="1255">
            <text:p>1255</text:p>
          </table:table-cell>
          <table:table-cell table:formula="of:=[.C81]/[.F81]*[.$P$2]" office:value-type="float" office:value="1.65426483690795">
            <text:p>1.6542648369</text:p>
          </table:table-cell>
          <table:table-cell table:number-columns-repeated="1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419">
            <text:p>1419</text:p>
          </table:table-cell>
          <table:table-cell table:formula="of:=[.B82]/INDEX([.$B$2:.$B$101];MATCH([.$M$1];[.$A$2:.$A$101];0))" office:value-type="float" office:value="0.487461353486774">
            <text:p>0.4874613535</text:p>
          </table:table-cell>
          <table:table-cell/>
          <table:table-cell office:value-type="float" office:value="1900">
            <text:p>1900</text:p>
          </table:table-cell>
          <table:table-cell office:value-type="float" office:value="549">
            <text:p>549</text:p>
          </table:table-cell>
          <table:table-cell table:formula="of:=[.C82]/[.F82]*[.$P$2]" office:value-type="float" office:value="2.35561925464556">
            <text:p>2.3556192546</text:p>
          </table:table-cell>
          <table:table-cell table:number-columns-repeated="12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742">
            <text:p>1742</text:p>
          </table:table-cell>
          <table:table-cell table:formula="of:=[.B83]/INDEX([.$B$2:.$B$101];MATCH([.$M$1];[.$A$2:.$A$101];0))" office:value-type="float" office:value="0.598419787014772">
            <text:p>0.598419787</text:p>
          </table:table-cell>
          <table:table-cell/>
          <table:table-cell office:value-type="float" office:value="2024">
            <text:p>2024</text:p>
          </table:table-cell>
          <table:table-cell office:value-type="float" office:value="794">
            <text:p>794</text:p>
          </table:table-cell>
          <table:table-cell table:formula="of:=[.C83]/[.F83]*[.$P$2]" office:value-type="float" office:value="1.9995059130355">
            <text:p>1.999505913</text:p>
          </table:table-cell>
          <table:table-cell table:number-columns-repeated="12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1635">
            <text:p>1635</text:p>
          </table:table-cell>
          <table:table-cell table:formula="of:=[.B84]/INDEX([.$B$2:.$B$101];MATCH([.$M$1];[.$A$2:.$A$101];0))" office:value-type="float" office:value="0.56166265888011">
            <text:p>0.5616626589</text:p>
          </table:table-cell>
          <table:table-cell/>
          <table:table-cell office:value-type="float" office:value="2164">
            <text:p>2164</text:p>
          </table:table-cell>
          <table:table-cell office:value-type="float" office:value="646">
            <text:p>646</text:p>
          </table:table-cell>
          <table:table-cell table:formula="of:=[.C84]/[.F84]*[.$P$2]" office:value-type="float" office:value="2.30664246750609">
            <text:p>2.3066424675</text:p>
          </table:table-cell>
          <table:table-cell table:number-columns-repeated="12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2279">
            <text:p>2279</text:p>
          </table:table-cell>
          <table:table-cell table:formula="of:=[.B85]/INDEX([.$B$2:.$B$101];MATCH([.$M$1];[.$A$2:.$A$101];0))" office:value-type="float" office:value="0.782892476812092">
            <text:p>0.7828924768</text:p>
          </table:table-cell>
          <table:table-cell/>
          <table:table-cell office:value-type="float" office:value="2501">
            <text:p>2501</text:p>
          </table:table-cell>
          <table:table-cell office:value-type="float" office:value="1668">
            <text:p>1668</text:p>
          </table:table-cell>
          <table:table-cell table:formula="of:=[.C85]/[.F85]*[.$P$2]" office:value-type="float" office:value="1.24521207492954">
            <text:p>1.2452120749</text:p>
          </table:table-cell>
          <table:table-cell table:number-columns-repeated="12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2180">
            <text:p>2180</text:p>
          </table:table-cell>
          <table:table-cell table:formula="of:=[.B86]/INDEX([.$B$2:.$B$101];MATCH([.$M$1];[.$A$2:.$A$101];0))" office:value-type="float" office:value="0.74888354517348">
            <text:p>0.7488835452</text:p>
          </table:table-cell>
          <table:table-cell/>
          <table:table-cell office:value-type="float" office:value="2502">
            <text:p>2502</text:p>
          </table:table-cell>
          <table:table-cell office:value-type="float" office:value="1520">
            <text:p>1520</text:p>
          </table:table-cell>
          <table:table-cell table:formula="of:=[.C86]/[.F86]*[.$P$2]" office:value-type="float" office:value="1.30709739825345">
            <text:p>1.3070973983</text:p>
          </table:table-cell>
          <table:table-cell table:number-columns-repeated="12"/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2132">
            <text:p>2132</text:p>
          </table:table-cell>
          <table:table-cell table:formula="of:=[.B87]/INDEX([.$B$2:.$B$101];MATCH([.$M$1];[.$A$2:.$A$101];0))" office:value-type="float" office:value="0.732394366197183">
            <text:p>0.7323943662</text:p>
          </table:table-cell>
          <table:table-cell/>
          <table:table-cell office:value-type="float" office:value="3049">
            <text:p>3049</text:p>
          </table:table-cell>
          <table:table-cell office:value-type="float" office:value="1131">
            <text:p>1131</text:p>
          </table:table-cell>
          <table:table-cell table:formula="of:=[.C87]/[.F87]*[.$P$2]" office:value-type="float" office:value="1.71798607738384">
            <text:p>1.7179860774</text:p>
          </table:table-cell>
          <table:table-cell table:number-columns-repeated="1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2129">
            <text:p>2129</text:p>
          </table:table-cell>
          <table:table-cell table:formula="of:=[.B88]/INDEX([.$B$2:.$B$101];MATCH([.$M$1];[.$A$2:.$A$101];0))" office:value-type="float" office:value="0.731363792511165">
            <text:p>0.7313637925</text:p>
          </table:table-cell>
          <table:table-cell/>
          <table:table-cell office:value-type="float" office:value="4327">
            <text:p>4327</text:p>
          </table:table-cell>
          <table:table-cell office:value-type="float" office:value="1236">
            <text:p>1236</text:p>
          </table:table-cell>
          <table:table-cell table:formula="of:=[.C88]/[.F88]*[.$P$2]" office:value-type="float" office:value="1.56982859347259">
            <text:p>1.5698285935</text:p>
          </table:table-cell>
          <table:table-cell table:number-columns-repeated="12"/>
        </table:table-row>
        <table:table-row table:style-name="ro1">
          <table:table-cell office:value-type="float" office:value="5503">
            <text:p>5503</text:p>
          </table:table-cell>
          <table:table-cell office:value-type="float" office:value="1777">
            <text:p>1777</text:p>
          </table:table-cell>
          <table:table-cell table:formula="of:=[.B89]/INDEX([.$B$2:.$B$101];MATCH([.$M$1];[.$A$2:.$A$101];0))" office:value-type="float" office:value="0.610443146684988">
            <text:p>0.6104431467</text:p>
          </table:table-cell>
          <table:table-cell/>
          <table:table-cell office:value-type="float" office:value="5503">
            <text:p>5503</text:p>
          </table:table-cell>
          <table:table-cell office:value-type="float" office:value="829">
            <text:p>829</text:p>
          </table:table-cell>
          <table:table-cell table:formula="of:=[.C89]/[.F89]*[.$P$2]" office:value-type="float" office:value="1.95356534156245">
            <text:p>1.9535653416</text:p>
          </table:table-cell>
          <table:table-cell table:number-columns-repeated="12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1794">
            <text:p>1794</text:p>
          </table:table-cell>
          <table:table-cell table:formula="of:=[.B90]/INDEX([.$B$2:.$B$101];MATCH([.$M$1];[.$A$2:.$A$101];0))" office:value-type="float" office:value="0.616283064239093">
            <text:p>0.6162830642</text:p>
          </table:table-cell>
          <table:table-cell/>
          <table:table-cell office:value-type="float" office:value="7443">
            <text:p>7443</text:p>
          </table:table-cell>
          <table:table-cell office:value-type="float" office:value="606">
            <text:p>606</text:p>
          </table:table-cell>
          <table:table-cell table:formula="of:=[.C90]/[.F90]*[.$P$2]" office:value-type="float" office:value="2.69801810136355">
            <text:p>2.6980181014</text:p>
          </table:table-cell>
          <table:table-cell table:number-columns-repeated="1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1893">
            <text:p>1893</text:p>
          </table:table-cell>
          <table:table-cell table:formula="of:=[.B91]/INDEX([.$B$2:.$B$101];MATCH([.$M$1];[.$A$2:.$A$101];0))" office:value-type="float" office:value="0.650291995877705">
            <text:p>0.6502919959</text:p>
          </table:table-cell>
          <table:table-cell/>
          <table:table-cell office:value-type="float" office:value="8358">
            <text:p>8358</text:p>
          </table:table-cell>
          <table:table-cell office:value-type="float" office:value="1150">
            <text:p>1150</text:p>
          </table:table-cell>
          <table:table-cell table:formula="of:=[.C91]/[.F91]*[.$P$2]" office:value-type="float" office:value="1.50019536092483">
            <text:p>1.5001953609</text:p>
          </table:table-cell>
          <table:table-cell table:number-columns-repeated="12"/>
        </table:table-row>
        <table:table-row table:style-name="ro1">
          <table:table-cell office:value-type="float" office:value="8467">
            <text:p>8467</text:p>
          </table:table-cell>
          <table:table-cell office:value-type="float" office:value="2061">
            <text:p>2061</text:p>
          </table:table-cell>
          <table:table-cell table:formula="of:=[.B92]/INDEX([.$B$2:.$B$101];MATCH([.$M$1];[.$A$2:.$A$101];0))" office:value-type="float" office:value="0.708004122294744">
            <text:p>0.7080041223</text:p>
          </table:table-cell>
          <table:table-cell/>
          <table:table-cell office:value-type="float" office:value="8467">
            <text:p>8467</text:p>
          </table:table-cell>
          <table:table-cell office:value-type="float" office:value="1108">
            <text:p>1108</text:p>
          </table:table-cell>
          <table:table-cell table:formula="of:=[.C92]/[.F92]*[.$P$2]" office:value-type="float" office:value="1.69524813758841">
            <text:p>1.6952481376</text:p>
          </table:table-cell>
          <table:table-cell table:number-columns-repeated="1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2674">
            <text:p>2674</text:p>
          </table:table-cell>
          <table:table-cell table:formula="of:=[.B93]/INDEX([.$B$2:.$B$101];MATCH([.$M$1];[.$A$2:.$A$101];0))" office:value-type="float" office:value="0.918584678804534">
            <text:p>0.9185846788</text:p>
          </table:table-cell>
          <table:table-cell/>
          <table:table-cell office:value-type="float" office:value="8587">
            <text:p>8587</text:p>
          </table:table-cell>
          <table:table-cell office:value-type="float" office:value="1386">
            <text:p>1386</text:p>
          </table:table-cell>
          <table:table-cell table:formula="of:=[.C93]/[.F93]*[.$P$2]" office:value-type="float" office:value="1.75830097609555">
            <text:p>1.7583009761</text:p>
          </table:table-cell>
          <table:table-cell table:number-columns-repeated="1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1356">
            <text:p>1356</text:p>
          </table:table-cell>
          <table:table-cell table:formula="of:=[.B94]/INDEX([.$B$2:.$B$101];MATCH([.$M$1];[.$A$2:.$A$101];0))" office:value-type="float" office:value="0.465819306080385">
            <text:p>0.4658193061</text:p>
          </table:table-cell>
          <table:table-cell/>
          <table:table-cell office:value-type="float" office:value="9331">
            <text:p>9331</text:p>
          </table:table-cell>
          <table:table-cell office:value-type="float" office:value="455">
            <text:p>455</text:p>
          </table:table-cell>
          <table:table-cell table:formula="of:=[.C94]/[.F94]*[.$P$2]" office:value-type="float" office:value="2.71608487699178">
            <text:p>2.716084877</text:p>
          </table:table-cell>
          <table:table-cell table:number-columns-repeated="12"/>
        </table:table-row>
        <table:table-row table:style-name="ro1">
          <table:table-cell office:value-type="float" office:value="9741">
            <text:p>9741</text:p>
          </table:table-cell>
          <table:table-cell office:value-type="float" office:value="1560">
            <text:p>1560</text:p>
          </table:table-cell>
          <table:table-cell table:formula="of:=[.B95]/INDEX([.$B$2:.$B$101];MATCH([.$M$1];[.$A$2:.$A$101];0))" office:value-type="float" office:value="0.535898316729646">
            <text:p>0.5358983167</text:p>
          </table:table-cell>
          <table:table-cell/>
          <table:table-cell office:value-type="float" office:value="9741">
            <text:p>9741</text:p>
          </table:table-cell>
          <table:table-cell office:value-type="float" office:value="727">
            <text:p>727</text:p>
          </table:table-cell>
          <table:table-cell table:formula="of:=[.C95]/[.F95]*[.$P$2]" office:value-type="float" office:value="1.95562343092676">
            <text:p>1.9556234309</text:p>
          </table:table-cell>
          <table:table-cell table:number-columns-repeated="12"/>
        </table:table-row>
        <table:table-row table:style-name="ro1">
          <table:table-cell office:value-type="float" office:value="9802">
            <text:p>9802</text:p>
          </table:table-cell>
          <table:table-cell office:value-type="float" office:value="1873">
            <text:p>1873</text:p>
          </table:table-cell>
          <table:table-cell table:formula="of:=[.B96]/INDEX([.$B$2:.$B$101];MATCH([.$M$1];[.$A$2:.$A$101];0))" office:value-type="float" office:value="0.643421504637582">
            <text:p>0.6434215046</text:p>
          </table:table-cell>
          <table:table-cell/>
          <table:table-cell office:value-type="float" office:value="9802">
            <text:p>9802</text:p>
          </table:table-cell>
          <table:table-cell office:value-type="float" office:value="1031">
            <text:p>1031</text:p>
          </table:table-cell>
          <table:table-cell table:formula="of:=[.C96]/[.F96]*[.$P$2]" office:value-type="float" office:value="1.65567143724879">
            <text:p>1.6556714372</text:p>
          </table:table-cell>
          <table:table-cell table:number-columns-repeated="12"/>
        </table:table-row>
        <table:table-row table:style-name="ro1">
          <table:table-cell office:value-type="float" office:value="9806">
            <text:p>9806</text:p>
          </table:table-cell>
          <table:table-cell office:value-type="float" office:value="2326">
            <text:p>2326</text:p>
          </table:table-cell>
          <table:table-cell table:formula="of:=[.B97]/INDEX([.$B$2:.$B$101];MATCH([.$M$1];[.$A$2:.$A$101];0))" office:value-type="float" office:value="0.799038131226383">
            <text:p>0.7990381312</text:p>
          </table:table-cell>
          <table:table-cell/>
          <table:table-cell office:value-type="float" office:value="9806">
            <text:p>9806</text:p>
          </table:table-cell>
          <table:table-cell office:value-type="float" office:value="1251">
            <text:p>1251</text:p>
          </table:table-cell>
          <table:table-cell table:formula="of:=[.C97]/[.F97]*[.$P$2]" office:value-type="float" office:value="1.69452291138577">
            <text:p>1.6945229114</text:p>
          </table:table-cell>
          <table:table-cell table:number-columns-repeated="12"/>
        </table:table-row>
        <table:table-row table:style-name="ro1">
          <table:table-cell office:value-type="float" office:value="10020">
            <text:p>10020</text:p>
          </table:table-cell>
          <table:table-cell office:value-type="float" office:value="2911">
            <text:p>2911</text:p>
          </table:table-cell>
          <table:table-cell table:formula="of:=[.B98]/INDEX([.$B$2:.$B$101];MATCH([.$M$1];[.$A$2:.$A$101];0)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36657">
            <text:p>36657</text:p>
          </table:table-cell>
          <table:table-cell office:value-type="float" office:value="2299">
            <text:p>2299</text:p>
          </table:table-cell>
          <table:table-cell table:formula="of:=[.B99]/INDEX([.$B$2:.$B$101];MATCH([.$M$1];[.$A$2:.$A$101];0))" office:value-type="float" office:value="0.789762968052216">
            <text:p>0.7897629681</text:p>
          </table:table-cell>
          <table:table-cell/>
          <table:table-cell office:value-type="float" office:value="36657">
            <text:p>36657</text:p>
          </table:table-cell>
          <table:table-cell office:value-type="float" office:value="1377">
            <text:p>1377</text:p>
          </table:table-cell>
          <table:table-cell table:formula="of:=[.C99]/[.F99]*[.$P$2]" office:value-type="float" office:value="1.52159851433735">
            <text:p>1.5215985143</text:p>
          </table:table-cell>
          <table:table-cell table:number-columns-repeated="12"/>
        </table:table-row>
        <table:table-row table:style-name="ro1">
          <table:table-cell office:value-type="float" office:value="36658">
            <text:p>36658</text:p>
          </table:table-cell>
          <table:table-cell office:value-type="float" office:value="2072">
            <text:p>2072</text:p>
          </table:table-cell>
          <table:table-cell table:formula="of:=[.B100]/INDEX([.$B$2:.$B$101];MATCH([.$M$1];[.$A$2:.$A$101];0))" office:value-type="float" office:value="0.711782892476812">
            <text:p>0.7117828925</text:p>
          </table:table-cell>
          <table:table-cell/>
          <table:table-cell office:value-type="float" office:value="36658">
            <text:p>36658</text:p>
          </table:table-cell>
          <table:table-cell office:value-type="float" office:value="1060">
            <text:p>1060</text:p>
          </table:table-cell>
          <table:table-cell table:formula="of:=[.C100]/[.F100]*[.$P$2]" office:value-type="float" office:value="1.7814717110764">
            <text:p>1.7814717111</text:p>
          </table:table-cell>
          <table:table-cell table:number-columns-repeated="12"/>
        </table:table-row>
        <table:table-row table:style-name="ro1">
          <table:table-cell office:value-type="float" office:value="36955">
            <text:p>36955</text:p>
          </table:table-cell>
          <table:table-cell office:value-type="float" office:value="1927">
            <text:p>1927</text:p>
          </table:table-cell>
          <table:table-cell table:formula="of:=[.B101]/INDEX([.$B$2:.$B$101];MATCH([.$M$1];[.$A$2:.$A$101];0))" office:value-type="float" office:value="0.661971830985916">
            <text:p>0.661971831</text:p>
          </table:table-cell>
          <table:table-cell/>
          <table:table-cell office:value-type="float" office:value="36955">
            <text:p>36955</text:p>
          </table:table-cell>
          <table:table-cell office:value-type="float" office:value="1121">
            <text:p>1121</text:p>
          </table:table-cell>
          <table:table-cell table:formula="of:=[.C101]/[.F101]*[.$P$2]" office:value-type="float" office:value="1.56664698269905">
            <text:p>1.5666469827</text:p>
          </table:table-cell>
          <table:table-cell table:number-columns-repeated="12"/>
        </table:table-row>
        <table:table-row table:style-name="ro1" table:number-rows-repeated="10484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1" table:target-range-address="'121'.A1:'121'.C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6:04:18</meta:creation-date>
    <dc:date>2013-09-30T19:17:13</dc:date>
    <meta:editing-duration>PT3H11M13S</meta:editing-duration>
    <meta:editing-cycles>30</meta:editing-cycles>
    <meta:generator>LibreOffice/4.0.2.2$Linux_X86_64 LibreOffice_project/400m0$Build-2</meta:generator>
    <meta:document-statistic meta:table-count="6" meta:cell-count="3880" meta:object-count="0"/>
  </office:meta>
</office:document-meta>
</file>